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og Normalized</text:p>
          </table:table-cell>
          <table:table-cell office:value-type="string" calcext:value-type="string">
            <text:p>Price</text:p>
          </table:table-cell>
          <table:table-cell table:number-columns-repeated="7"/>
        </table:table-row>
        <table:table-row table:style-name="ro1">
          <table:table-cell office:value-type="float" office:value="4.23047673655" calcext:value-type="float">
            <text:p>4.2304767366</text:p>
          </table:table-cell>
          <table:table-cell office:value-type="float" office:value="68.75" calcext:value-type="float">
            <text:p>68.75</text:p>
          </table:table-cell>
          <table:table-cell table:number-columns-repeated="7"/>
        </table:table-row>
        <table:table-row table:style-name="ro1">
          <table:table-cell office:value-type="float" office:value="4.23076760333" calcext:value-type="float">
            <text:p>4.2307676033</text:p>
          </table:table-cell>
          <table:table-cell office:value-type="float" office:value="68.77" calcext:value-type="float">
            <text:p>68.77</text:p>
          </table:table-cell>
          <table:table-cell table:number-columns-repeated="7"/>
        </table:table-row>
        <table:table-row table:style-name="ro1">
          <table:table-cell office:value-type="float" office:value="4.2356994381" calcext:value-type="float">
            <text:p>4.2356994381</text:p>
          </table:table-cell>
          <table:table-cell office:value-type="float" office:value="69.11" calcext:value-type="float">
            <text:p>69.11</text:p>
          </table:table-cell>
          <table:table-cell table:number-columns-repeated="7"/>
        </table:table-row>
        <table:table-row table:style-name="ro1">
          <table:table-cell office:value-type="float" office:value="4.22829253473" calcext:value-type="float">
            <text:p>4.2282925347</text:p>
          </table:table-cell>
          <table:table-cell office:value-type="float" office:value="68.6" calcext:value-type="float">
            <text:p>68.6</text:p>
          </table:table-cell>
          <table:table-cell table:number-columns-repeated="7"/>
        </table:table-row>
        <table:table-row table:style-name="ro1">
          <table:table-cell office:value-type="float" office:value="4.23120374494" calcext:value-type="float">
            <text:p>4.2312037449</text:p>
          </table:table-cell>
          <table:table-cell office:value-type="float" office:value="68.8" calcext:value-type="float">
            <text:p>68.8</text:p>
          </table:table-cell>
          <table:table-cell table:number-columns-repeated="7"/>
        </table:table-row>
        <table:table-row table:style-name="ro1">
          <table:table-cell office:value-type="float" office:value="4.20990290286" calcext:value-type="float">
            <text:p>4.2099029029</text:p>
          </table:table-cell>
          <table:table-cell office:value-type="float" office:value="67.35" calcext:value-type="float">
            <text:p>67.35</text:p>
          </table:table-cell>
          <table:table-cell table:number-columns-repeated="7"/>
        </table:table-row>
        <table:table-row table:style-name="ro1">
          <table:table-cell office:value-type="float" office:value="4.2079708223" calcext:value-type="float">
            <text:p>4.2079708223</text:p>
          </table:table-cell>
          <table:table-cell office:value-type="float" office:value="67.22" calcext:value-type="float">
            <text:p>67.22</text:p>
          </table:table-cell>
          <table:table-cell table:number-columns-repeated="7"/>
        </table:table-row>
        <table:table-row table:style-name="ro1">
          <table:table-cell office:value-type="float" office:value="4.21788874831" calcext:value-type="float">
            <text:p>4.2178887483</text:p>
          </table:table-cell>
          <table:table-cell office:value-type="float" office:value="67.89" calcext:value-type="float">
            <text:p>67.89</text:p>
          </table:table-cell>
          <table:table-cell table:number-columns-repeated="7"/>
        </table:table-row>
        <table:table-row table:style-name="ro1">
          <table:table-cell office:value-type="float" office:value="4.22974919923" calcext:value-type="float">
            <text:p>4.2297491992</text:p>
          </table:table-cell>
          <table:table-cell office:value-type="float" office:value="68.7" calcext:value-type="float">
            <text:p>68.7</text:p>
          </table:table-cell>
          <table:table-cell table:number-columns-repeated="7"/>
        </table:table-row>
        <table:table-row table:style-name="ro1">
          <table:table-cell office:value-type="float" office:value="4.22083035949" calcext:value-type="float">
            <text:p>4.2208303595</text:p>
          </table:table-cell>
          <table:table-cell office:value-type="float" office:value="68.09" calcext:value-type="float">
            <text:p>68.09</text:p>
          </table:table-cell>
          <table:table-cell table:number-columns-repeated="7"/>
        </table:table-row>
        <table:table-row table:style-name="ro1">
          <table:table-cell office:value-type="float" office:value="4.20319896713" calcext:value-type="float">
            <text:p>4.2031989671</text:p>
          </table:table-cell>
          <table:table-cell office:value-type="float" office:value="66.9" calcext:value-type="float">
            <text:p>66.9</text:p>
          </table:table-cell>
          <table:table-cell table:number-columns-repeated="7"/>
        </table:table-row>
        <table:table-row table:style-name="ro1">
          <table:table-cell office:value-type="float" office:value="4.19644978516" calcext:value-type="float">
            <text:p>4.1964497852</text:p>
          </table:table-cell>
          <table:table-cell office:value-type="float" office:value="66.45" calcext:value-type="float">
            <text:p>66.45</text:p>
          </table:table-cell>
          <table:table-cell table:number-columns-repeated="7"/>
        </table:table-row>
        <table:table-row table:style-name="ro1">
          <table:table-cell office:value-type="float" office:value="4.20856570631" calcext:value-type="float">
            <text:p>4.2085657063</text:p>
          </table:table-cell>
          <table:table-cell office:value-type="float" office:value="67.26" calcext:value-type="float">
            <text:p>67.26</text:p>
          </table:table-cell>
          <table:table-cell table:number-columns-repeated="7"/>
        </table:table-row>
        <table:table-row table:style-name="ro1">
          <table:table-cell office:value-type="float" office:value="4.20020495292" calcext:value-type="float">
            <text:p>4.2002049529</text:p>
          </table:table-cell>
          <table:table-cell office:value-type="float" office:value="66.7" calcext:value-type="float">
            <text:p>66.7</text:p>
          </table:table-cell>
          <table:table-cell table:number-columns-repeated="7"/>
        </table:table-row>
        <table:table-row table:style-name="ro1">
          <table:table-cell office:value-type="float" office:value="4.21803603456" calcext:value-type="float">
            <text:p>4.2180360346</text:p>
          </table:table-cell>
          <table:table-cell office:value-type="float" office:value="67.9" calcext:value-type="float">
            <text:p>67.9</text:p>
          </table:table-cell>
          <table:table-cell table:number-columns-repeated="7"/>
        </table:table-row>
        <table:table-row table:style-name="ro1">
          <table:table-cell office:value-type="float" office:value="4.21390379728" calcext:value-type="float">
            <text:p>4.2139037973</text:p>
          </table:table-cell>
          <table:table-cell office:value-type="float" office:value="67.62" calcext:value-type="float">
            <text:p>67.62</text:p>
          </table:table-cell>
          <table:table-cell table:number-columns-repeated="7"/>
        </table:table-row>
        <table:table-row table:style-name="ro1">
          <table:table-cell office:value-type="float" office:value="4.21950770518" calcext:value-type="float">
            <text:p>4.2195077052</text:p>
          </table:table-cell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float" office:value="4.20767324753" calcext:value-type="float">
            <text:p>4.2076732475</text:p>
          </table:table-cell>
          <table:table-cell office:value-type="float" office:value="67.2" calcext:value-type="float">
            <text:p>67.2</text:p>
          </table:table-cell>
          <table:table-cell table:number-columns-repeated="7"/>
        </table:table-row>
        <table:table-row table:style-name="ro1">
          <table:table-cell office:value-type="float" office:value="4.21034823798" calcext:value-type="float">
            <text:p>4.210348238</text:p>
          </table:table-cell>
          <table:table-cell office:value-type="float" office:value="67.38" calcext:value-type="float">
            <text:p>67.38</text:p>
          </table:table-cell>
          <table:table-cell table:number-columns-repeated="7"/>
        </table:table-row>
        <table:table-row table:style-name="ro1">
          <table:table-cell office:value-type="float" office:value="4.22464156317" calcext:value-type="float">
            <text:p>4.2246415632</text:p>
          </table:table-cell>
          <table:table-cell office:value-type="float" office:value="68.35" calcext:value-type="float">
            <text:p>68.35</text:p>
          </table:table-cell>
          <table:table-cell table:number-columns-repeated="7"/>
        </table:table-row>
        <table:table-row table:style-name="ro1">
          <table:table-cell office:value-type="float" office:value="4.2272716056" calcext:value-type="float">
            <text:p>4.2272716056</text:p>
          </table:table-cell>
          <table:table-cell office:value-type="float" office:value="68.53" calcext:value-type="float">
            <text:p>68.53</text:p>
          </table:table-cell>
          <table:table-cell table:number-columns-repeated="7"/>
        </table:table-row>
        <table:table-row table:style-name="ro1">
          <table:table-cell office:value-type="float" office:value="4.23757873031" calcext:value-type="float">
            <text:p>4.2375787303</text:p>
          </table:table-cell>
          <table:table-cell office:value-type="float" office:value="69.24" calcext:value-type="float">
            <text:p>69.24</text:p>
          </table:table-cell>
          <table:table-cell table:number-columns-repeated="7"/>
        </table:table-row>
        <table:table-row table:style-name="ro1">
          <table:table-cell office:value-type="float" office:value="4.24420031777" calcext:value-type="float">
            <text:p>4.2442003178</text:p>
          </table:table-cell>
          <table:table-cell office:value-type="float" office:value="69.7" calcext:value-type="float">
            <text:p>69.7</text:p>
          </table:table-cell>
          <table:table-cell table:number-columns-repeated="7"/>
        </table:table-row>
        <table:table-row table:style-name="ro1">
          <table:table-cell office:value-type="float" office:value="4.25206030821" calcext:value-type="float">
            <text:p>4.2520603082</text:p>
          </table:table-cell>
          <table:table-cell office:value-type="float" office:value="70.25" calcext:value-type="float">
            <text:p>70.25</text:p>
          </table:table-cell>
          <table:table-cell table:number-columns-repeated="7"/>
        </table:table-row>
        <table:table-row table:style-name="ro1">
          <table:table-cell office:value-type="float" office:value="4.24348270023" calcext:value-type="float">
            <text:p>4.2434827002</text:p>
          </table:table-cell>
          <table:table-cell office:value-type="float" office:value="69.65" calcext:value-type="float">
            <text:p>69.65</text:p>
          </table:table-cell>
          <table:table-cell table:number-columns-repeated="7"/>
        </table:table-row>
        <table:table-row table:style-name="ro1">
          <table:table-cell office:value-type="float" office:value="4.23887771295" calcext:value-type="float">
            <text:p>4.238877713</text:p>
          </table:table-cell>
          <table:table-cell office:value-type="float" office:value="69.33" calcext:value-type="float">
            <text:p>69.33</text:p>
          </table:table-cell>
          <table:table-cell table:number-columns-repeated="7"/>
        </table:table-row>
        <table:table-row table:style-name="ro1">
          <table:table-cell office:value-type="float" office:value="4.23858919593" calcext:value-type="float">
            <text:p>4.2385891959</text:p>
          </table:table-cell>
          <table:table-cell office:value-type="float" office:value="69.31" calcext:value-type="float">
            <text:p>69.31</text:p>
          </table:table-cell>
          <table:table-cell table:number-columns-repeated="7"/>
        </table:table-row>
        <table:table-row table:style-name="ro1">
          <table:table-cell office:value-type="float" office:value="4.24420031777" calcext:value-type="float">
            <text:p>4.2442003178</text:p>
          </table:table-cell>
          <table:table-cell office:value-type="float" office:value="69.7" calcext:value-type="float">
            <text:p>69.7</text:p>
          </table:table-cell>
          <table:table-cell table:number-columns-repeated="7"/>
        </table:table-row>
        <table:table-row table:style-name="ro1">
          <table:table-cell office:value-type="float" office:value="4.26267987704" calcext:value-type="float">
            <text:p>4.262679877</text:p>
          </table:table-cell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office:value-type="float" office:value="4.2483523747" calcext:value-type="float">
            <text:p>4.2483523747</text:p>
          </table:table-cell>
          <table:table-cell office:value-type="float" office:value="69.99" calcext:value-type="float">
            <text:p>69.99</text:p>
          </table:table-cell>
          <table:table-cell table:number-columns-repeated="7"/>
        </table:table-row>
        <table:table-row table:style-name="ro1">
          <table:table-cell office:value-type="float" office:value="4.25206030821" calcext:value-type="float">
            <text:p>4.2520603082</text:p>
          </table:table-cell>
          <table:table-cell office:value-type="float" office:value="70.25" calcext:value-type="float">
            <text:p>70.25</text:p>
          </table:table-cell>
          <table:table-cell table:number-columns-repeated="7"/>
        </table:table-row>
        <table:table-row table:style-name="ro1">
          <table:table-cell office:value-type="float" office:value="4.24906650742" calcext:value-type="float">
            <text:p>4.2490665074</text:p>
          </table:table-cell>
          <table:table-cell office:value-type="float" office:value="70.04" calcext:value-type="float">
            <text:p>70.04</text:p>
          </table:table-cell>
          <table:table-cell table:number-columns-repeated="7"/>
        </table:table-row>
        <table:table-row table:style-name="ro1">
          <table:table-cell office:value-type="float" office:value="4.25149075103" calcext:value-type="float">
            <text:p>4.251490751</text:p>
          </table:table-cell>
          <table:table-cell office:value-type="float" office:value="70.21" calcext:value-type="float">
            <text:p>70.21</text:p>
          </table:table-cell>
          <table:table-cell table:number-columns-repeated="7"/>
        </table:table-row>
        <table:table-row table:style-name="ro1">
          <table:table-cell office:value-type="float" office:value="4.2384449062" calcext:value-type="float">
            <text:p>4.2384449062</text:p>
          </table:table-cell>
          <table:table-cell office:value-type="float" office:value="69.3" calcext:value-type="float">
            <text:p>69.3</text:p>
          </table:table-cell>
          <table:table-cell table:number-columns-repeated="7"/>
        </table:table-row>
        <table:table-row table:style-name="ro1">
          <table:table-cell office:value-type="float" office:value="4.23047673655" calcext:value-type="float">
            <text:p>4.2304767366</text:p>
          </table:table-cell>
          <table:table-cell office:value-type="float" office:value="68.75" calcext:value-type="float">
            <text:p>68.75</text:p>
          </table:table-cell>
          <table:table-cell table:number-columns-repeated="7"/>
        </table:table-row>
        <table:table-row table:style-name="ro1">
          <table:table-cell office:value-type="float" office:value="4.22464156317" calcext:value-type="float">
            <text:p>4.2246415632</text:p>
          </table:table-cell>
          <table:table-cell office:value-type="float" office:value="68.35" calcext:value-type="float">
            <text:p>68.35</text:p>
          </table:table-cell>
          <table:table-cell table:number-columns-repeated="7"/>
        </table:table-row>
        <table:table-row table:style-name="ro1">
          <table:table-cell office:value-type="float" office:value="4.23033127142" calcext:value-type="float">
            <text:p>4.2303312714</text:p>
          </table:table-cell>
          <table:table-cell office:value-type="float" office:value="68.74" calcext:value-type="float">
            <text:p>68.74</text:p>
          </table:table-cell>
          <table:table-cell table:number-columns-repeated="7"/>
        </table:table-row>
        <table:table-row table:style-name="ro1">
          <table:table-cell office:value-type="float" office:value="4.2187721406" calcext:value-type="float">
            <text:p>4.2187721406</text:p>
          </table:table-cell>
          <table:table-cell office:value-type="float" office:value="67.95" calcext:value-type="float">
            <text:p>67.95</text:p>
          </table:table-cell>
          <table:table-cell table:number-columns-repeated="7"/>
        </table:table-row>
        <table:table-row table:style-name="ro1">
          <table:table-cell office:value-type="float" office:value="4.20916023665" calcext:value-type="float">
            <text:p>4.2091602367</text:p>
          </table:table-cell>
          <table:table-cell office:value-type="float" office:value="67.3" calcext:value-type="float">
            <text:p>67.3</text:p>
          </table:table-cell>
          <table:table-cell table:number-columns-repeated="7"/>
        </table:table-row>
        <table:table-row table:style-name="ro1">
          <table:table-cell office:value-type="float" office:value="4.18874523764" calcext:value-type="float">
            <text:p>4.1887452376</text:p>
          </table:table-cell>
          <table:table-cell office:value-type="float" office:value="65.94" calcext:value-type="float">
            <text:p>65.94</text:p>
          </table:table-cell>
          <table:table-cell table:number-columns-repeated="7"/>
        </table:table-row>
        <table:table-row table:style-name="ro1">
          <table:table-cell office:value-type="float" office:value="4.18631584076" calcext:value-type="float">
            <text:p>4.1863158408</text:p>
          </table:table-cell>
          <table:table-cell office:value-type="float" office:value="65.78" calcext:value-type="float">
            <text:p>65.78</text:p>
          </table:table-cell>
          <table:table-cell table:number-columns-repeated="7"/>
        </table:table-row>
        <table:table-row table:style-name="ro1">
          <table:table-cell office:value-type="float" office:value="4.20826830854" calcext:value-type="float">
            <text:p>4.2082683085</text:p>
          </table:table-cell>
          <table:table-cell office:value-type="float" office:value="67.24" calcext:value-type="float">
            <text:p>67.24</text:p>
          </table:table-cell>
          <table:table-cell table:number-columns-repeated="7"/>
        </table:table-row>
        <table:table-row table:style-name="ro1">
          <table:table-cell office:value-type="float" office:value="4.18920009323" calcext:value-type="float">
            <text:p>4.1892000932</text:p>
          </table:table-cell>
          <table:table-cell office:value-type="float" office:value="65.97" calcext:value-type="float">
            <text:p>65.97</text:p>
          </table:table-cell>
          <table:table-cell table:number-columns-repeated="7"/>
        </table:table-row>
        <table:table-row table:style-name="ro1">
          <table:table-cell office:value-type="float" office:value="4.19041203097" calcext:value-type="float">
            <text:p>4.190412031</text:p>
          </table:table-cell>
          <table:table-cell office:value-type="float" office:value="66.05" calcext:value-type="float">
            <text:p>66.05</text:p>
          </table:table-cell>
          <table:table-cell table:number-columns-repeated="7"/>
        </table:table-row>
        <table:table-row table:style-name="ro1">
          <table:table-cell office:value-type="float" office:value="4.16713023195" calcext:value-type="float">
            <text:p>4.167130232</text:p>
          </table:table-cell>
          <table:table-cell office:value-type="float" office:value="64.53" calcext:value-type="float">
            <text:p>64.53</text:p>
          </table:table-cell>
          <table:table-cell table:number-columns-repeated="7"/>
        </table:table-row>
        <table:table-row table:style-name="ro1">
          <table:table-cell office:value-type="float" office:value="4.16945203471" calcext:value-type="float">
            <text:p>4.1694520347</text:p>
          </table:table-cell>
          <table:table-cell office:value-type="float" office:value="64.68" calcext:value-type="float">
            <text:p>64.68</text:p>
          </table:table-cell>
          <table:table-cell table:number-columns-repeated="7"/>
        </table:table-row>
        <table:table-row table:style-name="ro1">
          <table:table-cell office:value-type="float" office:value="4.17207691076" calcext:value-type="float">
            <text:p>4.1720769108</text:p>
          </table:table-cell>
          <table:table-cell office:value-type="float" office:value="64.85" calcext:value-type="float">
            <text:p>64.85</text:p>
          </table:table-cell>
          <table:table-cell table:number-columns-repeated="7"/>
        </table:table-row>
        <table:table-row table:style-name="ro1">
          <table:table-cell office:value-type="float" office:value="4.14851704111" calcext:value-type="float">
            <text:p>4.1485170411</text:p>
          </table:table-cell>
          <table:table-cell office:value-type="float" office:value="63.34" calcext:value-type="float">
            <text:p>63.34</text:p>
          </table:table-cell>
          <table:table-cell table:number-columns-repeated="7"/>
        </table:table-row>
        <table:table-row table:style-name="ro1">
          <table:table-cell office:value-type="float" office:value="4.15653658248" calcext:value-type="float">
            <text:p>4.1565365825</text:p>
          </table:table-cell>
          <table:table-cell office:value-type="float" office:value="63.85" calcext:value-type="float">
            <text:p>63.85</text:p>
          </table:table-cell>
          <table:table-cell table:number-columns-repeated="7"/>
        </table:table-row>
        <table:table-row table:style-name="ro1">
          <table:table-cell office:value-type="float" office:value="4.17300169505" calcext:value-type="float">
            <text:p>4.1730016951</text:p>
          </table:table-cell>
          <table:table-cell office:value-type="float" office:value="64.91" calcext:value-type="float">
            <text:p>64.91</text:p>
          </table:table-cell>
          <table:table-cell table:number-columns-repeated="7"/>
        </table:table-row>
        <table:table-row table:style-name="ro1">
          <table:table-cell office:value-type="float" office:value="4.18707566148" calcext:value-type="float">
            <text:p>4.1870756615</text:p>
          </table:table-cell>
          <table:table-cell office:value-type="float" office:value="65.83" calcext:value-type="float">
            <text:p>65.83</text:p>
          </table:table-cell>
          <table:table-cell table:number-columns-repeated="7"/>
        </table:table-row>
        <table:table-row table:style-name="ro1">
          <table:table-cell office:value-type="float" office:value="4.18311827428" calcext:value-type="float">
            <text:p>4.1831182743</text:p>
          </table:table-cell>
          <table:table-cell office:value-type="float" office:value="65.57" calcext:value-type="float">
            <text:p>65.57</text:p>
          </table:table-cell>
          <table:table-cell table:number-columns-repeated="7"/>
        </table:table-row>
        <table:table-row table:style-name="ro1">
          <table:table-cell office:value-type="float" office:value="4.19795354484" calcext:value-type="float">
            <text:p>4.1979535448</text:p>
          </table:table-cell>
          <table:table-cell office:value-type="float" office:value="66.55" calcext:value-type="float">
            <text:p>66.55</text:p>
          </table:table-cell>
          <table:table-cell table:number-columns-repeated="7"/>
        </table:table-row>
        <table:table-row table:style-name="ro1">
          <table:table-cell office:value-type="float" office:value="4.20289996878" calcext:value-type="float">
            <text:p>4.2028999688</text:p>
          </table:table-cell>
          <table:table-cell office:value-type="float" office:value="66.88" calcext:value-type="float">
            <text:p>66.88</text:p>
          </table:table-cell>
          <table:table-cell table:number-columns-repeated="7"/>
        </table:table-row>
        <table:table-row table:style-name="ro1">
          <table:table-cell office:value-type="float" office:value="4.21212759788" calcext:value-type="float">
            <text:p>4.2121275979</text:p>
          </table:table-cell>
          <table:table-cell office:value-type="float" office:value="67.5" calcext:value-type="float">
            <text:p>67.5</text:p>
          </table:table-cell>
          <table:table-cell table:number-columns-repeated="7"/>
        </table:table-row>
        <table:table-row table:style-name="ro1">
          <table:table-cell office:value-type="float" office:value="4.19795354484" calcext:value-type="float">
            <text:p>4.1979535448</text:p>
          </table:table-cell>
          <table:table-cell office:value-type="float" office:value="66.55" calcext:value-type="float">
            <text:p>66.55</text:p>
          </table:table-cell>
          <table:table-cell table:number-columns-repeated="7"/>
        </table:table-row>
        <table:table-row table:style-name="ro1">
          <table:table-cell office:value-type="float" office:value="4.1846422002" calcext:value-type="float">
            <text:p>4.1846422002</text:p>
          </table:table-cell>
          <table:table-cell office:value-type="float" office:value="65.67" calcext:value-type="float">
            <text:p>65.67</text:p>
          </table:table-cell>
          <table:table-cell table:number-columns-repeated="7"/>
        </table:table-row>
        <table:table-row table:style-name="ro1">
          <table:table-cell office:value-type="float" office:value="4.19268046294" calcext:value-type="float">
            <text:p>4.1926804629</text:p>
          </table:table-cell>
          <table:table-cell office:value-type="float" office:value="66.2" calcext:value-type="float">
            <text:p>66.2</text:p>
          </table:table-cell>
          <table:table-cell table:number-columns-repeated="7"/>
        </table:table-row>
        <table:table-row table:style-name="ro1">
          <table:table-cell office:value-type="float" office:value="4.19479303352" calcext:value-type="float">
            <text:p>4.1947930335</text:p>
          </table:table-cell>
          <table:table-cell office:value-type="float" office:value="66.34" calcext:value-type="float">
            <text:p>66.34</text:p>
          </table:table-cell>
          <table:table-cell table:number-columns-repeated="7"/>
        </table:table-row>
        <table:table-row table:style-name="ro1">
          <table:table-cell office:value-type="float" office:value="4.19268046294" calcext:value-type="float">
            <text:p>4.1926804629</text:p>
          </table:table-cell>
          <table:table-cell office:value-type="float" office:value="66.2" calcext:value-type="float">
            <text:p>66.2</text:p>
          </table:table-cell>
          <table:table-cell table:number-columns-repeated="7"/>
        </table:table-row>
        <table:table-row table:style-name="ro1">
          <table:table-cell office:value-type="float" office:value="4.20095429728" calcext:value-type="float">
            <text:p>4.2009542973</text:p>
          </table:table-cell>
          <table:table-cell office:value-type="float" office:value="66.75" calcext:value-type="float">
            <text:p>66.75</text:p>
          </table:table-cell>
          <table:table-cell table:number-columns-repeated="7"/>
        </table:table-row>
        <table:table-row table:style-name="ro1">
          <table:table-cell office:value-type="float" office:value="4.18585967106" calcext:value-type="float">
            <text:p>4.1858596711</text:p>
          </table:table-cell>
          <table:table-cell office:value-type="float" office:value="65.75" calcext:value-type="float">
            <text:p>65.75</text:p>
          </table:table-cell>
          <table:table-cell table:number-columns-repeated="7"/>
        </table:table-row>
        <table:table-row table:style-name="ro1">
          <table:table-cell office:value-type="float" office:value="4.19765297375" calcext:value-type="float">
            <text:p>4.1976529738</text:p>
          </table:table-cell>
          <table:table-cell office:value-type="float" office:value="66.53" calcext:value-type="float">
            <text:p>66.53</text:p>
          </table:table-cell>
          <table:table-cell table:number-columns-repeated="7"/>
        </table:table-row>
        <table:table-row table:style-name="ro1">
          <table:table-cell office:value-type="float" office:value="4.21138658265" calcext:value-type="float">
            <text:p>4.2113865827</text:p>
          </table:table-cell>
          <table:table-cell office:value-type="float" office:value="67.45" calcext:value-type="float">
            <text:p>67.45</text:p>
          </table:table-cell>
          <table:table-cell table:number-columns-repeated="7"/>
        </table:table-row>
        <table:table-row table:style-name="ro1">
          <table:table-cell office:value-type="float" office:value="4.21168305464" calcext:value-type="float">
            <text:p>4.2116830546</text:p>
          </table:table-cell>
          <table:table-cell office:value-type="float" office:value="67.47" calcext:value-type="float">
            <text:p>67.47</text:p>
          </table:table-cell>
          <table:table-cell table:number-columns-repeated="7"/>
        </table:table-row>
        <table:table-row table:style-name="ro1">
          <table:table-cell office:value-type="float" office:value="4.1973523123" calcext:value-type="float">
            <text:p>4.1973523123</text:p>
          </table:table-cell>
          <table:table-cell office:value-type="float" office:value="66.51" calcext:value-type="float">
            <text:p>66.51</text:p>
          </table:table-cell>
          <table:table-cell table:number-columns-repeated="7"/>
        </table:table-row>
        <table:table-row table:style-name="ro1">
          <table:table-cell office:value-type="float" office:value="4.1782260462" calcext:value-type="float">
            <text:p>4.1782260462</text:p>
          </table:table-cell>
          <table:table-cell office:value-type="float" office:value="65.25" calcext:value-type="float">
            <text:p>65.25</text:p>
          </table:table-cell>
          <table:table-cell table:number-columns-repeated="7"/>
        </table:table-row>
        <table:table-row table:style-name="ro1">
          <table:table-cell office:value-type="float" office:value="4.18859357313" calcext:value-type="float">
            <text:p>4.1885935731</text:p>
          </table:table-cell>
          <table:table-cell office:value-type="float" office:value="65.93" calcext:value-type="float">
            <text:p>65.93</text:p>
          </table:table-cell>
          <table:table-cell table:number-columns-repeated="7"/>
        </table:table-row>
        <table:table-row table:style-name="ro1">
          <table:table-cell office:value-type="float" office:value="4.19569705648" calcext:value-type="float">
            <text:p>4.1956970565</text:p>
          </table:table-cell>
          <table:table-cell office:value-type="float" office:value="66.4" calcext:value-type="float">
            <text:p>66.4</text:p>
          </table:table-cell>
          <table:table-cell table:number-columns-repeated="7"/>
        </table:table-row>
        <table:table-row table:style-name="ro1">
          <table:table-cell office:value-type="float" office:value="4.19509446532" calcext:value-type="float">
            <text:p>4.1950944653</text:p>
          </table:table-cell>
          <table:table-cell office:value-type="float" office:value="66.36" calcext:value-type="float">
            <text:p>66.36</text:p>
          </table:table-cell>
          <table:table-cell table:number-columns-repeated="7"/>
        </table:table-row>
        <table:table-row table:style-name="ro1">
          <table:table-cell office:value-type="float" office:value="4.17592454921" calcext:value-type="float">
            <text:p>4.1759245492</text:p>
          </table:table-cell>
          <table:table-cell office:value-type="float" office:value="65.1" calcext:value-type="float">
            <text:p>65.1</text:p>
          </table:table-cell>
          <table:table-cell table:number-columns-repeated="7"/>
        </table:table-row>
        <table:table-row table:style-name="ro1">
          <table:table-cell office:value-type="float" office:value="4.1788388852" calcext:value-type="float">
            <text:p>4.1788388852</text:p>
          </table:table-cell>
          <table:table-cell office:value-type="float" office:value="65.29" calcext:value-type="float">
            <text:p>65.29</text:p>
          </table:table-cell>
          <table:table-cell table:number-columns-repeated="7"/>
        </table:table-row>
        <table:table-row table:style-name="ro1">
          <table:table-cell office:value-type="float" office:value="4.19222718802" calcext:value-type="float">
            <text:p>4.192227188</text:p>
          </table:table-cell>
          <table:table-cell office:value-type="float" office:value="66.17" calcext:value-type="float">
            <text:p>66.17</text:p>
          </table:table-cell>
          <table:table-cell table:number-columns-repeated="7"/>
        </table:table-row>
        <table:table-row table:style-name="ro1">
          <table:table-cell office:value-type="float" office:value="4.18783490531" calcext:value-type="float">
            <text:p>4.1878349053</text:p>
          </table:table-cell>
          <table:table-cell office:value-type="float" office:value="65.88" calcext:value-type="float">
            <text:p>65.88</text:p>
          </table:table-cell>
          <table:table-cell table:number-columns-repeated="7"/>
        </table:table-row>
        <table:table-row table:style-name="ro1">
          <table:table-cell office:value-type="float" office:value="4.19975507663" calcext:value-type="float">
            <text:p>4.1997550766</text:p>
          </table:table-cell>
          <table:table-cell office:value-type="float" office:value="66.67" calcext:value-type="float">
            <text:p>66.67</text:p>
          </table:table-cell>
          <table:table-cell table:number-columns-repeated="7"/>
        </table:table-row>
        <table:table-row table:style-name="ro1">
          <table:table-cell office:value-type="float" office:value="4.20394607214" calcext:value-type="float">
            <text:p>4.2039460721</text:p>
          </table:table-cell>
          <table:table-cell office:value-type="float" office:value="66.95" calcext:value-type="float">
            <text:p>66.95</text:p>
          </table:table-cell>
          <table:table-cell table:number-columns-repeated="7"/>
        </table:table-row>
        <table:table-row table:style-name="ro1">
          <table:table-cell office:value-type="float" office:value="4.20095429728" calcext:value-type="float">
            <text:p>4.2009542973</text:p>
          </table:table-cell>
          <table:table-cell office:value-type="float" office:value="66.75" calcext:value-type="float">
            <text:p>66.75</text:p>
          </table:table-cell>
          <table:table-cell table:number-columns-repeated="7"/>
        </table:table-row>
        <table:table-row table:style-name="ro1">
          <table:table-cell office:value-type="float" office:value="4.20334843279" calcext:value-type="float">
            <text:p>4.2033484328</text:p>
          </table:table-cell>
          <table:table-cell office:value-type="float" office:value="66.91" calcext:value-type="float">
            <text:p>66.91</text:p>
          </table:table-cell>
          <table:table-cell table:number-columns-repeated="7"/>
        </table:table-row>
        <table:table-row table:style-name="ro1">
          <table:table-cell office:value-type="float" office:value="4.19554644273" calcext:value-type="float">
            <text:p>4.1955464427</text:p>
          </table:table-cell>
          <table:table-cell office:value-type="float" office:value="66.39" calcext:value-type="float">
            <text:p>66.39</text:p>
          </table:table-cell>
          <table:table-cell table:number-columns-repeated="7"/>
        </table:table-row>
        <table:table-row table:style-name="ro1">
          <table:table-cell office:value-type="float" office:value="4.19870457755" calcext:value-type="float">
            <text:p>4.1987045776</text:p>
          </table:table-cell>
          <table:table-cell office:value-type="float" office:value="66.6" calcext:value-type="float">
            <text:p>66.6</text:p>
          </table:table-cell>
          <table:table-cell table:number-columns-repeated="7"/>
        </table:table-row>
        <table:table-row table:style-name="ro1">
          <table:table-cell office:value-type="float" office:value="4.20782204598" calcext:value-type="float">
            <text:p>4.207822046</text:p>
          </table:table-cell>
          <table:table-cell office:value-type="float" office:value="67.21" calcext:value-type="float">
            <text:p>67.21</text:p>
          </table:table-cell>
          <table:table-cell table:number-columns-repeated="7"/>
        </table:table-row>
        <table:table-row table:style-name="ro1">
          <table:table-cell office:value-type="float" office:value="4.21286806441" calcext:value-type="float">
            <text:p>4.2128680644</text:p>
          </table:table-cell>
          <table:table-cell office:value-type="float" office:value="67.55" calcext:value-type="float">
            <text:p>67.55</text:p>
          </table:table-cell>
          <table:table-cell table:number-columns-repeated="7"/>
        </table:table-row>
        <table:table-row table:style-name="ro1">
          <table:table-cell office:value-type="float" office:value="4.22668774921" calcext:value-type="float">
            <text:p>4.2266877492</text:p>
          </table:table-cell>
          <table:table-cell office:value-type="float" office:value="68.49" calcext:value-type="float">
            <text:p>68.49</text:p>
          </table:table-cell>
          <table:table-cell table:number-columns-repeated="7"/>
        </table:table-row>
        <table:table-row table:style-name="ro1">
          <table:table-cell office:value-type="float" office:value="4.23280130537" calcext:value-type="float">
            <text:p>4.2328013054</text:p>
          </table:table-cell>
          <table:table-cell office:value-type="float" office:value="68.91" calcext:value-type="float">
            <text:p>68.91</text:p>
          </table:table-cell>
          <table:table-cell table:number-columns-repeated="7"/>
        </table:table-row>
        <table:table-row table:style-name="ro1">
          <table:table-cell office:value-type="float" office:value="4.23294641166" calcext:value-type="float">
            <text:p>4.2329464117</text:p>
          </table:table-cell>
          <table:table-cell office:value-type="float" office:value="68.92" calcext:value-type="float">
            <text:p>68.92</text:p>
          </table:table-cell>
          <table:table-cell table:number-columns-repeated="7"/>
        </table:table-row>
        <table:table-row table:style-name="ro1">
          <table:table-cell office:value-type="float" office:value="4.22259118167" calcext:value-type="float">
            <text:p>4.2225911817</text:p>
          </table:table-cell>
          <table:table-cell office:value-type="float" office:value="68.21" calcext:value-type="float">
            <text:p>68.21</text:p>
          </table:table-cell>
          <table:table-cell table:number-columns-repeated="7"/>
        </table:table-row>
        <table:table-row table:style-name="ro1">
          <table:table-cell office:value-type="float" office:value="4.22303090318" calcext:value-type="float">
            <text:p>4.2230309032</text:p>
          </table:table-cell>
          <table:table-cell office:value-type="float" office:value="68.24" calcext:value-type="float">
            <text:p>68.24</text:p>
          </table:table-cell>
          <table:table-cell table:number-columns-repeated="7"/>
        </table:table-row>
        <table:table-row table:style-name="ro1">
          <table:table-cell office:value-type="float" office:value="4.2184777632" calcext:value-type="float">
            <text:p>4.2184777632</text:p>
          </table:table-cell>
          <table:table-cell office:value-type="float" office:value="67.93" calcext:value-type="float">
            <text:p>67.93</text:p>
          </table:table-cell>
          <table:table-cell table:number-columns-repeated="7"/>
        </table:table-row>
        <table:table-row table:style-name="ro1">
          <table:table-cell office:value-type="float" office:value="4.2090116372" calcext:value-type="float">
            <text:p>4.2090116372</text:p>
          </table:table-cell>
          <table:table-cell office:value-type="float" office:value="67.29" calcext:value-type="float">
            <text:p>67.29</text:p>
          </table:table-cell>
          <table:table-cell table:number-columns-repeated="7"/>
        </table:table-row>
        <table:table-row table:style-name="ro1">
          <table:table-cell office:value-type="float" office:value="4.19116874686" calcext:value-type="float">
            <text:p>4.1911687469</text:p>
          </table:table-cell>
          <table:table-cell office:value-type="float" office:value="66.1" calcext:value-type="float">
            <text:p>66.1</text:p>
          </table:table-cell>
          <table:table-cell table:number-columns-repeated="7"/>
        </table:table-row>
        <table:table-row table:style-name="ro1">
          <table:table-cell office:value-type="float" office:value="4.18585967106" calcext:value-type="float">
            <text:p>4.1858596711</text:p>
          </table:table-cell>
          <table:table-cell office:value-type="float" office:value="65.75" calcext:value-type="float">
            <text:p>65.75</text:p>
          </table:table-cell>
          <table:table-cell table:number-columns-repeated="7"/>
        </table:table-row>
        <table:table-row table:style-name="ro1">
          <table:table-cell office:value-type="float" office:value="4.18205014264" calcext:value-type="float">
            <text:p>4.1820501426</text:p>
          </table:table-cell>
          <table:table-cell office:value-type="float" office:value="65.5" calcext:value-type="float">
            <text:p>65.5</text:p>
          </table:table-cell>
          <table:table-cell table:number-columns-repeated="7"/>
        </table:table-row>
        <table:table-row table:style-name="ro1">
          <table:table-cell office:value-type="float" office:value="4.18768310265" calcext:value-type="float">
            <text:p>4.1876831027</text:p>
          </table:table-cell>
          <table:table-cell office:value-type="float" office:value="65.87" calcext:value-type="float">
            <text:p>65.87</text:p>
          </table:table-cell>
          <table:table-cell table:number-columns-repeated="7"/>
        </table:table-row>
        <table:table-row table:style-name="ro1">
          <table:table-cell office:value-type="float" office:value="4.17053370058" calcext:value-type="float">
            <text:p>4.1705337006</text:p>
          </table:table-cell>
          <table:table-cell office:value-type="float" office:value="64.75" calcext:value-type="float">
            <text:p>64.75</text:p>
          </table:table-cell>
          <table:table-cell table:number-columns-repeated="7"/>
        </table:table-row>
        <table:table-row table:style-name="ro1">
          <table:table-cell office:value-type="float" office:value="4.17807277775" calcext:value-type="float">
            <text:p>4.1780727778</text:p>
          </table:table-cell>
          <table:table-cell office:value-type="float" office:value="65.24" calcext:value-type="float">
            <text:p>65.24</text:p>
          </table:table-cell>
          <table:table-cell table:number-columns-repeated="7"/>
        </table:table-row>
        <table:table-row table:style-name="ro1">
          <table:table-cell office:value-type="float" office:value="4.19343546487" calcext:value-type="float">
            <text:p>4.1934354649</text:p>
          </table:table-cell>
          <table:table-cell office:value-type="float" office:value="66.25" calcext:value-type="float">
            <text:p>66.25</text:p>
          </table:table-cell>
          <table:table-cell table:number-columns-repeated="7"/>
        </table:table-row>
        <table:table-row table:style-name="ro1">
          <table:table-cell office:value-type="float" office:value="4.19132002135" calcext:value-type="float">
            <text:p>4.1913200214</text:p>
          </table:table-cell>
          <table:table-cell office:value-type="float" office:value="66.11" calcext:value-type="float">
            <text:p>66.11</text:p>
          </table:table-cell>
          <table:table-cell table:number-columns-repeated="7"/>
        </table:table-row>
        <table:table-row table:style-name="ro1">
          <table:table-cell office:value-type="float" office:value="4.19207605072" calcext:value-type="float">
            <text:p>4.1920760507</text:p>
          </table:table-cell>
          <table:table-cell office:value-type="float" office:value="66.16" calcext:value-type="float">
            <text:p>66.16</text:p>
          </table:table-cell>
          <table:table-cell table:number-columns-repeated="7"/>
        </table:table-row>
        <table:table-row table:style-name="ro1">
          <table:table-cell office:value-type="float" office:value="4.18052225846" calcext:value-type="float">
            <text:p>4.1805222585</text:p>
          </table:table-cell>
          <table:table-cell office:value-type="float" office:value="65.4" calcext:value-type="float">
            <text:p>65.4</text:p>
          </table:table-cell>
          <table:table-cell table:number-columns-repeated="7"/>
        </table:table-row>
        <table:table-row table:style-name="ro1">
          <table:table-cell office:value-type="float" office:value="4.17238526722" calcext:value-type="float">
            <text:p>4.1723852672</text:p>
          </table:table-cell>
          <table:table-cell office:value-type="float" office:value="64.87" calcext:value-type="float">
            <text:p>64.87</text:p>
          </table:table-cell>
          <table:table-cell table:number-columns-repeated="7"/>
        </table:table-row>
        <table:table-row table:style-name="ro1">
          <table:table-cell office:value-type="float" office:value="4.17745946893" calcext:value-type="float">
            <text:p>4.1774594689</text:p>
          </table:table-cell>
          <table:table-cell office:value-type="float" office:value="65.2" calcext:value-type="float">
            <text:p>65.2</text:p>
          </table:table-cell>
          <table:table-cell table:number-columns-repeated="7"/>
        </table:table-row>
        <table:table-row table:style-name="ro1">
          <table:table-cell office:value-type="float" office:value="4.17115127046" calcext:value-type="float">
            <text:p>4.1711512705</text:p>
          </table:table-cell>
          <table:table-cell office:value-type="float" office:value="64.79" calcext:value-type="float">
            <text:p>64.79</text:p>
          </table:table-cell>
          <table:table-cell table:number-columns-repeated="7"/>
        </table:table-row>
        <table:table-row table:style-name="ro1">
          <table:table-cell office:value-type="float" office:value="4.15088241318" calcext:value-type="float">
            <text:p>4.1508824132</text:p>
          </table:table-cell>
          <table:table-cell office:value-type="float" office:value="63.49" calcext:value-type="float">
            <text:p>63.49</text:p>
          </table:table-cell>
          <table:table-cell table:number-columns-repeated="7"/>
        </table:table-row>
        <table:table-row table:style-name="ro1">
          <table:table-cell office:value-type="float" office:value="4.14154616371" calcext:value-type="float">
            <text:p>4.1415461637</text:p>
          </table:table-cell>
          <table:table-cell office:value-type="float" office:value="62.9" calcext:value-type="float">
            <text:p>62.9</text:p>
          </table:table-cell>
          <table:table-cell table:number-columns-repeated="7"/>
        </table:table-row>
        <table:table-row table:style-name="ro1">
          <table:table-cell office:value-type="float" office:value="4.13804241749" calcext:value-type="float">
            <text:p>4.1380424175</text:p>
          </table:table-cell>
          <table:table-cell office:value-type="float" office:value="62.68" calcext:value-type="float">
            <text:p>62.68</text:p>
          </table:table-cell>
          <table:table-cell table:number-columns-repeated="7"/>
        </table:table-row>
        <table:table-row table:style-name="ro1">
          <table:table-cell office:value-type="float" office:value="4.15387054154" calcext:value-type="float">
            <text:p>4.1538705415</text:p>
          </table:table-cell>
          <table:table-cell office:value-type="float" office:value="63.68" calcext:value-type="float">
            <text:p>63.68</text:p>
          </table:table-cell>
          <table:table-cell table:number-columns-repeated="7"/>
        </table:table-row>
        <table:table-row table:style-name="ro1">
          <table:table-cell office:value-type="float" office:value="4.15575319035" calcext:value-type="float">
            <text:p>4.1557531904</text:p>
          </table:table-cell>
          <table:table-cell office:value-type="float" office:value="63.8" calcext:value-type="float">
            <text:p>63.8</text:p>
          </table:table-cell>
          <table:table-cell table:number-columns-repeated="7"/>
        </table:table-row>
        <table:table-row table:style-name="ro1">
          <table:table-cell office:value-type="float" office:value="4.15903932115" calcext:value-type="float">
            <text:p>4.1590393212</text:p>
          </table:table-cell>
          <table:table-cell office:value-type="float" office:value="64.01" calcext:value-type="float">
            <text:p>64.01</text:p>
          </table:table-cell>
          <table:table-cell table:number-columns-repeated="7"/>
        </table:table-row>
        <table:table-row table:style-name="ro1">
          <table:table-cell office:value-type="float" office:value="4.14234076049" calcext:value-type="float">
            <text:p>4.1423407605</text:p>
          </table:table-cell>
          <table:table-cell office:value-type="float" office:value="62.95" calcext:value-type="float">
            <text:p>62.95</text:p>
          </table:table-cell>
          <table:table-cell table:number-columns-repeated="7"/>
        </table:table-row>
        <table:table-row table:style-name="ro1">
          <table:table-cell office:value-type="float" office:value="4.14756932346" calcext:value-type="float">
            <text:p>4.1475693235</text:p>
          </table:table-cell>
          <table:table-cell office:value-type="float" office:value="63.28" calcext:value-type="float">
            <text:p>63.28</text:p>
          </table:table-cell>
          <table:table-cell table:number-columns-repeated="7"/>
        </table:table-row>
        <table:table-row table:style-name="ro1">
          <table:table-cell office:value-type="float" office:value="4.13356527538" calcext:value-type="float">
            <text:p>4.1335652754</text:p>
          </table:table-cell>
          <table:table-cell office:value-type="float" office:value="62.4" calcext:value-type="float">
            <text:p>62.4</text:p>
          </table:table-cell>
          <table:table-cell table:number-columns-repeated="7"/>
        </table:table-row>
        <table:table-row table:style-name="ro1">
          <table:table-cell office:value-type="float" office:value="4.12697308171" calcext:value-type="float">
            <text:p>4.1269730817</text:p>
          </table:table-cell>
          <table:table-cell office:value-type="float" office:value="61.99" calcext:value-type="float">
            <text:p>61.99</text:p>
          </table:table-cell>
          <table:table-cell table:number-columns-repeated="7"/>
        </table:table-row>
        <table:table-row table:style-name="ro1">
          <table:table-cell office:value-type="float" office:value="4.14011429647" calcext:value-type="float">
            <text:p>4.1401142965</text:p>
          </table:table-cell>
          <table:table-cell office:value-type="float" office:value="62.81" calcext:value-type="float">
            <text:p>62.81</text:p>
          </table:table-cell>
          <table:table-cell table:number-columns-repeated="7"/>
        </table:table-row>
        <table:table-row table:style-name="ro1">
          <table:table-cell office:value-type="float" office:value="4.12890700657" calcext:value-type="float">
            <text:p>4.1289070066</text:p>
          </table:table-cell>
          <table:table-cell office:value-type="float" office:value="62.11" calcext:value-type="float">
            <text:p>62.11</text:p>
          </table:table-cell>
          <table:table-cell table:number-columns-repeated="7"/>
        </table:table-row>
        <table:table-row table:style-name="ro1">
          <table:table-cell office:value-type="float" office:value="4.11854925092" calcext:value-type="float">
            <text:p>4.1185492509</text:p>
          </table:table-cell>
          <table:table-cell office:value-type="float" office:value="61.47" calcext:value-type="float">
            <text:p>61.47</text:p>
          </table:table-cell>
          <table:table-cell table:number-columns-repeated="7"/>
        </table:table-row>
        <table:table-row table:style-name="ro1">
          <table:table-cell office:value-type="float" office:value="4.12293201907" calcext:value-type="float">
            <text:p>4.1229320191</text:p>
          </table:table-cell>
          <table:table-cell office:value-type="float" office:value="61.74" calcext:value-type="float">
            <text:p>61.74</text:p>
          </table:table-cell>
          <table:table-cell table:number-columns-repeated="7"/>
        </table:table-row>
        <table:table-row table:style-name="ro1">
          <table:table-cell office:value-type="float" office:value="4.12098649317" calcext:value-type="float">
            <text:p>4.1209864932</text:p>
          </table:table-cell>
          <table:table-cell office:value-type="float" office:value="61.62" calcext:value-type="float">
            <text:p>61.62</text:p>
          </table:table-cell>
          <table:table-cell table:number-columns-repeated="7"/>
        </table:table-row>
        <table:table-row table:style-name="ro1">
          <table:table-cell office:value-type="float" office:value="4.13676527811" calcext:value-type="float">
            <text:p>4.1367652781</text:p>
          </table:table-cell>
          <table:table-cell office:value-type="float" office:value="62.6" calcext:value-type="float">
            <text:p>62.6</text:p>
          </table:table-cell>
          <table:table-cell table:number-columns-repeated="7"/>
        </table:table-row>
        <table:table-row table:style-name="ro1">
          <table:table-cell office:value-type="float" office:value="4.13676527811" calcext:value-type="float">
            <text:p>4.1367652781</text:p>
          </table:table-cell>
          <table:table-cell office:value-type="float" office:value="62.6" calcext:value-type="float">
            <text:p>62.6</text:p>
          </table:table-cell>
          <table:table-cell table:number-columns-repeated="7"/>
        </table:table-row>
        <table:table-row table:style-name="ro1">
          <table:table-cell office:value-type="float" office:value="4.1510399059" calcext:value-type="float">
            <text:p>4.1510399059</text:p>
          </table:table-cell>
          <table:table-cell office:value-type="float" office:value="63.5" calcext:value-type="float">
            <text:p>63.5</text:p>
          </table:table-cell>
          <table:table-cell table:number-columns-repeated="7"/>
        </table:table-row>
        <table:table-row table:style-name="ro1">
          <table:table-cell office:value-type="float" office:value="4.1510399059" calcext:value-type="float">
            <text:p>4.1510399059</text:p>
          </table:table-cell>
          <table:table-cell office:value-type="float" office:value="63.5" calcext:value-type="float">
            <text:p>63.5</text:p>
          </table:table-cell>
          <table:table-cell table:number-columns-repeated="7"/>
        </table:table-row>
        <table:table-row table:style-name="ro1">
          <table:table-cell office:value-type="float" office:value="4.1448792356" calcext:value-type="float">
            <text:p>4.1448792356</text:p>
          </table:table-cell>
          <table:table-cell office:value-type="float" office:value="63.11" calcext:value-type="float">
            <text:p>63.11</text:p>
          </table:table-cell>
          <table:table-cell table:number-columns-repeated="7"/>
        </table:table-row>
        <table:table-row table:style-name="ro1">
          <table:table-cell office:value-type="float" office:value="4.15590991788" calcext:value-type="float">
            <text:p>4.1559099179</text:p>
          </table:table-cell>
          <table:table-cell office:value-type="float" office:value="63.81" calcext:value-type="float">
            <text:p>63.81</text:p>
          </table:table-cell>
          <table:table-cell table:number-columns-repeated="7"/>
        </table:table-row>
        <table:table-row table:style-name="ro1">
          <table:table-cell office:value-type="float" office:value="4.13756368134" calcext:value-type="float">
            <text:p>4.1375636813</text:p>
          </table:table-cell>
          <table:table-cell office:value-type="float" office:value="62.65" calcext:value-type="float">
            <text:p>62.65</text:p>
          </table:table-cell>
          <table:table-cell table:number-columns-repeated="7"/>
        </table:table-row>
        <table:table-row table:style-name="ro1">
          <table:table-cell office:value-type="float" office:value="4.1493061203" calcext:value-type="float">
            <text:p>4.1493061203</text:p>
          </table:table-cell>
          <table:table-cell office:value-type="float" office:value="63.39" calcext:value-type="float">
            <text:p>63.39</text:p>
          </table:table-cell>
          <table:table-cell table:number-columns-repeated="7"/>
        </table:table-row>
        <table:table-row table:style-name="ro1">
          <table:table-cell office:value-type="float" office:value="4.1510399059" calcext:value-type="float">
            <text:p>4.1510399059</text:p>
          </table:table-cell>
          <table:table-cell office:value-type="float" office:value="63.5" calcext:value-type="float">
            <text:p>63.5</text:p>
          </table:table-cell>
          <table:table-cell table:number-columns-repeated="7"/>
        </table:table-row>
        <table:table-row table:style-name="ro1">
          <table:table-cell office:value-type="float" office:value="4.13019421512" calcext:value-type="float">
            <text:p>4.1301942151</text:p>
          </table:table-cell>
          <table:table-cell office:value-type="float" office:value="62.19" calcext:value-type="float">
            <text:p>62.19</text:p>
          </table:table-cell>
          <table:table-cell table:number-columns-repeated="7"/>
        </table:table-row>
        <table:table-row table:style-name="ro1">
          <table:table-cell office:value-type="float" office:value="4.13372551895" calcext:value-type="float">
            <text:p>4.133725519</text:p>
          </table:table-cell>
          <table:table-cell office:value-type="float" office:value="62.41" calcext:value-type="float">
            <text:p>62.41</text:p>
          </table:table-cell>
          <table:table-cell table:number-columns-repeated="7"/>
        </table:table-row>
        <table:table-row table:style-name="ro1">
          <table:table-cell office:value-type="float" office:value="4.13196142579" calcext:value-type="float">
            <text:p>4.1319614258</text:p>
          </table:table-cell>
          <table:table-cell office:value-type="float" office:value="62.3" calcext:value-type="float">
            <text:p>62.3</text:p>
          </table:table-cell>
          <table:table-cell table:number-columns-repeated="7"/>
        </table:table-row>
        <table:table-row table:style-name="ro1">
          <table:table-cell office:value-type="float" office:value="4.13612609624" calcext:value-type="float">
            <text:p>4.1361260962</text:p>
          </table:table-cell>
          <table:table-cell office:value-type="float" office:value="62.56" calcext:value-type="float">
            <text:p>62.56</text:p>
          </table:table-cell>
          <table:table-cell table:number-columns-repeated="7"/>
        </table:table-row>
        <table:table-row table:style-name="ro1">
          <table:table-cell office:value-type="float" office:value="4.1242269367" calcext:value-type="float">
            <text:p>4.1242269367</text:p>
          </table:table-cell>
          <table:table-cell office:value-type="float" office:value="61.82" calcext:value-type="float">
            <text:p>61.82</text:p>
          </table:table-cell>
          <table:table-cell table:number-columns-repeated="7"/>
        </table:table-row>
        <table:table-row table:style-name="ro1">
          <table:table-cell office:value-type="float" office:value="4.11267551891" calcext:value-type="float">
            <text:p>4.1126755189</text:p>
          </table:table-cell>
          <table:table-cell office:value-type="float" office:value="61.11" calcext:value-type="float">
            <text:p>61.11</text:p>
          </table:table-cell>
          <table:table-cell table:number-columns-repeated="7"/>
        </table:table-row>
        <table:table-row table:style-name="ro1">
          <table:table-cell office:value-type="float" office:value="4.11414718952" calcext:value-type="float">
            <text:p>4.1141471895</text:p>
          </table:table-cell>
          <table:table-cell office:value-type="float" office:value="61.2" calcext:value-type="float">
            <text:p>61.2</text:p>
          </table:table-cell>
          <table:table-cell table:number-columns-repeated="7"/>
        </table:table-row>
        <table:table-row table:style-name="ro1">
          <table:table-cell office:value-type="float" office:value="4.10693167773" calcext:value-type="float">
            <text:p>4.1069316777</text:p>
          </table:table-cell>
          <table:table-cell office:value-type="float" office:value="60.76" calcext:value-type="float">
            <text:p>60.76</text:p>
          </table:table-cell>
          <table:table-cell table:number-columns-repeated="7"/>
        </table:table-row>
        <table:table-row table:style-name="ro1">
          <table:table-cell office:value-type="float" office:value="4.09584343835" calcext:value-type="float">
            <text:p>4.0958434384</text:p>
          </table:table-cell>
          <table:table-cell office:value-type="float" office:value="60.09" calcext:value-type="float">
            <text:p>60.09</text:p>
          </table:table-cell>
          <table:table-cell table:number-columns-repeated="7"/>
        </table:table-row>
        <table:table-row table:style-name="ro1">
          <table:table-cell office:value-type="float" office:value="4.09933210373" calcext:value-type="float">
            <text:p>4.0993321037</text:p>
          </table:table-cell>
          <table:table-cell office:value-type="float" office:value="60.3" calcext:value-type="float">
            <text:p>60.3</text:p>
          </table:table-cell>
          <table:table-cell table:number-columns-repeated="7"/>
        </table:table-row>
        <table:table-row table:style-name="ro1">
          <table:table-cell office:value-type="float" office:value="4.10098910494" calcext:value-type="float">
            <text:p>4.1009891049</text:p>
          </table:table-cell>
          <table:table-cell office:value-type="float" office:value="60.4" calcext:value-type="float">
            <text:p>60.4</text:p>
          </table:table-cell>
          <table:table-cell table:number-columns-repeated="7"/>
        </table:table-row>
        <table:table-row table:style-name="ro1">
          <table:table-cell office:value-type="float" office:value="4.10231273187" calcext:value-type="float">
            <text:p>4.1023127319</text:p>
          </table:table-cell>
          <table:table-cell office:value-type="float" office:value="60.48" calcext:value-type="float">
            <text:p>60.48</text:p>
          </table:table-cell>
          <table:table-cell table:number-columns-repeated="7"/>
        </table:table-row>
        <table:table-row table:style-name="ro1">
          <table:table-cell office:value-type="float" office:value="4.0996637237" calcext:value-type="float">
            <text:p>4.0996637237</text:p>
          </table:table-cell>
          <table:table-cell office:value-type="float" office:value="60.32" calcext:value-type="float">
            <text:p>60.32</text:p>
          </table:table-cell>
          <table:table-cell table:number-columns-repeated="7"/>
        </table:table-row>
        <table:table-row table:style-name="ro1">
          <table:table-cell office:value-type="float" office:value="4.09767235231" calcext:value-type="float">
            <text:p>4.0976723523</text:p>
          </table:table-cell>
          <table:table-cell office:value-type="float" office:value="60.2" calcext:value-type="float">
            <text:p>60.2</text:p>
          </table:table-cell>
          <table:table-cell table:number-columns-repeated="7"/>
        </table:table-row>
        <table:table-row table:style-name="ro1">
          <table:table-cell office:value-type="float" office:value="4.10132017596" calcext:value-type="float">
            <text:p>4.101320176</text:p>
          </table:table-cell>
          <table:table-cell office:value-type="float" office:value="60.42" calcext:value-type="float">
            <text:p>60.42</text:p>
          </table:table-cell>
          <table:table-cell table:number-columns-repeated="7"/>
        </table:table-row>
        <table:table-row table:style-name="ro1">
          <table:table-cell office:value-type="float" office:value="4.11267551891" calcext:value-type="float">
            <text:p>4.1126755189</text:p>
          </table:table-cell>
          <table:table-cell office:value-type="float" office:value="61.11" calcext:value-type="float">
            <text:p>61.11</text:p>
          </table:table-cell>
          <table:table-cell table:number-columns-repeated="7"/>
        </table:table-row>
        <table:table-row table:style-name="ro1">
          <table:table-cell office:value-type="float" office:value="4.1204995197" calcext:value-type="float">
            <text:p>4.1204995197</text:p>
          </table:table-cell>
          <table:table-cell office:value-type="float" office:value="61.59" calcext:value-type="float">
            <text:p>61.59</text:p>
          </table:table-cell>
          <table:table-cell table:number-columns-repeated="7"/>
        </table:table-row>
        <table:table-row table:style-name="ro1">
          <table:table-cell office:value-type="float" office:value="4.11887455997" calcext:value-type="float">
            <text:p>4.11887456</text:p>
          </table:table-cell>
          <table:table-cell office:value-type="float" office:value="61.49" calcext:value-type="float">
            <text:p>61.49</text:p>
          </table:table-cell>
          <table:table-cell table:number-columns-repeated="7"/>
        </table:table-row>
        <table:table-row table:style-name="ro1">
          <table:table-cell office:value-type="float" office:value="4.14313472639" calcext:value-type="float">
            <text:p>4.1431347264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4.14234076049" calcext:value-type="float">
            <text:p>4.1423407605</text:p>
          </table:table-cell>
          <table:table-cell office:value-type="float" office:value="62.95" calcext:value-type="float">
            <text:p>62.95</text:p>
          </table:table-cell>
          <table:table-cell table:number-columns-repeated="7"/>
        </table:table-row>
        <table:table-row table:style-name="ro1">
          <table:table-cell office:value-type="float" office:value="4.13003340463" calcext:value-type="float">
            <text:p>4.1300334046</text:p>
          </table:table-cell>
          <table:table-cell office:value-type="float" office:value="62.18" calcext:value-type="float">
            <text:p>62.18</text:p>
          </table:table-cell>
          <table:table-cell table:number-columns-repeated="7"/>
        </table:table-row>
        <table:table-row table:style-name="ro1">
          <table:table-cell office:value-type="float" office:value="4.12260802749" calcext:value-type="float">
            <text:p>4.1226080275</text:p>
          </table:table-cell>
          <table:table-cell office:value-type="float" office:value="61.72" calcext:value-type="float">
            <text:p>61.72</text:p>
          </table:table-cell>
          <table:table-cell table:number-columns-repeated="7"/>
        </table:table-row>
        <table:table-row table:style-name="ro1">
          <table:table-cell office:value-type="float" office:value="4.11757268834" calcext:value-type="float">
            <text:p>4.1175726883</text:p>
          </table:table-cell>
          <table:table-cell office:value-type="float" office:value="61.41" calcext:value-type="float">
            <text:p>61.41</text:p>
          </table:table-cell>
          <table:table-cell table:number-columns-repeated="7"/>
        </table:table-row>
        <table:table-row table:style-name="ro1">
          <table:table-cell office:value-type="float" office:value="4.10544934195" calcext:value-type="float">
            <text:p>4.105449342</text:p>
          </table:table-cell>
          <table:table-cell office:value-type="float" office:value="60.67" calcext:value-type="float">
            <text:p>60.67</text:p>
          </table:table-cell>
          <table:table-cell table:number-columns-repeated="7"/>
        </table:table-row>
        <table:table-row table:style-name="ro1">
          <table:table-cell office:value-type="float" office:value="4.08648038717" calcext:value-type="float">
            <text:p>4.0864803872</text:p>
          </table:table-cell>
          <table:table-cell office:value-type="float" office:value="59.53" calcext:value-type="float">
            <text:p>59.53</text:p>
          </table:table-cell>
          <table:table-cell table:number-columns-repeated="7"/>
        </table:table-row>
        <table:table-row table:style-name="ro1">
          <table:table-cell office:value-type="float" office:value="4.07618059159" calcext:value-type="float">
            <text:p>4.0761805916</text:p>
          </table:table-cell>
          <table:table-cell office:value-type="float" office:value="58.92" calcext:value-type="float">
            <text:p>58.92</text:p>
          </table:table-cell>
          <table:table-cell table:number-columns-repeated="7"/>
        </table:table-row>
        <table:table-row table:style-name="ro1">
          <table:table-cell office:value-type="float" office:value="4.0915072074" calcext:value-type="float">
            <text:p>4.0915072074</text:p>
          </table:table-cell>
          <table:table-cell office:value-type="float" office:value="59.83" calcext:value-type="float">
            <text:p>59.83</text:p>
          </table:table-cell>
          <table:table-cell table:number-columns-repeated="7"/>
        </table:table-row>
        <table:table-row table:style-name="ro1">
          <table:table-cell office:value-type="float" office:value="4.07584109066" calcext:value-type="float">
            <text:p>4.0758410907</text:p>
          </table:table-cell>
          <table:table-cell office:value-type="float" office:value="58.9" calcext:value-type="float">
            <text:p>58.9</text:p>
          </table:table-cell>
          <table:table-cell table:number-columns-repeated="7"/>
        </table:table-row>
        <table:table-row table:style-name="ro1">
          <table:table-cell office:value-type="float" office:value="4.07278038431" calcext:value-type="float">
            <text:p>4.0727803843</text:p>
          </table:table-cell>
          <table:table-cell office:value-type="float" office:value="58.72" calcext:value-type="float">
            <text:p>58.72</text:p>
          </table:table-cell>
          <table:table-cell table:number-columns-repeated="7"/>
        </table:table-row>
        <table:table-row table:style-name="ro1">
          <table:table-cell office:value-type="float" office:value="4.06078777869" calcext:value-type="float">
            <text:p>4.0607877787</text:p>
          </table:table-cell>
          <table:table-cell office:value-type="float" office:value="58.02" calcext:value-type="float">
            <text:p>58.02</text:p>
          </table:table-cell>
          <table:table-cell table:number-columns-repeated="7"/>
        </table:table-row>
        <table:table-row table:style-name="ro1">
          <table:table-cell office:value-type="float" office:value="4.06371351867" calcext:value-type="float">
            <text:p>4.0637135187</text:p>
          </table:table-cell>
          <table:table-cell office:value-type="float" office:value="58.19" calcext:value-type="float">
            <text:p>58.19</text:p>
          </table:table-cell>
          <table:table-cell table:number-columns-repeated="7"/>
        </table:table-row>
        <table:table-row table:style-name="ro1">
          <table:table-cell office:value-type="float" office:value="4.06491575153" calcext:value-type="float">
            <text:p>4.0649157515</text:p>
          </table:table-cell>
          <table:table-cell office:value-type="float" office:value="58.26" calcext:value-type="float">
            <text:p>58.26</text:p>
          </table:table-cell>
          <table:table-cell table:number-columns-repeated="7"/>
        </table:table-row>
        <table:table-row table:style-name="ro1">
          <table:table-cell office:value-type="float" office:value="4.08597631255" calcext:value-type="float">
            <text:p>4.0859763126</text:p>
          </table:table-cell>
          <table:table-cell office:value-type="float" office:value="59.5" calcext:value-type="float">
            <text:p>59.5</text:p>
          </table:table-cell>
          <table:table-cell table:number-columns-repeated="7"/>
        </table:table-row>
        <table:table-row table:style-name="ro1">
          <table:table-cell office:value-type="float" office:value="4.0868162958" calcext:value-type="float">
            <text:p>4.0868162958</text:p>
          </table:table-cell>
          <table:table-cell office:value-type="float" office:value="59.55" calcext:value-type="float">
            <text:p>59.55</text:p>
          </table:table-cell>
          <table:table-cell table:number-columns-repeated="7"/>
        </table:table-row>
        <table:table-row table:style-name="ro1">
          <table:table-cell office:value-type="float" office:value="4.08024563784" calcext:value-type="float">
            <text:p>4.0802456378</text:p>
          </table:table-cell>
          <table:table-cell office:value-type="float" office:value="59.16" calcext:value-type="float">
            <text:p>59.16</text:p>
          </table:table-cell>
          <table:table-cell table:number-columns-repeated="7"/>
        </table:table-row>
        <table:table-row table:style-name="ro1">
          <table:table-cell office:value-type="float" office:value="4.0691976798" calcext:value-type="float">
            <text:p>4.0691976798</text:p>
          </table:table-cell>
          <table:table-cell office:value-type="float" office:value="58.51" calcext:value-type="float">
            <text:p>58.51</text:p>
          </table:table-cell>
          <table:table-cell table:number-columns-repeated="7"/>
        </table:table-row>
        <table:table-row table:style-name="ro1">
          <table:table-cell office:value-type="float" office:value="4.05108905355" calcext:value-type="float">
            <text:p>4.0510890536</text:p>
          </table:table-cell>
          <table:table-cell office:value-type="float" office:value="57.46" calcext:value-type="float">
            <text:p>57.46</text:p>
          </table:table-cell>
          <table:table-cell table:number-columns-repeated="7"/>
        </table:table-row>
        <table:table-row table:style-name="ro1">
          <table:table-cell office:value-type="float" office:value="4.05785345364" calcext:value-type="float">
            <text:p>4.0578534536</text:p>
          </table:table-cell>
          <table:table-cell office:value-type="float" office:value="57.85" calcext:value-type="float">
            <text:p>57.85</text:p>
          </table:table-cell>
          <table:table-cell table:number-columns-repeated="7"/>
        </table:table-row>
        <table:table-row table:style-name="ro1">
          <table:table-cell office:value-type="float" office:value="4.06354165307" calcext:value-type="float">
            <text:p>4.0635416531</text:p>
          </table:table-cell>
          <table:table-cell office:value-type="float" office:value="58.18" calcext:value-type="float">
            <text:p>58.18</text:p>
          </table:table-cell>
          <table:table-cell table:number-columns-repeated="7"/>
        </table:table-row>
        <table:table-row table:style-name="ro1">
          <table:table-cell office:value-type="float" office:value="4.05733473659" calcext:value-type="float">
            <text:p>4.0573347366</text:p>
          </table:table-cell>
          <table:table-cell office:value-type="float" office:value="57.82" calcext:value-type="float">
            <text:p>57.82</text:p>
          </table:table-cell>
          <table:table-cell table:number-columns-repeated="7"/>
        </table:table-row>
        <table:table-row table:style-name="ro1">
          <table:table-cell office:value-type="float" office:value="4.03600898521" calcext:value-type="float">
            <text:p>4.0360089852</text:p>
          </table:table-cell>
          <table:table-cell office:value-type="float" office:value="56.6" calcext:value-type="float">
            <text:p>56.6</text:p>
          </table:table-cell>
          <table:table-cell table:number-columns-repeated="7"/>
        </table:table-row>
        <table:table-row table:style-name="ro1">
          <table:table-cell office:value-type="float" office:value="4.01746351789" calcext:value-type="float">
            <text:p>4.0174635179</text:p>
          </table:table-cell>
          <table:table-cell office:value-type="float" office:value="55.56" calcext:value-type="float">
            <text:p>55.56</text:p>
          </table:table-cell>
          <table:table-cell table:number-columns-repeated="7"/>
        </table:table-row>
        <table:table-row table:style-name="ro1">
          <table:table-cell office:value-type="float" office:value="3.95220479506" calcext:value-type="float">
            <text:p>3.9522047951</text:p>
          </table:table-cell>
          <table:table-cell office:value-type="float" office:value="52.05" calcext:value-type="float">
            <text:p>52.05</text:p>
          </table:table-cell>
          <table:table-cell table:number-columns-repeated="7"/>
        </table:table-row>
        <table:table-row table:style-name="ro1">
          <table:table-cell office:value-type="float" office:value="3.95642259272" calcext:value-type="float">
            <text:p>3.9564225927</text:p>
          </table:table-cell>
          <table:table-cell office:value-type="float" office:value="52.27" calcext:value-type="float">
            <text:p>52.27</text:p>
          </table:table-cell>
          <table:table-cell table:number-columns-repeated="7"/>
        </table:table-row>
        <table:table-row table:style-name="ro1">
          <table:table-cell office:value-type="float" office:value="3.86618846908" calcext:value-type="float">
            <text:p>3.8661884691</text:p>
          </table:table-cell>
          <table:table-cell office:value-type="float" office:value="47.76" calcext:value-type="float">
            <text:p>47.76</text:p>
          </table:table-cell>
          <table:table-cell table:number-columns-repeated="7"/>
        </table:table-row>
        <table:table-row table:style-name="ro1">
          <table:table-cell office:value-type="float" office:value="3.91999117508" calcext:value-type="float">
            <text:p>3.9199911751</text:p>
          </table:table-cell>
          <table:table-cell office:value-type="float" office:value="50.4" calcext:value-type="float">
            <text:p>50.4</text:p>
          </table:table-cell>
          <table:table-cell table:number-columns-repeated="7"/>
        </table:table-row>
        <table:table-row table:style-name="ro1">
          <table:table-cell office:value-type="float" office:value="3.92493923069" calcext:value-type="float">
            <text:p>3.9249392307</text:p>
          </table:table-cell>
          <table:table-cell office:value-type="float" office:value="50.65" calcext:value-type="float">
            <text:p>50.65</text:p>
          </table:table-cell>
          <table:table-cell table:number-columns-repeated="7"/>
        </table:table-row>
        <table:table-row table:style-name="ro1">
          <table:table-cell office:value-type="float" office:value="3.96366623858" calcext:value-type="float">
            <text:p>3.9636662386</text:p>
          </table:table-cell>
          <table:table-cell office:value-type="float" office:value="52.65" calcext:value-type="float">
            <text:p>52.65</text:p>
          </table:table-cell>
          <table:table-cell table:number-columns-repeated="7"/>
        </table:table-row>
        <table:table-row table:style-name="ro1">
          <table:table-cell office:value-type="float" office:value="3.96651119071" calcext:value-type="float">
            <text:p>3.9665111907</text:p>
          </table:table-cell>
          <table:table-cell office:value-type="float" office:value="52.8" calcext:value-type="float">
            <text:p>52.8</text:p>
          </table:table-cell>
          <table:table-cell table:number-columns-repeated="7"/>
        </table:table-row>
        <table:table-row table:style-name="ro1">
          <table:table-cell office:value-type="float" office:value="3.9880576917" calcext:value-type="float">
            <text:p>3.9880576917</text:p>
          </table:table-cell>
          <table:table-cell office:value-type="float" office:value="53.95" calcext:value-type="float">
            <text:p>53.95</text:p>
          </table:table-cell>
          <table:table-cell table:number-columns-repeated="7"/>
        </table:table-row>
        <table:table-row table:style-name="ro1">
          <table:table-cell office:value-type="float" office:value="3.98024224441" calcext:value-type="float">
            <text:p>3.9802422444</text:p>
          </table:table-cell>
          <table:table-cell office:value-type="float" office:value="53.53" calcext:value-type="float">
            <text:p>53.53</text:p>
          </table:table-cell>
          <table:table-cell table:number-columns-repeated="7"/>
        </table:table-row>
        <table:table-row table:style-name="ro1">
          <table:table-cell office:value-type="float" office:value="3.99452422694" calcext:value-type="float">
            <text:p>3.9945242269</text:p>
          </table:table-cell>
          <table:table-cell office:value-type="float" office:value="54.3" calcext:value-type="float">
            <text:p>54.3</text:p>
          </table:table-cell>
          <table:table-cell table:number-columns-repeated="7"/>
        </table:table-row>
        <table:table-row table:style-name="ro1">
          <table:table-cell office:value-type="float" office:value="3.95909741281" calcext:value-type="float">
            <text:p>3.9590974128</text:p>
          </table:table-cell>
          <table:table-cell office:value-type="float" office:value="52.41" calcext:value-type="float">
            <text:p>52.41</text:p>
          </table:table-cell>
          <table:table-cell table:number-columns-repeated="7"/>
        </table:table-row>
        <table:table-row table:style-name="ro1">
          <table:table-cell office:value-type="float" office:value="3.94739014927" calcext:value-type="float">
            <text:p>3.9473901493</text:p>
          </table:table-cell>
          <table:table-cell office:value-type="float" office:value="51.8" calcext:value-type="float">
            <text:p>51.8</text:p>
          </table:table-cell>
          <table:table-cell table:number-columns-repeated="7"/>
        </table:table-row>
        <table:table-row table:style-name="ro1">
          <table:table-cell office:value-type="float" office:value="3.94642443215" calcext:value-type="float">
            <text:p>3.9464244322</text:p>
          </table:table-cell>
          <table:table-cell office:value-type="float" office:value="51.75" calcext:value-type="float">
            <text:p>51.75</text:p>
          </table:table-cell>
          <table:table-cell table:number-columns-repeated="7"/>
        </table:table-row>
        <table:table-row table:style-name="ro1">
          <table:table-cell office:value-type="float" office:value="3.97029191355" calcext:value-type="float">
            <text:p>3.970291913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.96972571556" calcext:value-type="float">
            <text:p>3.9697257156</text:p>
          </table:table-cell>
          <table:table-cell office:value-type="float" office:value="52.97" calcext:value-type="float">
            <text:p>52.97</text:p>
          </table:table-cell>
          <table:table-cell table:number-columns-repeated="7"/>
        </table:table-row>
        <table:table-row table:style-name="ro1">
          <table:table-cell office:value-type="float" office:value="3.95412418145" calcext:value-type="float">
            <text:p>3.9541241815</text:p>
          </table:table-cell>
          <table:table-cell office:value-type="float" office:value="52.15" calcext:value-type="float">
            <text:p>52.15</text:p>
          </table:table-cell>
          <table:table-cell table:number-columns-repeated="7"/>
        </table:table-row>
        <table:table-row table:style-name="ro1">
          <table:table-cell office:value-type="float" office:value="3.96119404943" calcext:value-type="float">
            <text:p>3.9611940494</text:p>
          </table:table-cell>
          <table:table-cell office:value-type="float" office:value="52.52" calcext:value-type="float">
            <text:p>52.52</text:p>
          </table:table-cell>
          <table:table-cell table:number-columns-repeated="7"/>
        </table:table-row>
        <table:table-row table:style-name="ro1">
          <table:table-cell office:value-type="float" office:value="3.99083418585" calcext:value-type="float">
            <text:p>3.9908341859</text:p>
          </table:table-cell>
          <table:table-cell office:value-type="float" office:value="54.1" calcext:value-type="float">
            <text:p>54.1</text:p>
          </table:table-cell>
          <table:table-cell table:number-columns-repeated="7"/>
        </table:table-row>
        <table:table-row table:style-name="ro1">
          <table:table-cell office:value-type="float" office:value="3.99930101354" calcext:value-type="float">
            <text:p>3.9993010135</text:p>
          </table:table-cell>
          <table:table-cell office:value-type="float" office:value="54.56" calcext:value-type="float">
            <text:p>54.56</text:p>
          </table:table-cell>
          <table:table-cell table:number-columns-repeated="7"/>
        </table:table-row>
        <table:table-row table:style-name="ro1">
          <table:table-cell office:value-type="float" office:value="4.02087741034" calcext:value-type="float">
            <text:p>4.0208774103</text:p>
          </table:table-cell>
          <table:table-cell office:value-type="float" office:value="55.75" calcext:value-type="float">
            <text:p>55.75</text:p>
          </table:table-cell>
          <table:table-cell table:number-columns-repeated="7"/>
        </table:table-row>
        <table:table-row table:style-name="ro1">
          <table:table-cell office:value-type="float" office:value="4.04777692641" calcext:value-type="float">
            <text:p>4.0477769264</text:p>
          </table:table-cell>
          <table:table-cell office:value-type="float" office:value="57.27" calcext:value-type="float">
            <text:p>57.27</text:p>
          </table:table-cell>
          <table:table-cell table:number-columns-repeated="7"/>
        </table:table-row>
        <table:table-row table:style-name="ro1">
          <table:table-cell office:value-type="float" office:value="4.01908207772" calcext:value-type="float">
            <text:p>4.0190820777</text:p>
          </table:table-cell>
          <table:table-cell office:value-type="float" office:value="55.65" calcext:value-type="float">
            <text:p>55.65</text:p>
          </table:table-cell>
          <table:table-cell table:number-columns-repeated="7"/>
        </table:table-row>
        <table:table-row table:style-name="ro1">
          <table:table-cell office:value-type="float" office:value="3.99434004792" calcext:value-type="float">
            <text:p>3.9943400479</text:p>
          </table:table-cell>
          <table:table-cell office:value-type="float" office:value="54.29" calcext:value-type="float">
            <text:p>54.29</text:p>
          </table:table-cell>
          <table:table-cell table:number-columns-repeated="7"/>
        </table:table-row>
        <table:table-row table:style-name="ro1">
          <table:table-cell office:value-type="float" office:value="4.02338547328" calcext:value-type="float">
            <text:p>4.0233854733</text:p>
          </table:table-cell>
          <table:table-cell office:value-type="float" office:value="55.89" calcext:value-type="float">
            <text:p>55.89</text:p>
          </table:table-cell>
          <table:table-cell table:number-columns-repeated="7"/>
        </table:table-row>
        <table:table-row table:style-name="ro1">
          <table:table-cell office:value-type="float" office:value="4.04129534113" calcext:value-type="float">
            <text:p>4.0412953411</text:p>
          </table:table-cell>
          <table:table-cell office:value-type="float" office:value="56.9" calcext:value-type="float">
            <text:p>56.9</text:p>
          </table:table-cell>
          <table:table-cell table:number-columns-repeated="7"/>
        </table:table-row>
        <table:table-row table:style-name="ro1">
          <table:table-cell office:value-type="float" office:value="4.00914971616" calcext:value-type="float">
            <text:p>4.0091497162</text:p>
          </table:table-cell>
          <table:table-cell office:value-type="float" office:value="55.1" calcext:value-type="float">
            <text:p>55.1</text:p>
          </table:table-cell>
          <table:table-cell table:number-columns-repeated="7"/>
        </table:table-row>
        <table:table-row table:style-name="ro1">
          <table:table-cell office:value-type="float" office:value="4.01277290853" calcext:value-type="float">
            <text:p>4.0127729085</text:p>
          </table:table-cell>
          <table:table-cell office:value-type="float" office:value="55.3" calcext:value-type="float">
            <text:p>55.3</text:p>
          </table:table-cell>
          <table:table-cell table:number-columns-repeated="7"/>
        </table:table-row>
        <table:table-row table:style-name="ro1">
          <table:table-cell office:value-type="float" office:value="4.00241200516" calcext:value-type="float">
            <text:p>4.0024120052</text:p>
          </table:table-cell>
          <table:table-cell office:value-type="float" office:value="54.73" calcext:value-type="float">
            <text:p>54.73</text:p>
          </table:table-cell>
          <table:table-cell table:number-columns-repeated="7"/>
        </table:table-row>
        <table:table-row table:style-name="ro1">
          <table:table-cell office:value-type="float" office:value="4.0165631847" calcext:value-type="float">
            <text:p>4.0165631847</text:p>
          </table:table-cell>
          <table:table-cell office:value-type="float" office:value="55.51" calcext:value-type="float">
            <text:p>55.51</text:p>
          </table:table-cell>
          <table:table-cell table:number-columns-repeated="7"/>
        </table:table-row>
        <table:table-row table:style-name="ro1">
          <table:table-cell office:value-type="float" office:value="4.01908207772" calcext:value-type="float">
            <text:p>4.0190820777</text:p>
          </table:table-cell>
          <table:table-cell office:value-type="float" office:value="55.65" calcext:value-type="float">
            <text:p>55.65</text:p>
          </table:table-cell>
          <table:table-cell table:number-columns-repeated="7"/>
        </table:table-row>
        <table:table-row table:style-name="ro1">
          <table:table-cell office:value-type="float" office:value="4.0333552906" calcext:value-type="float">
            <text:p>4.0333552906</text:p>
          </table:table-cell>
          <table:table-cell office:value-type="float" office:value="56.45" calcext:value-type="float">
            <text:p>56.45</text:p>
          </table:table-cell>
          <table:table-cell table:number-columns-repeated="7"/>
        </table:table-row>
        <table:table-row table:style-name="ro1">
          <table:table-cell office:value-type="float" office:value="4.03211448569" calcext:value-type="float">
            <text:p>4.0321144857</text:p>
          </table:table-cell>
          <table:table-cell office:value-type="float" office:value="56.38" calcext:value-type="float">
            <text:p>56.38</text:p>
          </table:table-cell>
          <table:table-cell table:number-columns-repeated="7"/>
        </table:table-row>
        <table:table-row table:style-name="ro1">
          <table:table-cell office:value-type="float" office:value="4.01818320126" calcext:value-type="float">
            <text:p>4.0181832013</text:p>
          </table:table-cell>
          <table:table-cell office:value-type="float" office:value="55.6" calcext:value-type="float">
            <text:p>55.6</text:p>
          </table:table-cell>
          <table:table-cell table:number-columns-repeated="7"/>
        </table:table-row>
        <table:table-row table:style-name="ro1">
          <table:table-cell office:value-type="float" office:value="4.0076967555" calcext:value-type="float">
            <text:p>4.0076967555</text:p>
          </table:table-cell>
          <table:table-cell office:value-type="float" office:value="55.02" calcext:value-type="float">
            <text:p>55.02</text:p>
          </table:table-cell>
          <table:table-cell table:number-columns-repeated="7"/>
        </table:table-row>
        <table:table-row table:style-name="ro1">
          <table:table-cell office:value-type="float" office:value="3.96195537418" calcext:value-type="float">
            <text:p>3.9619553742</text:p>
          </table:table-cell>
          <table:table-cell office:value-type="float" office:value="52.56" calcext:value-type="float">
            <text:p>52.56</text:p>
          </table:table-cell>
          <table:table-cell table:number-columns-repeated="7"/>
        </table:table-row>
        <table:table-row table:style-name="ro1">
          <table:table-cell office:value-type="float" office:value="3.96366623858" calcext:value-type="float">
            <text:p>3.9636662386</text:p>
          </table:table-cell>
          <table:table-cell office:value-type="float" office:value="52.65" calcext:value-type="float">
            <text:p>52.65</text:p>
          </table:table-cell>
          <table:table-cell table:number-columns-repeated="7"/>
        </table:table-row>
        <table:table-row table:style-name="ro1">
          <table:table-cell office:value-type="float" office:value="3.97085779115" calcext:value-type="float">
            <text:p>3.9708577912</text:p>
          </table:table-cell>
          <table:table-cell office:value-type="float" office:value="53.03" calcext:value-type="float">
            <text:p>53.03</text:p>
          </table:table-cell>
          <table:table-cell table:number-columns-repeated="7"/>
        </table:table-row>
        <table:table-row table:style-name="ro1">
          <table:table-cell office:value-type="float" office:value="3.97311810479" calcext:value-type="float">
            <text:p>3.9731181048</text:p>
          </table:table-cell>
          <table:table-cell office:value-type="float" office:value="53.15" calcext:value-type="float">
            <text:p>53.15</text:p>
          </table:table-cell>
          <table:table-cell table:number-columns-repeated="7"/>
        </table:table-row>
        <table:table-row table:style-name="ro1">
          <table:table-cell office:value-type="float" office:value="3.96157478426" calcext:value-type="float">
            <text:p>3.9615747843</text:p>
          </table:table-cell>
          <table:table-cell office:value-type="float" office:value="52.54" calcext:value-type="float">
            <text:p>52.54</text:p>
          </table:table-cell>
          <table:table-cell table:number-columns-repeated="7"/>
        </table:table-row>
        <table:table-row table:style-name="ro1">
          <table:table-cell office:value-type="float" office:value="3.96575332785" calcext:value-type="float">
            <text:p>3.9657533279</text:p>
          </table:table-cell>
          <table:table-cell office:value-type="float" office:value="52.76" calcext:value-type="float">
            <text:p>52.76</text:p>
          </table:table-cell>
          <table:table-cell table:number-columns-repeated="7"/>
        </table:table-row>
        <table:table-row table:style-name="ro1">
          <table:table-cell office:value-type="float" office:value="3.94352167249" calcext:value-type="float">
            <text:p>3.9435216725</text:p>
          </table:table-cell>
          <table:table-cell office:value-type="float" office:value="51.6" calcext:value-type="float">
            <text:p>51.6</text:p>
          </table:table-cell>
          <table:table-cell table:number-columns-repeated="7"/>
        </table:table-row>
        <table:table-row table:style-name="ro1">
          <table:table-cell office:value-type="float" office:value="3.91202300543" calcext:value-type="float">
            <text:p>3.912023005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3.91402100809" calcext:value-type="float">
            <text:p>3.9140210081</text:p>
          </table:table-cell>
          <table:table-cell office:value-type="float" office:value="50.1" calcext:value-type="float">
            <text:p>50.1</text:p>
          </table:table-cell>
          <table:table-cell table:number-columns-repeated="7"/>
        </table:table-row>
        <table:table-row table:style-name="ro1">
          <table:table-cell office:value-type="float" office:value="3.91402100809" calcext:value-type="float">
            <text:p>3.9140210081</text:p>
          </table:table-cell>
          <table:table-cell office:value-type="float" office:value="50.1" calcext:value-type="float">
            <text:p>50.1</text:p>
          </table:table-cell>
          <table:table-cell table:number-columns-repeated="7"/>
        </table:table-row>
        <table:table-row table:style-name="ro1">
          <table:table-cell office:value-type="float" office:value="3.94158180767" calcext:value-type="float">
            <text:p>3.9415818077</text:p>
          </table:table-cell>
          <table:table-cell office:value-type="float" office:value="51.5" calcext:value-type="float">
            <text:p>51.5</text:p>
          </table:table-cell>
          <table:table-cell table:number-columns-repeated="7"/>
        </table:table-row>
        <table:table-row table:style-name="ro1">
          <table:table-cell office:value-type="float" office:value="3.92018956809" calcext:value-type="float">
            <text:p>3.9201895681</text:p>
          </table:table-cell>
          <table:table-cell office:value-type="float" office:value="50.41" calcext:value-type="float">
            <text:p>50.41</text:p>
          </table:table-cell>
          <table:table-cell table:number-columns-repeated="7"/>
        </table:table-row>
        <table:table-row table:style-name="ro1">
          <table:table-cell office:value-type="float" office:value="3.96651119071" calcext:value-type="float">
            <text:p>3.9665111907</text:p>
          </table:table-cell>
          <table:table-cell office:value-type="float" office:value="52.8" calcext:value-type="float">
            <text:p>52.8</text:p>
          </table:table-cell>
          <table:table-cell table:number-columns-repeated="7"/>
        </table:table-row>
        <table:table-row table:style-name="ro1">
          <table:table-cell office:value-type="float" office:value="3.9719885866" calcext:value-type="float">
            <text:p>3.9719885866</text:p>
          </table:table-cell>
          <table:table-cell office:value-type="float" office:value="53.09" calcext:value-type="float">
            <text:p>53.09</text:p>
          </table:table-cell>
          <table:table-cell table:number-columns-repeated="7"/>
        </table:table-row>
        <table:table-row table:style-name="ro1">
          <table:table-cell office:value-type="float" office:value="3.98898404656" calcext:value-type="float">
            <text:p>3.988984046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3.99636415386" calcext:value-type="float">
            <text:p>3.996364153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3.97255350517" calcext:value-type="float">
            <text:p>3.9725535052</text:p>
          </table:table-cell>
          <table:table-cell office:value-type="float" office:value="53.12" calcext:value-type="float">
            <text:p>53.12</text:p>
          </table:table-cell>
          <table:table-cell table:number-columns-repeated="7"/>
        </table:table-row>
        <table:table-row table:style-name="ro1">
          <table:table-cell office:value-type="float" office:value="3.99636415386" calcext:value-type="float">
            <text:p>3.996364153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3.99415583497" calcext:value-type="float">
            <text:p>3.994155835</text:p>
          </table:table-cell>
          <table:table-cell office:value-type="float" office:value="54.28" calcext:value-type="float">
            <text:p>54.28</text:p>
          </table:table-cell>
          <table:table-cell table:number-columns-repeated="7"/>
        </table:table-row>
        <table:table-row table:style-name="ro1">
          <table:table-cell office:value-type="float" office:value="3.97349432752" calcext:value-type="float">
            <text:p>3.9734943275</text:p>
          </table:table-cell>
          <table:table-cell office:value-type="float" office:value="53.17" calcext:value-type="float">
            <text:p>53.17</text:p>
          </table:table-cell>
          <table:table-cell table:number-columns-repeated="7"/>
        </table:table-row>
        <table:table-row table:style-name="ro1">
          <table:table-cell office:value-type="float" office:value="4.00003388275" calcext:value-type="float">
            <text:p>4.0000338828</text:p>
          </table:table-cell>
          <table:table-cell office:value-type="float" office:value="54.6" calcext:value-type="float">
            <text:p>54.6</text:p>
          </table:table-cell>
          <table:table-cell table:number-columns-repeated="7"/>
        </table:table-row>
        <table:table-row table:style-name="ro1">
          <table:table-cell office:value-type="float" office:value="4.02535169074" calcext:value-type="float">
            <text:p>4.0253516907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.01367665915" calcext:value-type="float">
            <text:p>4.0136766592</text:p>
          </table:table-cell>
          <table:table-cell office:value-type="float" office:value="55.35" calcext:value-type="float">
            <text:p>55.35</text:p>
          </table:table-cell>
          <table:table-cell table:number-columns-repeated="7"/>
        </table:table-row>
        <table:table-row table:style-name="ro1">
          <table:table-cell office:value-type="float" office:value="4.03406363134" calcext:value-type="float">
            <text:p>4.0340636313</text:p>
          </table:table-cell>
          <table:table-cell office:value-type="float" office:value="56.49" calcext:value-type="float">
            <text:p>56.49</text:p>
          </table:table-cell>
          <table:table-cell table:number-columns-repeated="7"/>
        </table:table-row>
        <table:table-row table:style-name="ro1">
          <table:table-cell office:value-type="float" office:value="4.06216566386" calcext:value-type="float">
            <text:p>4.0621656639</text:p>
          </table:table-cell>
          <table:table-cell office:value-type="float" office:value="58.1" calcext:value-type="float">
            <text:p>58.1</text:p>
          </table:table-cell>
          <table:table-cell table:number-columns-repeated="7"/>
        </table:table-row>
        <table:table-row table:style-name="ro1">
          <table:table-cell office:value-type="float" office:value="4.06988109004" calcext:value-type="float">
            <text:p>4.06988109</text:p>
          </table:table-cell>
          <table:table-cell office:value-type="float" office:value="58.55" calcext:value-type="float">
            <text:p>58.55</text:p>
          </table:table-cell>
          <table:table-cell table:number-columns-repeated="7"/>
        </table:table-row>
        <table:table-row table:style-name="ro1">
          <table:table-cell office:value-type="float" office:value="4.05300159869" calcext:value-type="float">
            <text:p>4.0530015987</text:p>
          </table:table-cell>
          <table:table-cell office:value-type="float" office:value="57.57" calcext:value-type="float">
            <text:p>57.57</text:p>
          </table:table-cell>
          <table:table-cell table:number-columns-repeated="7"/>
        </table:table-row>
        <table:table-row table:style-name="ro1">
          <table:table-cell office:value-type="float" office:value="4.03388659318" calcext:value-type="float">
            <text:p>4.0338865932</text:p>
          </table:table-cell>
          <table:table-cell office:value-type="float" office:value="56.48" calcext:value-type="float">
            <text:p>56.48</text:p>
          </table:table-cell>
          <table:table-cell table:number-columns-repeated="7"/>
        </table:table-row>
        <table:table-row table:style-name="ro1">
          <table:table-cell office:value-type="float" office:value="4.04830062372" calcext:value-type="float">
            <text:p>4.0483006237</text:p>
          </table:table-cell>
          <table:table-cell office:value-type="float" office:value="57.3" calcext:value-type="float">
            <text:p>57.3</text:p>
          </table:table-cell>
          <table:table-cell table:number-columns-repeated="7"/>
        </table:table-row>
        <table:table-row table:style-name="ro1">
          <table:table-cell office:value-type="float" office:value="4.06044301055" calcext:value-type="float">
            <text:p>4.060443010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.06731588983" calcext:value-type="float">
            <text:p>4.0673158898</text:p>
          </table:table-cell>
          <table:table-cell office:value-type="float" office:value="58.4" calcext:value-type="float">
            <text:p>58.4</text:p>
          </table:table-cell>
          <table:table-cell table:number-columns-repeated="7"/>
        </table:table-row>
        <table:table-row table:style-name="ro1">
          <table:table-cell office:value-type="float" office:value="4.06216566386" calcext:value-type="float">
            <text:p>4.0621656639</text:p>
          </table:table-cell>
          <table:table-cell office:value-type="float" office:value="58.1" calcext:value-type="float">
            <text:p>58.1</text:p>
          </table:table-cell>
          <table:table-cell table:number-columns-repeated="7"/>
        </table:table-row>
        <table:table-row table:style-name="ro1">
          <table:table-cell office:value-type="float" office:value="4.03918415104" calcext:value-type="float">
            <text:p>4.039184151</text:p>
          </table:table-cell>
          <table:table-cell office:value-type="float" office:value="56.78" calcext:value-type="float">
            <text:p>56.78</text:p>
          </table:table-cell>
          <table:table-cell table:number-columns-repeated="7"/>
        </table:table-row>
        <table:table-row table:style-name="ro1">
          <table:table-cell office:value-type="float" office:value="4.03777421073" calcext:value-type="float">
            <text:p>4.0377742107</text:p>
          </table:table-cell>
          <table:table-cell office:value-type="float" office:value="56.7" calcext:value-type="float">
            <text:p>56.7</text:p>
          </table:table-cell>
          <table:table-cell table:number-columns-repeated="7"/>
        </table:table-row>
        <table:table-row table:style-name="ro1">
          <table:table-cell office:value-type="float" office:value="4.05456369221" calcext:value-type="float">
            <text:p>4.0545636922</text:p>
          </table:table-cell>
          <table:table-cell office:value-type="float" office:value="57.66" calcext:value-type="float">
            <text:p>57.66</text:p>
          </table:table-cell>
          <table:table-cell table:number-columns-repeated="7"/>
        </table:table-row>
        <table:table-row table:style-name="ro1">
          <table:table-cell office:value-type="float" office:value="4.05004430333" calcext:value-type="float">
            <text:p>4.0500443033</text:p>
          </table:table-cell>
          <table:table-cell office:value-type="float" office:value="57.4" calcext:value-type="float">
            <text:p>57.4</text:p>
          </table:table-cell>
          <table:table-cell table:number-columns-repeated="7"/>
        </table:table-row>
        <table:table-row table:style-name="ro1">
          <table:table-cell office:value-type="float" office:value="4.05491049298" calcext:value-type="float">
            <text:p>4.054910493</text:p>
          </table:table-cell>
          <table:table-cell office:value-type="float" office:value="57.68" calcext:value-type="float">
            <text:p>57.68</text:p>
          </table:table-cell>
          <table:table-cell table:number-columns-repeated="7"/>
        </table:table-row>
        <table:table-row table:style-name="ro1">
          <table:table-cell office:value-type="float" office:value="4.02802668118" calcext:value-type="float">
            <text:p>4.0280266812</text:p>
          </table:table-cell>
          <table:table-cell office:value-type="float" office:value="56.15" calcext:value-type="float">
            <text:p>56.15</text:p>
          </table:table-cell>
          <table:table-cell table:number-columns-repeated="7"/>
        </table:table-row>
        <table:table-row table:style-name="ro1">
          <table:table-cell office:value-type="float" office:value="4.02535169074" calcext:value-type="float">
            <text:p>4.0253516907</text:p>
          </table:table-cell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float" office:value="4.01818320126" calcext:value-type="float">
            <text:p>4.0181832013</text:p>
          </table:table-cell>
          <table:table-cell office:value-type="float" office:value="55.6" calcext:value-type="float">
            <text:p>55.6</text:p>
          </table:table-cell>
          <table:table-cell table:number-columns-repeated="7"/>
        </table:table-row>
        <table:table-row table:style-name="ro1">
          <table:table-cell office:value-type="float" office:value="4.00914971616" calcext:value-type="float">
            <text:p>4.0091497162</text:p>
          </table:table-cell>
          <table:table-cell office:value-type="float" office:value="55.1" calcext:value-type="float">
            <text:p>55.1</text:p>
          </table:table-cell>
          <table:table-cell table:number-columns-repeated="7"/>
        </table:table-row>
        <table:table-row table:style-name="ro1">
          <table:table-cell office:value-type="float" office:value="3.99470837205" calcext:value-type="float">
            <text:p>3.9947083721</text:p>
          </table:table-cell>
          <table:table-cell office:value-type="float" office:value="54.31" calcext:value-type="float">
            <text:p>54.31</text:p>
          </table:table-cell>
          <table:table-cell table:number-columns-repeated="7"/>
        </table:table-row>
        <table:table-row table:style-name="ro1">
          <table:table-cell office:value-type="float" office:value="3.9976500914" calcext:value-type="float">
            <text:p>3.9976500914</text:p>
          </table:table-cell>
          <table:table-cell office:value-type="float" office:value="54.47" calcext:value-type="float">
            <text:p>54.47</text:p>
          </table:table-cell>
          <table:table-cell table:number-columns-repeated="7"/>
        </table:table-row>
        <table:table-row table:style-name="ro1">
          <table:table-cell office:value-type="float" office:value="3.99360299242" calcext:value-type="float">
            <text:p>3.9936029924</text:p>
          </table:table-cell>
          <table:table-cell office:value-type="float" office:value="54.25" calcext:value-type="float">
            <text:p>54.25</text:p>
          </table:table-cell>
          <table:table-cell table:number-columns-repeated="7"/>
        </table:table-row>
        <table:table-row table:style-name="ro1">
          <table:table-cell office:value-type="float" office:value="4.00951262671" calcext:value-type="float">
            <text:p>4.0095126267</text:p>
          </table:table-cell>
          <table:table-cell office:value-type="float" office:value="55.12" calcext:value-type="float">
            <text:p>55.12</text:p>
          </table:table-cell>
          <table:table-cell table:number-columns-repeated="7"/>
        </table:table-row>
        <table:table-row table:style-name="ro1">
          <table:table-cell office:value-type="float" office:value="4.00094921462" calcext:value-type="float">
            <text:p>4.0009492146</text:p>
          </table:table-cell>
          <table:table-cell office:value-type="float" office:value="54.65" calcext:value-type="float">
            <text:p>54.65</text:p>
          </table:table-cell>
          <table:table-cell table:number-columns-repeated="7"/>
        </table:table-row>
        <table:table-row table:style-name="ro1">
          <table:table-cell office:value-type="float" office:value="4.02856082168" calcext:value-type="float">
            <text:p>4.0285608217</text:p>
          </table:table-cell>
          <table:table-cell office:value-type="float" office:value="56.18" calcext:value-type="float">
            <text:p>56.18</text:p>
          </table:table-cell>
          <table:table-cell table:number-columns-repeated="7"/>
        </table:table-row>
        <table:table-row table:style-name="ro1">
          <table:table-cell office:value-type="float" office:value="4.05021850418" calcext:value-type="float">
            <text:p>4.0502185042</text:p>
          </table:table-cell>
          <table:table-cell office:value-type="float" office:value="57.41" calcext:value-type="float">
            <text:p>57.41</text:p>
          </table:table-cell>
          <table:table-cell table:number-columns-repeated="7"/>
        </table:table-row>
        <table:table-row table:style-name="ro1">
          <table:table-cell office:value-type="float" office:value="4.04357744517" calcext:value-type="float">
            <text:p>4.0435774452</text:p>
          </table:table-cell>
          <table:table-cell office:value-type="float" office:value="57.03" calcext:value-type="float">
            <text:p>57.03</text:p>
          </table:table-cell>
          <table:table-cell table:number-columns-repeated="7"/>
        </table:table-row>
        <table:table-row table:style-name="ro1">
          <table:table-cell office:value-type="float" office:value="4.06354165307" calcext:value-type="float">
            <text:p>4.0635416531</text:p>
          </table:table-cell>
          <table:table-cell office:value-type="float" office:value="58.18" calcext:value-type="float">
            <text:p>58.18</text:p>
          </table:table-cell>
          <table:table-cell table:number-columns-repeated="7"/>
        </table:table-row>
        <table:table-row table:style-name="ro1">
          <table:table-cell office:value-type="float" office:value="4.07295066953" calcext:value-type="float">
            <text:p>4.0729506695</text:p>
          </table:table-cell>
          <table:table-cell office:value-type="float" office:value="58.73" calcext:value-type="float">
            <text:p>58.73</text:p>
          </table:table-cell>
          <table:table-cell table:number-columns-repeated="7"/>
        </table:table-row>
        <table:table-row table:style-name="ro1">
          <table:table-cell office:value-type="float" office:value="4.05560373391" calcext:value-type="float">
            <text:p>4.0556037339</text:p>
          </table:table-cell>
          <table:table-cell office:value-type="float" office:value="57.72" calcext:value-type="float">
            <text:p>57.72</text:p>
          </table:table-cell>
          <table:table-cell table:number-columns-repeated="7"/>
        </table:table-row>
        <table:table-row table:style-name="ro1">
          <table:table-cell office:value-type="float" office:value="4.03459455782" calcext:value-type="float">
            <text:p>4.0345945578</text:p>
          </table:table-cell>
          <table:table-cell office:value-type="float" office:value="56.52" calcext:value-type="float">
            <text:p>56.52</text:p>
          </table:table-cell>
          <table:table-cell table:number-columns-repeated="7"/>
        </table:table-row>
        <table:table-row table:style-name="ro1">
          <table:table-cell office:value-type="float" office:value="4.05021850418" calcext:value-type="float">
            <text:p>4.0502185042</text:p>
          </table:table-cell>
          <table:table-cell office:value-type="float" office:value="57.41" calcext:value-type="float">
            <text:p>57.41</text:p>
          </table:table-cell>
          <table:table-cell table:number-columns-repeated="7"/>
        </table:table-row>
        <table:table-row table:style-name="ro1">
          <table:table-cell office:value-type="float" office:value="4.03459455782" calcext:value-type="float">
            <text:p>4.0345945578</text:p>
          </table:table-cell>
          <table:table-cell office:value-type="float" office:value="56.52" calcext:value-type="float">
            <text:p>56.52</text:p>
          </table:table-cell>
          <table:table-cell table:number-columns-repeated="7"/>
        </table:table-row>
        <table:table-row table:style-name="ro1">
          <table:table-cell office:value-type="float" office:value="4.03636227968" calcext:value-type="float">
            <text:p>4.0363622797</text:p>
          </table:table-cell>
          <table:table-cell office:value-type="float" office:value="56.62" calcext:value-type="float">
            <text:p>56.62</text:p>
          </table:table-cell>
          <table:table-cell table:number-columns-repeated="7"/>
        </table:table-row>
        <table:table-row table:style-name="ro1">
          <table:table-cell office:value-type="float" office:value="4.02087741034" calcext:value-type="float">
            <text:p>4.0208774103</text:p>
          </table:table-cell>
          <table:table-cell office:value-type="float" office:value="55.75" calcext:value-type="float">
            <text:p>55.75</text:p>
          </table:table-cell>
          <table:table-cell table:number-columns-repeated="7"/>
        </table:table-row>
        <table:table-row table:style-name="ro1">
          <table:table-cell office:value-type="float" office:value="4.01728351609" calcext:value-type="float">
            <text:p>4.0172835161</text:p>
          </table:table-cell>
          <table:table-cell office:value-type="float" office:value="55.55" calcext:value-type="float">
            <text:p>55.55</text:p>
          </table:table-cell>
          <table:table-cell table:number-columns-repeated="7"/>
        </table:table-row>
        <table:table-row table:style-name="ro1">
          <table:table-cell office:value-type="float" office:value="4.0154817138" calcext:value-type="float">
            <text:p>4.0154817138</text:p>
          </table:table-cell>
          <table:table-cell office:value-type="float" office:value="55.45" calcext:value-type="float">
            <text:p>55.45</text:p>
          </table:table-cell>
          <table:table-cell table:number-columns-repeated="7"/>
        </table:table-row>
        <table:table-row table:style-name="ro1">
          <table:table-cell office:value-type="float" office:value="3.99820070167" calcext:value-type="float">
            <text:p>3.9982007017</text:p>
          </table:table-cell>
          <table:table-cell office:value-type="float" office:value="54.5" calcext:value-type="float">
            <text:p>54.5</text:p>
          </table:table-cell>
          <table:table-cell table:number-columns-repeated="7"/>
        </table:table-row>
        <table:table-row table:style-name="ro1">
          <table:table-cell office:value-type="float" office:value="4.02998380306" calcext:value-type="float">
            <text:p>4.0299838031</text:p>
          </table:table-cell>
          <table:table-cell office:value-type="float" office:value="56.26" calcext:value-type="float">
            <text:p>56.26</text:p>
          </table:table-cell>
          <table:table-cell table:number-columns-repeated="7"/>
        </table:table-row>
        <table:table-row table:style-name="ro1">
          <table:table-cell office:value-type="float" office:value="4.02213222811" calcext:value-type="float">
            <text:p>4.0221322281</text:p>
          </table:table-cell>
          <table:table-cell office:value-type="float" office:value="55.82" calcext:value-type="float">
            <text:p>55.82</text:p>
          </table:table-cell>
          <table:table-cell table:number-columns-repeated="7"/>
        </table:table-row>
        <table:table-row table:style-name="ro1">
          <table:table-cell office:value-type="float" office:value="4.03424063815" calcext:value-type="float">
            <text:p>4.0342406382</text:p>
          </table:table-cell>
          <table:table-cell office:value-type="float" office:value="56.5" calcext:value-type="float">
            <text:p>56.5</text:p>
          </table:table-cell>
          <table:table-cell table:number-columns-repeated="7"/>
        </table:table-row>
        <table:table-row table:style-name="ro1">
          <table:table-cell office:value-type="float" office:value="4.03865565636" calcext:value-type="float">
            <text:p>4.0386556564</text:p>
          </table:table-cell>
          <table:table-cell office:value-type="float" office:value="56.75" calcext:value-type="float">
            <text:p>56.75</text:p>
          </table:table-cell>
          <table:table-cell table:number-columns-repeated="7"/>
        </table:table-row>
        <table:table-row table:style-name="ro1">
          <table:table-cell office:value-type="float" office:value="4.04129534113" calcext:value-type="float">
            <text:p>4.0412953411</text:p>
          </table:table-cell>
          <table:table-cell office:value-type="float" office:value="56.9" calcext:value-type="float">
            <text:p>56.9</text:p>
          </table:table-cell>
          <table:table-cell table:number-columns-repeated="7"/>
        </table:table-row>
        <table:table-row table:style-name="ro1">
          <table:table-cell office:value-type="float" office:value="4.0455043968" calcext:value-type="float">
            <text:p>4.0455043968</text:p>
          </table:table-cell>
          <table:table-cell office:value-type="float" office:value="57.14" calcext:value-type="float">
            <text:p>57.14</text:p>
          </table:table-cell>
          <table:table-cell table:number-columns-repeated="7"/>
        </table:table-row>
        <table:table-row table:style-name="ro1">
          <table:table-cell office:value-type="float" office:value="4.01908207772" calcext:value-type="float">
            <text:p>4.0190820777</text:p>
          </table:table-cell>
          <table:table-cell office:value-type="float" office:value="55.65" calcext:value-type="float">
            <text:p>55.65</text:p>
          </table:table-cell>
          <table:table-cell table:number-columns-repeated="7"/>
        </table:table-row>
        <table:table-row table:style-name="ro1">
          <table:table-cell office:value-type="float" office:value="4.02499448409" calcext:value-type="float">
            <text:p>4.0249944841</text:p>
          </table:table-cell>
          <table:table-cell office:value-type="float" office:value="55.98" calcext:value-type="float">
            <text:p>55.98</text:p>
          </table:table-cell>
          <table:table-cell table:number-columns-repeated="7"/>
        </table:table-row>
        <table:table-row table:style-name="ro1">
          <table:table-cell office:value-type="float" office:value="4.04357744517" calcext:value-type="float">
            <text:p>4.0435774452</text:p>
          </table:table-cell>
          <table:table-cell office:value-type="float" office:value="57.03" calcext:value-type="float">
            <text:p>57.03</text:p>
          </table:table-cell>
          <table:table-cell table:number-columns-repeated="7"/>
        </table:table-row>
        <table:table-row table:style-name="ro1">
          <table:table-cell office:value-type="float" office:value="4.06731588983" calcext:value-type="float">
            <text:p>4.0673158898</text:p>
          </table:table-cell>
          <table:table-cell office:value-type="float" office:value="58.4" calcext:value-type="float">
            <text:p>58.4</text:p>
          </table:table-cell>
          <table:table-cell table:number-columns-repeated="7"/>
        </table:table-row>
        <table:table-row table:style-name="ro1">
          <table:table-cell office:value-type="float" office:value="4.06731588983" calcext:value-type="float">
            <text:p>4.0673158898</text:p>
          </table:table-cell>
          <table:table-cell office:value-type="float" office:value="58.4" calcext:value-type="float">
            <text:p>58.4</text:p>
          </table:table-cell>
          <table:table-cell table:number-columns-repeated="7"/>
        </table:table-row>
        <table:table-row table:style-name="ro1">
          <table:table-cell office:value-type="float" office:value="4.05369616374" calcext:value-type="float">
            <text:p>4.0536961637</text:p>
          </table:table-cell>
          <table:table-cell office:value-type="float" office:value="57.61" calcext:value-type="float">
            <text:p>57.61</text:p>
          </table:table-cell>
          <table:table-cell table:number-columns-repeated="7"/>
        </table:table-row>
        <table:table-row table:style-name="ro1">
          <table:table-cell office:value-type="float" office:value="4.0561233494" calcext:value-type="float">
            <text:p>4.0561233494</text:p>
          </table:table-cell>
          <table:table-cell office:value-type="float" office:value="57.75" calcext:value-type="float">
            <text:p>57.75</text:p>
          </table:table-cell>
          <table:table-cell table:number-columns-repeated="7"/>
        </table:table-row>
        <table:table-row table:style-name="ro1">
          <table:table-cell office:value-type="float" office:value="4.06474409245" calcext:value-type="float">
            <text:p>4.0647440925</text:p>
          </table:table-cell>
          <table:table-cell office:value-type="float" office:value="58.25" calcext:value-type="float">
            <text:p>58.25</text:p>
          </table:table-cell>
          <table:table-cell table:number-columns-repeated="7"/>
        </table:table-row>
        <table:table-row table:style-name="ro1">
          <table:table-cell office:value-type="float" office:value="4.07584109066" calcext:value-type="float">
            <text:p>4.0758410907</text:p>
          </table:table-cell>
          <table:table-cell office:value-type="float" office:value="58.9" calcext:value-type="float">
            <text:p>58.9</text:p>
          </table:table-cell>
          <table:table-cell table:number-columns-repeated="7"/>
        </table:table-row>
        <table:table-row table:style-name="ro1">
          <table:table-cell office:value-type="float" office:value="4.08092154189" calcext:value-type="float">
            <text:p>4.0809215419</text:p>
          </table:table-cell>
          <table:table-cell office:value-type="float" office:value="59.2" calcext:value-type="float">
            <text:p>59.2</text:p>
          </table:table-cell>
          <table:table-cell table:number-columns-repeated="7"/>
        </table:table-row>
        <table:table-row table:style-name="ro1">
          <table:table-cell office:value-type="float" office:value="4.07923092441" calcext:value-type="float">
            <text:p>4.0792309244</text:p>
          </table:table-cell>
          <table:table-cell office:value-type="float" office:value="59.1" calcext:value-type="float">
            <text:p>59.1</text:p>
          </table:table-cell>
          <table:table-cell table:number-columns-repeated="7"/>
        </table:table-row>
        <table:table-row table:style-name="ro1">
          <table:table-cell office:value-type="float" office:value="4.06388535474" calcext:value-type="float">
            <text:p>4.0638853547</text:p>
          </table:table-cell>
          <table:table-cell office:value-type="float" office:value="58.2" calcext:value-type="float">
            <text:p>58.2</text:p>
          </table:table-cell>
          <table:table-cell table:number-columns-repeated="7"/>
        </table:table-row>
        <table:table-row table:style-name="ro1">
          <table:table-cell office:value-type="float" office:value="4.07804578925" calcext:value-type="float">
            <text:p>4.0780457893</text:p>
          </table:table-cell>
          <table:table-cell office:value-type="float" office:value="59.03" calcext:value-type="float">
            <text:p>59.03</text:p>
          </table:table-cell>
          <table:table-cell table:number-columns-repeated="7"/>
        </table:table-row>
        <table:table-row table:style-name="ro1">
          <table:table-cell office:value-type="float" office:value="4.09016919081" calcext:value-type="float">
            <text:p>4.0901691908</text:p>
          </table:table-cell>
          <table:table-cell office:value-type="float" office:value="59.75" calcext:value-type="float">
            <text:p>59.75</text:p>
          </table:table-cell>
          <table:table-cell table:number-columns-repeated="7"/>
        </table:table-row>
        <table:table-row table:style-name="ro1">
          <table:table-cell office:value-type="float" office:value="4.10758978897" calcext:value-type="float">
            <text:p>4.107589789</text:p>
          </table:table-cell>
          <table:table-cell office:value-type="float" office:value="60.8" calcext:value-type="float">
            <text:p>60.8</text:p>
          </table:table-cell>
          <table:table-cell table:number-columns-repeated="7"/>
        </table:table-row>
        <table:table-row table:style-name="ro1">
          <table:table-cell office:value-type="float" office:value="4.10972566426" calcext:value-type="float">
            <text:p>4.1097256643</text:p>
          </table:table-cell>
          <table:table-cell office:value-type="float" office:value="60.93" calcext:value-type="float">
            <text:p>60.93</text:p>
          </table:table-cell>
          <table:table-cell table:number-columns-repeated="7"/>
        </table:table-row>
        <table:table-row table:style-name="ro1">
          <table:table-cell office:value-type="float" office:value="4.11740983515" calcext:value-type="float">
            <text:p>4.1174098352</text:p>
          </table:table-cell>
          <table:table-cell office:value-type="float" office:value="61.4" calcext:value-type="float">
            <text:p>61.4</text:p>
          </table:table-cell>
          <table:table-cell table:number-columns-repeated="7"/>
        </table:table-row>
        <table:table-row table:style-name="ro1">
          <table:table-cell office:value-type="float" office:value="4.1193623252" calcext:value-type="float">
            <text:p>4.1193623252</text:p>
          </table:table-cell>
          <table:table-cell office:value-type="float" office:value="61.52" calcext:value-type="float">
            <text:p>61.52</text:p>
          </table:table-cell>
          <table:table-cell table:number-columns-repeated="7"/>
        </table:table-row>
        <table:table-row table:style-name="ro1">
          <table:table-cell office:value-type="float" office:value="4.12066187054" calcext:value-type="float">
            <text:p>4.1206618705</text:p>
          </table:table-cell>
          <table:table-cell office:value-type="float" office:value="61.6" calcext:value-type="float">
            <text:p>61.6</text:p>
          </table:table-cell>
          <table:table-cell table:number-columns-repeated="7"/>
        </table:table-row>
        <table:table-row table:style-name="ro1">
          <table:table-cell office:value-type="float" office:value="4.12794051165" calcext:value-type="float">
            <text:p>4.1279405117</text:p>
          </table:table-cell>
          <table:table-cell office:value-type="float" office:value="62.05" calcext:value-type="float">
            <text:p>62.05</text:p>
          </table:table-cell>
          <table:table-cell table:number-columns-repeated="7"/>
        </table:table-row>
        <table:table-row table:style-name="ro1">
          <table:table-cell office:value-type="float" office:value="4.12761813899" calcext:value-type="float">
            <text:p>4.127618139</text:p>
          </table:table-cell>
          <table:table-cell office:value-type="float" office:value="62.03" calcext:value-type="float">
            <text:p>62.03</text:p>
          </table:table-cell>
          <table:table-cell table:number-columns-repeated="7"/>
        </table:table-row>
        <table:table-row table:style-name="ro1">
          <table:table-cell office:value-type="float" office:value="4.12487376726" calcext:value-type="float">
            <text:p>4.1248737673</text:p>
          </table:table-cell>
          <table:table-cell office:value-type="float" office:value="61.86" calcext:value-type="float">
            <text:p>61.86</text:p>
          </table:table-cell>
          <table:table-cell table:number-columns-repeated="7"/>
        </table:table-row>
        <table:table-row table:style-name="ro1">
          <table:table-cell office:value-type="float" office:value="4.12987256828" calcext:value-type="float">
            <text:p>4.1298725683</text:p>
          </table:table-cell>
          <table:table-cell office:value-type="float" office:value="62.17" calcext:value-type="float">
            <text:p>62.17</text:p>
          </table:table-cell>
          <table:table-cell table:number-columns-repeated="7"/>
        </table:table-row>
        <table:table-row table:style-name="ro1">
          <table:table-cell office:value-type="float" office:value="4.15135481694" calcext:value-type="float">
            <text:p>4.1513548169</text:p>
          </table:table-cell>
          <table:table-cell office:value-type="float" office:value="63.52" calcext:value-type="float">
            <text:p>63.52</text:p>
          </table:table-cell>
          <table:table-cell table:number-columns-repeated="7"/>
        </table:table-row>
        <table:table-row table:style-name="ro1">
          <table:table-cell office:value-type="float" office:value="4.15245622528" calcext:value-type="float">
            <text:p>4.1524562253</text:p>
          </table:table-cell>
          <table:table-cell office:value-type="float" office:value="63.59" calcext:value-type="float">
            <text:p>63.59</text:p>
          </table:table-cell>
          <table:table-cell table:number-columns-repeated="7"/>
        </table:table-row>
        <table:table-row table:style-name="ro1">
          <table:table-cell office:value-type="float" office:value="4.16215896181" calcext:value-type="float">
            <text:p>4.1621589618</text:p>
          </table:table-cell>
          <table:table-cell office:value-type="float" office:value="64.21" calcext:value-type="float">
            <text:p>64.21</text:p>
          </table:table-cell>
          <table:table-cell table:number-columns-repeated="7"/>
        </table:table-row>
        <table:table-row table:style-name="ro1">
          <table:table-cell office:value-type="float" office:value="4.16184743532" calcext:value-type="float">
            <text:p>4.1618474353</text:p>
          </table:table-cell>
          <table:table-cell office:value-type="float" office:value="64.19" calcext:value-type="float">
            <text:p>64.19</text:p>
          </table:table-cell>
          <table:table-cell table:number-columns-repeated="7"/>
        </table:table-row>
        <table:table-row table:style-name="ro1">
          <table:table-cell office:value-type="float" office:value="4.17361774312" calcext:value-type="float">
            <text:p>4.1736177431</text:p>
          </table:table-cell>
          <table:table-cell office:value-type="float" office:value="64.95" calcext:value-type="float">
            <text:p>64.95</text:p>
          </table:table-cell>
          <table:table-cell table:number-columns-repeated="7"/>
        </table:table-row>
        <table:table-row table:style-name="ro1">
          <table:table-cell office:value-type="float" office:value="4.17099691374" calcext:value-type="float">
            <text:p>4.1709969137</text:p>
          </table:table-cell>
          <table:table-cell office:value-type="float" office:value="64.78" calcext:value-type="float">
            <text:p>64.78</text:p>
          </table:table-cell>
          <table:table-cell table:number-columns-repeated="7"/>
        </table:table-row>
        <table:table-row table:style-name="ro1">
          <table:table-cell office:value-type="float" office:value="4.16697525326" calcext:value-type="float">
            <text:p>4.1669752533</text:p>
          </table:table-cell>
          <table:table-cell office:value-type="float" office:value="64.52" calcext:value-type="float">
            <text:p>64.52</text:p>
          </table:table-cell>
          <table:table-cell table:number-columns-repeated="7"/>
        </table:table-row>
        <table:table-row table:style-name="ro1">
          <table:table-cell office:value-type="float" office:value="4.14392806241" calcext:value-type="float">
            <text:p>4.1439280624</text:p>
          </table:table-cell>
          <table:table-cell office:value-type="float" office:value="63.05" calcext:value-type="float">
            <text:p>63.05</text:p>
          </table:table-cell>
          <table:table-cell table:number-columns-repeated="7"/>
        </table:table-row>
        <table:table-row table:style-name="ro1">
          <table:table-cell office:value-type="float" office:value="4.16929741546" calcext:value-type="float">
            <text:p>4.1692974155</text:p>
          </table:table-cell>
          <table:table-cell office:value-type="float" office:value="64.67" calcext:value-type="float">
            <text:p>64.67</text:p>
          </table:table-cell>
          <table:table-cell table:number-columns-repeated="7"/>
        </table:table-row>
        <table:table-row table:style-name="ro1">
          <table:table-cell office:value-type="float" office:value="4.15903932115" calcext:value-type="float">
            <text:p>4.1590393212</text:p>
          </table:table-cell>
          <table:table-cell office:value-type="float" office:value="64.01" calcext:value-type="float">
            <text:p>64.01</text:p>
          </table:table-cell>
          <table:table-cell table:number-columns-repeated="7"/>
        </table:table-row>
        <table:table-row table:style-name="ro1">
          <table:table-cell office:value-type="float" office:value="4.16480302587" calcext:value-type="float">
            <text:p>4.1648030259</text:p>
          </table:table-cell>
          <table:table-cell office:value-type="float" office:value="64.38" calcext:value-type="float">
            <text:p>64.38</text:p>
          </table:table-cell>
          <table:table-cell table:number-columns-repeated="7"/>
        </table:table-row>
        <table:table-row table:style-name="ro1">
          <table:table-cell office:value-type="float" office:value="4.17454110422" calcext:value-type="float">
            <text:p>4.1745411042</text:p>
          </table:table-cell>
          <table:table-cell office:value-type="float" office:value="65.01" calcext:value-type="float">
            <text:p>65.01</text:p>
          </table:table-cell>
          <table:table-cell table:number-columns-repeated="7"/>
        </table:table-row>
        <table:table-row table:style-name="ro1">
          <table:table-cell office:value-type="float" office:value="4.17623172169" calcext:value-type="float">
            <text:p>4.1762317217</text:p>
          </table:table-cell>
          <table:table-cell office:value-type="float" office:value="65.12" calcext:value-type="float">
            <text:p>65.12</text:p>
          </table:table-cell>
          <table:table-cell table:number-columns-repeated="7"/>
        </table:table-row>
        <table:table-row table:style-name="ro1">
          <table:table-cell office:value-type="float" office:value="4.17377169585" calcext:value-type="float">
            <text:p>4.1737716959</text:p>
          </table:table-cell>
          <table:table-cell office:value-type="float" office:value="64.96" calcext:value-type="float">
            <text:p>64.96</text:p>
          </table:table-cell>
          <table:table-cell table:number-columns-repeated="7"/>
        </table:table-row>
        <table:table-row table:style-name="ro1">
          <table:table-cell office:value-type="float" office:value="4.17223110088" calcext:value-type="float">
            <text:p>4.1722311009</text:p>
          </table:table-cell>
          <table:table-cell office:value-type="float" office:value="64.86" calcext:value-type="float">
            <text:p>64.86</text:p>
          </table:table-cell>
          <table:table-cell table:number-columns-repeated="7"/>
        </table:table-row>
        <table:table-row table:style-name="ro1">
          <table:table-cell office:value-type="float" office:value="4.17269352863" calcext:value-type="float">
            <text:p>4.1726935286</text:p>
          </table:table-cell>
          <table:table-cell office:value-type="float" office:value="64.89" calcext:value-type="float">
            <text:p>64.89</text:p>
          </table:table-cell>
          <table:table-cell table:number-columns-repeated="7"/>
        </table:table-row>
        <table:table-row table:style-name="ro1">
          <table:table-cell office:value-type="float" office:value="4.16278172378" calcext:value-type="float">
            <text:p>4.1627817238</text:p>
          </table:table-cell>
          <table:table-cell office:value-type="float" office:value="64.25" calcext:value-type="float">
            <text:p>64.25</text:p>
          </table:table-cell>
          <table:table-cell table:number-columns-repeated="7"/>
        </table:table-row>
        <table:table-row table:style-name="ro1">
          <table:table-cell office:value-type="float" office:value="4.1743872699" calcext:value-type="float">
            <text:p>4.1743872699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4.1703792485" calcext:value-type="float">
            <text:p>4.1703792485</text:p>
          </table:table-cell>
          <table:table-cell office:value-type="float" office:value="64.74" calcext:value-type="float">
            <text:p>64.74</text:p>
          </table:table-cell>
          <table:table-cell table:number-columns-repeated="7"/>
        </table:table-row>
        <table:table-row table:style-name="ro1">
          <table:table-cell office:value-type="float" office:value="4.18570756824" calcext:value-type="float">
            <text:p>4.1857075682</text:p>
          </table:table-cell>
          <table:table-cell office:value-type="float" office:value="65.74" calcext:value-type="float">
            <text:p>65.74</text:p>
          </table:table-cell>
          <table:table-cell table:number-columns-repeated="7"/>
        </table:table-row>
        <table:table-row table:style-name="ro1">
          <table:table-cell office:value-type="float" office:value="4.20095429728" calcext:value-type="float">
            <text:p>4.2009542973</text:p>
          </table:table-cell>
          <table:table-cell office:value-type="float" office:value="66.75" calcext:value-type="float">
            <text:p>66.75</text:p>
          </table:table-cell>
          <table:table-cell table:number-columns-repeated="7"/>
        </table:table-row>
        <table:table-row table:style-name="ro1">
          <table:table-cell office:value-type="float" office:value="4.18889687916" calcext:value-type="float">
            <text:p>4.1888968792</text:p>
          </table:table-cell>
          <table:table-cell office:value-type="float" office:value="65.95" calcext:value-type="float">
            <text:p>65.95</text:p>
          </table:table-cell>
          <table:table-cell table:number-columns-repeated="7"/>
        </table:table-row>
        <table:table-row table:style-name="ro1">
          <table:table-cell office:value-type="float" office:value="4.15919553454" calcext:value-type="float">
            <text:p>4.1591955345</text:p>
          </table:table-cell>
          <table:table-cell office:value-type="float" office:value="64.02" calcext:value-type="float">
            <text:p>64.02</text:p>
          </table:table-cell>
          <table:table-cell table:number-columns-repeated="7"/>
        </table:table-row>
        <table:table-row table:style-name="ro1">
          <table:table-cell office:value-type="float" office:value="4.17607814725" calcext:value-type="float">
            <text:p>4.1760781473</text:p>
          </table:table-cell>
          <table:table-cell office:value-type="float" office:value="65.11" calcext:value-type="float">
            <text:p>65.11</text:p>
          </table:table-cell>
          <table:table-cell table:number-columns-repeated="7"/>
        </table:table-row>
        <table:table-row table:style-name="ro1">
          <table:table-cell office:value-type="float" office:value="4.18768310265" calcext:value-type="float">
            <text:p>4.1876831027</text:p>
          </table:table-cell>
          <table:table-cell office:value-type="float" office:value="65.87" calcext:value-type="float">
            <text:p>65.87</text:p>
          </table:table-cell>
          <table:table-cell table:number-columns-repeated="7"/>
        </table:table-row>
        <table:table-row table:style-name="ro1">
          <table:table-cell office:value-type="float" office:value="4.18418526622" calcext:value-type="float">
            <text:p>4.1841852662</text:p>
          </table:table-cell>
          <table:table-cell office:value-type="float" office:value="65.64" calcext:value-type="float">
            <text:p>65.64</text:p>
          </table:table-cell>
          <table:table-cell table:number-columns-repeated="7"/>
        </table:table-row>
        <table:table-row table:style-name="ro1">
          <table:table-cell office:value-type="float" office:value="4.18036934157" calcext:value-type="float">
            <text:p>4.1803693416</text:p>
          </table:table-cell>
          <table:table-cell office:value-type="float" office:value="65.39" calcext:value-type="float">
            <text:p>65.39</text:p>
          </table:table-cell>
          <table:table-cell table:number-columns-repeated="7"/>
        </table:table-row>
        <table:table-row table:style-name="ro1">
          <table:table-cell office:value-type="float" office:value="4.20916023665" calcext:value-type="float">
            <text:p>4.2091602367</text:p>
          </table:table-cell>
          <table:table-cell office:value-type="float" office:value="67.3" calcext:value-type="float">
            <text:p>67.3</text:p>
          </table:table-cell>
          <table:table-cell table:number-columns-repeated="7"/>
        </table:table-row>
        <table:table-row table:style-name="ro1">
          <table:table-cell office:value-type="float" office:value="4.20618404398" calcext:value-type="float">
            <text:p>4.206184044</text:p>
          </table:table-cell>
          <table:table-cell office:value-type="float" office:value="67.1" calcext:value-type="float">
            <text:p>67.1</text:p>
          </table:table-cell>
          <table:table-cell table:number-columns-repeated="7"/>
        </table:table-row>
        <table:table-row table:style-name="ro1">
          <table:table-cell office:value-type="float" office:value="4.19900483277" calcext:value-type="float">
            <text:p>4.1990048328</text:p>
          </table:table-cell>
          <table:table-cell office:value-type="float" office:value="66.62" calcext:value-type="float">
            <text:p>66.62</text:p>
          </table:table-cell>
          <table:table-cell table:number-columns-repeated="7"/>
        </table:table-row>
        <table:table-row table:style-name="ro1">
          <table:table-cell office:value-type="float" office:value="4.19915492657" calcext:value-type="float">
            <text:p>4.1991549266</text:p>
          </table:table-cell>
          <table:table-cell office:value-type="float" office:value="66.63" calcext:value-type="float">
            <text:p>66.63</text:p>
          </table:table-cell>
          <table:table-cell table:number-columns-repeated="7"/>
        </table:table-row>
        <table:table-row table:style-name="ro1">
          <table:table-cell office:value-type="float" office:value="4.19945504662" calcext:value-type="float">
            <text:p>4.1994550466</text:p>
          </table:table-cell>
          <table:table-cell office:value-type="float" office:value="66.65" calcext:value-type="float">
            <text:p>66.65</text:p>
          </table:table-cell>
          <table:table-cell table:number-columns-repeated="7"/>
        </table:table-row>
        <table:table-row table:style-name="ro1">
          <table:table-cell office:value-type="float" office:value="4.19192489056" calcext:value-type="float">
            <text:p>4.1919248906</text:p>
          </table:table-cell>
          <table:table-cell office:value-type="float" office:value="66.15" calcext:value-type="float">
            <text:p>66.15</text:p>
          </table:table-cell>
          <table:table-cell table:number-columns-repeated="7"/>
        </table:table-row>
        <table:table-row table:style-name="ro1">
          <table:table-cell office:value-type="float" office:value="4.18722755637" calcext:value-type="float">
            <text:p>4.1872275564</text:p>
          </table:table-cell>
          <table:table-cell office:value-type="float" office:value="65.84" calcext:value-type="float">
            <text:p>65.84</text:p>
          </table:table-cell>
          <table:table-cell table:number-columns-repeated="7"/>
        </table:table-row>
        <table:table-row table:style-name="ro1">
          <table:table-cell office:value-type="float" office:value="4.17207691076" calcext:value-type="float">
            <text:p>4.1720769108</text:p>
          </table:table-cell>
          <table:table-cell office:value-type="float" office:value="64.85" calcext:value-type="float">
            <text:p>64.85</text:p>
          </table:table-cell>
          <table:table-cell table:number-columns-repeated="7"/>
        </table:table-row>
        <table:table-row table:style-name="ro1">
          <table:table-cell office:value-type="float" office:value="4.17269352863" calcext:value-type="float">
            <text:p>4.1726935286</text:p>
          </table:table-cell>
          <table:table-cell office:value-type="float" office:value="64.89" calcext:value-type="float">
            <text:p>64.89</text:p>
          </table:table-cell>
          <table:table-cell table:number-columns-repeated="7"/>
        </table:table-row>
        <table:table-row table:style-name="ro1">
          <table:table-cell office:value-type="float" office:value="4.18631584076" calcext:value-type="float">
            <text:p>4.1863158408</text:p>
          </table:table-cell>
          <table:table-cell office:value-type="float" office:value="65.78" calcext:value-type="float">
            <text:p>65.78</text:p>
          </table:table-cell>
          <table:table-cell table:number-columns-repeated="7"/>
        </table:table-row>
        <table:table-row table:style-name="ro1">
          <table:table-cell office:value-type="float" office:value="4.17300169505" calcext:value-type="float">
            <text:p>4.1730016951</text:p>
          </table:table-cell>
          <table:table-cell office:value-type="float" office:value="64.91" calcext:value-type="float">
            <text:p>64.91</text:p>
          </table:table-cell>
          <table:table-cell table:number-columns-repeated="7"/>
        </table:table-row>
        <table:table-row table:style-name="ro1">
          <table:table-cell office:value-type="float" office:value="4.16122409106" calcext:value-type="float">
            <text:p>4.1612240911</text:p>
          </table:table-cell>
          <table:table-cell office:value-type="float" office:value="64.15" calcext:value-type="float">
            <text:p>64.15</text:p>
          </table:table-cell>
          <table:table-cell table:number-columns-repeated="7"/>
        </table:table-row>
        <table:table-row table:style-name="ro1">
          <table:table-cell office:value-type="float" office:value="4.15731936138" calcext:value-type="float">
            <text:p>4.1573193614</text:p>
          </table:table-cell>
          <table:table-cell office:value-type="float" office:value="63.9" calcext:value-type="float">
            <text:p>63.9</text:p>
          </table:table-cell>
          <table:table-cell table:number-columns-repeated="7"/>
        </table:table-row>
        <table:table-row table:style-name="ro1">
          <table:table-cell office:value-type="float" office:value="4.15166962884" calcext:value-type="float">
            <text:p>4.1516696288</text:p>
          </table:table-cell>
          <table:table-cell office:value-type="float" office:value="63.54" calcext:value-type="float">
            <text:p>63.54</text:p>
          </table:table-cell>
          <table:table-cell table:number-columns-repeated="7"/>
        </table:table-row>
        <table:table-row table:style-name="ro1">
          <table:table-cell office:value-type="float" office:value="4.16355963124" calcext:value-type="float">
            <text:p>4.1635596312</text:p>
          </table:table-cell>
          <table:table-cell office:value-type="float" office:value="64.3" calcext:value-type="float">
            <text:p>64.3</text:p>
          </table:table-cell>
          <table:table-cell table:number-columns-repeated="7"/>
        </table:table-row>
        <table:table-row table:style-name="ro1">
          <table:table-cell office:value-type="float" office:value="4.14977926911" calcext:value-type="float">
            <text:p>4.1497792691</text:p>
          </table:table-cell>
          <table:table-cell office:value-type="float" office:value="63.42" calcext:value-type="float">
            <text:p>63.42</text:p>
          </table:table-cell>
          <table:table-cell table:number-columns-repeated="7"/>
        </table:table-row>
        <table:table-row table:style-name="ro1">
          <table:table-cell office:value-type="float" office:value="4.13756368134" calcext:value-type="float">
            <text:p>4.1375636813</text:p>
          </table:table-cell>
          <table:table-cell office:value-type="float" office:value="62.65" calcext:value-type="float">
            <text:p>62.65</text:p>
          </table:table-cell>
          <table:table-cell table:number-columns-repeated="7"/>
        </table:table-row>
        <table:table-row table:style-name="ro1">
          <table:table-cell office:value-type="float" office:value="4.13836144764" calcext:value-type="float">
            <text:p>4.1383614476</text:p>
          </table:table-cell>
          <table:table-cell office:value-type="float" office:value="62.7" calcext:value-type="float">
            <text:p>62.7</text:p>
          </table:table-cell>
          <table:table-cell table:number-columns-repeated="7"/>
        </table:table-row>
        <table:table-row table:style-name="ro1">
          <table:table-cell office:value-type="float" office:value="4.12681175236" calcext:value-type="float">
            <text:p>4.1268117524</text:p>
          </table:table-cell>
          <table:table-cell office:value-type="float" office:value="61.98" calcext:value-type="float">
            <text:p>61.98</text:p>
          </table:table-cell>
          <table:table-cell table:number-columns-repeated="7"/>
        </table:table-row>
        <table:table-row table:style-name="ro1">
          <table:table-cell office:value-type="float" office:value="4.10791868225" calcext:value-type="float">
            <text:p>4.1079186823</text:p>
          </table:table-cell>
          <table:table-cell office:value-type="float" office:value="60.82" calcext:value-type="float">
            <text:p>60.82</text:p>
          </table:table-cell>
          <table:table-cell table:number-columns-repeated="7"/>
        </table:table-row>
        <table:table-row table:style-name="ro1">
          <table:table-cell office:value-type="float" office:value="4.09982949245" calcext:value-type="float">
            <text:p>4.0998294925</text:p>
          </table:table-cell>
          <table:table-cell office:value-type="float" office:value="60.33" calcext:value-type="float">
            <text:p>60.33</text:p>
          </table:table-cell>
          <table:table-cell table:number-columns-repeated="7"/>
        </table:table-row>
        <table:table-row table:style-name="ro1">
          <table:table-cell office:value-type="float" office:value="4.12713438505" calcext:value-type="float">
            <text:p>4.127134385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4.11169320056" calcext:value-type="float">
            <text:p>4.1116932006</text:p>
          </table:table-cell>
          <table:table-cell office:value-type="float" office:value="61.05" calcext:value-type="float">
            <text:p>61.05</text:p>
          </table:table-cell>
          <table:table-cell table:number-columns-repeated="7"/>
        </table:table-row>
        <table:table-row table:style-name="ro1">
          <table:table-cell office:value-type="float" office:value="4.11136554656" calcext:value-type="float">
            <text:p>4.1113655466</text:p>
          </table:table-cell>
          <table:table-cell office:value-type="float" office:value="61.03" calcext:value-type="float">
            <text:p>61.03</text:p>
          </table:table-cell>
          <table:table-cell table:number-columns-repeated="7"/>
        </table:table-row>
        <table:table-row table:style-name="ro1">
          <table:table-cell office:value-type="float" office:value="4.12374153907" calcext:value-type="float">
            <text:p>4.1237415391</text:p>
          </table:table-cell>
          <table:table-cell office:value-type="float" office:value="61.79" calcext:value-type="float">
            <text:p>61.79</text:p>
          </table:table-cell>
          <table:table-cell table:number-columns-repeated="7"/>
        </table:table-row>
        <table:table-row table:style-name="ro1">
          <table:table-cell office:value-type="float" office:value="4.12713438505" calcext:value-type="float">
            <text:p>4.1271343851</text:p>
          </table:table-cell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float" office:value="4.12163542246" calcext:value-type="float">
            <text:p>4.1216354225</text:p>
          </table:table-cell>
          <table:table-cell office:value-type="float" office:value="61.66" calcext:value-type="float">
            <text:p>61.66</text:p>
          </table:table-cell>
          <table:table-cell table:number-columns-repeated="7"/>
        </table:table-row>
        <table:table-row table:style-name="ro1">
          <table:table-cell office:value-type="float" office:value="4.1204995197" calcext:value-type="float">
            <text:p>4.1204995197</text:p>
          </table:table-cell>
          <table:table-cell office:value-type="float" office:value="61.59" calcext:value-type="float">
            <text:p>61.59</text:p>
          </table:table-cell>
          <table:table-cell table:number-columns-repeated="7"/>
        </table:table-row>
        <table:table-row table:style-name="ro1">
          <table:table-cell office:value-type="float" office:value="4.10445989596" calcext:value-type="float">
            <text:p>4.104459896</text:p>
          </table:table-cell>
          <table:table-cell office:value-type="float" office:value="60.61" calcext:value-type="float">
            <text:p>60.61</text:p>
          </table:table-cell>
          <table:table-cell table:number-columns-repeated="7"/>
        </table:table-row>
        <table:table-row table:style-name="ro1">
          <table:table-cell office:value-type="float" office:value="4.11185698731" calcext:value-type="float">
            <text:p>4.1118569873</text:p>
          </table:table-cell>
          <table:table-cell office:value-type="float" office:value="61.06" calcext:value-type="float">
            <text:p>61.06</text:p>
          </table:table-cell>
          <table:table-cell table:number-columns-repeated="7"/>
        </table:table-row>
        <table:table-row table:style-name="ro1">
          <table:table-cell office:value-type="float" office:value="4.10988977356" calcext:value-type="float">
            <text:p>4.1098897736</text:p>
          </table:table-cell>
          <table:table-cell office:value-type="float" office:value="60.94" calcext:value-type="float">
            <text:p>60.94</text:p>
          </table:table-cell>
          <table:table-cell table:number-columns-repeated="7"/>
        </table:table-row>
        <table:table-row table:style-name="ro1">
          <table:table-cell office:value-type="float" office:value="4.11480057079" calcext:value-type="float">
            <text:p>4.1148005708</text:p>
          </table:table-cell>
          <table:table-cell office:value-type="float" office:value="61.24" calcext:value-type="float">
            <text:p>61.24</text:p>
          </table:table-cell>
          <table:table-cell table:number-columns-repeated="7"/>
        </table:table-row>
        <table:table-row table:style-name="ro1">
          <table:table-cell office:value-type="float" office:value="4.10775424913" calcext:value-type="float">
            <text:p>4.1077542491</text:p>
          </table:table-cell>
          <table:table-cell office:value-type="float" office:value="60.81" calcext:value-type="float">
            <text:p>60.81</text:p>
          </table:table-cell>
          <table:table-cell table:number-columns-repeated="7"/>
        </table:table-row>
        <table:table-row table:style-name="ro1">
          <table:table-cell office:value-type="float" office:value="4.10923317472" calcext:value-type="float">
            <text:p>4.1092331747</text:p>
          </table:table-cell>
          <table:table-cell office:value-type="float" office:value="60.9" calcext:value-type="float">
            <text:p>60.9</text:p>
          </table:table-cell>
          <table:table-cell table:number-columns-repeated="7"/>
        </table:table-row>
        <table:table-row table:style-name="ro1">
          <table:table-cell office:value-type="float" office:value="4.11903717481" calcext:value-type="float">
            <text:p>4.1190371748</text:p>
          </table:table-cell>
          <table:table-cell office:value-type="float" office:value="61.5" calcext:value-type="float">
            <text:p>61.5</text:p>
          </table:table-cell>
          <table:table-cell table:number-columns-repeated="7"/>
        </table:table-row>
        <table:table-row table:style-name="ro1">
          <table:table-cell office:value-type="float" office:value="4.11480057079" calcext:value-type="float">
            <text:p>4.1148005708</text:p>
          </table:table-cell>
          <table:table-cell office:value-type="float" office:value="61.24" calcext:value-type="float">
            <text:p>61.24</text:p>
          </table:table-cell>
          <table:table-cell table:number-columns-repeated="7"/>
        </table:table-row>
        <table:table-row table:style-name="ro1">
          <table:table-cell office:value-type="float" office:value="4.09334406189" calcext:value-type="float">
            <text:p>4.0933440619</text:p>
          </table:table-cell>
          <table:table-cell office:value-type="float" office:value="59.94" calcext:value-type="float">
            <text:p>59.94</text:p>
          </table:table-cell>
          <table:table-cell table:number-columns-repeated="7"/>
        </table:table-row>
        <table:table-row table:style-name="ro1">
          <table:table-cell office:value-type="float" office:value="4.09999523373" calcext:value-type="float">
            <text:p>4.0999952337</text:p>
          </table:table-cell>
          <table:table-cell office:value-type="float" office:value="60.34" calcext:value-type="float">
            <text:p>60.34</text:p>
          </table:table-cell>
          <table:table-cell table:number-columns-repeated="7"/>
        </table:table-row>
        <table:table-row table:style-name="ro1">
          <table:table-cell office:value-type="float" office:value="4.08412586203" calcext:value-type="float">
            <text:p>4.084125862</text:p>
          </table:table-cell>
          <table:table-cell office:value-type="float" office:value="59.39" calcext:value-type="float">
            <text:p>59.39</text:p>
          </table:table-cell>
          <table:table-cell table:number-columns-repeated="7"/>
        </table:table-row>
        <table:table-row table:style-name="ro1">
          <table:table-cell office:value-type="float" office:value="4.07584109066" calcext:value-type="float">
            <text:p>4.0758410907</text:p>
          </table:table-cell>
          <table:table-cell office:value-type="float" office:value="58.9" calcext:value-type="float">
            <text:p>58.9</text:p>
          </table:table-cell>
          <table:table-cell table:number-columns-repeated="7"/>
        </table:table-row>
        <table:table-row table:style-name="ro1">
          <table:table-cell office:value-type="float" office:value="4.07380166099" calcext:value-type="float">
            <text:p>4.073801661</text:p>
          </table:table-cell>
          <table:table-cell office:value-type="float" office:value="58.78" calcext:value-type="float">
            <text:p>58.78</text:p>
          </table:table-cell>
          <table:table-cell table:number-columns-repeated="7"/>
        </table:table-row>
        <table:table-row table:style-name="ro1">
          <table:table-cell office:value-type="float" office:value="4.06988109004" calcext:value-type="float">
            <text:p>4.06988109</text:p>
          </table:table-cell>
          <table:table-cell office:value-type="float" office:value="58.55" calcext:value-type="float">
            <text:p>58.55</text:p>
          </table:table-cell>
          <table:table-cell table:number-columns-repeated="7"/>
        </table:table-row>
        <table:table-row table:style-name="ro1">
          <table:table-cell office:value-type="float" office:value="4.03689198747" calcext:value-type="float">
            <text:p>4.0368919875</text:p>
          </table:table-cell>
          <table:table-cell office:value-type="float" office:value="56.65" calcext:value-type="float">
            <text:p>56.65</text:p>
          </table:table-cell>
          <table:table-cell table:number-columns-repeated="7"/>
        </table:table-row>
        <table:table-row table:style-name="ro1">
          <table:table-cell office:value-type="float" office:value="4.01530135488" calcext:value-type="float">
            <text:p>4.0153013549</text:p>
          </table:table-cell>
          <table:table-cell office:value-type="float" office:value="55.44" calcext:value-type="float">
            <text:p>55.44</text:p>
          </table:table-cell>
          <table:table-cell table:number-columns-repeated="7"/>
        </table:table-row>
        <table:table-row table:style-name="ro1">
          <table:table-cell office:value-type="float" office:value="4.00951262671" calcext:value-type="float">
            <text:p>4.0095126267</text:p>
          </table:table-cell>
          <table:table-cell office:value-type="float" office:value="55.12" calcext:value-type="float">
            <text:p>55.12</text:p>
          </table:table-cell>
          <table:table-cell table:number-columns-repeated="7"/>
        </table:table-row>
        <table:table-row table:style-name="ro1">
          <table:table-cell office:value-type="float" office:value="3.97687397775" calcext:value-type="float">
            <text:p>3.9768739778</text:p>
          </table:table-cell>
          <table:table-cell office:value-type="float" office:value="53.35" calcext:value-type="float">
            <text:p>53.35</text:p>
          </table:table-cell>
          <table:table-cell table:number-columns-repeated="7"/>
        </table:table-row>
        <table:table-row table:style-name="ro1">
          <table:table-cell office:value-type="float" office:value="3.98229505841" calcext:value-type="float">
            <text:p>3.9822950584</text:p>
          </table:table-cell>
          <table:table-cell office:value-type="float" office:value="53.64" calcext:value-type="float">
            <text:p>53.64</text:p>
          </table:table-cell>
          <table:table-cell table:number-columns-repeated="7"/>
        </table:table-row>
        <table:table-row table:style-name="ro1">
          <table:table-cell office:value-type="float" office:value="4.0198005976" calcext:value-type="float">
            <text:p>4.0198005976</text:p>
          </table:table-cell>
          <table:table-cell office:value-type="float" office:value="55.69" calcext:value-type="float">
            <text:p>55.69</text:p>
          </table:table-cell>
          <table:table-cell table:number-columns-repeated="7"/>
        </table:table-row>
        <table:table-row table:style-name="ro1">
          <table:table-cell office:value-type="float" office:value="3.99231183666" calcext:value-type="float">
            <text:p>3.9923118367</text:p>
          </table:table-cell>
          <table:table-cell office:value-type="float" office:value="54.18" calcext:value-type="float">
            <text:p>54.18</text:p>
          </table:table-cell>
          <table:table-cell table:number-columns-repeated="7"/>
        </table:table-row>
        <table:table-row table:style-name="ro1">
          <table:table-cell office:value-type="float" office:value="3.98694493195" calcext:value-type="float">
            <text:p>3.986944932</text:p>
          </table:table-cell>
          <table:table-cell office:value-type="float" office:value="53.89" calcext:value-type="float">
            <text:p>53.89</text:p>
          </table:table-cell>
          <table:table-cell table:number-columns-repeated="7"/>
        </table:table-row>
        <table:table-row table:style-name="ro1">
          <table:table-cell office:value-type="float" office:value="3.97612393083" calcext:value-type="float">
            <text:p>3.9761239308</text:p>
          </table:table-cell>
          <table:table-cell office:value-type="float" office:value="53.31" calcext:value-type="float">
            <text:p>53.31</text:p>
          </table:table-cell>
          <table:table-cell table:number-columns-repeated="7"/>
        </table:table-row>
        <table:table-row table:style-name="ro1">
          <table:table-cell office:value-type="float" office:value="3.98341300151" calcext:value-type="float">
            <text:p>3.9834130015</text:p>
          </table:table-cell>
          <table:table-cell office:value-type="float" office:value="53.7" calcext:value-type="float">
            <text:p>53.7</text:p>
          </table:table-cell>
          <table:table-cell table:number-columns-repeated="7"/>
        </table:table-row>
        <table:table-row table:style-name="ro1">
          <table:table-cell office:value-type="float" office:value="3.99673173336" calcext:value-type="float">
            <text:p>3.9967317334</text:p>
          </table:table-cell>
          <table:table-cell office:value-type="float" office:value="54.42" calcext:value-type="float">
            <text:p>54.42</text:p>
          </table:table-cell>
          <table:table-cell table:number-columns-repeated="7"/>
        </table:table-row>
        <table:table-row table:style-name="ro1">
          <table:table-cell office:value-type="float" office:value="3.98657373669" calcext:value-type="float">
            <text:p>3.9865737367</text:p>
          </table:table-cell>
          <table:table-cell office:value-type="float" office:value="53.87" calcext:value-type="float">
            <text:p>53.87</text:p>
          </table:table-cell>
          <table:table-cell table:number-columns-repeated="7"/>
        </table:table-row>
        <table:table-row table:style-name="ro1">
          <table:table-cell office:value-type="float" office:value="3.97029191355" calcext:value-type="float">
            <text:p>3.970291913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.98154906808" calcext:value-type="float">
            <text:p>3.9815490681</text:p>
          </table:table-cell>
          <table:table-cell office:value-type="float" office:value="53.6" calcext:value-type="float">
            <text:p>53.6</text:p>
          </table:table-cell>
          <table:table-cell table:number-columns-repeated="7"/>
        </table:table-row>
        <table:table-row table:style-name="ro1">
          <table:table-cell office:value-type="float" office:value="3.96271611974" calcext:value-type="float">
            <text:p>3.9627161197</text:p>
          </table:table-cell>
          <table:table-cell office:value-type="float" office:value="52.6" calcext:value-type="float">
            <text:p>52.6</text:p>
          </table:table-cell>
          <table:table-cell table:number-columns-repeated="7"/>
        </table:table-row>
        <table:table-row table:style-name="ro1">
          <table:table-cell office:value-type="float" office:value="3.9625259876" calcext:value-type="float">
            <text:p>3.9625259876</text:p>
          </table:table-cell>
          <table:table-cell office:value-type="float" office:value="52.59" calcext:value-type="float">
            <text:p>52.59</text:p>
          </table:table-cell>
          <table:table-cell table:number-columns-repeated="7"/>
        </table:table-row>
        <table:table-row table:style-name="ro1">
          <table:table-cell office:value-type="float" office:value="3.9458445539" calcext:value-type="float">
            <text:p>3.9458445539</text:p>
          </table:table-cell>
          <table:table-cell office:value-type="float" office:value="51.72" calcext:value-type="float">
            <text:p>51.72</text:p>
          </table:table-cell>
          <table:table-cell table:number-columns-repeated="7"/>
        </table:table-row>
        <table:table-row table:style-name="ro1">
          <table:table-cell office:value-type="float" office:value="3.97574869631" calcext:value-type="float">
            <text:p>3.9757486963</text:p>
          </table:table-cell>
          <table:table-cell office:value-type="float" office:value="53.29" calcext:value-type="float">
            <text:p>53.29</text:p>
          </table:table-cell>
          <table:table-cell table:number-columns-repeated="7"/>
        </table:table-row>
        <table:table-row table:style-name="ro1">
          <table:table-cell office:value-type="float" office:value="3.98248146908" calcext:value-type="float">
            <text:p>3.9824814691</text:p>
          </table:table-cell>
          <table:table-cell office:value-type="float" office:value="53.65" calcext:value-type="float">
            <text:p>53.65</text:p>
          </table:table-cell>
          <table:table-cell table:number-columns-repeated="7"/>
        </table:table-row>
        <table:table-row table:style-name="ro1">
          <table:table-cell office:value-type="float" office:value="3.97556102623" calcext:value-type="float">
            <text:p>3.9755610262</text:p>
          </table:table-cell>
          <table:table-cell office:value-type="float" office:value="53.28" calcext:value-type="float">
            <text:p>53.28</text:p>
          </table:table-cell>
          <table:table-cell table:number-columns-repeated="7"/>
        </table:table-row>
        <table:table-row table:style-name="ro1">
          <table:table-cell office:value-type="float" office:value="3.99562858928" calcext:value-type="float">
            <text:p>3.9956285893</text:p>
          </table:table-cell>
          <table:table-cell office:value-type="float" office:value="54.36" calcext:value-type="float">
            <text:p>54.36</text:p>
          </table:table-cell>
          <table:table-cell table:number-columns-repeated="7"/>
        </table:table-row>
        <table:table-row table:style-name="ro1">
          <table:table-cell office:value-type="float" office:value="4.00460218672" calcext:value-type="float">
            <text:p>4.0046021867</text:p>
          </table:table-cell>
          <table:table-cell office:value-type="float" office:value="54.85" calcext:value-type="float">
            <text:p>54.85</text:p>
          </table:table-cell>
          <table:table-cell table:number-columns-repeated="7"/>
        </table:table-row>
        <table:table-row table:style-name="ro1">
          <table:table-cell office:value-type="float" office:value="4.00003388275" calcext:value-type="float">
            <text:p>4.0000338828</text:p>
          </table:table-cell>
          <table:table-cell office:value-type="float" office:value="54.6" calcext:value-type="float">
            <text:p>54.6</text:p>
          </table:table-cell>
          <table:table-cell table:number-columns-repeated="7"/>
        </table:table-row>
        <table:table-row table:style-name="ro1">
          <table:table-cell office:value-type="float" office:value="4.01259206035" calcext:value-type="float">
            <text:p>4.0125920604</text:p>
          </table:table-cell>
          <table:table-cell office:value-type="float" office:value="55.29" calcext:value-type="float">
            <text:p>55.29</text:p>
          </table:table-cell>
          <table:table-cell table:number-columns-repeated="7"/>
        </table:table-row>
        <table:table-row table:style-name="ro1">
          <table:table-cell office:value-type="float" office:value="4.01512096343" calcext:value-type="float">
            <text:p>4.0151209634</text:p>
          </table:table-cell>
          <table:table-cell office:value-type="float" office:value="55.43" calcext:value-type="float">
            <text:p>55.43</text:p>
          </table:table-cell>
          <table:table-cell table:number-columns-repeated="7"/>
        </table:table-row>
        <table:table-row table:style-name="ro1">
          <table:table-cell office:value-type="float" office:value="4.0324691585" calcext:value-type="float">
            <text:p>4.0324691585</text:p>
          </table:table-cell>
          <table:table-cell office:value-type="float" office:value="56.4" calcext:value-type="float">
            <text:p>56.4</text:p>
          </table:table-cell>
          <table:table-cell table:number-columns-repeated="7"/>
        </table:table-row>
        <table:table-row table:style-name="ro1">
          <table:table-cell office:value-type="float" office:value="4.03175968703" calcext:value-type="float">
            <text:p>4.031759687</text:p>
          </table:table-cell>
          <table:table-cell office:value-type="float" office:value="56.36" calcext:value-type="float">
            <text:p>56.36</text:p>
          </table:table-cell>
          <table:table-cell table:number-columns-repeated="7"/>
        </table:table-row>
        <table:table-row table:style-name="ro1">
          <table:table-cell office:value-type="float" office:value="4.00204650808" calcext:value-type="float">
            <text:p>4.0020465081</text:p>
          </table:table-cell>
          <table:table-cell office:value-type="float" office:value="54.71" calcext:value-type="float">
            <text:p>54.71</text:p>
          </table:table-cell>
          <table:table-cell table:number-columns-repeated="7"/>
        </table:table-row>
        <table:table-row table:style-name="ro1">
          <table:table-cell office:value-type="float" office:value="4.00003388275" calcext:value-type="float">
            <text:p>4.0000338828</text:p>
          </table:table-cell>
          <table:table-cell office:value-type="float" office:value="54.6" calcext:value-type="float">
            <text:p>54.6</text:p>
          </table:table-cell>
          <table:table-cell table:number-columns-repeated="7"/>
        </table:table-row>
        <table:table-row table:style-name="ro1">
          <table:table-cell office:value-type="float" office:value="3.970480575" calcext:value-type="float">
            <text:p>3.970480575</text:p>
          </table:table-cell>
          <table:table-cell office:value-type="float" office:value="53.01" calcext:value-type="float">
            <text:p>53.01</text:p>
          </table:table-cell>
          <table:table-cell table:number-columns-repeated="7"/>
        </table:table-row>
        <table:table-row table:style-name="ro1">
          <table:table-cell office:value-type="float" office:value="3.97029191355" calcext:value-type="float">
            <text:p>3.970291913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.95661388876" calcext:value-type="float">
            <text:p>3.9566138888</text:p>
          </table:table-cell>
          <table:table-cell office:value-type="float" office:value="52.28" calcext:value-type="float">
            <text:p>52.28</text:p>
          </table:table-cell>
          <table:table-cell table:number-columns-repeated="7"/>
        </table:table-row>
        <table:table-row table:style-name="ro1">
          <table:table-cell office:value-type="float" office:value="3.94989665786" calcext:value-type="float">
            <text:p>3.9498966579</text:p>
          </table:table-cell>
          <table:table-cell office:value-type="float" office:value="51.93" calcext:value-type="float">
            <text:p>51.93</text:p>
          </table:table-cell>
          <table:table-cell table:number-columns-repeated="7"/>
        </table:table-row>
        <table:table-row table:style-name="ro1">
          <table:table-cell office:value-type="float" office:value="3.97818520768" calcext:value-type="float">
            <text:p>3.9781852077</text:p>
          </table:table-cell>
          <table:table-cell office:value-type="float" office:value="53.42" calcext:value-type="float">
            <text:p>53.42</text:p>
          </table:table-cell>
          <table:table-cell table:number-columns-repeated="7"/>
        </table:table-row>
        <table:table-row table:style-name="ro1">
          <table:table-cell office:value-type="float" office:value="3.98638808738" calcext:value-type="float">
            <text:p>3.9863880874</text:p>
          </table:table-cell>
          <table:table-cell office:value-type="float" office:value="53.86" calcext:value-type="float">
            <text:p>53.86</text:p>
          </table:table-cell>
          <table:table-cell table:number-columns-repeated="7"/>
        </table:table-row>
        <table:table-row table:style-name="ro1">
          <table:table-cell office:value-type="float" office:value="4.00733318523" calcext:value-type="float">
            <text:p>4.0073331852</text:p>
          </table:table-cell>
          <table:table-cell office:value-type="float" office:value="55" calcext:value-type="float">
            <text:p>55</text:p>
          </table:table-cell>
          <table:table-cell table:number-columns-repeated="7"/>
        </table:table-row>
        <table:table-row table:style-name="ro1">
          <table:table-cell office:value-type="float" office:value="4.01096295328" calcext:value-type="float">
            <text:p>4.0109629533</text:p>
          </table:table-cell>
          <table:table-cell office:value-type="float" office:value="55.2" calcext:value-type="float">
            <text:p>55.2</text:p>
          </table:table-cell>
          <table:table-cell table:number-columns-repeated="7"/>
        </table:table-row>
        <table:table-row table:style-name="ro1">
          <table:table-cell office:value-type="float" office:value="4.01746351789" calcext:value-type="float">
            <text:p>4.0174635179</text:p>
          </table:table-cell>
          <table:table-cell office:value-type="float" office:value="55.56" calcext:value-type="float">
            <text:p>55.56</text:p>
          </table:table-cell>
          <table:table-cell table:number-columns-repeated="7"/>
        </table:table-row>
        <table:table-row table:style-name="ro1">
          <table:table-cell office:value-type="float" office:value="3.99985071579" calcext:value-type="float">
            <text:p>3.9998507158</text:p>
          </table:table-cell>
          <table:table-cell office:value-type="float" office:value="54.59" calcext:value-type="float">
            <text:p>54.59</text:p>
          </table:table-cell>
          <table:table-cell table:number-columns-repeated="7"/>
        </table:table-row>
        <table:table-row table:style-name="ro1">
          <table:table-cell office:value-type="float" office:value="3.96556377236" calcext:value-type="float">
            <text:p>3.9655637724</text:p>
          </table:table-cell>
          <table:table-cell office:value-type="float" office:value="52.75" calcext:value-type="float">
            <text:p>52.75</text:p>
          </table:table-cell>
          <table:table-cell table:number-columns-repeated="7"/>
        </table:table-row>
        <table:table-row table:style-name="ro1">
          <table:table-cell office:value-type="float" office:value="3.96271611974" calcext:value-type="float">
            <text:p>3.9627161197</text:p>
          </table:table-cell>
          <table:table-cell office:value-type="float" office:value="52.6" calcext:value-type="float">
            <text:p>52.6</text:p>
          </table:table-cell>
          <table:table-cell table:number-columns-repeated="7"/>
        </table:table-row>
        <table:table-row table:style-name="ro1">
          <table:table-cell office:value-type="float" office:value="3.96176509732" calcext:value-type="float">
            <text:p>3.9617650973</text:p>
          </table:table-cell>
          <table:table-cell office:value-type="float" office:value="52.55" calcext:value-type="float">
            <text:p>52.55</text:p>
          </table:table-cell>
          <table:table-cell table:number-columns-repeated="7"/>
        </table:table-row>
        <table:table-row table:style-name="ro1">
          <table:table-cell office:value-type="float" office:value="3.98061579689" calcext:value-type="float">
            <text:p>3.9806157969</text:p>
          </table:table-cell>
          <table:table-cell office:value-type="float" office:value="53.55" calcext:value-type="float">
            <text:p>53.55</text:p>
          </table:table-cell>
          <table:table-cell table:number-columns-repeated="7"/>
        </table:table-row>
        <table:table-row table:style-name="ro1">
          <table:table-cell office:value-type="float" office:value="3.96366623858" calcext:value-type="float">
            <text:p>3.9636662386</text:p>
          </table:table-cell>
          <table:table-cell office:value-type="float" office:value="52.65" calcext:value-type="float">
            <text:p>52.65</text:p>
          </table:table-cell>
          <table:table-cell table:number-columns-repeated="7"/>
        </table:table-row>
        <table:table-row table:style-name="ro1">
          <table:table-cell office:value-type="float" office:value="3.97123486506" calcext:value-type="float">
            <text:p>3.9712348651</text:p>
          </table:table-cell>
          <table:table-cell office:value-type="float" office:value="53.05" calcext:value-type="float">
            <text:p>53.05</text:p>
          </table:table-cell>
          <table:table-cell table:number-columns-repeated="7"/>
        </table:table-row>
        <table:table-row table:style-name="ro1">
          <table:table-cell office:value-type="float" office:value="3.98322676443" calcext:value-type="float">
            <text:p>3.9832267644</text:p>
          </table:table-cell>
          <table:table-cell office:value-type="float" office:value="53.69" calcext:value-type="float">
            <text:p>53.69</text:p>
          </table:table-cell>
          <table:table-cell table:number-columns-repeated="7"/>
        </table:table-row>
        <table:table-row table:style-name="ro1">
          <table:table-cell office:value-type="float" office:value="3.99636415386" calcext:value-type="float">
            <text:p>3.996364153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3.97349432752" calcext:value-type="float">
            <text:p>3.9734943275</text:p>
          </table:table-cell>
          <table:table-cell office:value-type="float" office:value="53.17" calcext:value-type="float">
            <text:p>53.17</text:p>
          </table:table-cell>
          <table:table-cell table:number-columns-repeated="7"/>
        </table:table-row>
        <table:table-row table:style-name="ro1">
          <table:table-cell office:value-type="float" office:value="3.95584848497" calcext:value-type="float">
            <text:p>3.955848485</text:p>
          </table:table-cell>
          <table:table-cell office:value-type="float" office:value="52.24" calcext:value-type="float">
            <text:p>52.24</text:p>
          </table:table-cell>
          <table:table-cell table:number-columns-repeated="7"/>
        </table:table-row>
        <table:table-row table:style-name="ro1">
          <table:table-cell office:value-type="float" office:value="3.94835493468" calcext:value-type="float">
            <text:p>3.9483549347</text:p>
          </table:table-cell>
          <table:table-cell office:value-type="float" office:value="51.85" calcext:value-type="float">
            <text:p>51.85</text:p>
          </table:table-cell>
          <table:table-cell table:number-columns-repeated="7"/>
        </table:table-row>
        <table:table-row table:style-name="ro1">
          <table:table-cell office:value-type="float" office:value="3.94526433921" calcext:value-type="float">
            <text:p>3.9452643392</text:p>
          </table:table-cell>
          <table:table-cell office:value-type="float" office:value="51.69" calcext:value-type="float">
            <text:p>51.69</text:p>
          </table:table-cell>
          <table:table-cell table:number-columns-repeated="7"/>
        </table:table-row>
        <table:table-row table:style-name="ro1">
          <table:table-cell office:value-type="float" office:value="3.97255350517" calcext:value-type="float">
            <text:p>3.9725535052</text:p>
          </table:table-cell>
          <table:table-cell office:value-type="float" office:value="53.12" calcext:value-type="float">
            <text:p>53.12</text:p>
          </table:table-cell>
          <table:table-cell table:number-columns-repeated="7"/>
        </table:table-row>
        <table:table-row table:style-name="ro1">
          <table:table-cell office:value-type="float" office:value="4.01908207772" calcext:value-type="float">
            <text:p>4.0190820777</text:p>
          </table:table-cell>
          <table:table-cell office:value-type="float" office:value="55.65" calcext:value-type="float">
            <text:p>55.65</text:p>
          </table:table-cell>
          <table:table-cell table:number-columns-repeated="7"/>
        </table:table-row>
        <table:table-row table:style-name="ro1">
          <table:table-cell office:value-type="float" office:value="4.0333552906" calcext:value-type="float">
            <text:p>4.0333552906</text:p>
          </table:table-cell>
          <table:table-cell office:value-type="float" office:value="56.45" calcext:value-type="float">
            <text:p>56.45</text:p>
          </table:table-cell>
          <table:table-cell table:number-columns-repeated="7"/>
        </table:table-row>
        <table:table-row table:style-name="ro1">
          <table:table-cell office:value-type="float" office:value="4.00914971616" calcext:value-type="float">
            <text:p>4.0091497162</text:p>
          </table:table-cell>
          <table:table-cell office:value-type="float" office:value="55.1" calcext:value-type="float">
            <text:p>55.1</text:p>
          </table:table-cell>
          <table:table-cell table:number-columns-repeated="7"/>
        </table:table-row>
        <table:table-row table:style-name="ro1">
          <table:table-cell office:value-type="float" office:value="4.01602259545" calcext:value-type="float">
            <text:p>4.0160225955</text:p>
          </table:table-cell>
          <table:table-cell office:value-type="float" office:value="55.48" calcext:value-type="float">
            <text:p>55.48</text:p>
          </table:table-cell>
          <table:table-cell table:number-columns-repeated="7"/>
        </table:table-row>
        <table:table-row table:style-name="ro1">
          <table:table-cell office:value-type="float" office:value="4.00003388275" calcext:value-type="float">
            <text:p>4.0000338828</text:p>
          </table:table-cell>
          <table:table-cell office:value-type="float" office:value="54.6" calcext:value-type="float">
            <text:p>54.6</text:p>
          </table:table-cell>
          <table:table-cell table:number-columns-repeated="7"/>
        </table:table-row>
        <table:table-row table:style-name="ro1">
          <table:table-cell office:value-type="float" office:value="4.03193710209" calcext:value-type="float">
            <text:p>4.0319371021</text:p>
          </table:table-cell>
          <table:table-cell office:value-type="float" office:value="56.37" calcext:value-type="float">
            <text:p>56.37</text:p>
          </table:table-cell>
          <table:table-cell table:number-columns-repeated="7"/>
        </table:table-row>
        <table:table-row table:style-name="ro1">
          <table:table-cell office:value-type="float" office:value="4.04952151861" calcext:value-type="float">
            <text:p>4.0495215186</text:p>
          </table:table-cell>
          <table:table-cell office:value-type="float" office:value="57.37" calcext:value-type="float">
            <text:p>57.37</text:p>
          </table:table-cell>
          <table:table-cell table:number-columns-repeated="7"/>
        </table:table-row>
        <table:table-row table:style-name="ro1">
          <table:table-cell office:value-type="float" office:value="4.03689198747" calcext:value-type="float">
            <text:p>4.0368919875</text:p>
          </table:table-cell>
          <table:table-cell office:value-type="float" office:value="56.65" calcext:value-type="float">
            <text:p>56.65</text:p>
          </table:table-cell>
          <table:table-cell table:number-columns-repeated="7"/>
        </table:table-row>
        <table:table-row table:style-name="ro1">
          <table:table-cell office:value-type="float" office:value="4.05992563535" calcext:value-type="float">
            <text:p>4.0599256354</text:p>
          </table:table-cell>
          <table:table-cell office:value-type="float" office:value="57.97" calcext:value-type="float">
            <text:p>57.97</text:p>
          </table:table-cell>
          <table:table-cell table:number-columns-repeated="7"/>
        </table:table-row>
        <table:table-row table:style-name="ro1">
          <table:table-cell office:value-type="float" office:value="4.05750767217" calcext:value-type="float">
            <text:p>4.0575076722</text:p>
          </table:table-cell>
          <table:table-cell office:value-type="float" office:value="57.83" calcext:value-type="float">
            <text:p>57.83</text:p>
          </table:table-cell>
          <table:table-cell table:number-columns-repeated="7"/>
        </table:table-row>
        <table:table-row table:style-name="ro1">
          <table:table-cell office:value-type="float" office:value="4.06560209336" calcext:value-type="float">
            <text:p>4.0656020934</text:p>
          </table:table-cell>
          <table:table-cell office:value-type="float" office:value="58.3" calcext:value-type="float">
            <text:p>58.3</text:p>
          </table:table-cell>
          <table:table-cell table:number-columns-repeated="7"/>
        </table:table-row>
        <table:table-row table:style-name="ro1">
          <table:table-cell office:value-type="float" office:value="4.0614769586" calcext:value-type="float">
            <text:p>4.0614769586</text:p>
          </table:table-cell>
          <table:table-cell office:value-type="float" office:value="58.06" calcext:value-type="float">
            <text:p>58.06</text:p>
          </table:table-cell>
          <table:table-cell table:number-columns-repeated="7"/>
        </table:table-row>
        <table:table-row table:style-name="ro1">
          <table:table-cell office:value-type="float" office:value="4.04515431803" calcext:value-type="float">
            <text:p>4.045154318</text:p>
          </table:table-cell>
          <table:table-cell office:value-type="float" office:value="57.12" calcext:value-type="float">
            <text:p>57.12</text:p>
          </table:table-cell>
          <table:table-cell table:number-columns-repeated="7"/>
        </table:table-row>
        <table:table-row table:style-name="ro1">
          <table:table-cell office:value-type="float" office:value="4.04725295469" calcext:value-type="float">
            <text:p>4.0472529547</text:p>
          </table:table-cell>
          <table:table-cell office:value-type="float" office:value="57.24" calcext:value-type="float">
            <text:p>57.24</text:p>
          </table:table-cell>
          <table:table-cell table:number-columns-repeated="7"/>
        </table:table-row>
        <table:table-row table:style-name="ro1">
          <table:table-cell office:value-type="float" office:value="4.06645935873" calcext:value-type="float">
            <text:p>4.0664593587</text:p>
          </table:table-cell>
          <table:table-cell office:value-type="float" office:value="58.35" calcext:value-type="float">
            <text:p>58.35</text:p>
          </table:table-cell>
          <table:table-cell table:number-columns-repeated="7"/>
        </table:table-row>
        <table:table-row table:style-name="ro1">
          <table:table-cell office:value-type="float" office:value="4.06336975792" calcext:value-type="float">
            <text:p>4.0633697579</text:p>
          </table:table-cell>
          <table:table-cell office:value-type="float" office:value="58.17" calcext:value-type="float">
            <text:p>58.17</text:p>
          </table:table-cell>
          <table:table-cell table:number-columns-repeated="7"/>
        </table:table-row>
        <table:table-row table:style-name="ro1">
          <table:table-cell office:value-type="float" office:value="4.06560209336" calcext:value-type="float">
            <text:p>4.0656020934</text:p>
          </table:table-cell>
          <table:table-cell office:value-type="float" office:value="58.3" calcext:value-type="float">
            <text:p>58.3</text:p>
          </table:table-cell>
          <table:table-cell table:number-columns-repeated="7"/>
        </table:table-row>
        <table:table-row table:style-name="ro1">
          <table:table-cell office:value-type="float" office:value="4.06044301055" calcext:value-type="float">
            <text:p>4.060443010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.06817168792" calcext:value-type="float">
            <text:p>4.0681716879</text:p>
          </table:table-cell>
          <table:table-cell office:value-type="float" office:value="58.45" calcext:value-type="float">
            <text:p>58.45</text:p>
          </table:table-cell>
          <table:table-cell table:number-columns-repeated="7"/>
        </table:table-row>
        <table:table-row table:style-name="ro1">
          <table:table-cell office:value-type="float" office:value="4.05195884573" calcext:value-type="float">
            <text:p>4.0519588457</text:p>
          </table:table-cell>
          <table:table-cell office:value-type="float" office:value="57.51" calcext:value-type="float">
            <text:p>57.51</text:p>
          </table:table-cell>
          <table:table-cell table:number-columns-repeated="7"/>
        </table:table-row>
        <table:table-row table:style-name="ro1">
          <table:table-cell office:value-type="float" office:value="4.05039267469" calcext:value-type="float">
            <text:p>4.0503926747</text:p>
          </table:table-cell>
          <table:table-cell office:value-type="float" office:value="57.42" calcext:value-type="float">
            <text:p>57.42</text:p>
          </table:table-cell>
          <table:table-cell table:number-columns-repeated="7"/>
        </table:table-row>
        <table:table-row table:style-name="ro1">
          <table:table-cell office:value-type="float" office:value="4.04620418689" calcext:value-type="float">
            <text:p>4.0462041869</text:p>
          </table:table-cell>
          <table:table-cell office:value-type="float" office:value="57.18" calcext:value-type="float">
            <text:p>57.18</text:p>
          </table:table-cell>
          <table:table-cell table:number-columns-repeated="7"/>
        </table:table-row>
        <table:table-row table:style-name="ro1">
          <table:table-cell office:value-type="float" office:value="4.05004430333" calcext:value-type="float">
            <text:p>4.0500443033</text:p>
          </table:table-cell>
          <table:table-cell office:value-type="float" office:value="57.4" calcext:value-type="float">
            <text:p>57.4</text:p>
          </table:table-cell>
          <table:table-cell table:number-columns-repeated="7"/>
        </table:table-row>
        <table:table-row table:style-name="ro1">
          <table:table-cell office:value-type="float" office:value="4.03069453515" calcext:value-type="float">
            <text:p>4.0306945352</text:p>
          </table:table-cell>
          <table:table-cell office:value-type="float" office:value="56.3" calcext:value-type="float">
            <text:p>56.3</text:p>
          </table:table-cell>
          <table:table-cell table:number-columns-repeated="7"/>
        </table:table-row>
        <table:table-row table:style-name="ro1">
          <table:table-cell office:value-type="float" office:value="4.02838280654" calcext:value-type="float">
            <text:p>4.0283828065</text:p>
          </table:table-cell>
          <table:table-cell office:value-type="float" office:value="56.17" calcext:value-type="float">
            <text:p>56.17</text:p>
          </table:table-cell>
          <table:table-cell table:number-columns-repeated="7"/>
        </table:table-row>
        <table:table-row table:style-name="ro1">
          <table:table-cell office:value-type="float" office:value="4.02802668118" calcext:value-type="float">
            <text:p>4.0280266812</text:p>
          </table:table-cell>
          <table:table-cell office:value-type="float" office:value="56.15" calcext:value-type="float">
            <text:p>56.15</text:p>
          </table:table-cell>
          <table:table-cell table:number-columns-repeated="7"/>
        </table:table-row>
        <table:table-row table:style-name="ro1">
          <table:table-cell office:value-type="float" office:value="4.0294504223" calcext:value-type="float">
            <text:p>4.0294504223</text:p>
          </table:table-cell>
          <table:table-cell office:value-type="float" office:value="56.23" calcext:value-type="float">
            <text:p>56.23</text:p>
          </table:table-cell>
          <table:table-cell table:number-columns-repeated="7"/>
        </table:table-row>
        <table:table-row table:style-name="ro1">
          <table:table-cell office:value-type="float" office:value="4.0118683404" calcext:value-type="float">
            <text:p>4.0118683404</text:p>
          </table:table-cell>
          <table:table-cell office:value-type="float" office:value="55.25" calcext:value-type="float">
            <text:p>55.25</text:p>
          </table:table-cell>
          <table:table-cell table:number-columns-repeated="7"/>
        </table:table-row>
        <table:table-row table:style-name="ro1">
          <table:table-cell office:value-type="float" office:value="4.02284856052" calcext:value-type="float">
            <text:p>4.0228485605</text:p>
          </table:table-cell>
          <table:table-cell office:value-type="float" office:value="55.86" calcext:value-type="float">
            <text:p>55.86</text:p>
          </table:table-cell>
          <table:table-cell table:number-columns-repeated="7"/>
        </table:table-row>
        <table:table-row table:style-name="ro1">
          <table:table-cell office:value-type="float" office:value="4.04830062372" calcext:value-type="float">
            <text:p>4.0483006237</text:p>
          </table:table-cell>
          <table:table-cell office:value-type="float" office:value="57.3" calcext:value-type="float">
            <text:p>57.3</text:p>
          </table:table-cell>
          <table:table-cell table:number-columns-repeated="7"/>
        </table:table-row>
        <table:table-row table:style-name="ro1">
          <table:table-cell office:value-type="float" office:value="4.04882404692" calcext:value-type="float">
            <text:p>4.0488240469</text:p>
          </table:table-cell>
          <table:table-cell office:value-type="float" office:value="57.33" calcext:value-type="float">
            <text:p>57.33</text:p>
          </table:table-cell>
          <table:table-cell table:number-columns-repeated="7"/>
        </table:table-row>
        <table:table-row table:style-name="ro1">
          <table:table-cell office:value-type="float" office:value="4.06680205922" calcext:value-type="float">
            <text:p>4.0668020592</text:p>
          </table:table-cell>
          <table:table-cell office:value-type="float" office:value="58.37" calcext:value-type="float">
            <text:p>58.37</text:p>
          </table:table-cell>
          <table:table-cell table:number-columns-repeated="7"/>
        </table:table-row>
        <table:table-row table:style-name="ro1">
          <table:table-cell office:value-type="float" office:value="4.07702884001" calcext:value-type="float">
            <text:p>4.07702884</text:p>
          </table:table-cell>
          <table:table-cell office:value-type="float" office:value="58.97" calcext:value-type="float">
            <text:p>58.97</text:p>
          </table:table-cell>
          <table:table-cell table:number-columns-repeated="7"/>
        </table:table-row>
        <table:table-row table:style-name="ro1">
          <table:table-cell office:value-type="float" office:value="4.10841181943" calcext:value-type="float">
            <text:p>4.1084118194</text:p>
          </table:table-cell>
          <table:table-cell office:value-type="float" office:value="60.85" calcext:value-type="float">
            <text:p>60.85</text:p>
          </table:table-cell>
          <table:table-cell table:number-columns-repeated="7"/>
        </table:table-row>
        <table:table-row table:style-name="ro1">
          <table:table-cell office:value-type="float" office:value="4.11365687325" calcext:value-type="float">
            <text:p>4.1136568733</text:p>
          </table:table-cell>
          <table:table-cell office:value-type="float" office:value="61.17" calcext:value-type="float">
            <text:p>61.17</text:p>
          </table:table-cell>
          <table:table-cell table:number-columns-repeated="7"/>
        </table:table-row>
        <table:table-row table:style-name="ro1">
          <table:table-cell office:value-type="float" office:value="4.10627313309" calcext:value-type="float">
            <text:p>4.1062731331</text:p>
          </table:table-cell>
          <table:table-cell office:value-type="float" office:value="60.72" calcext:value-type="float">
            <text:p>60.72</text:p>
          </table:table-cell>
          <table:table-cell table:number-columns-repeated="7"/>
        </table:table-row>
        <table:table-row table:style-name="ro1">
          <table:table-cell office:value-type="float" office:value="4.10627313309" calcext:value-type="float">
            <text:p>4.1062731331</text:p>
          </table:table-cell>
          <table:table-cell office:value-type="float" office:value="60.72" calcext:value-type="float">
            <text:p>60.72</text:p>
          </table:table-cell>
          <table:table-cell table:number-columns-repeated="7"/>
        </table:table-row>
        <table:table-row table:style-name="ro1">
          <table:table-cell office:value-type="float" office:value="4.10231273187" calcext:value-type="float">
            <text:p>4.1023127319</text:p>
          </table:table-cell>
          <table:table-cell office:value-type="float" office:value="60.48" calcext:value-type="float">
            <text:p>60.48</text:p>
          </table:table-cell>
          <table:table-cell table:number-columns-repeated="7"/>
        </table:table-row>
        <table:table-row table:style-name="ro1">
          <table:table-cell office:value-type="float" office:value="4.10511963539" calcext:value-type="float">
            <text:p>4.1051196354</text:p>
          </table:table-cell>
          <table:table-cell office:value-type="float" office:value="60.65" calcext:value-type="float">
            <text:p>60.65</text:p>
          </table:table-cell>
          <table:table-cell table:number-columns-repeated="7"/>
        </table:table-row>
        <table:table-row table:style-name="ro1">
          <table:table-cell office:value-type="float" office:value="4.10082352832" calcext:value-type="float">
            <text:p>4.1008235283</text:p>
          </table:table-cell>
          <table:table-cell office:value-type="float" office:value="60.39" calcext:value-type="float">
            <text:p>60.39</text:p>
          </table:table-cell>
          <table:table-cell table:number-columns-repeated="7"/>
        </table:table-row>
        <table:table-row table:style-name="ro1">
          <table:table-cell office:value-type="float" office:value="4.10726078749" calcext:value-type="float">
            <text:p>4.1072607875</text:p>
          </table:table-cell>
          <table:table-cell office:value-type="float" office:value="60.78" calcext:value-type="float">
            <text:p>60.78</text:p>
          </table:table-cell>
          <table:table-cell table:number-columns-repeated="7"/>
        </table:table-row>
        <table:table-row table:style-name="ro1">
          <table:table-cell office:value-type="float" office:value="4.08429422637" calcext:value-type="float">
            <text:p>4.0842942264</text:p>
          </table:table-cell>
          <table:table-cell office:value-type="float" office:value="59.4" calcext:value-type="float">
            <text:p>59.4</text:p>
          </table:table-cell>
          <table:table-cell table:number-columns-repeated="7"/>
        </table:table-row>
        <table:table-row table:style-name="ro1">
          <table:table-cell office:value-type="float" office:value="4.08429422637" calcext:value-type="float">
            <text:p>4.0842942264</text:p>
          </table:table-cell>
          <table:table-cell office:value-type="float" office:value="59.4" calcext:value-type="float">
            <text:p>59.4</text:p>
          </table:table-cell>
          <table:table-cell table:number-columns-repeated="7"/>
        </table:table-row>
        <table:table-row table:style-name="ro1">
          <table:table-cell office:value-type="float" office:value="4.07787636951" calcext:value-type="float">
            <text:p>4.0778763695</text:p>
          </table:table-cell>
          <table:table-cell office:value-type="float" office:value="59.02" calcext:value-type="float">
            <text:p>59.02</text:p>
          </table:table-cell>
          <table:table-cell table:number-columns-repeated="7"/>
        </table:table-row>
        <table:table-row table:style-name="ro1">
          <table:table-cell office:value-type="float" office:value="4.06302587896" calcext:value-type="float">
            <text:p>4.063025879</text:p>
          </table:table-cell>
          <table:table-cell office:value-type="float" office:value="58.15" calcext:value-type="float">
            <text:p>58.15</text:p>
          </table:table-cell>
          <table:table-cell table:number-columns-repeated="7"/>
        </table:table-row>
        <table:table-row table:style-name="ro1">
          <table:table-cell office:value-type="float" office:value="4.06902675424" calcext:value-type="float">
            <text:p>4.0690267542</text:p>
          </table:table-cell>
          <table:table-cell office:value-type="float" office:value="58.5" calcext:value-type="float">
            <text:p>58.5</text:p>
          </table:table-cell>
          <table:table-cell table:number-columns-repeated="7"/>
        </table:table-row>
        <table:table-row table:style-name="ro1">
          <table:table-cell office:value-type="float" office:value="4.06302587896" calcext:value-type="float">
            <text:p>4.063025879</text:p>
          </table:table-cell>
          <table:table-cell office:value-type="float" office:value="58.15" calcext:value-type="float">
            <text:p>58.15</text:p>
          </table:table-cell>
          <table:table-cell table:number-columns-repeated="7"/>
        </table:table-row>
        <table:table-row table:style-name="ro1">
          <table:table-cell office:value-type="float" office:value="4.05265413517" calcext:value-type="float">
            <text:p>4.0526541352</text:p>
          </table:table-cell>
          <table:table-cell office:value-type="float" office:value="57.55" calcext:value-type="float">
            <text:p>57.55</text:p>
          </table:table-cell>
          <table:table-cell table:number-columns-repeated="7"/>
        </table:table-row>
        <table:table-row table:style-name="ro1">
          <table:table-cell office:value-type="float" office:value="4.04742764243" calcext:value-type="float">
            <text:p>4.0474276424</text:p>
          </table:table-cell>
          <table:table-cell office:value-type="float" office:value="57.25" calcext:value-type="float">
            <text:p>57.25</text:p>
          </table:table-cell>
          <table:table-cell table:number-columns-repeated="7"/>
        </table:table-row>
        <table:table-row table:style-name="ro1">
          <table:table-cell office:value-type="float" office:value="4.05126307252" calcext:value-type="float">
            <text:p>4.0512630725</text:p>
          </table:table-cell>
          <table:table-cell office:value-type="float" office:value="57.47" calcext:value-type="float">
            <text:p>57.47</text:p>
          </table:table-cell>
          <table:table-cell table:number-columns-repeated="7"/>
        </table:table-row>
        <table:table-row table:style-name="ro1">
          <table:table-cell office:value-type="float" office:value="4.06457240389" calcext:value-type="float">
            <text:p>4.0645724039</text:p>
          </table:table-cell>
          <table:table-cell office:value-type="float" office:value="58.24" calcext:value-type="float">
            <text:p>58.24</text:p>
          </table:table-cell>
          <table:table-cell table:number-columns-repeated="7"/>
        </table:table-row>
        <table:table-row table:style-name="ro1">
          <table:table-cell office:value-type="float" office:value="4.06044301055" calcext:value-type="float">
            <text:p>4.0604430106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4.04882404692" calcext:value-type="float">
            <text:p>4.0488240469</text:p>
          </table:table-cell>
          <table:table-cell office:value-type="float" office:value="57.33" calcext:value-type="float">
            <text:p>57.33</text:p>
          </table:table-cell>
          <table:table-cell table:number-columns-repeated="7"/>
        </table:table-row>
        <table:table-row table:style-name="ro1">
          <table:table-cell office:value-type="float" office:value="4.06474409245" calcext:value-type="float">
            <text:p>4.0647440925</text:p>
          </table:table-cell>
          <table:table-cell office:value-type="float" office:value="58.25" calcext:value-type="float">
            <text:p>58.25</text:p>
          </table:table-cell>
          <table:table-cell table:number-columns-repeated="7"/>
        </table:table-row>
        <table:table-row table:style-name="ro1">
          <table:table-cell office:value-type="float" office:value="4.07005186965" calcext:value-type="float">
            <text:p>4.0700518697</text:p>
          </table:table-cell>
          <table:table-cell office:value-type="float" office:value="58.56" calcext:value-type="float">
            <text:p>58.56</text:p>
          </table:table-cell>
          <table:table-cell table:number-columns-repeated="7"/>
        </table:table-row>
        <table:table-row table:style-name="ro1">
          <table:table-cell office:value-type="float" office:value="4.07175806355" calcext:value-type="float">
            <text:p>4.0717580636</text:p>
          </table:table-cell>
          <table:table-cell office:value-type="float" office:value="58.66" calcext:value-type="float">
            <text:p>58.66</text:p>
          </table:table-cell>
          <table:table-cell table:number-columns-repeated="7"/>
        </table:table-row>
        <table:table-row table:style-name="ro1">
          <table:table-cell office:value-type="float" office:value="4.08429422637" calcext:value-type="float">
            <text:p>4.0842942264</text:p>
          </table:table-cell>
          <table:table-cell office:value-type="float" office:value="59.4" calcext:value-type="float">
            <text:p>59.4</text:p>
          </table:table-cell>
          <table:table-cell table:number-columns-repeated="7"/>
        </table:table-row>
        <table:table-row table:style-name="ro1">
          <table:table-cell office:value-type="float" office:value="4.07312092577" calcext:value-type="float">
            <text:p>4.0731209258</text:p>
          </table:table-cell>
          <table:table-cell office:value-type="float" office:value="58.74" calcext:value-type="float">
            <text:p>58.74</text:p>
          </table:table-cell>
          <table:table-cell table:number-columns-repeated="7"/>
        </table:table-row>
        <table:table-row table:style-name="ro1">
          <table:table-cell office:value-type="float" office:value="4.05698877568" calcext:value-type="float">
            <text:p>4.0569887757</text:p>
          </table:table-cell>
          <table:table-cell office:value-type="float" office:value="57.8" calcext:value-type="float">
            <text:p>57.8</text:p>
          </table:table-cell>
          <table:table-cell table:number-columns-repeated="7"/>
        </table:table-row>
        <table:table-row table:style-name="ro1">
          <table:table-cell office:value-type="float" office:value="4.0561233494" calcext:value-type="float">
            <text:p>4.0561233494</text:p>
          </table:table-cell>
          <table:table-cell office:value-type="float" office:value="57.75" calcext:value-type="float">
            <text:p>57.75</text:p>
          </table:table-cell>
          <table:table-cell table:number-columns-repeated="7"/>
        </table:table-row>
        <table:table-row table:style-name="ro1">
          <table:table-cell office:value-type="float" office:value="4.03424063815" calcext:value-type="float">
            <text:p>4.0342406382</text:p>
          </table:table-cell>
          <table:table-cell office:value-type="float" office:value="56.5" calcext:value-type="float">
            <text:p>56.5</text:p>
          </table:table-cell>
          <table:table-cell table:number-columns-repeated="7"/>
        </table:table-row>
        <table:table-row table:style-name="ro1">
          <table:table-cell office:value-type="float" office:value="4.02784857093" calcext:value-type="float">
            <text:p>4.0278485709</text:p>
          </table:table-cell>
          <table:table-cell office:value-type="float" office:value="56.14" calcext:value-type="float">
            <text:p>56.14</text:p>
          </table:table-cell>
          <table:table-cell table:number-columns-repeated="7"/>
        </table:table-row>
        <table:table-row table:style-name="ro1">
          <table:table-cell office:value-type="float" office:value="4.03795056203" calcext:value-type="float">
            <text:p>4.037950562</text:p>
          </table:table-cell>
          <table:table-cell office:value-type="float" office:value="56.71" calcext:value-type="float">
            <text:p>56.71</text:p>
          </table:table-cell>
          <table:table-cell table:number-columns-repeated="7"/>
        </table:table-row>
        <table:table-row table:style-name="ro1">
          <table:table-cell office:value-type="float" office:value="4.03051689948" calcext:value-type="float">
            <text:p>4.0305168995</text:p>
          </table:table-cell>
          <table:table-cell office:value-type="float" office:value="56.29" calcext:value-type="float">
            <text:p>56.29</text:p>
          </table:table-cell>
          <table:table-cell table:number-columns-repeated="7"/>
        </table:table-row>
        <table:table-row table:style-name="ro1">
          <table:table-cell office:value-type="float" office:value="4.02784857093" calcext:value-type="float">
            <text:p>4.0278485709</text:p>
          </table:table-cell>
          <table:table-cell office:value-type="float" office:value="56.14" calcext:value-type="float">
            <text:p>56.14</text:p>
          </table:table-cell>
          <table:table-cell table:number-columns-repeated="7"/>
        </table:table-row>
        <table:table-row table:style-name="ro1">
          <table:table-cell office:value-type="float" office:value="4.03653888013" calcext:value-type="float">
            <text:p>4.0365388801</text:p>
          </table:table-cell>
          <table:table-cell office:value-type="float" office:value="56.63" calcext:value-type="float">
            <text:p>56.63</text:p>
          </table:table-cell>
          <table:table-cell table:number-columns-repeated="7"/>
        </table:table-row>
        <table:table-row table:style-name="ro1">
          <table:table-cell office:value-type="float" office:value="4.02606572147" calcext:value-type="float">
            <text:p>4.0260657215</text:p>
          </table:table-cell>
          <table:table-cell office:value-type="float" office:value="56.04" calcext:value-type="float">
            <text:p>56.04</text:p>
          </table:table-cell>
          <table:table-cell table:number-columns-repeated="7"/>
        </table:table-row>
        <table:table-row table:style-name="ro1">
          <table:table-cell office:value-type="float" office:value="4.05056681488" calcext:value-type="float">
            <text:p>4.0505668149</text:p>
          </table:table-cell>
          <table:table-cell office:value-type="float" office:value="57.43" calcext:value-type="float">
            <text:p>57.43</text:p>
          </table:table-cell>
          <table:table-cell table:number-columns-repeated="7"/>
        </table:table-row>
        <table:table-row table:style-name="ro1">
          <table:table-cell office:value-type="float" office:value="4.06543055206" calcext:value-type="float">
            <text:p>4.0654305521</text:p>
          </table:table-cell>
          <table:table-cell office:value-type="float" office:value="58.29" calcext:value-type="float">
            <text:p>58.29</text:p>
          </table:table-cell>
          <table:table-cell table:number-columns-repeated="7"/>
        </table:table-row>
        <table:table-row table:style-name="ro1">
          <table:table-cell office:value-type="float" office:value="4.04934719629" calcext:value-type="float">
            <text:p>4.0493471963</text:p>
          </table:table-cell>
          <table:table-cell office:value-type="float" office:value="57.36" calcext:value-type="float">
            <text:p>57.36</text:p>
          </table:table-cell>
          <table:table-cell table:number-columns-repeated="7"/>
        </table:table-row>
        <table:table-row table:style-name="ro1">
          <table:table-cell office:value-type="float" office:value="4.03300093198" calcext:value-type="float">
            <text:p>4.033000932</text:p>
          </table:table-cell>
          <table:table-cell office:value-type="float" office:value="56.43" calcext:value-type="float">
            <text:p>56.43</text:p>
          </table:table-cell>
          <table:table-cell table:number-columns-repeated="7"/>
        </table:table-row>
        <table:table-row table:style-name="ro1">
          <table:table-cell office:value-type="float" office:value="4.03104971185" calcext:value-type="float">
            <text:p>4.0310497119</text:p>
          </table:table-cell>
          <table:table-cell office:value-type="float" office:value="56.32" calcext:value-type="float">
            <text:p>56.32</text:p>
          </table:table-cell>
          <table:table-cell table:number-columns-repeated="7"/>
        </table:table-row>
        <table:table-row table:style-name="ro1">
          <table:table-cell office:value-type="float" office:value="4.02553024622" calcext:value-type="float">
            <text:p>4.0255302462</text:p>
          </table:table-cell>
          <table:table-cell office:value-type="float" office:value="56.01" calcext:value-type="float">
            <text:p>56.01</text:p>
          </table:table-cell>
          <table:table-cell table:number-columns-repeated="7"/>
        </table:table-row>
        <table:table-row table:style-name="ro1">
          <table:table-cell office:value-type="float" office:value="4.03300093198" calcext:value-type="float">
            <text:p>4.033000932</text:p>
          </table:table-cell>
          <table:table-cell office:value-type="float" office:value="56.43" calcext:value-type="float">
            <text:p>56.43</text:p>
          </table:table-cell>
          <table:table-cell table:number-columns-repeated="7"/>
        </table:table-row>
        <table:table-row table:style-name="ro1">
          <table:table-cell office:value-type="float" office:value="4.0076967555" calcext:value-type="float">
            <text:p>4.0076967555</text:p>
          </table:table-cell>
          <table:table-cell office:value-type="float" office:value="55.02" calcext:value-type="float">
            <text:p>55.02</text:p>
          </table:table-cell>
          <table:table-cell table:number-columns-repeated="7"/>
        </table:table-row>
        <table:table-row table:style-name="ro1">
          <table:table-cell office:value-type="float" office:value="3.99138856081" calcext:value-type="float">
            <text:p>3.9913885608</text:p>
          </table:table-cell>
          <table:table-cell office:value-type="float" office:value="54.13" calcext:value-type="float">
            <text:p>54.13</text:p>
          </table:table-cell>
          <table:table-cell table:number-columns-repeated="7"/>
        </table:table-row>
        <table:table-row table:style-name="ro1">
          <table:table-cell office:value-type="float" office:value="4.0120493195" calcext:value-type="float">
            <text:p>4.0120493195</text:p>
          </table:table-cell>
          <table:table-cell office:value-type="float" office:value="55.26" calcext:value-type="float">
            <text:p>55.26</text:p>
          </table:table-cell>
          <table:table-cell table:number-columns-repeated="7"/>
        </table:table-row>
        <table:table-row table:style-name="ro1">
          <table:table-cell office:value-type="float" office:value="4.00951262671" calcext:value-type="float">
            <text:p>4.0095126267</text:p>
          </table:table-cell>
          <table:table-cell office:value-type="float" office:value="55.12" calcext:value-type="float">
            <text:p>55.12</text:p>
          </table:table-cell>
          <table:table-cell table:number-columns-repeated="7"/>
        </table:table-row>
        <table:table-row table:style-name="ro1">
          <table:table-cell office:value-type="float" office:value="4.01295372401" calcext:value-type="float">
            <text:p>4.012953724</text:p>
          </table:table-cell>
          <table:table-cell office:value-type="float" office:value="55.31" calcext:value-type="float">
            <text:p>55.31</text:p>
          </table:table-cell>
          <table:table-cell table:number-columns-repeated="7"/>
        </table:table-row>
        <table:table-row table:style-name="ro1">
          <table:table-cell office:value-type="float" office:value="4.03406363134" calcext:value-type="float">
            <text:p>4.0340636313</text:p>
          </table:table-cell>
          <table:table-cell office:value-type="float" office:value="56.49" calcext:value-type="float">
            <text:p>56.49</text:p>
          </table:table-cell>
          <table:table-cell table:number-columns-repeated="7"/>
        </table:table-row>
        <table:table-row table:style-name="ro1">
          <table:table-cell office:value-type="float" office:value="4.01908207772" calcext:value-type="float">
            <text:p>4.0190820777</text:p>
          </table:table-cell>
          <table:table-cell office:value-type="float" office:value="55.65" calcext:value-type="float">
            <text:p>55.65</text:p>
          </table:table-cell>
          <table:table-cell table:number-columns-repeated="7"/>
        </table:table-row>
        <table:table-row table:style-name="ro1">
          <table:table-cell office:value-type="float" office:value="4.00914971616" calcext:value-type="float">
            <text:p>4.0091497162</text:p>
          </table:table-cell>
          <table:table-cell office:value-type="float" office:value="55.1" calcext:value-type="float">
            <text:p>55.1</text:p>
          </table:table-cell>
          <table:table-cell table:number-columns-repeated="7"/>
        </table:table-row>
        <table:table-row table:style-name="ro1">
          <table:table-cell office:value-type="float" office:value="4.01638302075" calcext:value-type="float">
            <text:p>4.0163830208</text:p>
          </table:table-cell>
          <table:table-cell office:value-type="float" office:value="55.5" calcext:value-type="float">
            <text:p>55.5</text:p>
          </table:table-cell>
          <table:table-cell table:number-columns-repeated="7"/>
        </table:table-row>
        <table:table-row table:style-name="ro1">
          <table:table-cell office:value-type="float" office:value="4.0324691585" calcext:value-type="float">
            <text:p>4.0324691585</text:p>
          </table:table-cell>
          <table:table-cell office:value-type="float" office:value="56.4" calcext:value-type="float">
            <text:p>56.4</text:p>
          </table:table-cell>
          <table:table-cell table:number-columns-repeated="7"/>
        </table:table-row>
        <table:table-row table:style-name="ro1">
          <table:table-cell office:value-type="float" office:value="4.03424063815" calcext:value-type="float">
            <text:p>4.0342406382</text:p>
          </table:table-cell>
          <table:table-cell office:value-type="float" office:value="56.5" calcext:value-type="float">
            <text:p>56.5</text:p>
          </table:table-cell>
          <table:table-cell table:number-columns-repeated="7"/>
        </table:table-row>
        <table:table-row table:style-name="ro1">
          <table:table-cell office:value-type="float" office:value="4.04497923268" calcext:value-type="float">
            <text:p>4.0449792327</text:p>
          </table:table-cell>
          <table:table-cell office:value-type="float" office:value="57.11" calcext:value-type="float">
            <text:p>57.11</text:p>
          </table:table-cell>
          <table:table-cell table:number-columns-repeated="7"/>
        </table:table-row>
        <table:table-row table:style-name="ro1">
          <table:table-cell office:value-type="float" office:value="4.0333552906" calcext:value-type="float">
            <text:p>4.0333552906</text:p>
          </table:table-cell>
          <table:table-cell office:value-type="float" office:value="56.45" calcext:value-type="float">
            <text:p>56.45</text:p>
          </table:table-cell>
          <table:table-cell table:number-columns-repeated="7"/>
        </table:table-row>
        <table:table-row table:style-name="ro1">
          <table:table-cell office:value-type="float" office:value="4.03600898521" calcext:value-type="float">
            <text:p>4.0360089852</text:p>
          </table:table-cell>
          <table:table-cell office:value-type="float" office:value="56.6" calcext:value-type="float">
            <text:p>56.6</text:p>
          </table:table-cell>
          <table:table-cell table:number-columns-repeated="7"/>
        </table:table-row>
        <table:table-row table:style-name="ro1">
          <table:table-cell office:value-type="float" office:value="4.03900801718" calcext:value-type="float">
            <text:p>4.0390080172</text:p>
          </table:table-cell>
          <table:table-cell office:value-type="float" office:value="56.77" calcext:value-type="float">
            <text:p>56.77</text:p>
          </table:table-cell>
          <table:table-cell table:number-columns-repeated="7"/>
        </table:table-row>
        <table:table-row table:style-name="ro1">
          <table:table-cell office:value-type="float" office:value="4.04934719629" calcext:value-type="float">
            <text:p>4.0493471963</text:p>
          </table:table-cell>
          <table:table-cell office:value-type="float" office:value="57.36" calcext:value-type="float">
            <text:p>57.36</text:p>
          </table:table-cell>
          <table:table-cell table:number-columns-repeated="7"/>
        </table:table-row>
        <table:table-row table:style-name="ro1">
          <table:table-cell office:value-type="float" office:value="4.06009812349" calcext:value-type="float">
            <text:p>4.0600981235</text:p>
          </table:table-cell>
          <table:table-cell office:value-type="float" office:value="57.98" calcext:value-type="float">
            <text:p>57.98</text:p>
          </table:table-cell>
          <table:table-cell table:number-columns-repeated="7"/>
        </table:table-row>
        <table:table-row table:style-name="ro1">
          <table:table-cell office:value-type="float" office:value="4.06543055206" calcext:value-type="float">
            <text:p>4.0654305521</text:p>
          </table:table-cell>
          <table:table-cell office:value-type="float" office:value="58.29" calcext:value-type="float">
            <text:p>58.29</text:p>
          </table:table-cell>
          <table:table-cell table:number-columns-repeated="7"/>
        </table:table-row>
        <table:table-row table:style-name="ro1">
          <table:table-cell office:value-type="float" office:value="4.06560209336" calcext:value-type="float">
            <text:p>4.0656020934</text:p>
          </table:table-cell>
          <table:table-cell office:value-type="float" office:value="58.3" calcext:value-type="float">
            <text:p>58.3</text:p>
          </table:table-cell>
          <table:table-cell table:number-columns-repeated="7"/>
        </table:table-row>
        <table:table-row table:style-name="ro1">
          <table:table-cell office:value-type="float" office:value="4.06216566386" calcext:value-type="float">
            <text:p>4.0621656639</text:p>
          </table:table-cell>
          <table:table-cell office:value-type="float" office:value="58.1" calcext:value-type="float">
            <text:p>58.1</text:p>
          </table:table-cell>
          <table:table-cell table:number-columns-repeated="7"/>
        </table:table-row>
        <table:table-row table:style-name="ro1">
          <table:table-cell office:value-type="float" office:value="4.06817168792" calcext:value-type="float">
            <text:p>4.0681716879</text:p>
          </table:table-cell>
          <table:table-cell office:value-type="float" office:value="58.45" calcext:value-type="float">
            <text:p>58.45</text:p>
          </table:table-cell>
          <table:table-cell table:number-columns-repeated="7"/>
        </table:table-row>
        <table:table-row table:style-name="ro1">
          <table:table-cell office:value-type="float" office:value="4.06800058688" calcext:value-type="float">
            <text:p>4.0680005869</text:p>
          </table:table-cell>
          <table:table-cell office:value-type="float" office:value="58.44" calcext:value-type="float">
            <text:p>58.44</text:p>
          </table:table-cell>
          <table:table-cell table:number-columns-repeated="7"/>
        </table:table-row>
        <table:table-row table:style-name="ro1">
          <table:table-cell office:value-type="float" office:value="4.082609306" calcext:value-type="float">
            <text:p>4.082609306</text:p>
          </table:table-cell>
          <table:table-cell office:value-type="float" office:value="59.3" calcext:value-type="float">
            <text:p>59.3</text:p>
          </table:table-cell>
          <table:table-cell table:number-columns-repeated="7"/>
        </table:table-row>
        <table:table-row table:style-name="ro1">
          <table:table-cell office:value-type="float" office:value="4.08882938153" calcext:value-type="float">
            <text:p>4.0888293815</text:p>
          </table:table-cell>
          <table:table-cell office:value-type="float" office:value="59.67" calcext:value-type="float">
            <text:p>59.67</text:p>
          </table:table-cell>
          <table:table-cell table:number-columns-repeated="7"/>
        </table:table-row>
        <table:table-row table:style-name="ro1">
          <table:table-cell office:value-type="float" office:value="4.09717388923" calcext:value-type="float">
            <text:p>4.0971738892</text:p>
          </table:table-cell>
          <table:table-cell office:value-type="float" office:value="60.17" calcext:value-type="float">
            <text:p>60.17</text:p>
          </table:table-cell>
          <table:table-cell table:number-columns-repeated="7"/>
        </table:table-row>
        <table:table-row table:style-name="ro1">
          <table:table-cell office:value-type="float" office:value="4.08966697267" calcext:value-type="float">
            <text:p>4.0896669727</text:p>
          </table:table-cell>
          <table:table-cell office:value-type="float" office:value="59.72" calcext:value-type="float">
            <text:p>59.72</text:p>
          </table:table-cell>
          <table:table-cell table:number-columns-repeated="7"/>
        </table:table-row>
        <table:table-row table:style-name="ro1">
          <table:table-cell office:value-type="float" office:value="4.08949951056" calcext:value-type="float">
            <text:p>4.0894995106</text:p>
          </table:table-cell>
          <table:table-cell office:value-type="float" office:value="59.71" calcext:value-type="float">
            <text:p>59.71</text:p>
          </table:table-cell>
          <table:table-cell table:number-columns-repeated="7"/>
        </table:table-row>
        <table:table-row table:style-name="ro1">
          <table:table-cell office:value-type="float" office:value="4.0868162958" calcext:value-type="float">
            <text:p>4.0868162958</text:p>
          </table:table-cell>
          <table:table-cell office:value-type="float" office:value="59.55" calcext:value-type="float">
            <text:p>59.55</text:p>
          </table:table-cell>
          <table:table-cell table:number-columns-repeated="7"/>
        </table:table-row>
        <table:table-row table:style-name="ro1">
          <table:table-cell office:value-type="float" office:value="4.08916450218" calcext:value-type="float">
            <text:p>4.0891645022</text:p>
          </table:table-cell>
          <table:table-cell office:value-type="float" office:value="59.69" calcext:value-type="float">
            <text:p>59.69</text:p>
          </table:table-cell>
          <table:table-cell table:number-columns-repeated="7"/>
        </table:table-row>
        <table:table-row table:style-name="ro1">
          <table:table-cell office:value-type="float" office:value="4.11529032674" calcext:value-type="float">
            <text:p>4.1152903267</text:p>
          </table:table-cell>
          <table:table-cell office:value-type="float" office:value="61.27" calcext:value-type="float">
            <text:p>61.27</text:p>
          </table:table-cell>
          <table:table-cell table:number-columns-repeated="7"/>
        </table:table-row>
        <table:table-row table:style-name="ro1">
          <table:table-cell office:value-type="float" office:value="4.12584322928" calcext:value-type="float">
            <text:p>4.1258432293</text:p>
          </table:table-cell>
          <table:table-cell office:value-type="float" office:value="61.92" calcext:value-type="float">
            <text:p>61.92</text:p>
          </table:table-cell>
          <table:table-cell table:number-columns-repeated="7"/>
        </table:table-row>
        <table:table-row table:style-name="ro1">
          <table:table-cell office:value-type="float" office:value="4.116106054" calcext:value-type="float">
            <text:p>4.116106054</text:p>
          </table:table-cell>
          <table:table-cell office:value-type="float" office:value="61.32" calcext:value-type="float">
            <text:p>61.32</text:p>
          </table:table-cell>
          <table:table-cell table:number-columns-repeated="7"/>
        </table:table-row>
        <table:table-row table:style-name="ro1">
          <table:table-cell office:value-type="float" office:value="4.10676708222" calcext:value-type="float">
            <text:p>4.1067670822</text:p>
          </table:table-cell>
          <table:table-cell office:value-type="float" office:value="60.75" calcext:value-type="float">
            <text:p>60.75</text:p>
          </table:table-cell>
          <table:table-cell table:number-columns-repeated="7"/>
        </table:table-row>
        <table:table-row table:style-name="ro1">
          <table:table-cell office:value-type="float" office:value="4.0928434361" calcext:value-type="float">
            <text:p>4.0928434361</text:p>
          </table:table-cell>
          <table:table-cell office:value-type="float" office:value="59.91" calcext:value-type="float">
            <text:p>59.91</text:p>
          </table:table-cell>
          <table:table-cell table:number-columns-repeated="7"/>
        </table:table-row>
        <table:table-row table:style-name="ro1">
          <table:table-cell office:value-type="float" office:value="4.09850257237" calcext:value-type="float">
            <text:p>4.0985025724</text:p>
          </table:table-cell>
          <table:table-cell office:value-type="float" office:value="60.25" calcext:value-type="float">
            <text:p>60.25</text:p>
          </table:table-cell>
          <table:table-cell table:number-columns-repeated="7"/>
        </table:table-row>
        <table:table-row table:style-name="ro1">
          <table:table-cell office:value-type="float" office:value="4.10247806212" calcext:value-type="float">
            <text:p>4.1024780621</text:p>
          </table:table-cell>
          <table:table-cell office:value-type="float" office:value="60.49" calcext:value-type="float">
            <text:p>60.49</text:p>
          </table:table-cell>
          <table:table-cell table:number-columns-repeated="7"/>
        </table:table-row>
        <table:table-row table:style-name="ro1">
          <table:table-cell office:value-type="float" office:value="4.09933210373" calcext:value-type="float">
            <text:p>4.0993321037</text:p>
          </table:table-cell>
          <table:table-cell office:value-type="float" office:value="60.3" calcext:value-type="float">
            <text:p>60.3</text:p>
          </table:table-cell>
          <table:table-cell table:number-columns-repeated="7"/>
        </table:table-row>
        <table:table-row table:style-name="ro1">
          <table:table-cell office:value-type="float" office:value="4.10676708222" calcext:value-type="float">
            <text:p>4.1067670822</text:p>
          </table:table-cell>
          <table:table-cell office:value-type="float" office:value="60.75" calcext:value-type="float">
            <text:p>60.75</text:p>
          </table:table-cell>
          <table:table-cell table:number-columns-repeated="7"/>
        </table:table-row>
        <table:table-row table:style-name="ro1">
          <table:table-cell office:value-type="float" office:value="4.10297388892" calcext:value-type="float">
            <text:p>4.1029738889</text:p>
          </table:table-cell>
          <table:table-cell office:value-type="float" office:value="60.52" calcext:value-type="float">
            <text:p>60.52</text:p>
          </table:table-cell>
          <table:table-cell table:number-columns-repeated="7"/>
        </table:table-row>
        <table:table-row table:style-name="ro1">
          <table:table-cell office:value-type="float" office:value="4.10330430359" calcext:value-type="float">
            <text:p>4.1033043036</text:p>
          </table:table-cell>
          <table:table-cell office:value-type="float" office:value="60.54" calcext:value-type="float">
            <text:p>60.54</text:p>
          </table:table-cell>
          <table:table-cell table:number-columns-repeated="7"/>
        </table:table-row>
        <table:table-row table:style-name="ro1">
          <table:table-cell office:value-type="float" office:value="4.11103778516" calcext:value-type="float">
            <text:p>4.1110377852</text:p>
          </table:table-cell>
          <table:table-cell office:value-type="float" office:value="61.01" calcext:value-type="float">
            <text:p>61.01</text:p>
          </table:table-cell>
          <table:table-cell table:number-columns-repeated="7"/>
        </table:table-row>
        <table:table-row table:style-name="ro1">
          <table:table-cell office:value-type="float" office:value="4.10742530176" calcext:value-type="float">
            <text:p>4.1074253018</text:p>
          </table:table-cell>
          <table:table-cell office:value-type="float" office:value="60.79" calcext:value-type="float">
            <text:p>60.79</text:p>
          </table:table-cell>
          <table:table-cell table:number-columns-repeated="7"/>
        </table:table-row>
        <table:table-row table:style-name="ro1">
          <table:table-cell office:value-type="float" office:value="4.10676708222" calcext:value-type="float">
            <text:p>4.1067670822</text:p>
          </table:table-cell>
          <table:table-cell office:value-type="float" office:value="60.75" calcext:value-type="float">
            <text:p>60.75</text:p>
          </table:table-cell>
          <table:table-cell table:number-columns-repeated="7"/>
        </table:table-row>
        <table:table-row table:style-name="ro1">
          <table:table-cell office:value-type="float" office:value="4.10346947" calcext:value-type="float">
            <text:p>4.10346947</text:p>
          </table:table-cell>
          <table:table-cell office:value-type="float" office:value="60.55" calcext:value-type="float">
            <text:p>60.55</text:p>
          </table:table-cell>
          <table:table-cell table:number-columns-repeated="7"/>
        </table:table-row>
        <table:table-row table:style-name="ro1">
          <table:table-cell office:value-type="float" office:value="4.10775424913" calcext:value-type="float">
            <text:p>4.1077542491</text:p>
          </table:table-cell>
          <table:table-cell office:value-type="float" office:value="60.81" calcext:value-type="float">
            <text:p>60.81</text:p>
          </table:table-cell>
          <table:table-cell table:number-columns-repeated="7"/>
        </table:table-row>
        <table:table-row table:style-name="ro1">
          <table:table-cell office:value-type="float" office:value="4.0928434361" calcext:value-type="float">
            <text:p>4.0928434361</text:p>
          </table:table-cell>
          <table:table-cell office:value-type="float" office:value="59.91" calcext:value-type="float">
            <text:p>59.91</text:p>
          </table:table-cell>
          <table:table-cell table:number-columns-repeated="7"/>
        </table:table-row>
        <table:table-row table:style-name="ro1">
          <table:table-cell office:value-type="float" office:value="4.07567129696" calcext:value-type="float">
            <text:p>4.075671297</text:p>
          </table:table-cell>
          <table:table-cell office:value-type="float" office:value="58.89" calcext:value-type="float">
            <text:p>58.89</text:p>
          </table:table-cell>
          <table:table-cell table:number-columns-repeated="7"/>
        </table:table-row>
        <table:table-row table:style-name="ro1">
          <table:table-cell office:value-type="float" office:value="4.08311508027" calcext:value-type="float">
            <text:p>4.0831150803</text:p>
          </table:table-cell>
          <table:table-cell office:value-type="float" office:value="59.33" calcext:value-type="float">
            <text:p>59.33</text:p>
          </table:table-cell>
          <table:table-cell table:number-columns-repeated="7"/>
        </table:table-row>
        <table:table-row table:style-name="ro1">
          <table:table-cell office:value-type="float" office:value="4.06182137052" calcext:value-type="float">
            <text:p>4.0618213705</text:p>
          </table:table-cell>
          <table:table-cell office:value-type="float" office:value="58.08" calcext:value-type="float">
            <text:p>58.08</text:p>
          </table:table-cell>
          <table:table-cell table:number-columns-repeated="7"/>
        </table:table-row>
        <table:table-row table:style-name="ro1">
          <table:table-cell office:value-type="float" office:value="4.07226935457" calcext:value-type="float">
            <text:p>4.0722693546</text:p>
          </table:table-cell>
          <table:table-cell office:value-type="float" office:value="58.69" calcext:value-type="float">
            <text:p>58.69</text:p>
          </table:table-cell>
          <table:table-cell table:number-columns-repeated="7"/>
        </table:table-row>
        <table:table-row table:style-name="ro1">
          <table:table-cell office:value-type="float" office:value="4.07855387632" calcext:value-type="float">
            <text:p>4.0785538763</text:p>
          </table:table-cell>
          <table:table-cell office:value-type="float" office:value="59.06" calcext:value-type="float">
            <text:p>59.06</text:p>
          </table:table-cell>
          <table:table-cell table:number-columns-repeated="7"/>
        </table:table-row>
        <table:table-row table:style-name="ro1">
          <table:table-cell office:value-type="float" office:value="4.06731588983" calcext:value-type="float">
            <text:p>4.0673158898</text:p>
          </table:table-cell>
          <table:table-cell office:value-type="float" office:value="58.4" calcext:value-type="float">
            <text:p>58.4</text:p>
          </table:table-cell>
          <table:table-cell table:number-columns-repeated="7"/>
        </table:table-row>
        <table:table-row table:style-name="ro1">
          <table:table-cell office:value-type="float" office:value="4.06319783323" calcext:value-type="float">
            <text:p>4.0631978332</text:p>
          </table:table-cell>
          <table:table-cell office:value-type="float" office:value="58.16" calcext:value-type="float">
            <text:p>58.16</text:p>
          </table:table-cell>
          <table:table-cell table:number-columns-repeated="7"/>
        </table:table-row>
        <table:table-row table:style-name="ro1">
          <table:table-cell office:value-type="float" office:value="4.05681575033" calcext:value-type="float">
            <text:p>4.0568157503</text:p>
          </table:table-cell>
          <table:table-cell office:value-type="float" office:value="57.79" calcext:value-type="float">
            <text:p>57.79</text:p>
          </table:table-cell>
          <table:table-cell table:number-columns-repeated="7"/>
        </table:table-row>
        <table:table-row table:style-name="ro1">
          <table:table-cell office:value-type="float" office:value="4.04637905793" calcext:value-type="float">
            <text:p>4.0463790579</text:p>
          </table:table-cell>
          <table:table-cell office:value-type="float" office:value="57.19" calcext:value-type="float">
            <text:p>57.19</text:p>
          </table:table-cell>
          <table:table-cell table:number-columns-repeated="7"/>
        </table:table-row>
        <table:table-row table:style-name="ro1">
          <table:table-cell office:value-type="float" office:value="4.04672870828" calcext:value-type="float">
            <text:p>4.0467287083</text:p>
          </table:table-cell>
          <table:table-cell office:value-type="float" office:value="57.21" calcext:value-type="float">
            <text:p>57.21</text:p>
          </table:table-cell>
          <table:table-cell table:number-columns-repeated="7"/>
        </table:table-row>
        <table:table-row table:style-name="ro1">
          <table:table-cell office:value-type="float" office:value="4.04777692641" calcext:value-type="float">
            <text:p>4.0477769264</text:p>
          </table:table-cell>
          <table:table-cell office:value-type="float" office:value="57.27" calcext:value-type="float">
            <text:p>57.27</text:p>
          </table:table-cell>
          <table:table-cell table:number-columns-repeated="7"/>
        </table:table-row>
        <table:table-row table:style-name="ro1">
          <table:table-cell office:value-type="float" office:value="4.04270032907" calcext:value-type="float">
            <text:p>4.0427003291</text:p>
          </table:table-cell>
          <table:table-cell office:value-type="float" office:value="56.98" calcext:value-type="float">
            <text:p>56.98</text:p>
          </table:table-cell>
          <table:table-cell table:number-columns-repeated="7"/>
        </table:table-row>
        <table:table-row table:style-name="ro1">
          <table:table-cell office:value-type="float" office:value="4.03777421073" calcext:value-type="float">
            <text:p>4.0377742107</text:p>
          </table:table-cell>
          <table:table-cell office:value-type="float" office:value="56.7" calcext:value-type="float">
            <text:p>56.7</text:p>
          </table:table-cell>
          <table:table-cell table:number-columns-repeated="7"/>
        </table:table-row>
        <table:table-row table:style-name="ro1">
          <table:table-cell office:value-type="float" office:value="4.0333552906" calcext:value-type="float">
            <text:p>4.0333552906</text:p>
          </table:table-cell>
          <table:table-cell office:value-type="float" office:value="56.45" calcext:value-type="float">
            <text:p>56.45</text:p>
          </table:table-cell>
          <table:table-cell table:number-columns-repeated="7"/>
        </table:table-row>
        <table:table-row table:style-name="ro1">
          <table:table-cell office:value-type="float" office:value="4.02713581253" calcext:value-type="float">
            <text:p>4.0271358125</text:p>
          </table:table-cell>
          <table:table-cell office:value-type="float" office:value="56.1" calcext:value-type="float">
            <text:p>56.1</text:p>
          </table:table-cell>
          <table:table-cell table:number-columns-repeated="7"/>
        </table:table-row>
        <table:table-row table:style-name="ro1">
          <table:table-cell office:value-type="float" office:value="4.00405509087" calcext:value-type="float">
            <text:p>4.0040550909</text:p>
          </table:table-cell>
          <table:table-cell office:value-type="float" office:value="54.82" calcext:value-type="float">
            <text:p>54.82</text:p>
          </table:table-cell>
          <table:table-cell table:number-columns-repeated="7"/>
        </table:table-row>
        <table:table-row table:style-name="ro1">
          <table:table-cell office:value-type="float" office:value="4.00423748942" calcext:value-type="float">
            <text:p>4.0042374894</text:p>
          </table:table-cell>
          <table:table-cell office:value-type="float" office:value="54.83" calcext:value-type="float">
            <text:p>54.83</text:p>
          </table:table-cell>
          <table:table-cell table:number-columns-repeated="7"/>
        </table:table-row>
        <table:table-row table:style-name="ro1">
          <table:table-cell office:value-type="float" office:value="4.01512096343" calcext:value-type="float">
            <text:p>4.0151209634</text:p>
          </table:table-cell>
          <table:table-cell office:value-type="float" office:value="55.43" calcext:value-type="float">
            <text:p>55.43</text:p>
          </table:table-cell>
          <table:table-cell table:number-columns-repeated="7"/>
        </table:table-row>
        <table:table-row table:style-name="ro1">
          <table:table-cell office:value-type="float" office:value="4.01259206035" calcext:value-type="float">
            <text:p>4.0125920604</text:p>
          </table:table-cell>
          <table:table-cell office:value-type="float" office:value="55.29" calcext:value-type="float">
            <text:p>55.29</text:p>
          </table:table-cell>
          <table:table-cell table:number-columns-repeated="7"/>
        </table:table-row>
        <table:table-row table:style-name="ro1">
          <table:table-cell office:value-type="float" office:value="4.02213222811" calcext:value-type="float">
            <text:p>4.0221322281</text:p>
          </table:table-cell>
          <table:table-cell office:value-type="float" office:value="55.82" calcext:value-type="float">
            <text:p>55.82</text:p>
          </table:table-cell>
          <table:table-cell table:number-columns-repeated="7"/>
        </table:table-row>
        <table:table-row table:style-name="ro1">
          <table:table-cell office:value-type="float" office:value="4.02767042895" calcext:value-type="float">
            <text:p>4.027670429</text:p>
          </table:table-cell>
          <table:table-cell office:value-type="float" office:value="56.13" calcext:value-type="float">
            <text:p>56.13</text:p>
          </table:table-cell>
          <table:table-cell table:number-columns-repeated="7"/>
        </table:table-row>
        <table:table-row table:style-name="ro1">
          <table:table-cell office:value-type="float" office:value="4.02784857093" calcext:value-type="float">
            <text:p>4.0278485709</text:p>
          </table:table-cell>
          <table:table-cell office:value-type="float" office:value="56.14" calcext:value-type="float">
            <text:p>56.14</text:p>
          </table:table-cell>
          <table:table-cell table:number-columns-repeated="7"/>
        </table:table-row>
        <table:table-row table:style-name="ro1">
          <table:table-cell office:value-type="float" office:value="4.0214153822" calcext:value-type="float">
            <text:p>4.0214153822</text:p>
          </table:table-cell>
          <table:table-cell office:value-type="float" office:value="55.78" calcext:value-type="float">
            <text:p>55.78</text:p>
          </table:table-cell>
          <table:table-cell table:number-columns-repeated="7"/>
        </table:table-row>
        <table:table-row table:style-name="ro1">
          <table:table-cell office:value-type="float" office:value="4.01277290853" calcext:value-type="float">
            <text:p>4.0127729085</text:p>
          </table:table-cell>
          <table:table-cell office:value-type="float" office:value="55.3" calcext:value-type="float">
            <text:p>55.3</text:p>
          </table:table-cell>
          <table:table-cell table:number-columns-repeated="7"/>
        </table:table-row>
        <table:table-row table:style-name="ro1">
          <table:table-cell office:value-type="float" office:value="4.00551334852" calcext:value-type="float">
            <text:p>4.0055133485</text:p>
          </table:table-cell>
          <table:table-cell office:value-type="float" office:value="54.9" calcext:value-type="float">
            <text:p>54.9</text:p>
          </table:table-cell>
          <table:table-cell table:number-columns-repeated="7"/>
        </table:table-row>
        <table:table-row table:style-name="ro1">
          <table:table-cell office:value-type="float" office:value="4.03689198747" calcext:value-type="float">
            <text:p>4.0368919875</text:p>
          </table:table-cell>
          <table:table-cell office:value-type="float" office:value="56.65" calcext:value-type="float">
            <text:p>56.65</text:p>
          </table:table-cell>
          <table:table-cell table:number-columns-repeated="7"/>
        </table:table-row>
        <table:table-row table:style-name="ro1">
          <table:table-cell office:value-type="float" office:value="4.05317528518" calcext:value-type="float">
            <text:p>4.0531752852</text:p>
          </table:table-cell>
          <table:table-cell office:value-type="float" office:value="57.58" calcext:value-type="float">
            <text:p>57.58</text:p>
          </table:table-cell>
          <table:table-cell table:number-columns-repeated="7"/>
        </table:table-row>
        <table:table-row table:style-name="ro1">
          <table:table-cell office:value-type="float" office:value="4.04567939024" calcext:value-type="float">
            <text:p>4.0456793902</text:p>
          </table:table-cell>
          <table:table-cell office:value-type="float" office:value="57.15" calcext:value-type="float">
            <text:p>57.15</text:p>
          </table:table-cell>
          <table:table-cell table:number-columns-repeated="7"/>
        </table:table-row>
        <table:table-row table:style-name="ro1">
          <table:table-cell office:value-type="float" office:value="4.05230655088" calcext:value-type="float">
            <text:p>4.0523065509</text:p>
          </table:table-cell>
          <table:table-cell office:value-type="float" office:value="57.53" calcext:value-type="float">
            <text:p>57.53</text:p>
          </table:table-cell>
          <table:table-cell table:number-columns-repeated="7"/>
        </table:table-row>
        <table:table-row table:style-name="ro1">
          <table:table-cell office:value-type="float" office:value="4.04340208348" calcext:value-type="float">
            <text:p>4.0434020835</text:p>
          </table:table-cell>
          <table:table-cell office:value-type="float" office:value="57.02" calcext:value-type="float">
            <text:p>57.02</text:p>
          </table:table-cell>
          <table:table-cell table:number-columns-repeated="7"/>
        </table:table-row>
        <table:table-row table:style-name="ro1">
          <table:table-cell office:value-type="float" office:value="4.02784857093" calcext:value-type="float">
            <text:p>4.0278485709</text:p>
          </table:table-cell>
          <table:table-cell office:value-type="float" office:value="56.14" calcext:value-type="float">
            <text:p>56.14</text:p>
          </table:table-cell>
          <table:table-cell table:number-columns-repeated="7"/>
        </table:table-row>
        <table:table-row table:style-name="ro1">
          <table:table-cell office:value-type="float" office:value="4.02624414952" calcext:value-type="float">
            <text:p>4.0262441495</text:p>
          </table:table-cell>
          <table:table-cell office:value-type="float" office:value="56.05" calcext:value-type="float">
            <text:p>56.05</text:p>
          </table:table-cell>
          <table:table-cell table:number-columns-repeated="7"/>
        </table:table-row>
        <table:table-row table:style-name="ro1">
          <table:table-cell office:value-type="float" office:value="4.01872262409" calcext:value-type="float">
            <text:p>4.0187226241</text:p>
          </table:table-cell>
          <table:table-cell office:value-type="float" office:value="55.63" calcext:value-type="float">
            <text:p>55.63</text:p>
          </table:table-cell>
          <table:table-cell table:number-columns-repeated="7"/>
        </table:table-row>
        <table:table-row table:style-name="ro1">
          <table:table-cell office:value-type="float" office:value="4.02105676645" calcext:value-type="float">
            <text:p>4.0210567665</text:p>
          </table:table-cell>
          <table:table-cell office:value-type="float" office:value="55.76" calcext:value-type="float">
            <text:p>55.76</text:p>
          </table:table-cell>
          <table:table-cell table:number-columns-repeated="7"/>
        </table:table-row>
        <table:table-row table:style-name="ro1">
          <table:table-cell office:value-type="float" office:value="4.0100567457" calcext:value-type="float">
            <text:p>4.0100567457</text:p>
          </table:table-cell>
          <table:table-cell office:value-type="float" office:value="55.15" calcext:value-type="float">
            <text:p>55.15</text:p>
          </table:table-cell>
          <table:table-cell table:number-columns-repeated="7"/>
        </table:table-row>
        <table:table-row table:style-name="ro1">
          <table:table-cell office:value-type="float" office:value="4.00478448551" calcext:value-type="float">
            <text:p>4.0047844855</text:p>
          </table:table-cell>
          <table:table-cell office:value-type="float" office:value="54.86" calcext:value-type="float">
            <text:p>54.86</text:p>
          </table:table-cell>
          <table:table-cell table:number-columns-repeated="7"/>
        </table:table-row>
        <table:table-row table:style-name="ro1">
          <table:table-cell office:value-type="float" office:value="3.99746648725" calcext:value-type="float">
            <text:p>3.9974664873</text:p>
          </table:table-cell>
          <table:table-cell office:value-type="float" office:value="54.46" calcext:value-type="float">
            <text:p>54.46</text:p>
          </table:table-cell>
          <table:table-cell table:number-columns-repeated="7"/>
        </table:table-row>
        <table:table-row table:style-name="ro1">
          <table:table-cell office:value-type="float" office:value="3.99378730723" calcext:value-type="float">
            <text:p>3.9937873072</text:p>
          </table:table-cell>
          <table:table-cell office:value-type="float" office:value="54.26" calcext:value-type="float">
            <text:p>54.26</text:p>
          </table:table-cell>
          <table:table-cell table:number-columns-repeated="7"/>
        </table:table-row>
        <table:table-row table:style-name="ro1">
          <table:table-cell office:value-type="float" office:value="3.98471569082" calcext:value-type="float">
            <text:p>3.9847156908</text:p>
          </table:table-cell>
          <table:table-cell office:value-type="float" office:value="53.77" calcext:value-type="float">
            <text:p>53.77</text:p>
          </table:table-cell>
          <table:table-cell table:number-columns-repeated="7"/>
        </table:table-row>
        <table:table-row table:style-name="ro1">
          <table:table-cell office:value-type="float" office:value="3.9994842812" calcext:value-type="float">
            <text:p>3.9994842812</text:p>
          </table:table-cell>
          <table:table-cell office:value-type="float" office:value="54.57" calcext:value-type="float">
            <text:p>54.57</text:p>
          </table:table-cell>
          <table:table-cell table:number-columns-repeated="7"/>
        </table:table-row>
        <table:table-row table:style-name="ro1">
          <table:table-cell office:value-type="float" office:value="4.0058775809" calcext:value-type="float">
            <text:p>4.0058775809</text:p>
          </table:table-cell>
          <table:table-cell office:value-type="float" office:value="54.92" calcext:value-type="float">
            <text:p>54.92</text:p>
          </table:table-cell>
          <table:table-cell table:number-columns-repeated="7"/>
        </table:table-row>
        <table:table-row table:style-name="ro1">
          <table:table-cell office:value-type="float" office:value="4.00914971616" calcext:value-type="float">
            <text:p>4.0091497162</text:p>
          </table:table-cell>
          <table:table-cell office:value-type="float" office:value="55.1" calcext:value-type="float">
            <text:p>55.1</text:p>
          </table:table-cell>
          <table:table-cell table:number-columns-repeated="7"/>
        </table:table-row>
        <table:table-row table:style-name="ro1">
          <table:table-cell office:value-type="float" office:value="4.00369019395" calcext:value-type="float">
            <text:p>4.003690194</text:p>
          </table:table-cell>
          <table:table-cell office:value-type="float" office:value="54.8" calcext:value-type="float">
            <text:p>54.8</text:p>
          </table:table-cell>
          <table:table-cell table:number-columns-repeated="7"/>
        </table:table-row>
        <table:table-row table:style-name="ro1">
          <table:table-cell office:value-type="float" office:value="3.98434366701" calcext:value-type="float">
            <text:p>3.984343667</text:p>
          </table:table-cell>
          <table:table-cell office:value-type="float" office:value="53.75" calcext:value-type="float">
            <text:p>53.75</text:p>
          </table:table-cell>
          <table:table-cell table:number-columns-repeated="7"/>
        </table:table-row>
        <table:table-row table:style-name="ro1">
          <table:table-cell office:value-type="float" office:value="3.99728284938" calcext:value-type="float">
            <text:p>3.9972828494</text:p>
          </table:table-cell>
          <table:table-cell office:value-type="float" office:value="54.45" calcext:value-type="float">
            <text:p>54.45</text:p>
          </table:table-cell>
          <table:table-cell table:number-columns-repeated="7"/>
        </table:table-row>
        <table:table-row table:style-name="ro1">
          <table:table-cell office:value-type="float" office:value="3.9796816539" calcext:value-type="float">
            <text:p>3.9796816539</text:p>
          </table:table-cell>
          <table:table-cell office:value-type="float" office:value="53.5" calcext:value-type="float">
            <text:p>53.5</text:p>
          </table:table-cell>
          <table:table-cell table:number-columns-repeated="7"/>
        </table:table-row>
        <table:table-row table:style-name="ro1">
          <table:table-cell office:value-type="float" office:value="3.99046443173" calcext:value-type="float">
            <text:p>3.9904644317</text:p>
          </table:table-cell>
          <table:table-cell office:value-type="float" office:value="54.08" calcext:value-type="float">
            <text:p>54.08</text:p>
          </table:table-cell>
          <table:table-cell table:number-columns-repeated="7"/>
        </table:table-row>
        <table:table-row table:style-name="ro1">
          <table:table-cell office:value-type="float" office:value="3.9880576917" calcext:value-type="float">
            <text:p>3.9880576917</text:p>
          </table:table-cell>
          <table:table-cell office:value-type="float" office:value="53.95" calcext:value-type="float">
            <text:p>53.95</text:p>
          </table:table-cell>
          <table:table-cell table:number-columns-repeated="7"/>
        </table:table-row>
        <table:table-row table:style-name="ro1">
          <table:table-cell office:value-type="float" office:value="4.00241200516" calcext:value-type="float">
            <text:p>4.0024120052</text:p>
          </table:table-cell>
          <table:table-cell office:value-type="float" office:value="54.73" calcext:value-type="float">
            <text:p>54.73</text:p>
          </table:table-cell>
          <table:table-cell table:number-columns-repeated="7"/>
        </table:table-row>
        <table:table-row table:style-name="ro1">
          <table:table-cell office:value-type="float" office:value="4.00751498689" calcext:value-type="float">
            <text:p>4.0075149869</text:p>
          </table:table-cell>
          <table:table-cell office:value-type="float" office:value="55.01" calcext:value-type="float">
            <text:p>55.01</text:p>
          </table:table-cell>
          <table:table-cell table:number-columns-repeated="7"/>
        </table:table-row>
        <table:table-row table:style-name="ro1">
          <table:table-cell office:value-type="float" office:value="3.99175797345" calcext:value-type="float">
            <text:p>3.9917579735</text:p>
          </table:table-cell>
          <table:table-cell office:value-type="float" office:value="54.15" calcext:value-type="float">
            <text:p>54.15</text:p>
          </table:table-cell>
          <table:table-cell table:number-columns-repeated="7"/>
        </table:table-row>
        <table:table-row table:style-name="ro1">
          <table:table-cell office:value-type="float" office:value="3.98397150474" calcext:value-type="float">
            <text:p>3.9839715047</text:p>
          </table:table-cell>
          <table:table-cell office:value-type="float" office:value="53.73" calcext:value-type="float">
            <text:p>53.73</text:p>
          </table:table-cell>
          <table:table-cell table:number-columns-repeated="7"/>
        </table:table-row>
        <table:table-row table:style-name="ro1">
          <table:table-cell office:value-type="float" office:value="3.95028171755" calcext:value-type="float">
            <text:p>3.9502817176</text:p>
          </table:table-cell>
          <table:table-cell office:value-type="float" office:value="51.95" calcext:value-type="float">
            <text:p>51.95</text:p>
          </table:table-cell>
          <table:table-cell table:number-columns-repeated="7"/>
        </table:table-row>
        <table:table-row table:style-name="ro1">
          <table:table-cell office:value-type="float" office:value="3.96783607025" calcext:value-type="float">
            <text:p>3.9678360703</text:p>
          </table:table-cell>
          <table:table-cell office:value-type="float" office:value="52.87" calcext:value-type="float">
            <text:p>52.87</text:p>
          </table:table-cell>
          <table:table-cell table:number-columns-repeated="7"/>
        </table:table-row>
        <table:table-row table:style-name="ro1">
          <table:table-cell office:value-type="float" office:value="3.94777617513" calcext:value-type="float">
            <text:p>3.9477761751</text:p>
          </table:table-cell>
          <table:table-cell office:value-type="float" office:value="51.82" calcext:value-type="float">
            <text:p>51.82</text:p>
          </table:table-cell>
          <table:table-cell table:number-columns-repeated="7"/>
        </table:table-row>
        <table:table-row table:style-name="ro1">
          <table:table-cell office:value-type="float" office:value="3.95201265364" calcext:value-type="float">
            <text:p>3.9520126536</text:p>
          </table:table-cell>
          <table:table-cell office:value-type="float" office:value="52.04" calcext:value-type="float">
            <text:p>52.04</text:p>
          </table:table-cell>
          <table:table-cell table:number-columns-repeated="7"/>
        </table:table-row>
        <table:table-row table:style-name="ro1">
          <table:table-cell office:value-type="float" office:value="3.96518455354" calcext:value-type="float">
            <text:p>3.9651845535</text:p>
          </table:table-cell>
          <table:table-cell office:value-type="float" office:value="52.73" calcext:value-type="float">
            <text:p>52.73</text:p>
          </table:table-cell>
          <table:table-cell table:number-columns-repeated="7"/>
        </table:table-row>
        <table:table-row table:style-name="ro1">
          <table:table-cell office:value-type="float" office:value="3.97330623385" calcext:value-type="float">
            <text:p>3.9733062339</text:p>
          </table:table-cell>
          <table:table-cell office:value-type="float" office:value="53.16" calcext:value-type="float">
            <text:p>53.16</text:p>
          </table:table-cell>
          <table:table-cell table:number-columns-repeated="7"/>
        </table:table-row>
        <table:table-row table:style-name="ro1">
          <table:table-cell office:value-type="float" office:value="3.98322676443" calcext:value-type="float">
            <text:p>3.9832267644</text:p>
          </table:table-cell>
          <table:table-cell office:value-type="float" office:value="53.69" calcext:value-type="float">
            <text:p>53.69</text:p>
          </table:table-cell>
          <table:table-cell table:number-columns-repeated="7"/>
        </table:table-row>
        <table:table-row table:style-name="ro1">
          <table:table-cell office:value-type="float" office:value="3.98471569082" calcext:value-type="float">
            <text:p>3.9847156908</text:p>
          </table:table-cell>
          <table:table-cell office:value-type="float" office:value="53.77" calcext:value-type="float">
            <text:p>53.77</text:p>
          </table:table-cell>
          <table:table-cell table:number-columns-repeated="7"/>
        </table:table-row>
        <table:table-row table:style-name="ro1">
          <table:table-cell office:value-type="float" office:value="3.9862024036" calcext:value-type="float">
            <text:p>3.9862024036</text:p>
          </table:table-cell>
          <table:table-cell office:value-type="float" office:value="53.85" calcext:value-type="float">
            <text:p>53.85</text:p>
          </table:table-cell>
          <table:table-cell table:number-columns-repeated="7"/>
        </table:table-row>
        <table:table-row table:style-name="ro1">
          <table:table-cell office:value-type="float" office:value="3.97217692825" calcext:value-type="float">
            <text:p>3.9721769283</text:p>
          </table:table-cell>
          <table:table-cell office:value-type="float" office:value="53.1" calcext:value-type="float">
            <text:p>53.1</text:p>
          </table:table-cell>
          <table:table-cell table:number-columns-repeated="7"/>
        </table:table-row>
        <table:table-row table:style-name="ro1">
          <table:table-cell office:value-type="float" office:value="3.98434366701" calcext:value-type="float">
            <text:p>3.984343667</text:p>
          </table:table-cell>
          <table:table-cell office:value-type="float" office:value="53.75" calcext:value-type="float">
            <text:p>53.75</text:p>
          </table:table-cell>
          <table:table-cell table:number-columns-repeated="7"/>
        </table:table-row>
        <table:table-row table:style-name="ro1">
          <table:table-cell office:value-type="float" office:value="3.99728284938" calcext:value-type="float">
            <text:p>3.9972828494</text:p>
          </table:table-cell>
          <table:table-cell office:value-type="float" office:value="54.45" calcext:value-type="float">
            <text:p>54.45</text:p>
          </table:table-cell>
          <table:table-cell table:number-columns-repeated="7"/>
        </table:table-row>
        <table:table-row table:style-name="ro1">
          <table:table-cell office:value-type="float" office:value="3.98990954409" calcext:value-type="float">
            <text:p>3.9899095441</text:p>
          </table:table-cell>
          <table:table-cell office:value-type="float" office:value="54.05" calcext:value-type="float">
            <text:p>54.05</text:p>
          </table:table-cell>
          <table:table-cell table:number-columns-repeated="7"/>
        </table:table-row>
        <table:table-row table:style-name="ro1">
          <table:table-cell office:value-type="float" office:value="3.99175797345" calcext:value-type="float">
            <text:p>3.9917579735</text:p>
          </table:table-cell>
          <table:table-cell office:value-type="float" office:value="54.15" calcext:value-type="float">
            <text:p>54.15</text:p>
          </table:table-cell>
          <table:table-cell table:number-columns-repeated="7"/>
        </table:table-row>
        <table:table-row table:style-name="ro1">
          <table:table-cell office:value-type="float" office:value="3.99397158808" calcext:value-type="float">
            <text:p>3.9939715881</text:p>
          </table:table-cell>
          <table:table-cell office:value-type="float" office:value="54.27" calcext:value-type="float">
            <text:p>54.27</text:p>
          </table:table-cell>
          <table:table-cell table:number-columns-repeated="7"/>
        </table:table-row>
        <table:table-row table:style-name="ro1">
          <table:table-cell office:value-type="float" office:value="4.01078177745" calcext:value-type="float">
            <text:p>4.0107817775</text:p>
          </table:table-cell>
          <table:table-cell office:value-type="float" office:value="55.19" calcext:value-type="float">
            <text:p>55.19</text:p>
          </table:table-cell>
          <table:table-cell table:number-columns-repeated="7"/>
        </table:table-row>
        <table:table-row table:style-name="ro1">
          <table:table-cell office:value-type="float" office:value="4.00186370943" calcext:value-type="float">
            <text:p>4.0018637094</text:p>
          </table:table-cell>
          <table:table-cell office:value-type="float" office:value="54.7" calcext:value-type="float">
            <text:p>54.7</text:p>
          </table:table-cell>
          <table:table-cell table:number-columns-repeated="7"/>
        </table:table-row>
        <table:table-row table:style-name="ro1">
          <table:table-cell office:value-type="float" office:value="3.99360299242" calcext:value-type="float">
            <text:p>3.9936029924</text:p>
          </table:table-cell>
          <table:table-cell office:value-type="float" office:value="54.25" calcext:value-type="float">
            <text:p>54.25</text:p>
          </table:table-cell>
          <table:table-cell table:number-columns-repeated="7"/>
        </table:table-row>
        <table:table-row table:style-name="ro1">
          <table:table-cell office:value-type="float" office:value="3.98731598946" calcext:value-type="float">
            <text:p>3.9873159895</text:p>
          </table:table-cell>
          <table:table-cell office:value-type="float" office:value="53.91" calcext:value-type="float">
            <text:p>53.91</text:p>
          </table:table-cell>
          <table:table-cell table:number-columns-repeated="7"/>
        </table:table-row>
        <table:table-row table:style-name="ro1">
          <table:table-cell office:value-type="float" office:value="3.97593633117" calcext:value-type="float">
            <text:p>3.9759363312</text:p>
          </table:table-cell>
          <table:table-cell office:value-type="float" office:value="53.3" calcext:value-type="float">
            <text:p>53.3</text:p>
          </table:table-cell>
          <table:table-cell table:number-columns-repeated="7"/>
        </table:table-row>
        <table:table-row table:style-name="ro1">
          <table:table-cell office:value-type="float" office:value="3.97986855232" calcext:value-type="float">
            <text:p>3.9798685523</text:p>
          </table:table-cell>
          <table:table-cell office:value-type="float" office:value="53.51" calcext:value-type="float">
            <text:p>53.51</text:p>
          </table:table-cell>
          <table:table-cell table:number-columns-repeated="7"/>
        </table:table-row>
        <table:table-row table:style-name="ro1">
          <table:table-cell office:value-type="float" office:value="3.98434366701" calcext:value-type="float">
            <text:p>3.984343667</text:p>
          </table:table-cell>
          <table:table-cell office:value-type="float" office:value="53.75" calcext:value-type="float">
            <text:p>53.75</text:p>
          </table:table-cell>
          <table:table-cell table:number-columns-repeated="7"/>
        </table:table-row>
        <table:table-row table:style-name="ro1">
          <table:table-cell office:value-type="float" office:value="3.98285418619" calcext:value-type="float">
            <text:p>3.9828541862</text:p>
          </table:table-cell>
          <table:table-cell office:value-type="float" office:value="53.67" calcext:value-type="float">
            <text:p>53.67</text:p>
          </table:table-cell>
          <table:table-cell table:number-columns-repeated="7"/>
        </table:table-row>
        <table:table-row table:style-name="ro1">
          <table:table-cell office:value-type="float" office:value="3.98972451309" calcext:value-type="float">
            <text:p>3.9897245131</text:p>
          </table:table-cell>
          <table:table-cell office:value-type="float" office:value="54.04" calcext:value-type="float">
            <text:p>54.04</text:p>
          </table:table-cell>
          <table:table-cell table:number-columns-repeated="7"/>
        </table:table-row>
        <table:table-row table:style-name="ro1">
          <table:table-cell office:value-type="float" office:value="3.9994842812" calcext:value-type="float">
            <text:p>3.9994842812</text:p>
          </table:table-cell>
          <table:table-cell office:value-type="float" office:value="54.57" calcext:value-type="float">
            <text:p>54.57</text:p>
          </table:table-cell>
          <table:table-cell table:number-columns-repeated="7"/>
        </table:table-row>
        <table:table-row table:style-name="ro1">
          <table:table-cell office:value-type="float" office:value="4.00860510327" calcext:value-type="float">
            <text:p>4.0086051033</text:p>
          </table:table-cell>
          <table:table-cell office:value-type="float" office:value="55.07" calcext:value-type="float">
            <text:p>55.07</text:p>
          </table:table-cell>
          <table:table-cell table:number-columns-repeated="7"/>
        </table:table-row>
        <table:table-row table:style-name="ro1">
          <table:table-cell office:value-type="float" office:value="4.01385731131" calcext:value-type="float">
            <text:p>4.0138573113</text:p>
          </table:table-cell>
          <table:table-cell office:value-type="float" office:value="55.36" calcext:value-type="float">
            <text:p>55.36</text:p>
          </table:table-cell>
          <table:table-cell table:number-columns-repeated="7"/>
        </table:table-row>
        <table:table-row table:style-name="ro1">
          <table:table-cell office:value-type="float" office:value="4.0111440963" calcext:value-type="float">
            <text:p>4.0111440963</text:p>
          </table:table-cell>
          <table:table-cell office:value-type="float" office:value="55.21" calcext:value-type="float">
            <text:p>55.21</text:p>
          </table:table-cell>
          <table:table-cell table:number-columns-repeated="7"/>
        </table:table-row>
        <table:table-row table:style-name="ro1">
          <table:table-cell office:value-type="float" office:value="4.01349597436" calcext:value-type="float">
            <text:p>4.0134959744</text:p>
          </table:table-cell>
          <table:table-cell office:value-type="float" office:value="55.34" calcext:value-type="float">
            <text:p>55.34</text:p>
          </table:table-cell>
          <table:table-cell table:number-columns-repeated="7"/>
        </table:table-row>
        <table:table-row table:style-name="ro1">
          <table:table-cell office:value-type="float" office:value="4.01367665915" calcext:value-type="float">
            <text:p>4.0136766592</text:p>
          </table:table-cell>
          <table:table-cell office:value-type="float" office:value="55.35" calcext:value-type="float">
            <text:p>55.35</text:p>
          </table:table-cell>
          <table:table-cell table:number-columns-repeated="7"/>
        </table:table-row>
        <table:table-row table:style-name="ro1">
          <table:table-cell office:value-type="float" office:value="4.00369019395" calcext:value-type="float">
            <text:p>4.003690194</text:p>
          </table:table-cell>
          <table:table-cell office:value-type="float" office:value="54.8" calcext:value-type="float">
            <text:p>54.8</text:p>
          </table:table-cell>
          <table:table-cell table:number-columns-repeated="7"/>
        </table:table-row>
        <table:table-row table:style-name="ro1">
          <table:table-cell office:value-type="float" office:value="3.97912074896" calcext:value-type="float">
            <text:p>3.979120749</text:p>
          </table:table-cell>
          <table:table-cell office:value-type="float" office:value="53.47" calcext:value-type="float">
            <text:p>53.47</text:p>
          </table:table-cell>
          <table:table-cell table:number-columns-repeated="7"/>
        </table:table-row>
        <table:table-row table:style-name="ro1">
          <table:table-cell office:value-type="float" office:value="3.95986033484" calcext:value-type="float">
            <text:p>3.9598603348</text:p>
          </table:table-cell>
          <table:table-cell office:value-type="float" office:value="52.45" calcext:value-type="float">
            <text:p>52.45</text:p>
          </table:table-cell>
          <table:table-cell table:number-columns-repeated="7"/>
        </table:table-row>
        <table:table-row table:style-name="ro1">
          <table:table-cell office:value-type="float" office:value="3.96556377236" calcext:value-type="float">
            <text:p>3.9655637724</text:p>
          </table:table-cell>
          <table:table-cell office:value-type="float" office:value="52.75" calcext:value-type="float">
            <text:p>52.75</text:p>
          </table:table-cell>
          <table:table-cell table:number-columns-repeated="7"/>
        </table:table-row>
        <table:table-row table:style-name="ro1">
          <table:table-cell office:value-type="float" office:value="3.96764690918" calcext:value-type="float">
            <text:p>3.9676469092</text:p>
          </table:table-cell>
          <table:table-cell office:value-type="float" office:value="52.86" calcext:value-type="float">
            <text:p>52.86</text:p>
          </table:table-cell>
          <table:table-cell table:number-columns-repeated="7"/>
        </table:table-row>
        <table:table-row table:style-name="ro1">
          <table:table-cell office:value-type="float" office:value="3.94623117676" calcext:value-type="float">
            <text:p>3.9462311768</text:p>
          </table:table-cell>
          <table:table-cell office:value-type="float" office:value="51.74" calcext:value-type="float">
            <text:p>51.74</text:p>
          </table:table-cell>
          <table:table-cell table:number-columns-repeated="7"/>
        </table:table-row>
        <table:table-row table:style-name="ro1">
          <table:table-cell office:value-type="float" office:value="3.94816205204" calcext:value-type="float">
            <text:p>3.948162052</text:p>
          </table:table-cell>
          <table:table-cell office:value-type="float" office:value="51.84" calcext:value-type="float">
            <text:p>51.84</text:p>
          </table:table-cell>
          <table:table-cell table:number-columns-repeated="7"/>
        </table:table-row>
        <table:table-row table:style-name="ro1">
          <table:table-cell office:value-type="float" office:value="3.92316074984" calcext:value-type="float">
            <text:p>3.9231607498</text:p>
          </table:table-cell>
          <table:table-cell office:value-type="float" office:value="50.56" calcext:value-type="float">
            <text:p>50.56</text:p>
          </table:table-cell>
          <table:table-cell table:number-columns-repeated="7"/>
        </table:table-row>
        <table:table-row table:style-name="ro1">
          <table:table-cell office:value-type="float" office:value="3.91581580367" calcext:value-type="float">
            <text:p>3.9158158037</text:p>
          </table:table-cell>
          <table:table-cell office:value-type="float" office:value="50.19" calcext:value-type="float">
            <text:p>50.19</text:p>
          </table:table-cell>
          <table:table-cell table:number-columns-repeated="7"/>
        </table:table-row>
        <table:table-row table:style-name="ro1">
          <table:table-cell office:value-type="float" office:value="3.88567903009" calcext:value-type="float">
            <text:p>3.8856790301</text:p>
          </table:table-cell>
          <table:table-cell office:value-type="float" office:value="48.7" calcext:value-type="float">
            <text:p>48.7</text:p>
          </table:table-cell>
          <table:table-cell table:number-columns-repeated="7"/>
        </table:table-row>
        <table:table-row table:style-name="ro1">
          <table:table-cell office:value-type="float" office:value="3.87598123408" calcext:value-type="float">
            <text:p>3.8759812341</text:p>
          </table:table-cell>
          <table:table-cell office:value-type="float" office:value="48.23" calcext:value-type="float">
            <text:p>48.23</text:p>
          </table:table-cell>
          <table:table-cell table:number-columns-repeated="7"/>
        </table:table-row>
        <table:table-row table:style-name="ro1">
          <table:table-cell office:value-type="float" office:value="3.90015283286" calcext:value-type="float">
            <text:p>3.9001528329</text:p>
          </table:table-cell>
          <table:table-cell office:value-type="float" office:value="49.41" calcext:value-type="float">
            <text:p>49.41</text:p>
          </table:table-cell>
          <table:table-cell table:number-columns-repeated="7"/>
        </table:table-row>
        <table:table-row table:style-name="ro1">
          <table:table-cell office:value-type="float" office:value="3.87867302575" calcext:value-type="float">
            <text:p>3.8786730258</text:p>
          </table:table-cell>
          <table:table-cell office:value-type="float" office:value="48.36" calcext:value-type="float">
            <text:p>48.36</text:p>
          </table:table-cell>
          <table:table-cell table:number-columns-repeated="7"/>
        </table:table-row>
        <table:table-row table:style-name="ro1">
          <table:table-cell office:value-type="float" office:value="3.87432113824" calcext:value-type="float">
            <text:p>3.8743211382</text:p>
          </table:table-cell>
          <table:table-cell office:value-type="float" office:value="48.15" calcext:value-type="float">
            <text:p>48.15</text:p>
          </table:table-cell>
          <table:table-cell table:number-columns-repeated="7"/>
        </table:table-row>
        <table:table-row table:style-name="ro1">
          <table:table-cell office:value-type="float" office:value="3.8784662219" calcext:value-type="float">
            <text:p>3.8784662219</text:p>
          </table:table-cell>
          <table:table-cell office:value-type="float" office:value="48.35" calcext:value-type="float">
            <text:p>48.35</text:p>
          </table:table-cell>
          <table:table-cell table:number-columns-repeated="7"/>
        </table:table-row>
        <table:table-row table:style-name="ro1">
          <table:table-cell office:value-type="float" office:value="3.84993481311" calcext:value-type="float">
            <text:p>3.8499348131</text:p>
          </table:table-cell>
          <table:table-cell office:value-type="float" office:value="46.99" calcext:value-type="float">
            <text:p>46.99</text:p>
          </table:table-cell>
          <table:table-cell table:number-columns-repeated="7"/>
        </table:table-row>
        <table:table-row table:style-name="ro1">
          <table:table-cell office:value-type="float" office:value="3.85714434392" calcext:value-type="float">
            <text:p>3.8571443439</text:p>
          </table:table-cell>
          <table:table-cell office:value-type="float" office:value="47.33" calcext:value-type="float">
            <text:p>47.33</text:p>
          </table:table-cell>
          <table:table-cell table:number-columns-repeated="7"/>
        </table:table-row>
        <table:table-row table:style-name="ro1">
          <table:table-cell office:value-type="float" office:value="3.83276332444" calcext:value-type="float">
            <text:p>3.8327633244</text:p>
          </table:table-cell>
          <table:table-cell office:value-type="float" office:value="46.19" calcext:value-type="float">
            <text:p>46.19</text:p>
          </table:table-cell>
          <table:table-cell table:number-columns-repeated="7"/>
        </table:table-row>
        <table:table-row table:style-name="ro1">
          <table:table-cell office:value-type="float" office:value="3.80932560719" calcext:value-type="float">
            <text:p>3.8093256072</text:p>
          </table:table-cell>
          <table:table-cell office:value-type="float" office:value="45.12" calcext:value-type="float">
            <text:p>45.12</text:p>
          </table:table-cell>
          <table:table-cell table:number-columns-repeated="7"/>
        </table:table-row>
        <table:table-row table:style-name="ro1">
          <table:table-cell office:value-type="float" office:value="3.82864139649" calcext:value-type="float">
            <text:p>3.8286413965</text:p>
          </table:table-cell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office:value-type="float" office:value="3.83276332444" calcext:value-type="float">
            <text:p>3.8327633244</text:p>
          </table:table-cell>
          <table:table-cell office:value-type="float" office:value="46.19" calcext:value-type="float">
            <text:p>46.19</text:p>
          </table:table-cell>
          <table:table-cell table:number-columns-repeated="7"/>
        </table:table-row>
        <table:table-row table:style-name="ro1">
          <table:table-cell office:value-type="float" office:value="3.84460032911" calcext:value-type="float">
            <text:p>3.8446003291</text:p>
          </table:table-cell>
          <table:table-cell office:value-type="float" office:value="46.74" calcext:value-type="float">
            <text:p>46.74</text:p>
          </table:table-cell>
          <table:table-cell table:number-columns-repeated="7"/>
        </table:table-row>
        <table:table-row table:style-name="ro1">
          <table:table-cell office:value-type="float" office:value="3.83945231259" calcext:value-type="float">
            <text:p>3.8394523126</text:p>
          </table:table-cell>
          <table:table-cell office:value-type="float" office:value="46.5" calcext:value-type="float">
            <text:p>46.5</text:p>
          </table:table-cell>
          <table:table-cell table:number-columns-repeated="7"/>
        </table:table-row>
        <table:table-row table:style-name="ro1">
          <table:table-cell office:value-type="float" office:value="3.83708391876" calcext:value-type="float">
            <text:p>3.8370839188</text:p>
          </table:table-cell>
          <table:table-cell office:value-type="float" office:value="46.39" calcext:value-type="float">
            <text:p>46.39</text:p>
          </table:table-cell>
          <table:table-cell table:number-columns-repeated="7"/>
        </table:table-row>
        <table:table-row table:style-name="ro1">
          <table:table-cell office:value-type="float" office:value="3.78872478908" calcext:value-type="float">
            <text:p>3.7887247891</text:p>
          </table:table-cell>
          <table:table-cell office:value-type="float" office:value="44.2" calcext:value-type="float">
            <text:p>44.2</text:p>
          </table:table-cell>
          <table:table-cell table:number-columns-repeated="7"/>
        </table:table-row>
        <table:table-row table:style-name="ro1">
          <table:table-cell office:value-type="float" office:value="3.78350758319" calcext:value-type="float">
            <text:p>3.7835075832</text:p>
          </table:table-cell>
          <table:table-cell office:value-type="float" office:value="43.97" calcext:value-type="float">
            <text:p>43.97</text:p>
          </table:table-cell>
          <table:table-cell table:number-columns-repeated="7"/>
        </table:table-row>
        <table:table-row table:style-name="ro1">
          <table:table-cell office:value-type="float" office:value="3.80577320559" calcext:value-type="float">
            <text:p>3.8057732056</text:p>
          </table:table-cell>
          <table:table-cell office:value-type="float" office:value="44.96" calcext:value-type="float">
            <text:p>44.96</text:p>
          </table:table-cell>
          <table:table-cell table:number-columns-repeated="7"/>
        </table:table-row>
        <table:table-row table:style-name="ro1">
          <table:table-cell office:value-type="float" office:value="3.79301421885" calcext:value-type="float">
            <text:p>3.7930142189</text:p>
          </table:table-cell>
          <table:table-cell office:value-type="float" office:value="44.39" calcext:value-type="float">
            <text:p>44.39</text:p>
          </table:table-cell>
          <table:table-cell table:number-columns-repeated="7"/>
        </table:table-row>
        <table:table-row table:style-name="ro1">
          <table:table-cell office:value-type="float" office:value="3.78827219799" calcext:value-type="float">
            <text:p>3.788272198</text:p>
          </table:table-cell>
          <table:table-cell office:value-type="float" office:value="44.18" calcext:value-type="float">
            <text:p>44.18</text:p>
          </table:table-cell>
          <table:table-cell table:number-columns-repeated="7"/>
        </table:table-row>
        <table:table-row table:style-name="ro1">
          <table:table-cell office:value-type="float" office:value="3.79548918917" calcext:value-type="float">
            <text:p>3.7954891892</text:p>
          </table:table-cell>
          <table:table-cell office:value-type="float" office:value="44.5" calcext:value-type="float">
            <text:p>44.5</text:p>
          </table:table-cell>
          <table:table-cell table:number-columns-repeated="7"/>
        </table:table-row>
        <table:table-row table:style-name="ro1">
          <table:table-cell office:value-type="float" office:value="3.82384731452" calcext:value-type="float">
            <text:p>3.8238473145</text:p>
          </table:table-cell>
          <table:table-cell office:value-type="float" office:value="45.78" calcext:value-type="float">
            <text:p>45.78</text:p>
          </table:table-cell>
          <table:table-cell table:number-columns-repeated="7"/>
        </table:table-row>
        <table:table-row table:style-name="ro1">
          <table:table-cell office:value-type="float" office:value="3.79997350162" calcext:value-type="float">
            <text:p>3.7999735016</text:p>
          </table:table-cell>
          <table:table-cell office:value-type="float" office:value="44.7" calcext:value-type="float">
            <text:p>44.7</text:p>
          </table:table-cell>
          <table:table-cell table:number-columns-repeated="7"/>
        </table:table-row>
        <table:table-row table:style-name="ro1">
          <table:table-cell office:value-type="float" office:value="3.8245024079" calcext:value-type="float">
            <text:p>3.8245024079</text:p>
          </table:table-cell>
          <table:table-cell office:value-type="float" office:value="45.81" calcext:value-type="float">
            <text:p>45.81</text:p>
          </table:table-cell>
          <table:table-cell table:number-columns-repeated="7"/>
        </table:table-row>
        <table:table-row table:style-name="ro1">
          <table:table-cell office:value-type="float" office:value="3.8312466954" calcext:value-type="float">
            <text:p>3.8312466954</text:p>
          </table:table-cell>
          <table:table-cell office:value-type="float" office:value="46.12" calcext:value-type="float">
            <text:p>46.12</text:p>
          </table:table-cell>
          <table:table-cell table:number-columns-repeated="7"/>
        </table:table-row>
        <table:table-row table:style-name="ro1">
          <table:table-cell office:value-type="float" office:value="3.84095655699" calcext:value-type="float">
            <text:p>3.840956557</text:p>
          </table:table-cell>
          <table:table-cell office:value-type="float" office:value="46.57" calcext:value-type="float">
            <text:p>46.57</text:p>
          </table:table-cell>
          <table:table-cell table:number-columns-repeated="7"/>
        </table:table-row>
        <table:table-row table:style-name="ro1">
          <table:table-cell office:value-type="float" office:value="3.84267292729" calcext:value-type="float">
            <text:p>3.8426729273</text:p>
          </table:table-cell>
          <table:table-cell office:value-type="float" office:value="46.65" calcext:value-type="float">
            <text:p>46.65</text:p>
          </table:table-cell>
          <table:table-cell table:number-columns-repeated="7"/>
        </table:table-row>
        <table:table-row table:style-name="ro1">
          <table:table-cell office:value-type="float" office:value="3.84031215787" calcext:value-type="float">
            <text:p>3.8403121579</text:p>
          </table:table-cell>
          <table:table-cell office:value-type="float" office:value="46.54" calcext:value-type="float">
            <text:p>46.54</text:p>
          </table:table-cell>
          <table:table-cell table:number-columns-repeated="7"/>
        </table:table-row>
        <table:table-row table:style-name="ro1">
          <table:table-cell office:value-type="float" office:value="3.86556013102" calcext:value-type="float">
            <text:p>3.865560131</text:p>
          </table:table-cell>
          <table:table-cell office:value-type="float" office:value="47.73" calcext:value-type="float">
            <text:p>47.73</text:p>
          </table:table-cell>
          <table:table-cell table:number-columns-repeated="7"/>
        </table:table-row>
        <table:table-row table:style-name="ro1">
          <table:table-cell office:value-type="float" office:value="3.86765305769" calcext:value-type="float">
            <text:p>3.8676530577</text:p>
          </table:table-cell>
          <table:table-cell office:value-type="float" office:value="47.83" calcext:value-type="float">
            <text:p>47.83</text:p>
          </table:table-cell>
          <table:table-cell table:number-columns-repeated="7"/>
        </table:table-row>
        <table:table-row table:style-name="ro1">
          <table:table-cell office:value-type="float" office:value="3.85988725101" calcext:value-type="float">
            <text:p>3.859887251</text:p>
          </table:table-cell>
          <table:table-cell office:value-type="float" office:value="47.46" calcext:value-type="float">
            <text:p>47.46</text:p>
          </table:table-cell>
          <table:table-cell table:number-columns-repeated="7"/>
        </table:table-row>
        <table:table-row table:style-name="ro1">
          <table:table-cell office:value-type="float" office:value="3.87411343235" calcext:value-type="float">
            <text:p>3.8741134324</text:p>
          </table:table-cell>
          <table:table-cell office:value-type="float" office:value="48.14" calcext:value-type="float">
            <text:p>48.14</text:p>
          </table:table-cell>
          <table:table-cell table:number-columns-repeated="7"/>
        </table:table-row>
        <table:table-row table:style-name="ro1">
          <table:table-cell office:value-type="float" office:value="3.88135759112" calcext:value-type="float">
            <text:p>3.8813575911</text:p>
          </table:table-cell>
          <table:table-cell office:value-type="float" office:value="48.49" calcext:value-type="float">
            <text:p>48.49</text:p>
          </table:table-cell>
          <table:table-cell table:number-columns-repeated="7"/>
        </table:table-row>
        <table:table-row table:style-name="ro1">
          <table:table-cell office:value-type="float" office:value="3.8766030602" calcext:value-type="float">
            <text:p>3.8766030602</text:p>
          </table:table-cell>
          <table:table-cell office:value-type="float" office:value="48.26" calcext:value-type="float">
            <text:p>48.26</text:p>
          </table:table-cell>
          <table:table-cell table:number-columns-repeated="7"/>
        </table:table-row>
        <table:table-row table:style-name="ro1">
          <table:table-cell office:value-type="float" office:value="3.86241250487" calcext:value-type="float">
            <text:p>3.8624125049</text:p>
          </table:table-cell>
          <table:table-cell office:value-type="float" office:value="47.58" calcext:value-type="float">
            <text:p>47.58</text:p>
          </table:table-cell>
          <table:table-cell table:number-columns-repeated="7"/>
        </table:table-row>
        <table:table-row table:style-name="ro1">
          <table:table-cell office:value-type="float" office:value="3.85693303911" calcext:value-type="float">
            <text:p>3.8569330391</text:p>
          </table:table-cell>
          <table:table-cell office:value-type="float" office:value="47.32" calcext:value-type="float">
            <text:p>47.32</text:p>
          </table:table-cell>
          <table:table-cell table:number-columns-repeated="7"/>
        </table:table-row>
        <table:table-row table:style-name="ro1">
          <table:table-cell office:value-type="float" office:value="3.87598123408" calcext:value-type="float">
            <text:p>3.8759812341</text:p>
          </table:table-cell>
          <table:table-cell office:value-type="float" office:value="48.23" calcext:value-type="float">
            <text:p>48.23</text:p>
          </table:table-cell>
          <table:table-cell table:number-columns-repeated="7"/>
        </table:table-row>
        <table:table-row table:style-name="ro1">
          <table:table-cell office:value-type="float" office:value="3.86009793256" calcext:value-type="float">
            <text:p>3.8600979326</text:p>
          </table:table-cell>
          <table:table-cell office:value-type="float" office:value="47.47" calcext:value-type="float">
            <text:p>47.47</text:p>
          </table:table-cell>
          <table:table-cell table:number-columns-repeated="7"/>
        </table:table-row>
        <table:table-row table:style-name="ro1">
          <table:table-cell office:value-type="float" office:value="3.86178178899" calcext:value-type="float">
            <text:p>3.861781789</text:p>
          </table:table-cell>
          <table:table-cell office:value-type="float" office:value="47.55" calcext:value-type="float">
            <text:p>47.55</text:p>
          </table:table-cell>
          <table:table-cell table:number-columns-repeated="7"/>
        </table:table-row>
        <table:table-row table:style-name="ro1">
          <table:table-cell office:value-type="float" office:value="3.83773040085" calcext:value-type="float">
            <text:p>3.8377304009</text:p>
          </table:table-cell>
          <table:table-cell office:value-type="float" office:value="46.42" calcext:value-type="float">
            <text:p>46.42</text:p>
          </table:table-cell>
          <table:table-cell table:number-columns-repeated="7"/>
        </table:table-row>
        <table:table-row table:style-name="ro1">
          <table:table-cell office:value-type="float" office:value="3.84117126446" calcext:value-type="float">
            <text:p>3.8411712645</text:p>
          </table:table-cell>
          <table:table-cell office:value-type="float" office:value="46.58" calcext:value-type="float">
            <text:p>46.58</text:p>
          </table:table-cell>
          <table:table-cell table:number-columns-repeated="7"/>
        </table:table-row>
        <table:table-row table:style-name="ro1">
          <table:table-cell office:value-type="float" office:value="3.87328217711" calcext:value-type="float">
            <text:p>3.8732821771</text:p>
          </table:table-cell>
          <table:table-cell office:value-type="float" office:value="48.1" calcext:value-type="float">
            <text:p>48.1</text:p>
          </table:table-cell>
          <table:table-cell table:number-columns-repeated="7"/>
        </table:table-row>
        <table:table-row table:style-name="ro1">
          <table:table-cell office:value-type="float" office:value="3.8903907053" calcext:value-type="float">
            <text:p>3.8903907053</text:p>
          </table:table-cell>
          <table:table-cell office:value-type="float" office:value="48.93" calcext:value-type="float">
            <text:p>48.93</text:p>
          </table:table-cell>
          <table:table-cell table:number-columns-repeated="7"/>
        </table:table-row>
        <table:table-row table:style-name="ro1">
          <table:table-cell office:value-type="float" office:value="3.90015283286" calcext:value-type="float">
            <text:p>3.9001528329</text:p>
          </table:table-cell>
          <table:table-cell office:value-type="float" office:value="49.41" calcext:value-type="float">
            <text:p>49.41</text:p>
          </table:table-cell>
          <table:table-cell table:number-columns-repeated="7"/>
        </table:table-row>
        <table:table-row table:style-name="ro1">
          <table:table-cell office:value-type="float" office:value="3.90499839049" calcext:value-type="float">
            <text:p>3.9049983905</text:p>
          </table:table-cell>
          <table:table-cell office:value-type="float" office:value="49.65" calcext:value-type="float">
            <text:p>49.65</text:p>
          </table:table-cell>
          <table:table-cell table:number-columns-repeated="7"/>
        </table:table-row>
        <table:table-row table:style-name="ro1">
          <table:table-cell office:value-type="float" office:value="3.9060049331" calcext:value-type="float">
            <text:p>3.9060049331</text:p>
          </table:table-cell>
          <table:table-cell office:value-type="float" office:value="49.7" calcext:value-type="float">
            <text:p>49.7</text:p>
          </table:table-cell>
          <table:table-cell table:number-columns-repeated="7"/>
        </table:table-row>
        <table:table-row table:style-name="ro1">
          <table:table-cell office:value-type="float" office:value="3.91122268526" calcext:value-type="float">
            <text:p>3.9112226853</text:p>
          </table:table-cell>
          <table:table-cell office:value-type="float" office:value="49.96" calcext:value-type="float">
            <text:p>49.96</text:p>
          </table:table-cell>
          <table:table-cell table:number-columns-repeated="7"/>
        </table:table-row>
        <table:table-row table:style-name="ro1">
          <table:table-cell office:value-type="float" office:value="3.92335851509" calcext:value-type="float">
            <text:p>3.9233585151</text:p>
          </table:table-cell>
          <table:table-cell office:value-type="float" office:value="50.57" calcext:value-type="float">
            <text:p>50.57</text:p>
          </table:table-cell>
          <table:table-cell table:number-columns-repeated="7"/>
        </table:table-row>
        <table:table-row table:style-name="ro1">
          <table:table-cell office:value-type="float" office:value="3.9259259106" calcext:value-type="float">
            <text:p>3.9259259106</text:p>
          </table:table-cell>
          <table:table-cell office:value-type="float" office:value="50.7" calcext:value-type="float">
            <text:p>50.7</text:p>
          </table:table-cell>
          <table:table-cell table:number-columns-repeated="7"/>
        </table:table-row>
        <table:table-row table:style-name="ro1">
          <table:table-cell office:value-type="float" office:value="3.9045954896" calcext:value-type="float">
            <text:p>3.9045954896</text:p>
          </table:table-cell>
          <table:table-cell office:value-type="float" office:value="49.63" calcext:value-type="float">
            <text:p>49.63</text:p>
          </table:table-cell>
          <table:table-cell table:number-columns-repeated="7"/>
        </table:table-row>
        <table:table-row table:style-name="ro1">
          <table:table-cell office:value-type="float" office:value="3.90116426209" calcext:value-type="float">
            <text:p>3.9011642621</text:p>
          </table:table-cell>
          <table:table-cell office:value-type="float" office:value="49.46" calcext:value-type="float">
            <text:p>49.46</text:p>
          </table:table-cell>
          <table:table-cell table:number-columns-repeated="7"/>
        </table:table-row>
        <table:table-row table:style-name="ro1">
          <table:table-cell office:value-type="float" office:value="3.92038792176" calcext:value-type="float">
            <text:p>3.9203879218</text:p>
          </table:table-cell>
          <table:table-cell office:value-type="float" office:value="50.42" calcext:value-type="float">
            <text:p>50.42</text:p>
          </table:table-cell>
          <table:table-cell table:number-columns-repeated="7"/>
        </table:table-row>
        <table:table-row table:style-name="ro1">
          <table:table-cell office:value-type="float" office:value="3.9347624924" calcext:value-type="float">
            <text:p>3.9347624924</text:p>
          </table:table-cell>
          <table:table-cell office:value-type="float" office:value="51.15" calcext:value-type="float">
            <text:p>51.15</text:p>
          </table:table-cell>
          <table:table-cell table:number-columns-repeated="7"/>
        </table:table-row>
        <table:table-row table:style-name="ro1">
          <table:table-cell office:value-type="float" office:value="3.92335851509" calcext:value-type="float">
            <text:p>3.9233585151</text:p>
          </table:table-cell>
          <table:table-cell office:value-type="float" office:value="50.57" calcext:value-type="float">
            <text:p>50.57</text:p>
          </table:table-cell>
          <table:table-cell table:number-columns-repeated="7"/>
        </table:table-row>
        <table:table-row table:style-name="ro1">
          <table:table-cell office:value-type="float" office:value="3.89650319377" calcext:value-type="float">
            <text:p>3.8965031938</text:p>
          </table:table-cell>
          <table:table-cell office:value-type="float" office:value="49.23" calcext:value-type="float">
            <text:p>49.23</text:p>
          </table:table-cell>
          <table:table-cell table:number-columns-repeated="7"/>
        </table:table-row>
        <table:table-row table:style-name="ro1">
          <table:table-cell office:value-type="float" office:value="3.89569035081" calcext:value-type="float">
            <text:p>3.8956903508</text:p>
          </table:table-cell>
          <table:table-cell office:value-type="float" office:value="49.19" calcext:value-type="float">
            <text:p>49.19</text:p>
          </table:table-cell>
          <table:table-cell table:number-columns-repeated="7"/>
        </table:table-row>
        <table:table-row table:style-name="ro1">
          <table:table-cell office:value-type="float" office:value="3.89304403883" calcext:value-type="float">
            <text:p>3.8930440388</text:p>
          </table:table-cell>
          <table:table-cell office:value-type="float" office:value="49.06" calcext:value-type="float">
            <text:p>49.06</text:p>
          </table:table-cell>
          <table:table-cell table:number-columns-repeated="7"/>
        </table:table-row>
        <table:table-row table:style-name="ro1">
          <table:table-cell office:value-type="float" office:value="3.90197266957" calcext:value-type="float">
            <text:p>3.9019726696</text:p>
          </table:table-cell>
          <table:table-cell office:value-type="float" office:value="49.5" calcext:value-type="float">
            <text:p>49.5</text:p>
          </table:table-cell>
          <table:table-cell table:number-columns-repeated="7"/>
        </table:table-row>
        <table:table-row table:style-name="ro1">
          <table:table-cell office:value-type="float" office:value="3.92118094321" calcext:value-type="float">
            <text:p>3.9211809432</text:p>
          </table:table-cell>
          <table:table-cell office:value-type="float" office:value="50.46" calcext:value-type="float">
            <text:p>50.46</text:p>
          </table:table-cell>
          <table:table-cell table:number-columns-repeated="7"/>
        </table:table-row>
        <table:table-row table:style-name="ro1">
          <table:table-cell office:value-type="float" office:value="3.92137910035" calcext:value-type="float">
            <text:p>3.9213791004</text:p>
          </table:table-cell>
          <table:table-cell office:value-type="float" office:value="50.47" calcext:value-type="float">
            <text:p>50.47</text:p>
          </table:table-cell>
          <table:table-cell table:number-columns-repeated="7"/>
        </table:table-row>
        <table:table-row table:style-name="ro1">
          <table:table-cell office:value-type="float" office:value="3.92217133648" calcext:value-type="float">
            <text:p>3.9221713365</text:p>
          </table:table-cell>
          <table:table-cell office:value-type="float" office:value="50.51" calcext:value-type="float">
            <text:p>50.51</text:p>
          </table:table-cell>
          <table:table-cell table:number-columns-repeated="7"/>
        </table:table-row>
        <table:table-row table:style-name="ro1">
          <table:table-cell office:value-type="float" office:value="3.93378449721" calcext:value-type="float">
            <text:p>3.9337844972</text:p>
          </table:table-cell>
          <table:table-cell office:value-type="float" office:value="51.1" calcext:value-type="float">
            <text:p>51.1</text:p>
          </table:table-cell>
          <table:table-cell table:number-columns-repeated="7"/>
        </table:table-row>
        <table:table-row table:style-name="ro1">
          <table:table-cell office:value-type="float" office:value="3.96802519554" calcext:value-type="float">
            <text:p>3.9680251955</text:p>
          </table:table-cell>
          <table:table-cell office:value-type="float" office:value="52.88" calcext:value-type="float">
            <text:p>52.88</text:p>
          </table:table-cell>
          <table:table-cell table:number-columns-repeated="7"/>
        </table:table-row>
        <table:table-row table:style-name="ro1">
          <table:table-cell office:value-type="float" office:value="3.970480575" calcext:value-type="float">
            <text:p>3.970480575</text:p>
          </table:table-cell>
          <table:table-cell office:value-type="float" office:value="53.01" calcext:value-type="float">
            <text:p>53.01</text:p>
          </table:table-cell>
          <table:table-cell table:number-columns-repeated="7"/>
        </table:table-row>
        <table:table-row table:style-name="ro1">
          <table:table-cell office:value-type="float" office:value="3.96745771232" calcext:value-type="float">
            <text:p>3.9674577123</text:p>
          </table:table-cell>
          <table:table-cell office:value-type="float" office:value="52.85" calcext:value-type="float">
            <text:p>52.85</text:p>
          </table:table-cell>
          <table:table-cell table:number-columns-repeated="7"/>
        </table:table-row>
        <table:table-row table:style-name="ro1">
          <table:table-cell office:value-type="float" office:value="3.95871573342" calcext:value-type="float">
            <text:p>3.9587157334</text:p>
          </table:table-cell>
          <table:table-cell office:value-type="float" office:value="52.39" calcext:value-type="float">
            <text:p>52.39</text:p>
          </table:table-cell>
          <table:table-cell table:number-columns-repeated="7"/>
        </table:table-row>
        <table:table-row table:style-name="ro1">
          <table:table-cell office:value-type="float" office:value="3.95489090566" calcext:value-type="float">
            <text:p>3.9548909057</text:p>
          </table:table-cell>
          <table:table-cell office:value-type="float" office:value="52.19" calcext:value-type="float">
            <text:p>52.19</text:p>
          </table:table-cell>
          <table:table-cell table:number-columns-repeated="7"/>
        </table:table-row>
        <table:table-row table:style-name="ro1">
          <table:table-cell office:value-type="float" office:value="3.96707921118" calcext:value-type="float">
            <text:p>3.9670792112</text:p>
          </table:table-cell>
          <table:table-cell office:value-type="float" office:value="52.83" calcext:value-type="float">
            <text:p>52.83</text:p>
          </table:table-cell>
          <table:table-cell table:number-columns-repeated="7"/>
        </table:table-row>
        <table:table-row table:style-name="ro1">
          <table:table-cell office:value-type="float" office:value="3.96043214464" calcext:value-type="float">
            <text:p>3.9604321446</text:p>
          </table:table-cell>
          <table:table-cell office:value-type="float" office:value="52.48" calcext:value-type="float">
            <text:p>52.48</text:p>
          </table:table-cell>
          <table:table-cell table:number-columns-repeated="7"/>
        </table:table-row>
        <table:table-row table:style-name="ro1">
          <table:table-cell office:value-type="float" office:value="3.97480999353" calcext:value-type="float">
            <text:p>3.9748099935</text:p>
          </table:table-cell>
          <table:table-cell office:value-type="float" office:value="53.24" calcext:value-type="float">
            <text:p>53.24</text:p>
          </table:table-cell>
          <table:table-cell table:number-columns-repeated="7"/>
        </table:table-row>
        <table:table-row table:style-name="ro1">
          <table:table-cell office:value-type="float" office:value="4.0011321805" calcext:value-type="float">
            <text:p>4.0011321805</text:p>
          </table:table-cell>
          <table:table-cell office:value-type="float" office:value="54.66" calcext:value-type="float">
            <text:p>54.66</text:p>
          </table:table-cell>
          <table:table-cell table:number-columns-repeated="7"/>
        </table:table-row>
        <table:table-row table:style-name="ro1">
          <table:table-cell office:value-type="float" office:value="3.9862024036" calcext:value-type="float">
            <text:p>3.9862024036</text:p>
          </table:table-cell>
          <table:table-cell office:value-type="float" office:value="53.85" calcext:value-type="float">
            <text:p>53.85</text:p>
          </table:table-cell>
          <table:table-cell table:number-columns-repeated="7"/>
        </table:table-row>
        <table:table-row table:style-name="ro1">
          <table:table-cell office:value-type="float" office:value="3.97029191355" calcext:value-type="float">
            <text:p>3.9702919136</text:p>
          </table:table-cell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office:value-type="float" office:value="3.97799799435" calcext:value-type="float">
            <text:p>3.9779979944</text:p>
          </table:table-cell>
          <table:table-cell office:value-type="float" office:value="53.41" calcext:value-type="float">
            <text:p>53.41</text:p>
          </table:table-cell>
          <table:table-cell table:number-columns-repeated="7"/>
        </table:table-row>
        <table:table-row table:style-name="ro1">
          <table:table-cell office:value-type="float" office:value="3.97687397775" calcext:value-type="float">
            <text:p>3.9768739778</text:p>
          </table:table-cell>
          <table:table-cell office:value-type="float" office:value="53.35" calcext:value-type="float">
            <text:p>53.35</text:p>
          </table:table-cell>
          <table:table-cell table:number-columns-repeated="7"/>
        </table:table-row>
        <table:table-row table:style-name="ro1">
          <table:table-cell office:value-type="float" office:value="3.97085779115" calcext:value-type="float">
            <text:p>3.9708577912</text:p>
          </table:table-cell>
          <table:table-cell office:value-type="float" office:value="53.03" calcext:value-type="float">
            <text:p>53.03</text:p>
          </table:table-cell>
          <table:table-cell table:number-columns-repeated="7"/>
        </table:table-row>
        <table:table-row table:style-name="ro1">
          <table:table-cell office:value-type="float" office:value="3.96594284742" calcext:value-type="float">
            <text:p>3.9659428474</text:p>
          </table:table-cell>
          <table:table-cell office:value-type="float" office:value="52.77" calcext:value-type="float">
            <text:p>52.77</text:p>
          </table:table-cell>
          <table:table-cell table:number-columns-repeated="7"/>
        </table:table-row>
        <table:table-row table:style-name="ro1">
          <table:table-cell office:value-type="float" office:value="3.96119404943" calcext:value-type="float">
            <text:p>3.9611940494</text:p>
          </table:table-cell>
          <table:table-cell office:value-type="float" office:value="52.52" calcext:value-type="float">
            <text:p>52.52</text:p>
          </table:table-cell>
          <table:table-cell table:number-columns-repeated="7"/>
        </table:table-row>
        <table:table-row table:style-name="ro1">
          <table:table-cell office:value-type="float" office:value="3.9374958014" calcext:value-type="float">
            <text:p>3.9374958014</text:p>
          </table:table-cell>
          <table:table-cell office:value-type="float" office:value="51.29" calcext:value-type="float">
            <text:p>51.29</text:p>
          </table:table-cell>
          <table:table-cell table:number-columns-repeated="7"/>
        </table:table-row>
        <table:table-row table:style-name="ro1">
          <table:table-cell office:value-type="float" office:value="3.9504741918" calcext:value-type="float">
            <text:p>3.9504741918</text:p>
          </table:table-cell>
          <table:table-cell office:value-type="float" office:value="51.96" calcext:value-type="float">
            <text:p>51.96</text:p>
          </table:table-cell>
          <table:table-cell table:number-columns-repeated="7"/>
        </table:table-row>
        <table:table-row table:style-name="ro1">
          <table:table-cell office:value-type="float" office:value="3.94951144984" calcext:value-type="float">
            <text:p>3.9495114498</text:p>
          </table:table-cell>
          <table:table-cell office:value-type="float" office:value="51.91" calcext:value-type="float">
            <text:p>51.91</text:p>
          </table:table-cell>
          <table:table-cell table:number-columns-repeated="7"/>
        </table:table-row>
        <table:table-row table:style-name="ro1">
          <table:table-cell office:value-type="float" office:value="3.93788566495" calcext:value-type="float">
            <text:p>3.937885665</text:p>
          </table:table-cell>
          <table:table-cell office:value-type="float" office:value="51.31" calcext:value-type="float">
            <text:p>51.31</text:p>
          </table:table-cell>
          <table:table-cell table:number-columns-repeated="7"/>
        </table:table-row>
        <table:table-row table:style-name="ro1">
          <table:table-cell office:value-type="float" office:value="3.94545778151" calcext:value-type="float">
            <text:p>3.9454577815</text:p>
          </table:table-cell>
          <table:table-cell office:value-type="float" office:value="51.7" calcext:value-type="float">
            <text:p>51.7</text:p>
          </table:table-cell>
          <table:table-cell table:number-columns-repeated="7"/>
        </table:table-row>
        <table:table-row table:style-name="ro1">
          <table:table-cell office:value-type="float" office:value="3.93378449721" calcext:value-type="float">
            <text:p>3.9337844972</text:p>
          </table:table-cell>
          <table:table-cell office:value-type="float" office:value="51.1" calcext:value-type="float">
            <text:p>51.1</text:p>
          </table:table-cell>
          <table:table-cell table:number-columns-repeated="7"/>
        </table:table-row>
        <table:table-row table:style-name="ro1">
          <table:table-cell office:value-type="float" office:value="3.93515342282" calcext:value-type="float">
            <text:p>3.9351534228</text:p>
          </table:table-cell>
          <table:table-cell office:value-type="float" office:value="51.17" calcext:value-type="float">
            <text:p>51.17</text:p>
          </table:table-cell>
          <table:table-cell table:number-columns-repeated="7"/>
        </table:table-row>
        <table:table-row table:style-name="ro1">
          <table:table-cell office:value-type="float" office:value="3.94138761406" calcext:value-type="float">
            <text:p>3.9413876141</text:p>
          </table:table-cell>
          <table:table-cell office:value-type="float" office:value="51.49" calcext:value-type="float">
            <text:p>51.49</text:p>
          </table:table-cell>
          <table:table-cell table:number-columns-repeated="7"/>
        </table:table-row>
        <table:table-row table:style-name="ro1">
          <table:table-cell office:value-type="float" office:value="3.94931879017" calcext:value-type="float">
            <text:p>3.9493187902</text:p>
          </table:table-cell>
          <table:table-cell office:value-type="float" office:value="51.9" calcext:value-type="float">
            <text:p>51.9</text:p>
          </table:table-cell>
          <table:table-cell table:number-columns-repeated="7"/>
        </table:table-row>
        <table:table-row table:style-name="ro1">
          <table:table-cell office:value-type="float" office:value="3.95201265364" calcext:value-type="float">
            <text:p>3.9520126536</text:p>
          </table:table-cell>
          <table:table-cell office:value-type="float" office:value="52.04" calcext:value-type="float">
            <text:p>52.04</text:p>
          </table:table-cell>
          <table:table-cell table:number-columns-repeated="7"/>
        </table:table-row>
        <table:table-row table:style-name="ro1">
          <table:table-cell office:value-type="float" office:value="3.97387040875" calcext:value-type="float">
            <text:p>3.9738704088</text:p>
          </table:table-cell>
          <table:table-cell office:value-type="float" office:value="53.19" calcext:value-type="float">
            <text:p>53.19</text:p>
          </table:table-cell>
          <table:table-cell table:number-columns-repeated="7"/>
        </table:table-row>
        <table:table-row table:style-name="ro1">
          <table:table-cell office:value-type="float" office:value="3.98434366701" calcext:value-type="float">
            <text:p>3.984343667</text:p>
          </table:table-cell>
          <table:table-cell office:value-type="float" office:value="53.75" calcext:value-type="float">
            <text:p>53.75</text:p>
          </table:table-cell>
          <table:table-cell table:number-columns-repeated="7"/>
        </table:table-row>
        <table:table-row table:style-name="ro1">
          <table:table-cell office:value-type="float" office:value="3.99820070167" calcext:value-type="float">
            <text:p>3.9982007017</text:p>
          </table:table-cell>
          <table:table-cell office:value-type="float" office:value="54.5" calcext:value-type="float">
            <text:p>54.5</text:p>
          </table:table-cell>
          <table:table-cell table:number-columns-repeated="7"/>
        </table:table-row>
        <table:table-row table:style-name="ro1">
          <table:table-cell office:value-type="float" office:value="3.99249638958" calcext:value-type="float">
            <text:p>3.9924963896</text:p>
          </table:table-cell>
          <table:table-cell office:value-type="float" office:value="54.19" calcext:value-type="float">
            <text:p>54.19</text:p>
          </table:table-cell>
          <table:table-cell table:number-columns-repeated="7"/>
        </table:table-row>
        <table:table-row table:style-name="ro1">
          <table:table-cell office:value-type="float" office:value="3.98879884423" calcext:value-type="float">
            <text:p>3.9887988442</text:p>
          </table:table-cell>
          <table:table-cell office:value-type="float" office:value="53.99" calcext:value-type="float">
            <text:p>53.99</text:p>
          </table:table-cell>
          <table:table-cell table:number-columns-repeated="7"/>
        </table:table-row>
        <table:table-row table:style-name="ro1">
          <table:table-cell office:value-type="float" office:value="4.00387265906" calcext:value-type="float">
            <text:p>4.0038726591</text:p>
          </table:table-cell>
          <table:table-cell office:value-type="float" office:value="54.81" calcext:value-type="float">
            <text:p>54.81</text:p>
          </table:table-cell>
          <table:table-cell table:number-columns-repeated="7"/>
        </table:table-row>
        <table:table-row table:style-name="ro1">
          <table:table-cell office:value-type="float" office:value="4.0118683404" calcext:value-type="float">
            <text:p>4.0118683404</text:p>
          </table:table-cell>
          <table:table-cell office:value-type="float" office:value="55.25" calcext:value-type="float">
            <text:p>55.25</text:p>
          </table:table-cell>
          <table:table-cell table:number-columns-repeated="7"/>
        </table:table-row>
        <table:table-row table:style-name="ro1">
          <table:table-cell office:value-type="float" office:value="3.99175797345" calcext:value-type="float">
            <text:p>3.9917579735</text:p>
          </table:table-cell>
          <table:table-cell office:value-type="float" office:value="54.15" calcext:value-type="float">
            <text:p>54.15</text:p>
          </table:table-cell>
          <table:table-cell table:number-columns-repeated="7"/>
        </table:table-row>
        <table:table-row table:style-name="ro1">
          <table:table-cell office:value-type="float" office:value="3.98098920989" calcext:value-type="float">
            <text:p>3.9809892099</text:p>
          </table:table-cell>
          <table:table-cell office:value-type="float" office:value="53.57" calcext:value-type="float">
            <text:p>53.57</text:p>
          </table:table-cell>
          <table:table-cell table:number-columns-repeated="7"/>
        </table:table-row>
        <table:table-row table:style-name="ro1">
          <table:table-cell office:value-type="float" office:value="3.96745771232" calcext:value-type="float">
            <text:p>3.9674577123</text:p>
          </table:table-cell>
          <table:table-cell office:value-type="float" office:value="52.85" calcext:value-type="float">
            <text:p>52.85</text:p>
          </table:table-cell>
          <table:table-cell table:number-columns-repeated="7"/>
        </table:table-row>
        <table:table-row table:style-name="ro1">
          <table:table-cell office:value-type="float" office:value="3.98898404656" calcext:value-type="float">
            <text:p>3.9889840466</text:p>
          </table:table-cell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office:value-type="float" office:value="3.97123486506" calcext:value-type="float">
            <text:p>3.9712348651</text:p>
          </table:table-cell>
          <table:table-cell office:value-type="float" office:value="53.05" calcext:value-type="float">
            <text:p>53.05</text:p>
          </table:table-cell>
          <table:table-cell table:number-columns-repeated="7"/>
        </table:table-row>
        <table:table-row table:style-name="ro1">
          <table:table-cell office:value-type="float" office:value="3.9691591968" calcext:value-type="float">
            <text:p>3.9691591968</text:p>
          </table:table-cell>
          <table:table-cell office:value-type="float" office:value="52.94" calcext:value-type="float">
            <text:p>52.94</text:p>
          </table:table-cell>
          <table:table-cell table:number-columns-repeated="7"/>
        </table:table-row>
        <table:table-row table:style-name="ro1">
          <table:table-cell office:value-type="float" office:value="3.96461545555" calcext:value-type="float">
            <text:p>3.9646154556</text:p>
          </table:table-cell>
          <table:table-cell office:value-type="float" office:value="52.7" calcext:value-type="float">
            <text:p>52.7</text:p>
          </table:table-cell>
          <table:table-cell table:number-columns-repeated="7"/>
        </table:table-row>
        <table:table-row table:style-name="ro1">
          <table:table-cell office:value-type="float" office:value="3.96632177884" calcext:value-type="float">
            <text:p>3.9663217788</text:p>
          </table:table-cell>
          <table:table-cell office:value-type="float" office:value="52.79" calcext:value-type="float">
            <text:p>52.79</text:p>
          </table:table-cell>
          <table:table-cell table:number-columns-repeated="7"/>
        </table:table-row>
        <table:table-row table:style-name="ro1">
          <table:table-cell office:value-type="float" office:value="3.97424634861" calcext:value-type="float">
            <text:p>3.9742463486</text:p>
          </table:table-cell>
          <table:table-cell office:value-type="float" office:value="53.21" calcext:value-type="float">
            <text:p>53.21</text:p>
          </table:table-cell>
          <table:table-cell table:number-columns-repeated="7"/>
        </table:table-row>
        <table:table-row table:style-name="ro1">
          <table:table-cell office:value-type="float" office:value="3.96309627561" calcext:value-type="float">
            <text:p>3.9630962756</text:p>
          </table:table-cell>
          <table:table-cell office:value-type="float" office:value="52.62" calcext:value-type="float">
            <text:p>52.62</text:p>
          </table:table-cell>
          <table:table-cell table:number-columns-repeated="7"/>
        </table:table-row>
        <table:table-row table:style-name="ro1">
          <table:table-cell office:value-type="float" office:value="3.95374059878" calcext:value-type="float">
            <text:p>3.9537405988</text:p>
          </table:table-cell>
          <table:table-cell office:value-type="float" office:value="52.13" calcext:value-type="float">
            <text:p>52.13</text:p>
          </table:table-cell>
          <table:table-cell table:number-columns-repeated="7"/>
        </table:table-row>
        <table:table-row table:style-name="ro1">
          <table:table-cell office:value-type="float" office:value="3.94255221046" calcext:value-type="float">
            <text:p>3.9425522105</text:p>
          </table:table-cell>
          <table:table-cell office:value-type="float" office:value="51.55" calcext:value-type="float">
            <text:p>51.55</text:p>
          </table:table-cell>
          <table:table-cell table:number-columns-repeated="7"/>
        </table:table-row>
        <table:table-row table:style-name="ro1">
          <table:table-cell office:value-type="float" office:value="3.93182563272" calcext:value-type="float">
            <text:p>3.9318256327</text:p>
          </table:table-cell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office:value-type="float" office:value="3.93905434448" calcext:value-type="float">
            <text:p>3.9390543445</text:p>
          </table:table-cell>
          <table:table-cell office:value-type="float" office:value="51.37" calcext:value-type="float">
            <text:p>51.37</text:p>
          </table:table-cell>
          <table:table-cell table:number-columns-repeated="7"/>
        </table:table-row>
        <table:table-row table:style-name="ro1">
          <table:table-cell office:value-type="float" office:value="3.92276510196" calcext:value-type="float">
            <text:p>3.922765102</text:p>
          </table:table-cell>
          <table:table-cell office:value-type="float" office:value="50.54" calcext:value-type="float">
            <text:p>50.54</text:p>
          </table:table-cell>
          <table:table-cell table:number-columns-repeated="7"/>
        </table:table-row>
        <table:table-row table:style-name="ro1">
          <table:table-cell office:value-type="float" office:value="3.93358878334" calcext:value-type="float">
            <text:p>3.9335887833</text:p>
          </table:table-cell>
          <table:table-cell office:value-type="float" office:value="51.09" calcext:value-type="float">
            <text:p>51.09</text:p>
          </table:table-cell>
          <table:table-cell table:number-columns-repeated="7"/>
        </table:table-row>
        <table:table-row table:style-name="ro1">
          <table:table-cell office:value-type="float" office:value="3.95603989084" calcext:value-type="float">
            <text:p>3.9560398908</text:p>
          </table:table-cell>
          <table:table-cell office:value-type="float" office:value="52.25" calcext:value-type="float">
            <text:p>52.25</text:p>
          </table:table-cell>
          <table:table-cell table:number-columns-repeated="7"/>
        </table:table-row>
        <table:table-row table:style-name="ro1">
          <table:table-cell office:value-type="float" office:value="3.97142334871" calcext:value-type="float">
            <text:p>3.9714233487</text:p>
          </table:table-cell>
          <table:table-cell office:value-type="float" office:value="53.06" calcext:value-type="float">
            <text:p>53.06</text:p>
          </table:table-cell>
          <table:table-cell table:number-columns-repeated="7"/>
        </table:table-row>
        <table:table-row table:style-name="ro1">
          <table:table-cell office:value-type="float" office:value="3.94603788402" calcext:value-type="float">
            <text:p>3.946037884</text:p>
          </table:table-cell>
          <table:table-cell office:value-type="float" office:value="51.73" calcext:value-type="float">
            <text:p>51.73</text:p>
          </table:table-cell>
          <table:table-cell table:number-columns-repeated="7"/>
        </table:table-row>
        <table:table-row table:style-name="ro1">
          <table:table-cell office:value-type="float" office:value="3.94022165979" calcext:value-type="float">
            <text:p>3.9402216598</text:p>
          </table:table-cell>
          <table:table-cell office:value-type="float" office:value="51.43" calcext:value-type="float">
            <text:p>51.43</text:p>
          </table:table-cell>
          <table:table-cell table:number-columns-repeated="7"/>
        </table:table-row>
        <table:table-row table:style-name="ro1">
          <table:table-cell office:value-type="float" office:value="3.9448773423" calcext:value-type="float">
            <text:p>3.9448773423</text:p>
          </table:table-cell>
          <table:table-cell office:value-type="float" office:value="51.67" calcext:value-type="float">
            <text:p>51.67</text:p>
          </table:table-cell>
          <table:table-cell table:number-columns-repeated="7"/>
        </table:table-row>
        <table:table-row table:style-name="ro1">
          <table:table-cell office:value-type="float" office:value="3.93358878334" calcext:value-type="float">
            <text:p>3.9335887833</text:p>
          </table:table-cell>
          <table:table-cell office:value-type="float" office:value="51.09" calcext:value-type="float">
            <text:p>51.09</text:p>
          </table:table-cell>
          <table:table-cell table:number-columns-repeated="7"/>
        </table:table-row>
        <table:table-row table:style-name="ro1">
          <table:table-cell office:value-type="float" office:value="3.91342202634" calcext:value-type="float">
            <text:p>3.9134220263</text:p>
          </table:table-cell>
          <table:table-cell office:value-type="float" office:value="50.07" calcext:value-type="float">
            <text:p>50.07</text:p>
          </table:table-cell>
          <table:table-cell table:number-columns-repeated="7"/>
        </table:table-row>
        <table:table-row table:style-name="ro1">
          <table:table-cell office:value-type="float" office:value="3.92296294547" calcext:value-type="float">
            <text:p>3.9229629455</text:p>
          </table:table-cell>
          <table:table-cell office:value-type="float" office:value="50.55" calcext:value-type="float">
            <text:p>50.55</text:p>
          </table:table-cell>
          <table:table-cell table:number-columns-repeated="7"/>
        </table:table-row>
        <table:table-row table:style-name="ro1">
          <table:table-cell office:value-type="float" office:value="3.92789635458" calcext:value-type="float">
            <text:p>3.9278963546</text:p>
          </table:table-cell>
          <table:table-cell office:value-type="float" office:value="50.8" calcext:value-type="float">
            <text:p>50.8</text:p>
          </table:table-cell>
          <table:table-cell table:number-columns-repeated="7"/>
        </table:table-row>
        <table:table-row table:style-name="ro1">
          <table:table-cell office:value-type="float" office:value="3.93730081261" calcext:value-type="float">
            <text:p>3.9373008126</text:p>
          </table:table-cell>
          <table:table-cell office:value-type="float" office:value="51.28" calcext:value-type="float">
            <text:p>51.28</text:p>
          </table:table-cell>
          <table:table-cell table:number-columns-repeated="7"/>
        </table:table-row>
        <table:table-row table:style-name="ro1">
          <table:table-cell office:value-type="float" office:value="3.9128226856" calcext:value-type="float">
            <text:p>3.9128226856</text:p>
          </table:table-cell>
          <table:table-cell office:value-type="float" office:value="50.04" calcext:value-type="float">
            <text:p>50.04</text:p>
          </table:table-cell>
          <table:table-cell table:number-columns-repeated="7"/>
        </table:table-row>
        <table:table-row table:style-name="ro1">
          <table:table-cell office:value-type="float" office:value="3.89650319377" calcext:value-type="float">
            <text:p>3.8965031938</text:p>
          </table:table-cell>
          <table:table-cell office:value-type="float" office:value="49.23" calcext:value-type="float">
            <text:p>49.23</text:p>
          </table:table-cell>
          <table:table-cell table:number-columns-repeated="7"/>
        </table:table-row>
        <table:table-row table:style-name="ro1">
          <table:table-cell office:value-type="float" office:value="3.89365534807" calcext:value-type="float">
            <text:p>3.8936553481</text:p>
          </table:table-cell>
          <table:table-cell office:value-type="float" office:value="49.09" calcext:value-type="float">
            <text:p>49.09</text:p>
          </table:table-cell>
          <table:table-cell table:number-columns-repeated="7"/>
        </table:table-row>
        <table:table-row table:style-name="ro1">
          <table:table-cell office:value-type="float" office:value="3.90075981315" calcext:value-type="float">
            <text:p>3.9007598132</text:p>
          </table:table-cell>
          <table:table-cell office:value-type="float" office:value="49.44" calcext:value-type="float">
            <text:p>49.44</text:p>
          </table:table-cell>
          <table:table-cell table:number-columns-repeated="7"/>
        </table:table-row>
        <table:table-row table:style-name="ro1">
          <table:table-cell office:value-type="float" office:value="3.9092190781" calcext:value-type="float">
            <text:p>3.9092190781</text:p>
          </table:table-cell>
          <table:table-cell office:value-type="float" office:value="49.86" calcext:value-type="float">
            <text:p>49.86</text:p>
          </table:table-cell>
          <table:table-cell table:number-columns-repeated="7"/>
        </table:table-row>
        <table:table-row table:style-name="ro1">
          <table:table-cell office:value-type="float" office:value="3.91002100276" calcext:value-type="float">
            <text:p>3.9100210028</text:p>
          </table:table-cell>
          <table:table-cell office:value-type="float" office:value="49.9" calcext:value-type="float">
            <text:p>49.9</text:p>
          </table:table-cell>
          <table:table-cell table:number-columns-repeated="7"/>
        </table:table-row>
        <table:table-row table:style-name="ro1">
          <table:table-cell office:value-type="float" office:value="3.90821576709" calcext:value-type="float">
            <text:p>3.9082157671</text:p>
          </table:table-cell>
          <table:table-cell office:value-type="float" office:value="49.81" calcext:value-type="float">
            <text:p>49.81</text:p>
          </table:table-cell>
          <table:table-cell table:number-columns-repeated="7"/>
        </table:table-row>
        <table:table-row table:style-name="ro1">
          <table:table-cell office:value-type="float" office:value="3.8879352099" calcext:value-type="float">
            <text:p>3.8879352099</text:p>
          </table:table-cell>
          <table:table-cell office:value-type="float" office:value="48.81" calcext:value-type="float">
            <text:p>48.81</text:p>
          </table:table-cell>
          <table:table-cell table:number-columns-repeated="7"/>
        </table:table-row>
        <table:table-row table:style-name="ro1">
          <table:table-cell office:value-type="float" office:value="3.8903907053" calcext:value-type="float">
            <text:p>3.8903907053</text:p>
          </table:table-cell>
          <table:table-cell office:value-type="float" office:value="48.93" calcext:value-type="float">
            <text:p>48.93</text:p>
          </table:table-cell>
          <table:table-cell table:number-columns-repeated="7"/>
        </table:table-row>
        <table:table-row table:style-name="ro1">
          <table:table-cell office:value-type="float" office:value="3.88670519744" calcext:value-type="float">
            <text:p>3.8867051974</text:p>
          </table:table-cell>
          <table:table-cell office:value-type="float" office:value="48.75" calcext:value-type="float">
            <text:p>48.75</text:p>
          </table:table-cell>
          <table:table-cell table:number-columns-repeated="7"/>
        </table:table-row>
        <table:table-row table:style-name="ro1">
          <table:table-cell office:value-type="float" office:value="3.89446984618" calcext:value-type="float">
            <text:p>3.8944698462</text:p>
          </table:table-cell>
          <table:table-cell office:value-type="float" office:value="49.13" calcext:value-type="float">
            <text:p>49.13</text:p>
          </table:table-cell>
          <table:table-cell table:number-columns-repeated="7"/>
        </table:table-row>
        <table:table-row table:style-name="ro1">
          <table:table-cell office:value-type="float" office:value="3.8903907053" calcext:value-type="float">
            <text:p>3.8903907053</text:p>
          </table:table-cell>
          <table:table-cell office:value-type="float" office:value="48.93" calcext:value-type="float">
            <text:p>48.93</text:p>
          </table:table-cell>
          <table:table-cell table:number-columns-repeated="7"/>
        </table:table-row>
        <table:table-row table:style-name="ro1">
          <table:table-cell office:value-type="float" office:value="3.90278042406" calcext:value-type="float">
            <text:p>3.9027804241</text:p>
          </table:table-cell>
          <table:table-cell office:value-type="float" office:value="49.54" calcext:value-type="float">
            <text:p>49.54</text:p>
          </table:table-cell>
          <table:table-cell table:number-columns-repeated="7"/>
        </table:table-row>
        <table:table-row table:style-name="ro1">
          <table:table-cell office:value-type="float" office:value="3.92157721823" calcext:value-type="float">
            <text:p>3.9215772182</text:p>
          </table:table-cell>
          <table:table-cell office:value-type="float" office:value="50.48" calcext:value-type="float">
            <text:p>50.48</text:p>
          </table:table-cell>
          <table:table-cell table:number-columns-repeated="7"/>
        </table:table-row>
        <table:table-row table:style-name="ro1">
          <table:table-cell office:value-type="float" office:value="3.91022138348" calcext:value-type="float">
            <text:p>3.9102213835</text:p>
          </table:table-cell>
          <table:table-cell office:value-type="float" office:value="49.91" calcext:value-type="float">
            <text:p>49.91</text:p>
          </table:table-cell>
          <table:table-cell table:number-columns-repeated="7"/>
        </table:table-row>
        <table:table-row table:style-name="ro1">
          <table:table-cell office:value-type="float" office:value="3.91422058897" calcext:value-type="float">
            <text:p>3.914220589</text:p>
          </table:table-cell>
          <table:table-cell office:value-type="float" office:value="50.11" calcext:value-type="float">
            <text:p>50.11</text:p>
          </table:table-cell>
          <table:table-cell table:number-columns-repeated="7"/>
        </table:table-row>
        <table:table-row table:style-name="ro1">
          <table:table-cell office:value-type="float" office:value="3.9128226856" calcext:value-type="float">
            <text:p>3.9128226856</text:p>
          </table:table-cell>
          <table:table-cell office:value-type="float" office:value="50.04" calcext:value-type="float">
            <text:p>50.04</text:p>
          </table:table-cell>
          <table:table-cell table:number-columns-repeated="7"/>
        </table:table-row>
        <table:table-row table:style-name="ro1">
          <table:table-cell office:value-type="float" office:value="3.91481909273" calcext:value-type="float">
            <text:p>3.9148190927</text:p>
          </table:table-cell>
          <table:table-cell office:value-type="float" office:value="50.14" calcext:value-type="float">
            <text:p>50.14</text:p>
          </table:table-cell>
          <table:table-cell table:number-columns-repeated="7"/>
        </table:table-row>
        <table:table-row table:style-name="ro1">
          <table:table-cell office:value-type="float" office:value="3.91681152216" calcext:value-type="float">
            <text:p>3.9168115222</text:p>
          </table:table-cell>
          <table:table-cell office:value-type="float" office:value="50.24" calcext:value-type="float">
            <text:p>50.24</text:p>
          </table:table-cell>
          <table:table-cell table:number-columns-repeated="7"/>
        </table:table-row>
        <table:table-row table:style-name="ro1">
          <table:table-cell office:value-type="float" office:value="3.89345161984" calcext:value-type="float">
            <text:p>3.8934516198</text:p>
          </table:table-cell>
          <table:table-cell office:value-type="float" office:value="49.08" calcext:value-type="float">
            <text:p>49.08</text:p>
          </table:table-cell>
          <table:table-cell table:number-columns-repeated="7"/>
        </table:table-row>
        <table:table-row table:style-name="ro1">
          <table:table-cell office:value-type="float" office:value="3.89711239269" calcext:value-type="float">
            <text:p>3.8971123927</text:p>
          </table:table-cell>
          <table:table-cell office:value-type="float" office:value="49.26" calcext:value-type="float">
            <text:p>49.26</text:p>
          </table:table-cell>
          <table:table-cell table:number-columns-repeated="7"/>
        </table:table-row>
        <table:table-row table:style-name="ro1">
          <table:table-cell office:value-type="float" office:value="3.90881787448" calcext:value-type="float">
            <text:p>3.9088178745</text:p>
          </table:table-cell>
          <table:table-cell office:value-type="float" office:value="49.84" calcext:value-type="float">
            <text:p>49.84</text:p>
          </table:table-cell>
          <table:table-cell table:number-columns-repeated="7"/>
        </table:table-row>
        <table:table-row table:style-name="ro1">
          <table:table-cell office:value-type="float" office:value="3.89650319377" calcext:value-type="float">
            <text:p>3.8965031938</text:p>
          </table:table-cell>
          <table:table-cell office:value-type="float" office:value="49.23" calcext:value-type="float">
            <text:p>49.23</text:p>
          </table:table-cell>
          <table:table-cell table:number-columns-repeated="7"/>
        </table:table-row>
        <table:table-row table:style-name="ro1">
          <table:table-cell office:value-type="float" office:value="3.89751831923" calcext:value-type="float">
            <text:p>3.8975183192</text:p>
          </table:table-cell>
          <table:table-cell office:value-type="float" office:value="49.28" calcext:value-type="float">
            <text:p>49.28</text:p>
          </table:table-cell>
          <table:table-cell table:number-columns-repeated="7"/>
        </table:table-row>
        <table:table-row table:style-name="ro1">
          <table:table-cell office:value-type="float" office:value="3.87411343235" calcext:value-type="float">
            <text:p>3.8741134324</text:p>
          </table:table-cell>
          <table:table-cell office:value-type="float" office:value="48.14" calcext:value-type="float">
            <text:p>48.14</text:p>
          </table:table-cell>
          <table:table-cell table:number-columns-repeated="7"/>
        </table:table-row>
        <table:table-row table:style-name="ro1">
          <table:table-cell office:value-type="float" office:value="3.87784555363" calcext:value-type="float">
            <text:p>3.8778455536</text:p>
          </table:table-cell>
          <table:table-cell office:value-type="float" office:value="48.32" calcext:value-type="float">
            <text:p>48.32</text:p>
          </table:table-cell>
          <table:table-cell table:number-columns-repeated="7"/>
        </table:table-row>
        <table:table-row table:style-name="ro1">
          <table:table-cell office:value-type="float" office:value="3.8766030602" calcext:value-type="float">
            <text:p>3.8766030602</text:p>
          </table:table-cell>
          <table:table-cell office:value-type="float" office:value="48.26" calcext:value-type="float">
            <text:p>48.26</text:p>
          </table:table-cell>
          <table:table-cell table:number-columns-repeated="7"/>
        </table:table-row>
        <table:table-row table:style-name="ro1">
          <table:table-cell office:value-type="float" office:value="3.87908650518" calcext:value-type="float">
            <text:p>3.8790865052</text:p>
          </table:table-cell>
          <table:table-cell office:value-type="float" office:value="48.38" calcext:value-type="float">
            <text:p>48.38</text:p>
          </table:table-cell>
          <table:table-cell table:number-columns-repeated="7"/>
        </table:table-row>
        <table:table-row table:style-name="ro1">
          <table:table-cell office:value-type="float" office:value="3.88691030461" calcext:value-type="float">
            <text:p>3.8869103046</text:p>
          </table:table-cell>
          <table:table-cell office:value-type="float" office:value="48.76" calcext:value-type="float">
            <text:p>48.76</text:p>
          </table:table-cell>
          <table:table-cell table:number-columns-repeated="7"/>
        </table:table-row>
        <table:table-row table:style-name="ro1">
          <table:table-cell office:value-type="float" office:value="3.8823882003" calcext:value-type="float">
            <text:p>3.8823882003</text:p>
          </table:table-cell>
          <table:table-cell office:value-type="float" office:value="48.54" calcext:value-type="float">
            <text:p>48.54</text:p>
          </table:table-cell>
          <table:table-cell table:number-columns-repeated="7"/>
        </table:table-row>
        <table:table-row table:style-name="ro1">
          <table:table-cell office:value-type="float" office:value="3.87161759079" calcext:value-type="float">
            <text:p>3.8716175908</text:p>
          </table:table-cell>
          <table:table-cell office:value-type="float" office:value="48.02" calcext:value-type="float">
            <text:p>48.02</text:p>
          </table:table-cell>
          <table:table-cell table:number-columns-repeated="7"/>
        </table:table-row>
        <table:table-row table:style-name="ro1">
          <table:table-cell office:value-type="float" office:value="3.86072971104" calcext:value-type="float">
            <text:p>3.860729711</text:p>
          </table:table-cell>
          <table:table-cell office:value-type="float" office:value="47.5" calcext:value-type="float">
            <text:p>47.5</text:p>
          </table:table-cell>
          <table:table-cell table:number-columns-repeated="7"/>
        </table:table-row>
        <table:table-row table:style-name="ro1">
          <table:table-cell office:value-type="float" office:value="3.85756681963" calcext:value-type="float">
            <text:p>3.8575668196</text:p>
          </table:table-cell>
          <table:table-cell office:value-type="float" office:value="47.35" calcext:value-type="float">
            <text:p>47.35</text:p>
          </table:table-cell>
          <table:table-cell table:number-columns-repeated="7"/>
        </table:table-row>
        <table:table-row table:style-name="ro1">
          <table:table-cell office:value-type="float" office:value="3.87494399719" calcext:value-type="float">
            <text:p>3.8749439972</text:p>
          </table:table-cell>
          <table:table-cell office:value-type="float" office:value="48.18" calcext:value-type="float">
            <text:p>48.18</text:p>
          </table:table-cell>
          <table:table-cell table:number-columns-repeated="7"/>
        </table:table-row>
        <table:table-row table:style-name="ro1">
          <table:table-cell office:value-type="float" office:value="3.85397007398" calcext:value-type="float">
            <text:p>3.853970074</text:p>
          </table:table-cell>
          <table:table-cell office:value-type="float" office:value="47.18" calcext:value-type="float">
            <text:p>47.18</text:p>
          </table:table-cell>
          <table:table-cell table:number-columns-repeated="7"/>
        </table:table-row>
        <table:table-row table:style-name="ro1">
          <table:table-cell office:value-type="float" office:value="3.84052700372" calcext:value-type="float">
            <text:p>3.8405270037</text:p>
          </table:table-cell>
          <table:table-cell office:value-type="float" office:value="46.55" calcext:value-type="float">
            <text:p>46.55</text:p>
          </table:table-cell>
          <table:table-cell table:number-columns-repeated="7"/>
        </table:table-row>
        <table:table-row table:style-name="ro1">
          <table:table-cell office:value-type="float" office:value="3.84224411082" calcext:value-type="float">
            <text:p>3.8422441108</text:p>
          </table:table-cell>
          <table:table-cell office:value-type="float" office:value="46.63" calcext:value-type="float">
            <text:p>46.63</text:p>
          </table:table-cell>
          <table:table-cell table:number-columns-repeated="7"/>
        </table:table-row>
        <table:table-row table:style-name="ro1">
          <table:table-cell office:value-type="float" office:value="3.84395827451" calcext:value-type="float">
            <text:p>3.8439582745</text:p>
          </table:table-cell>
          <table:table-cell office:value-type="float" office:value="46.71" calcext:value-type="float">
            <text:p>46.71</text:p>
          </table:table-cell>
          <table:table-cell table:number-columns-repeated="7"/>
        </table:table-row>
        <table:table-row table:style-name="ro1">
          <table:table-cell office:value-type="float" office:value="3.83406146396" calcext:value-type="float">
            <text:p>3.834061464</text:p>
          </table:table-cell>
          <table:table-cell office:value-type="float" office:value="46.25" calcext:value-type="float">
            <text:p>46.25</text:p>
          </table:table-cell>
          <table:table-cell table:number-columns-repeated="7"/>
        </table:table-row>
        <table:table-row table:style-name="ro1">
          <table:table-cell office:value-type="float" office:value="3.83016197895" calcext:value-type="float">
            <text:p>3.830161979</text:p>
          </table:table-cell>
          <table:table-cell office:value-type="float" office:value="46.07" calcext:value-type="float">
            <text:p>46.07</text:p>
          </table:table-cell>
          <table:table-cell table:number-columns-repeated="7"/>
        </table:table-row>
        <table:table-row table:style-name="ro1">
          <table:table-cell office:value-type="float" office:value="3.83859172734" calcext:value-type="float">
            <text:p>3.8385917273</text:p>
          </table:table-cell>
          <table:table-cell office:value-type="float" office:value="46.46" calcext:value-type="float">
            <text:p>46.46</text:p>
          </table:table-cell>
          <table:table-cell table:number-columns-repeated="7"/>
        </table:table-row>
        <table:table-row table:style-name="ro1">
          <table:table-cell office:value-type="float" office:value="3.80866049243" calcext:value-type="float">
            <text:p>3.8086604924</text:p>
          </table:table-cell>
          <table:table-cell office:value-type="float" office:value="45.09" calcext:value-type="float">
            <text:p>45.09</text:p>
          </table:table-cell>
          <table:table-cell table:number-columns-repeated="7"/>
        </table:table-row>
        <table:table-row table:style-name="ro1">
          <table:table-cell office:value-type="float" office:value="3.8245024079" calcext:value-type="float">
            <text:p>3.8245024079</text:p>
          </table:table-cell>
          <table:table-cell office:value-type="float" office:value="45.81" calcext:value-type="float">
            <text:p>45.81</text:p>
          </table:table-cell>
          <table:table-cell table:number-columns-repeated="7"/>
        </table:table-row>
        <table:table-row table:style-name="ro1">
          <table:table-cell office:value-type="float" office:value="3.81859106064" calcext:value-type="float">
            <text:p>3.8185910606</text:p>
          </table:table-cell>
          <table:table-cell office:value-type="float" office:value="45.54" calcext:value-type="float">
            <text:p>45.54</text:p>
          </table:table-cell>
          <table:table-cell table:number-columns-repeated="7"/>
        </table:table-row>
        <table:table-row table:style-name="ro1">
          <table:table-cell office:value-type="float" office:value="3.84310155996" calcext:value-type="float">
            <text:p>3.84310156</text:p>
          </table:table-cell>
          <table:table-cell office:value-type="float" office:value="46.67" calcext:value-type="float">
            <text:p>46.67</text:p>
          </table:table-cell>
          <table:table-cell table:number-columns-repeated="7"/>
        </table:table-row>
        <table:table-row table:style-name="ro1">
          <table:table-cell office:value-type="float" office:value="3.85036034504" calcext:value-type="float">
            <text:p>3.850360345</text:p>
          </table:table-cell>
          <table:table-cell office:value-type="float" office:value="47.01" calcext:value-type="float">
            <text:p>47.01</text:p>
          </table:table-cell>
          <table:table-cell table:number-columns-repeated="7"/>
        </table:table-row>
        <table:table-row table:style-name="ro1">
          <table:table-cell office:value-type="float" office:value="3.84009726586" calcext:value-type="float">
            <text:p>3.8400972659</text:p>
          </table:table-cell>
          <table:table-cell office:value-type="float" office:value="46.53" calcext:value-type="float">
            <text:p>46.53</text:p>
          </table:table-cell>
          <table:table-cell table:number-columns-repeated="7"/>
        </table:table-row>
        <table:table-row table:style-name="ro1">
          <table:table-cell office:value-type="float" office:value="3.85524099133" calcext:value-type="float">
            <text:p>3.8552409913</text:p>
          </table:table-cell>
          <table:table-cell office:value-type="float" office:value="47.24" calcext:value-type="float">
            <text:p>47.24</text:p>
          </table:table-cell>
          <table:table-cell table:number-columns-repeated="7"/>
        </table:table-row>
        <table:table-row table:style-name="ro1">
          <table:table-cell office:value-type="float" office:value="3.85057304311" calcext:value-type="float">
            <text:p>3.8505730431</text:p>
          </table:table-cell>
          <table:table-cell office:value-type="float" office:value="47.02" calcext:value-type="float">
            <text:p>47.02</text:p>
          </table:table-cell>
          <table:table-cell table:number-columns-repeated="7"/>
        </table:table-row>
        <table:table-row table:style-name="ro1">
          <table:table-cell office:value-type="float" office:value="3.84631046206" calcext:value-type="float">
            <text:p>3.8463104621</text:p>
          </table:table-cell>
          <table:table-cell office:value-type="float" office:value="46.82" calcext:value-type="float">
            <text:p>46.82</text:p>
          </table:table-cell>
          <table:table-cell table:number-columns-repeated="7"/>
        </table:table-row>
        <table:table-row table:style-name="ro1">
          <table:table-cell office:value-type="float" office:value="3.85099830359" calcext:value-type="float">
            <text:p>3.8509983036</text:p>
          </table:table-cell>
          <table:table-cell office:value-type="float" office:value="47.04" calcext:value-type="float">
            <text:p>47.04</text:p>
          </table:table-cell>
          <table:table-cell table:number-columns-repeated="7"/>
        </table:table-row>
        <table:table-row table:style-name="ro1">
          <table:table-cell office:value-type="float" office:value="3.83751495325" calcext:value-type="float">
            <text:p>3.8375149533</text:p>
          </table:table-cell>
          <table:table-cell office:value-type="float" office:value="46.41" calcext:value-type="float">
            <text:p>46.41</text:p>
          </table:table-cell>
          <table:table-cell table:number-columns-repeated="7"/>
        </table:table-row>
        <table:table-row table:style-name="ro1">
          <table:table-cell office:value-type="float" office:value="3.81573234511" calcext:value-type="float">
            <text:p>3.8157323451</text:p>
          </table:table-cell>
          <table:table-cell office:value-type="float" office:value="45.41" calcext:value-type="float">
            <text:p>45.41</text:p>
          </table:table-cell>
          <table:table-cell table:number-columns-repeated="7"/>
        </table:table-row>
        <table:table-row table:style-name="ro1">
          <table:table-cell office:value-type="float" office:value="3.82319179172" calcext:value-type="float">
            <text:p>3.8231917917</text:p>
          </table:table-cell>
          <table:table-cell office:value-type="float" office:value="45.75" calcext:value-type="float">
            <text:p>45.75</text:p>
          </table:table-cell>
          <table:table-cell table:number-columns-repeated="7"/>
        </table:table-row>
        <table:table-row table:style-name="ro1">
          <table:table-cell office:value-type="float" office:value="3.83168025275" calcext:value-type="float">
            <text:p>3.8316802528</text:p>
          </table:table-cell>
          <table:table-cell office:value-type="float" office:value="46.14" calcext:value-type="float">
            <text:p>46.14</text:p>
          </table:table-cell>
          <table:table-cell table:number-columns-repeated="7"/>
        </table:table-row>
        <table:table-row table:style-name="ro1">
          <table:table-cell office:value-type="float" office:value="3.8342776568" calcext:value-type="float">
            <text:p>3.8342776568</text:p>
          </table:table-cell>
          <table:table-cell office:value-type="float" office:value="46.26" calcext:value-type="float">
            <text:p>46.26</text:p>
          </table:table-cell>
          <table:table-cell table:number-columns-repeated="7"/>
        </table:table-row>
        <table:table-row table:style-name="ro1">
          <table:table-cell office:value-type="float" office:value="3.82885876417" calcext:value-type="float">
            <text:p>3.8288587642</text:p>
          </table:table-cell>
          <table:table-cell office:value-type="float" office:value="46.01" calcext:value-type="float">
            <text:p>46.01</text:p>
          </table:table-cell>
          <table:table-cell table:number-columns-repeated="7"/>
        </table:table-row>
        <table:table-row table:style-name="ro1">
          <table:table-cell office:value-type="float" office:value="3.81859106064" calcext:value-type="float">
            <text:p>3.8185910606</text:p>
          </table:table-cell>
          <table:table-cell office:value-type="float" office:value="45.54" calcext:value-type="float">
            <text:p>45.54</text:p>
          </table:table-cell>
          <table:table-cell table:number-columns-repeated="7"/>
        </table:table-row>
        <table:table-row table:style-name="ro1">
          <table:table-cell office:value-type="float" office:value="3.81727266888" calcext:value-type="float">
            <text:p>3.8172726689</text:p>
          </table:table-cell>
          <table:table-cell office:value-type="float" office:value="45.48" calcext:value-type="float">
            <text:p>45.48</text:p>
          </table:table-cell>
          <table:table-cell table:number-columns-repeated="7"/>
        </table:table-row>
        <table:table-row table:style-name="ro1">
          <table:table-cell office:value-type="float" office:value="3.84052700372" calcext:value-type="float">
            <text:p>3.8405270037</text:p>
          </table:table-cell>
          <table:table-cell office:value-type="float" office:value="46.55" calcext:value-type="float">
            <text:p>46.55</text:p>
          </table:table-cell>
          <table:table-cell table:number-columns-repeated="7"/>
        </table:table-row>
        <table:table-row table:style-name="ro1">
          <table:table-cell office:value-type="float" office:value="3.83037901639" calcext:value-type="float">
            <text:p>3.8303790164</text:p>
          </table:table-cell>
          <table:table-cell office:value-type="float" office:value="46.08" calcext:value-type="float">
            <text:p>46.08</text:p>
          </table:table-cell>
          <table:table-cell table:number-columns-repeated="7"/>
        </table:table-row>
        <table:table-row table:style-name="ro1">
          <table:table-cell office:value-type="float" office:value="3.81617267977" calcext:value-type="float">
            <text:p>3.8161726798</text:p>
          </table:table-cell>
          <table:table-cell office:value-type="float" office:value="45.43" calcext:value-type="float">
            <text:p>45.43</text:p>
          </table:table-cell>
          <table:table-cell table:number-columns-repeated="7"/>
        </table:table-row>
        <table:table-row table:style-name="ro1">
          <table:table-cell office:value-type="float" office:value="3.8253751987" calcext:value-type="float">
            <text:p>3.8253751987</text:p>
          </table:table-cell>
          <table:table-cell office:value-type="float" office:value="45.85" calcext:value-type="float">
            <text:p>45.85</text:p>
          </table:table-cell>
          <table:table-cell table:number-columns-repeated="7"/>
        </table:table-row>
        <table:table-row table:style-name="ro1">
          <table:table-cell office:value-type="float" office:value="3.80732893431" calcext:value-type="float">
            <text:p>3.8073289343</text:p>
          </table:table-cell>
          <table:table-cell office:value-type="float" office:value="45.03" calcext:value-type="float">
            <text:p>45.03</text:p>
          </table:table-cell>
          <table:table-cell table:number-columns-repeated="7"/>
        </table:table-row>
        <table:table-row table:style-name="ro1">
          <table:table-cell office:value-type="float" office:value="3.79053310784" calcext:value-type="float">
            <text:p>3.7905331078</text:p>
          </table:table-cell>
          <table:table-cell office:value-type="float" office:value="44.28" calcext:value-type="float">
            <text:p>44.28</text:p>
          </table:table-cell>
          <table:table-cell table:number-columns-repeated="7"/>
        </table:table-row>
        <table:table-row table:style-name="ro1">
          <table:table-cell office:value-type="float" office:value="3.79593852641" calcext:value-type="float">
            <text:p>3.7959385264</text:p>
          </table:table-cell>
          <table:table-cell office:value-type="float" office:value="44.52" calcext:value-type="float">
            <text:p>44.52</text:p>
          </table:table-cell>
          <table:table-cell table:number-columns-repeated="7"/>
        </table:table-row>
        <table:table-row table:style-name="ro1">
          <table:table-cell office:value-type="float" office:value="3.80064441744" calcext:value-type="float">
            <text:p>3.8006444174</text:p>
          </table:table-cell>
          <table:table-cell office:value-type="float" office:value="44.73" calcext:value-type="float">
            <text:p>44.73</text:p>
          </table:table-cell>
          <table:table-cell table:number-columns-repeated="7"/>
        </table:table-row>
        <table:table-row table:style-name="ro1">
          <table:table-cell office:value-type="float" office:value="3.79233816248" calcext:value-type="float">
            <text:p>3.7923381625</text:p>
          </table:table-cell>
          <table:table-cell office:value-type="float" office:value="44.36" calcext:value-type="float">
            <text:p>44.36</text:p>
          </table:table-cell>
          <table:table-cell table:number-columns-repeated="7"/>
        </table:table-row>
        <table:table-row table:style-name="ro1">
          <table:table-cell office:value-type="float" office:value="3.77963381738" calcext:value-type="float">
            <text:p>3.7796338174</text:p>
          </table:table-cell>
          <table:table-cell office:value-type="float" office:value="43.8" calcext:value-type="float">
            <text:p>43.8</text:p>
          </table:table-cell>
          <table:table-cell table:number-columns-repeated="7"/>
        </table:table-row>
        <table:table-row table:style-name="ro1">
          <table:table-cell office:value-type="float" office:value="3.78418963392" calcext:value-type="float">
            <text:p>3.7841896339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3.80599560078" calcext:value-type="float">
            <text:p>3.8059956008</text:p>
          </table:table-cell>
          <table:table-cell office:value-type="float" office:value="44.97" calcext:value-type="float">
            <text:p>44.97</text:p>
          </table:table-cell>
          <table:table-cell table:number-columns-repeated="7"/>
        </table:table-row>
        <table:table-row table:style-name="ro1">
          <table:table-cell office:value-type="float" office:value="3.81485109368" calcext:value-type="float">
            <text:p>3.8148510937</text:p>
          </table:table-cell>
          <table:table-cell office:value-type="float" office:value="45.37" calcext:value-type="float">
            <text:p>45.37</text:p>
          </table:table-cell>
          <table:table-cell table:number-columns-repeated="7"/>
        </table:table-row>
        <table:table-row table:style-name="ro1">
          <table:table-cell office:value-type="float" office:value="3.82820651934" calcext:value-type="float">
            <text:p>3.8282065193</text:p>
          </table:table-cell>
          <table:table-cell office:value-type="float" office:value="45.98" calcext:value-type="float">
            <text:p>45.98</text:p>
          </table:table-cell>
          <table:table-cell table:number-columns-repeated="7"/>
        </table:table-row>
        <table:table-row table:style-name="ro1">
          <table:table-cell office:value-type="float" office:value="3.83470990233" calcext:value-type="float">
            <text:p>3.8347099023</text:p>
          </table:table-cell>
          <table:table-cell office:value-type="float" office:value="46.28" calcext:value-type="float">
            <text:p>46.28</text:p>
          </table:table-cell>
          <table:table-cell table:number-columns-repeated="7"/>
        </table:table-row>
        <table:table-row table:style-name="ro1">
          <table:table-cell office:value-type="float" office:value="3.84929617552" calcext:value-type="float">
            <text:p>3.8492961755</text:p>
          </table:table-cell>
          <table:table-cell office:value-type="float" office:value="46.96" calcext:value-type="float">
            <text:p>46.96</text:p>
          </table:table-cell>
          <table:table-cell table:number-columns-repeated="7"/>
        </table:table-row>
        <table:table-row table:style-name="ro1">
          <table:table-cell office:value-type="float" office:value="3.85121086603" calcext:value-type="float">
            <text:p>3.851210866</text:p>
          </table:table-cell>
          <table:table-cell office:value-type="float" office:value="47.05" calcext:value-type="float">
            <text:p>47.05</text:p>
          </table:table-cell>
          <table:table-cell table:number-columns-repeated="7"/>
        </table:table-row>
        <table:table-row table:style-name="ro1">
          <table:table-cell office:value-type="float" office:value="3.84481425573" calcext:value-type="float">
            <text:p>3.8448142557</text:p>
          </table:table-cell>
          <table:table-cell office:value-type="float" office:value="46.75" calcext:value-type="float">
            <text:p>46.75</text:p>
          </table:table-cell>
          <table:table-cell table:number-columns-repeated="7"/>
        </table:table-row>
        <table:table-row table:style-name="ro1">
          <table:table-cell office:value-type="float" office:value="3.88135759112" calcext:value-type="float">
            <text:p>3.8813575911</text:p>
          </table:table-cell>
          <table:table-cell office:value-type="float" office:value="48.49" calcext:value-type="float">
            <text:p>48.49</text:p>
          </table:table-cell>
          <table:table-cell table:number-columns-repeated="7"/>
        </table:table-row>
        <table:table-row table:style-name="ro1">
          <table:table-cell office:value-type="float" office:value="3.88321192357" calcext:value-type="float">
            <text:p>3.8832119236</text:p>
          </table:table-cell>
          <table:table-cell office:value-type="float" office:value="48.58" calcext:value-type="float">
            <text:p>48.58</text:p>
          </table:table-cell>
          <table:table-cell table:number-columns-repeated="7"/>
        </table:table-row>
        <table:table-row table:style-name="ro1">
          <table:table-cell office:value-type="float" office:value="3.89365534807" calcext:value-type="float">
            <text:p>3.8936553481</text:p>
          </table:table-cell>
          <table:table-cell office:value-type="float" office:value="49.09" calcext:value-type="float">
            <text:p>49.09</text:p>
          </table:table-cell>
          <table:table-cell table:number-columns-repeated="7"/>
        </table:table-row>
        <table:table-row table:style-name="ro1">
          <table:table-cell office:value-type="float" office:value="3.89284018601" calcext:value-type="float">
            <text:p>3.892840186</text:p>
          </table:table-cell>
          <table:table-cell office:value-type="float" office:value="49.05" calcext:value-type="float">
            <text:p>49.05</text:p>
          </table:table-cell>
          <table:table-cell table:number-columns-repeated="7"/>
        </table:table-row>
        <table:table-row table:style-name="ro1">
          <table:table-cell office:value-type="float" office:value="3.92137910035" calcext:value-type="float">
            <text:p>3.9213791004</text:p>
          </table:table-cell>
          <table:table-cell office:value-type="float" office:value="50.47" calcext:value-type="float">
            <text:p>50.47</text:p>
          </table:table-cell>
          <table:table-cell table:number-columns-repeated="7"/>
        </table:table-row>
        <table:table-row table:style-name="ro1">
          <table:table-cell office:value-type="float" office:value="3.9160150267" calcext:value-type="float">
            <text:p>3.9160150267</text:p>
          </table:table-cell>
          <table:table-cell office:value-type="float" office:value="50.2" calcext:value-type="float">
            <text:p>50.2</text:p>
          </table:table-cell>
          <table:table-cell table:number-columns-repeated="7"/>
        </table:table-row>
        <table:table-row table:style-name="ro1">
          <table:table-cell office:value-type="float" office:value="3.90941961956" calcext:value-type="float">
            <text:p>3.9094196196</text:p>
          </table:table-cell>
          <table:table-cell office:value-type="float" office:value="49.87" calcext:value-type="float">
            <text:p>49.87</text:p>
          </table:table-cell>
          <table:table-cell table:number-columns-repeated="7"/>
        </table:table-row>
        <table:table-row table:style-name="ro1">
          <table:table-cell office:value-type="float" office:value="3.92888012249" calcext:value-type="float">
            <text:p>3.9288801225</text:p>
          </table:table-cell>
          <table:table-cell office:value-type="float" office:value="50.85" calcext:value-type="float">
            <text:p>50.85</text:p>
          </table:table-cell>
          <table:table-cell table:number-columns-repeated="7"/>
        </table:table-row>
        <table:table-row table:style-name="ro1">
          <table:table-cell office:value-type="float" office:value="3.91879998971" calcext:value-type="float">
            <text:p>3.9187999897</text:p>
          </table:table-cell>
          <table:table-cell office:value-type="float" office:value="50.34" calcext:value-type="float">
            <text:p>50.34</text:p>
          </table:table-cell>
          <table:table-cell table:number-columns-repeated="7"/>
        </table:table-row>
        <table:table-row table:style-name="ro1">
          <table:table-cell office:value-type="float" office:value="3.90962012081" calcext:value-type="float">
            <text:p>3.9096201208</text:p>
          </table:table-cell>
          <table:table-cell office:value-type="float" office:value="49.88" calcext:value-type="float">
            <text:p>49.88</text:p>
          </table:table-cell>
          <table:table-cell table:number-columns-repeated="7"/>
        </table:table-row>
        <table:table-row table:style-name="ro1">
          <table:table-cell office:value-type="float" office:value="3.9092190781" calcext:value-type="float">
            <text:p>3.9092190781</text:p>
          </table:table-cell>
          <table:table-cell office:value-type="float" office:value="49.86" calcext:value-type="float">
            <text:p>49.86</text:p>
          </table:table-cell>
          <table:table-cell table:number-columns-repeated="7"/>
        </table:table-row>
        <table:table-row table:style-name="ro1">
          <table:table-cell office:value-type="float" office:value="3.92217133648" calcext:value-type="float">
            <text:p>3.9221713365</text:p>
          </table:table-cell>
          <table:table-cell office:value-type="float" office:value="50.51" calcext:value-type="float">
            <text:p>50.51</text:p>
          </table:table-cell>
          <table:table-cell table:number-columns-repeated="7"/>
        </table:table-row>
        <table:table-row table:style-name="ro1">
          <table:table-cell office:value-type="float" office:value="3.91800507711" calcext:value-type="float">
            <text:p>3.9180050771</text:p>
          </table:table-cell>
          <table:table-cell office:value-type="float" office:value="50.3" calcext:value-type="float">
            <text:p>50.3</text:p>
          </table:table-cell>
          <table:table-cell table:number-columns-repeated="7"/>
        </table:table-row>
        <table:table-row table:style-name="ro1">
          <table:table-cell office:value-type="float" office:value="3.89345161984" calcext:value-type="float">
            <text:p>3.8934516198</text:p>
          </table:table-cell>
          <table:table-cell office:value-type="float" office:value="49.08" calcext:value-type="float">
            <text:p>49.08</text:p>
          </table:table-cell>
          <table:table-cell table:number-columns-repeated="7"/>
        </table:table-row>
        <table:table-row table:style-name="ro1">
          <table:table-cell office:value-type="float" office:value="3.90941961956" calcext:value-type="float">
            <text:p>3.9094196196</text:p>
          </table:table-cell>
          <table:table-cell office:value-type="float" office:value="49.87" calcext:value-type="float">
            <text:p>49.87</text:p>
          </table:table-cell>
          <table:table-cell table:number-columns-repeated="7"/>
        </table:table-row>
        <table:table-row table:style-name="ro1">
          <table:table-cell office:value-type="float" office:value="3.92710864285" calcext:value-type="float">
            <text:p>3.9271086429</text:p>
          </table:table-cell>
          <table:table-cell office:value-type="float" office:value="50.76" calcext:value-type="float">
            <text:p>50.76</text:p>
          </table:table-cell>
          <table:table-cell table:number-columns-repeated="7"/>
        </table:table-row>
        <table:table-row table:style-name="ro1">
          <table:table-cell office:value-type="float" office:value="3.92493923069" calcext:value-type="float">
            <text:p>3.9249392307</text:p>
          </table:table-cell>
          <table:table-cell office:value-type="float" office:value="50.65" calcext:value-type="float">
            <text:p>50.65</text:p>
          </table:table-cell>
          <table:table-cell table:number-columns-repeated="7"/>
        </table:table-row>
        <table:table-row table:style-name="ro1">
          <table:table-cell office:value-type="float" office:value="3.91621421005" calcext:value-type="float">
            <text:p>3.9162142101</text:p>
          </table:table-cell>
          <table:table-cell office:value-type="float" office:value="50.21" calcext:value-type="float">
            <text:p>50.21</text:p>
          </table:table-cell>
          <table:table-cell table:number-columns-repeated="7"/>
        </table:table-row>
        <table:table-row table:style-name="ro1">
          <table:table-cell office:value-type="float" office:value="3.91681152216" calcext:value-type="float">
            <text:p>3.9168115222</text:p>
          </table:table-cell>
          <table:table-cell office:value-type="float" office:value="50.24" calcext:value-type="float">
            <text:p>50.24</text:p>
          </table:table-cell>
          <table:table-cell table:number-columns-repeated="7"/>
        </table:table-row>
        <table:table-row table:style-name="ro1">
          <table:table-cell office:value-type="float" office:value="3.91202300543" calcext:value-type="float">
            <text:p>3.9120230054</text:p>
          </table:table-cell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float" office:value="3.91302250576" calcext:value-type="float">
            <text:p>3.9130225058</text:p>
          </table:table-cell>
          <table:table-cell office:value-type="float" office:value="50.05" calcext:value-type="float">
            <text:p>50.05</text:p>
          </table:table-cell>
          <table:table-cell table:number-columns-repeated="7"/>
        </table:table-row>
        <table:table-row table:style-name="ro1">
          <table:table-cell office:value-type="float" office:value="3.92236929748" calcext:value-type="float">
            <text:p>3.9223692975</text:p>
          </table:table-cell>
          <table:table-cell office:value-type="float" office:value="50.52" calcext:value-type="float">
            <text:p>50.52</text:p>
          </table:table-cell>
          <table:table-cell table:number-columns-repeated="7"/>
        </table:table-row>
        <table:table-row table:style-name="ro1">
          <table:table-cell office:value-type="float" office:value="3.91780625018" calcext:value-type="float">
            <text:p>3.9178062502</text:p>
          </table:table-cell>
          <table:table-cell office:value-type="float" office:value="50.29" calcext:value-type="float">
            <text:p>50.29</text:p>
          </table:table-cell>
          <table:table-cell table:number-columns-repeated="7"/>
        </table:table-row>
        <table:table-row table:style-name="ro1">
          <table:table-cell office:value-type="float" office:value="3.94313400045" calcext:value-type="float">
            <text:p>3.9431340005</text:p>
          </table:table-cell>
          <table:table-cell office:value-type="float" office:value="51.58" calcext:value-type="float">
            <text:p>51.58</text:p>
          </table:table-cell>
          <table:table-cell table:number-columns-repeated="7"/>
        </table:table-row>
        <table:table-row table:style-name="ro1">
          <table:table-cell office:value-type="float" office:value="3.95220479506" calcext:value-type="float">
            <text:p>3.9522047951</text:p>
          </table:table-cell>
          <table:table-cell office:value-type="float" office:value="52.05" calcext:value-type="float">
            <text:p>52.05</text:p>
          </table:table-cell>
          <table:table-cell table:number-columns-repeated="7"/>
        </table:table-row>
        <table:table-row table:style-name="ro1">
          <table:table-cell office:value-type="float" office:value="3.95795193732" calcext:value-type="float">
            <text:p>3.9579519373</text:p>
          </table:table-cell>
          <table:table-cell office:value-type="float" office:value="52.35" calcext:value-type="float">
            <text:p>52.35</text:p>
          </table:table-cell>
          <table:table-cell table:number-columns-repeated="7"/>
        </table:table-row>
        <table:table-row table:style-name="ro1">
          <table:table-cell office:value-type="float" office:value="3.9640460335" calcext:value-type="float">
            <text:p>3.9640460335</text:p>
          </table:table-cell>
          <table:table-cell office:value-type="float" office:value="52.67" calcext:value-type="float">
            <text:p>52.67</text:p>
          </table:table-cell>
          <table:table-cell table:number-columns-repeated="7"/>
        </table:table-row>
        <table:table-row table:style-name="ro1">
          <table:table-cell office:value-type="float" office:value="3.9510513924" calcext:value-type="float">
            <text:p>3.9510513924</text:p>
          </table:table-cell>
          <table:table-cell office:value-type="float" office:value="51.99" calcext:value-type="float">
            <text:p>51.99</text:p>
          </table:table-cell>
          <table:table-cell table:number-columns-repeated="7"/>
        </table:table-row>
        <table:table-row table:style-name="ro1">
          <table:table-cell office:value-type="float" office:value="3.94565118641" calcext:value-type="float">
            <text:p>3.9456511864</text:p>
          </table:table-cell>
          <table:table-cell office:value-type="float" office:value="51.71" calcext:value-type="float">
            <text:p>51.71</text:p>
          </table:table-cell>
          <table:table-cell table:number-columns-repeated="7"/>
        </table:table-row>
        <table:table-row table:style-name="ro1">
          <table:table-cell office:value-type="float" office:value="3.96157478426" calcext:value-type="float">
            <text:p>3.9615747843</text:p>
          </table:table-cell>
          <table:table-cell office:value-type="float" office:value="52.54" calcext:value-type="float">
            <text:p>52.54</text:p>
          </table:table-cell>
          <table:table-cell table:number-columns-repeated="7"/>
        </table:table-row>
        <table:table-row table:style-name="ro1">
          <table:table-cell office:value-type="float" office:value="3.9625259876" calcext:value-type="float">
            <text:p>3.9625259876</text:p>
          </table:table-cell>
          <table:table-cell office:value-type="float" office:value="52.59" calcext:value-type="float">
            <text:p>52.59</text:p>
          </table:table-cell>
          <table:table-cell table:number-columns-repeated="7"/>
        </table:table-row>
        <table:table-row table:style-name="ro1">
          <table:table-cell office:value-type="float" office:value="3.96897028587" calcext:value-type="float">
            <text:p>3.9689702859</text:p>
          </table:table-cell>
          <table:table-cell office:value-type="float" office:value="52.93" calcext:value-type="float">
            <text:p>52.93</text:p>
          </table:table-cell>
          <table:table-cell table:number-columns-repeated="7"/>
        </table:table-row>
        <table:table-row table:style-name="ro1">
          <table:table-cell office:value-type="float" office:value="3.96119404943" calcext:value-type="float">
            <text:p>3.9611940494</text:p>
          </table:table-cell>
          <table:table-cell office:value-type="float" office:value="52.52" calcext:value-type="float">
            <text:p>52.52</text:p>
          </table:table-cell>
          <table:table-cell table:number-columns-repeated="7"/>
        </table:table-row>
        <table:table-row table:style-name="ro1">
          <table:table-cell office:value-type="float" office:value="3.96366623858" calcext:value-type="float">
            <text:p>3.9636662386</text:p>
          </table:table-cell>
          <table:table-cell office:value-type="float" office:value="52.65" calcext:value-type="float">
            <text:p>52.65</text:p>
          </table:table-cell>
          <table:table-cell table:number-columns-repeated="7"/>
        </table:table-row>
        <table:table-row table:style-name="ro1">
          <table:table-cell office:value-type="float" office:value="3.95143600778" calcext:value-type="float">
            <text:p>3.9514360078</text:p>
          </table:table-cell>
          <table:table-cell office:value-type="float" office:value="52.01" calcext:value-type="float">
            <text:p>52.01</text:p>
          </table:table-cell>
          <table:table-cell table:number-columns-repeated="7"/>
        </table:table-row>
        <table:table-row table:style-name="ro1">
          <table:table-cell office:value-type="float" office:value="3.93358878334" calcext:value-type="float">
            <text:p>3.9335887833</text:p>
          </table:table-cell>
          <table:table-cell office:value-type="float" office:value="51.09" calcext:value-type="float">
            <text:p>51.09</text:p>
          </table:table-cell>
          <table:table-cell table:number-columns-repeated="7"/>
        </table:table-row>
        <table:table-row table:style-name="ro1">
          <table:table-cell office:value-type="float" office:value="3.92828997789" calcext:value-type="float">
            <text:p>3.9282899779</text:p>
          </table:table-cell>
          <table:table-cell office:value-type="float" office:value="50.82" calcext:value-type="float">
            <text:p>50.82</text:p>
          </table:table-cell>
          <table:table-cell table:number-columns-repeated="7"/>
        </table:table-row>
        <table:table-row table:style-name="ro1">
          <table:table-cell office:value-type="float" office:value="3.94235820522" calcext:value-type="float">
            <text:p>3.9423582052</text:p>
          </table:table-cell>
          <table:table-cell office:value-type="float" office:value="51.54" calcext:value-type="float">
            <text:p>51.54</text:p>
          </table:table-cell>
          <table:table-cell table:number-columns-repeated="7"/>
        </table:table-row>
        <table:table-row table:style-name="ro1">
          <table:table-cell office:value-type="float" office:value="3.93691072094" calcext:value-type="float">
            <text:p>3.9369107209</text:p>
          </table:table-cell>
          <table:table-cell office:value-type="float" office:value="51.26" calcext:value-type="float">
            <text:p>51.26</text:p>
          </table:table-cell>
          <table:table-cell table:number-columns-repeated="7"/>
        </table:table-row>
        <table:table-row table:style-name="ro1">
          <table:table-cell office:value-type="float" office:value="3.94352167249" calcext:value-type="float">
            <text:p>3.9435216725</text:p>
          </table:table-cell>
          <table:table-cell office:value-type="float" office:value="51.6" calcext:value-type="float">
            <text:p>51.6</text:p>
          </table:table-cell>
          <table:table-cell table:number-columns-repeated="7"/>
        </table:table-row>
        <table:table-row table:style-name="ro1">
          <table:table-cell office:value-type="float" office:value="3.92927335883" calcext:value-type="float">
            <text:p>3.9292733588</text:p>
          </table:table-cell>
          <table:table-cell office:value-type="float" office:value="50.87" calcext:value-type="float">
            <text:p>50.87</text:p>
          </table:table-cell>
          <table:table-cell table:number-columns-repeated="7"/>
        </table:table-row>
        <table:table-row table:style-name="ro1">
          <table:table-cell office:value-type="float" office:value="3.93769075218" calcext:value-type="float">
            <text:p>3.9376907522</text:p>
          </table:table-cell>
          <table:table-cell office:value-type="float" office:value="51.3" calcext:value-type="float">
            <text:p>51.3</text:p>
          </table:table-cell>
          <table:table-cell table:number-columns-repeated="7"/>
        </table:table-row>
        <table:table-row table:style-name="ro1">
          <table:table-cell office:value-type="float" office:value="3.93025577369" calcext:value-type="float">
            <text:p>3.9302557737</text:p>
          </table:table-cell>
          <table:table-cell office:value-type="float" office:value="50.92" calcext:value-type="float">
            <text:p>50.92</text:p>
          </table:table-cell>
          <table:table-cell table:number-columns-repeated="7"/>
        </table:table-row>
        <table:table-row table:style-name="ro1">
          <table:table-cell office:value-type="float" office:value="3.91162292541" calcext:value-type="float">
            <text:p>3.9116229254</text:p>
          </table:table-cell>
          <table:table-cell office:value-type="float" office:value="49.98" calcext:value-type="float">
            <text:p>49.98</text:p>
          </table:table-cell>
          <table:table-cell table:number-columns-repeated="7"/>
        </table:table-row>
        <table:table-row table:style-name="ro1">
          <table:table-cell office:value-type="float" office:value="3.9182038645" calcext:value-type="float">
            <text:p>3.9182038645</text:p>
          </table:table-cell>
          <table:table-cell office:value-type="float" office:value="50.31" calcext:value-type="float">
            <text:p>50.31</text:p>
          </table:table-cell>
          <table:table-cell table:number-columns-repeated="7"/>
        </table:table-row>
        <table:table-row table:style-name="ro1">
          <table:table-cell office:value-type="float" office:value="3.9259259106" calcext:value-type="float">
            <text:p>3.9259259106</text:p>
          </table:table-cell>
          <table:table-cell office:value-type="float" office:value="50.7" calcext:value-type="float">
            <text:p>50.7</text:p>
          </table:table-cell>
          <table:table-cell table:number-columns-repeated="7"/>
        </table:table-row>
        <table:table-row table:style-name="ro1">
          <table:table-cell office:value-type="float" office:value="3.92236929748" calcext:value-type="float">
            <text:p>3.9223692975</text:p>
          </table:table-cell>
          <table:table-cell office:value-type="float" office:value="50.52" calcext:value-type="float">
            <text:p>50.52</text:p>
          </table:table-cell>
          <table:table-cell table:number-columns-repeated="7"/>
        </table:table-row>
        <table:table-row table:style-name="ro1">
          <table:table-cell office:value-type="float" office:value="3.9160150267" calcext:value-type="float">
            <text:p>3.9160150267</text:p>
          </table:table-cell>
          <table:table-cell office:value-type="float" office:value="50.2" calcext:value-type="float">
            <text:p>50.2</text:p>
          </table:table-cell>
          <table:table-cell table:number-columns-repeated="7"/>
        </table:table-row>
        <table:table-row table:style-name="ro1">
          <table:table-cell office:value-type="float" office:value="3.94739014927" calcext:value-type="float">
            <text:p>3.9473901493</text:p>
          </table:table-cell>
          <table:table-cell office:value-type="float" office:value="51.8" calcext:value-type="float">
            <text:p>51.8</text:p>
          </table:table-cell>
          <table:table-cell table:number-columns-repeated="7"/>
        </table:table-row>
        <table:table-row table:style-name="ro1">
          <table:table-cell office:value-type="float" office:value="3.96821428508" calcext:value-type="float">
            <text:p>3.9682142851</text:p>
          </table:table-cell>
          <table:table-cell office:value-type="float" office:value="52.89" calcext:value-type="float">
            <text:p>52.89</text:p>
          </table:table-cell>
          <table:table-cell table:number-columns-repeated="7"/>
        </table:table-row>
        <table:table-row table:style-name="ro1">
          <table:table-cell office:value-type="float" office:value="3.97443426555" calcext:value-type="float">
            <text:p>3.9744342656</text:p>
          </table:table-cell>
          <table:table-cell office:value-type="float" office:value="53.22" calcext:value-type="float">
            <text:p>53.22</text:p>
          </table:table-cell>
          <table:table-cell table:number-columns-repeated="7"/>
        </table:table-row>
        <table:table-row table:style-name="ro1">
          <table:table-cell office:value-type="float" office:value="3.98415760319" calcext:value-type="float">
            <text:p>3.9841576032</text:p>
          </table:table-cell>
          <table:table-cell office:value-type="float" office:value="53.74" calcext:value-type="float">
            <text:p>53.74</text:p>
          </table:table-cell>
          <table:table-cell table:number-columns-repeated="7"/>
        </table:table-row>
        <table:table-row table:style-name="ro1">
          <table:table-cell office:value-type="float" office:value="3.97855952923" calcext:value-type="float">
            <text:p>3.9785595292</text:p>
          </table:table-cell>
          <table:table-cell office:value-type="float" office:value="53.44" calcext:value-type="float">
            <text:p>53.44</text:p>
          </table:table-cell>
          <table:table-cell table:number-columns-repeated="7"/>
        </table:table-row>
        <table:table-row table:style-name="ro1">
          <table:table-cell office:value-type="float" office:value="3.97499780459" calcext:value-type="float">
            <text:p>3.9749978046</text:p>
          </table:table-cell>
          <table:table-cell office:value-type="float" office:value="53.25" calcext:value-type="float">
            <text:p>53.25</text:p>
          </table:table-cell>
          <table:table-cell table:number-columns-repeated="7"/>
        </table:table-row>
        <table:table-row table:style-name="ro1">
          <table:table-cell office:value-type="float" office:value="3.96707921118" calcext:value-type="float">
            <text:p>3.9670792112</text:p>
          </table:table-cell>
          <table:table-cell office:value-type="float" office:value="52.83" calcext:value-type="float">
            <text:p>52.83</text:p>
          </table:table-cell>
          <table:table-cell table:number-columns-repeated="7"/>
        </table:table-row>
        <table:table-row table:style-name="ro1">
          <table:table-cell office:value-type="float" office:value="3.98471569082" calcext:value-type="float">
            <text:p>3.9847156908</text:p>
          </table:table-cell>
          <table:table-cell office:value-type="float" office:value="53.77" calcext:value-type="float">
            <text:p>53.77</text:p>
          </table:table-cell>
          <table:table-cell table:number-columns-repeated="7"/>
        </table:table-row>
        <table:table-row table:style-name="ro1">
          <table:table-cell office:value-type="float" office:value="3.97405839635" calcext:value-type="float">
            <text:p>3.9740583964</text:p>
          </table:table-cell>
          <table:table-cell office:value-type="float" office:value="53.2" calcext:value-type="float">
            <text:p>53.2</text:p>
          </table:table-cell>
          <table:table-cell table:number-columns-repeated="7"/>
        </table:table-row>
        <table:table-row table:style-name="ro1">
          <table:table-cell office:value-type="float" office:value="3.96575332785" calcext:value-type="float">
            <text:p>3.9657533279</text:p>
          </table:table-cell>
          <table:table-cell office:value-type="float" office:value="52.76" calcext:value-type="float">
            <text:p>52.76</text:p>
          </table:table-cell>
          <table:table-cell table:number-columns-repeated="7"/>
        </table:table-row>
        <table:table-row table:style-name="ro1">
          <table:table-cell office:value-type="float" office:value="3.96840333886" calcext:value-type="float">
            <text:p>3.9684033389</text:p>
          </table:table-cell>
          <table:table-cell office:value-type="float" office:value="52.9" calcext:value-type="float">
            <text:p>52.9</text:p>
          </table:table-cell>
          <table:table-cell table:number-columns-repeated="7"/>
        </table:table-row>
        <table:table-row table:style-name="ro1">
          <table:table-cell office:value-type="float" office:value="3.9504741918" calcext:value-type="float">
            <text:p>3.9504741918</text:p>
          </table:table-cell>
          <table:table-cell office:value-type="float" office:value="51.96" calcext:value-type="float">
            <text:p>51.96</text:p>
          </table:table-cell>
          <table:table-cell table:number-columns-repeated="7"/>
        </table:table-row>
        <table:table-row table:style-name="ro1">
          <table:table-cell office:value-type="float" office:value="3.95124371858" calcext:value-type="float">
            <text:p>3.9512437186</text:p>
          </table:table-cell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float" office:value="3.94603788402" calcext:value-type="float">
            <text:p>3.946037884</text:p>
          </table:table-cell>
          <table:table-cell office:value-type="float" office:value="51.73" calcext:value-type="float">
            <text:p>51.73</text:p>
          </table:table-cell>
          <table:table-cell table:number-columns-repeated="7"/>
        </table:table-row>
        <table:table-row table:style-name="ro1">
          <table:table-cell office:value-type="float" office:value="3.94526433921" calcext:value-type="float">
            <text:p>3.9452643392</text:p>
          </table:table-cell>
          <table:table-cell office:value-type="float" office:value="51.69" calcext:value-type="float">
            <text:p>51.69</text:p>
          </table:table-cell>
          <table:table-cell table:number-columns-repeated="7"/>
        </table:table-row>
        <table:table-row table:style-name="ro1">
          <table:table-cell office:value-type="float" office:value="3.94816205204" calcext:value-type="float">
            <text:p>3.948162052</text:p>
          </table:table-cell>
          <table:table-cell office:value-type="float" office:value="51.84" calcext:value-type="float">
            <text:p>51.84</text:p>
          </table:table-cell>
          <table:table-cell table:number-columns-repeated="7"/>
        </table:table-row>
        <table:table-row table:style-name="ro1">
          <table:table-cell office:value-type="float" office:value="3.94390919429" calcext:value-type="float">
            <text:p>3.9439091943</text:p>
          </table:table-cell>
          <table:table-cell office:value-type="float" office:value="51.62" calcext:value-type="float">
            <text:p>51.62</text:p>
          </table:table-cell>
          <table:table-cell table:number-columns-repeated="7"/>
        </table:table-row>
        <table:table-row table:style-name="ro1">
          <table:table-cell office:value-type="float" office:value="3.96043214464" calcext:value-type="float">
            <text:p>3.9604321446</text:p>
          </table:table-cell>
          <table:table-cell office:value-type="float" office:value="52.48" calcext:value-type="float">
            <text:p>52.48</text:p>
          </table:table-cell>
          <table:table-cell table:number-columns-repeated="7"/>
        </table:table-row>
        <table:table-row table:style-name="ro1">
          <table:table-cell office:value-type="float" office:value="3.96347628702" calcext:value-type="float">
            <text:p>3.963476287</text:p>
          </table:table-cell>
          <table:table-cell office:value-type="float" office:value="52.64" calcext:value-type="float">
            <text:p>52.64</text:p>
          </table:table-cell>
          <table:table-cell table:number-columns-repeated="7"/>
        </table:table-row>
        <table:table-row table:style-name="ro1">
          <table:table-cell office:value-type="float" office:value="3.95756982038" calcext:value-type="float">
            <text:p>3.9575698204</text:p>
          </table:table-cell>
          <table:table-cell office:value-type="float" office:value="52.33" calcext:value-type="float">
            <text:p>52.33</text:p>
          </table:table-cell>
          <table:table-cell table:number-columns-repeated="7"/>
        </table:table-row>
        <table:table-row table:style-name="ro1">
          <table:table-cell office:value-type="float" office:value="3.95527404742" calcext:value-type="float">
            <text:p>3.9552740474</text:p>
          </table:table-cell>
          <table:table-cell office:value-type="float" office:value="52.21" calcext:value-type="float">
            <text:p>52.21</text:p>
          </table:table-cell>
          <table:table-cell table:number-columns-repeated="7"/>
        </table:table-row>
        <table:table-row table:style-name="ro1">
          <table:table-cell office:value-type="float" office:value="3.97462214718" calcext:value-type="float">
            <text:p>3.9746221472</text:p>
          </table:table-cell>
          <table:table-cell office:value-type="float" office:value="53.23" calcext:value-type="float">
            <text:p>53.23</text:p>
          </table:table-cell>
          <table:table-cell table:number-columns-repeated="7"/>
        </table:table-row>
        <table:table-row table:style-name="ro1">
          <table:table-cell office:value-type="float" office:value="3.97687397775" calcext:value-type="float">
            <text:p>3.9768739778</text:p>
          </table:table-cell>
          <table:table-cell office:value-type="float" office:value="53.35" calcext:value-type="float">
            <text:p>53.35</text:p>
          </table:table-cell>
          <table:table-cell table:number-columns-repeated="7"/>
        </table:table-row>
        <table:table-row table:style-name="ro1">
          <table:table-cell office:value-type="float" office:value="3.99434004792" calcext:value-type="float">
            <text:p>3.9943400479</text:p>
          </table:table-cell>
          <table:table-cell office:value-type="float" office:value="54.29" calcext:value-type="float">
            <text:p>54.29</text:p>
          </table:table-cell>
          <table:table-cell table:number-columns-repeated="7"/>
        </table:table-row>
        <table:table-row table:style-name="ro1">
          <table:table-cell office:value-type="float" office:value="3.9980171986" calcext:value-type="float">
            <text:p>3.9980171986</text:p>
          </table:table-cell>
          <table:table-cell office:value-type="float" office:value="54.49" calcext:value-type="float">
            <text:p>54.49</text:p>
          </table:table-cell>
          <table:table-cell table:number-columns-repeated="7"/>
        </table:table-row>
        <table:table-row table:style-name="ro1">
          <table:table-cell office:value-type="float" office:value="3.99397158808" calcext:value-type="float">
            <text:p>3.9939715881</text:p>
          </table:table-cell>
          <table:table-cell office:value-type="float" office:value="54.27" calcext:value-type="float">
            <text:p>54.27</text:p>
          </table:table-cell>
          <table:table-cell table:number-columns-repeated="7"/>
        </table:table-row>
        <table:table-row table:style-name="ro1">
          <table:table-cell office:value-type="float" office:value="3.9919426286" calcext:value-type="float">
            <text:p>3.9919426286</text:p>
          </table:table-cell>
          <table:table-cell office:value-type="float" office:value="54.16" calcext:value-type="float">
            <text:p>54.16</text:p>
          </table:table-cell>
          <table:table-cell table:number-columns-repeated="7"/>
        </table:table-row>
        <table:table-row table:style-name="ro1">
          <table:table-cell office:value-type="float" office:value="4.0167433162" calcext:value-type="float">
            <text:p>4.0167433162</text:p>
          </table:table-cell>
          <table:table-cell office:value-type="float" office:value="55.52" calcext:value-type="float">
            <text:p>55.52</text:p>
          </table:table-cell>
          <table:table-cell table:number-columns-repeated="7"/>
        </table:table-row>
        <table:table-row table:style-name="ro1">
          <table:table-cell office:value-type="float" office:value="4.02677924273" calcext:value-type="float">
            <text:p>4.0267792427</text:p>
          </table:table-cell>
          <table:table-cell office:value-type="float" office:value="56.08" calcext:value-type="float">
            <text:p>56.08</text:p>
          </table:table-cell>
          <table:table-cell table:number-columns-repeated="7"/>
        </table:table-row>
        <table:table-row table:style-name="ro1">
          <table:table-cell office:value-type="float" office:value="4.0333552906" calcext:value-type="float">
            <text:p>4.0333552906</text:p>
          </table:table-cell>
          <table:table-cell office:value-type="float" office:value="56.45" calcext:value-type="float">
            <text:p>56.45</text:p>
          </table:table-cell>
          <table:table-cell table:number-columns-repeated="7"/>
        </table:table-row>
        <table:table-row table:style-name="ro1">
          <table:table-cell office:value-type="float" office:value="4.02410090883" calcext:value-type="float">
            <text:p>4.0241009088</text:p>
          </table:table-cell>
          <table:table-cell office:value-type="float" office:value="55.93" calcext:value-type="float">
            <text:p>55.93</text:p>
          </table:table-cell>
          <table:table-cell table:number-columns-repeated="7"/>
        </table:table-row>
        <table:table-row table:style-name="ro1">
          <table:table-cell office:value-type="float" office:value="4.03229183782" calcext:value-type="float">
            <text:p>4.0322918378</text:p>
          </table:table-cell>
          <table:table-cell office:value-type="float" office:value="56.39" calcext:value-type="float">
            <text:p>56.39</text:p>
          </table:table-cell>
          <table:table-cell table:number-columns-repeated="7"/>
        </table:table-row>
        <table:table-row table:style-name="ro1">
          <table:table-cell office:value-type="float" office:value="4.03140476245" calcext:value-type="float">
            <text:p>4.0314047625</text:p>
          </table:table-cell>
          <table:table-cell office:value-type="float" office:value="56.34" calcext:value-type="float">
            <text:p>56.34</text:p>
          </table:table-cell>
          <table:table-cell table:number-columns-repeated="7"/>
        </table:table-row>
        <table:table-row table:style-name="ro1">
          <table:table-cell office:value-type="float" office:value="4.02820475972" calcext:value-type="float">
            <text:p>4.0282047597</text:p>
          </table:table-cell>
          <table:table-cell office:value-type="float" office:value="56.16" calcext:value-type="float">
            <text:p>56.16</text:p>
          </table:table-cell>
          <table:table-cell table:number-columns-repeated="7"/>
        </table:table-row>
        <table:table-row table:style-name="ro1">
          <table:table-cell office:value-type="float" office:value="4.0192617561" calcext:value-type="float">
            <text:p>4.0192617561</text:p>
          </table:table-cell>
          <table:table-cell office:value-type="float" office:value="55.66" calcext:value-type="float">
            <text:p>55.66</text:p>
          </table:table-cell>
          <table:table-cell table:number-columns-repeated="7"/>
        </table:table-row>
        <table:table-row table:style-name="ro1">
          <table:table-cell office:value-type="float" office:value="4.01439907205" calcext:value-type="float">
            <text:p>4.0143990721</text:p>
          </table:table-cell>
          <table:table-cell office:value-type="float" office:value="55.39" calcext:value-type="float">
            <text:p>55.39</text:p>
          </table:table-cell>
          <table:table-cell table:number-columns-repeated="7"/>
        </table:table-row>
        <table:table-row table:style-name="ro1">
          <table:table-cell office:value-type="float" office:value="3.99507656056" calcext:value-type="float">
            <text:p>3.9950765606</text:p>
          </table:table-cell>
          <table:table-cell office:value-type="float" office:value="54.33" calcext:value-type="float">
            <text:p>54.33</text:p>
          </table:table-cell>
          <table:table-cell table:number-columns-repeated="7"/>
        </table:table-row>
        <table:table-row table:style-name="ro1">
          <table:table-cell office:value-type="float" office:value="3.9965479605" calcext:value-type="float">
            <text:p>3.9965479605</text:p>
          </table:table-cell>
          <table:table-cell office:value-type="float" office:value="54.41" calcext:value-type="float">
            <text:p>54.41</text:p>
          </table:table-cell>
          <table:table-cell table:number-columns-repeated="7"/>
        </table:table-row>
        <table:table-row table:style-name="ro1">
          <table:table-cell office:value-type="float" office:value="4.00824186317" calcext:value-type="float">
            <text:p>4.0082418632</text:p>
          </table:table-cell>
          <table:table-cell office:value-type="float" office:value="55.05" calcext:value-type="float">
            <text:p>55.05</text:p>
          </table:table-cell>
          <table:table-cell table:number-columns-repeated="7"/>
        </table:table-row>
        <table:table-row table:style-name="ro1">
          <table:table-cell office:value-type="float" office:value="4.00076621526" calcext:value-type="float">
            <text:p>4.0007662153</text:p>
          </table:table-cell>
          <table:table-cell office:value-type="float" office:value="54.64" calcext:value-type="float">
            <text:p>54.64</text:p>
          </table:table-cell>
          <table:table-cell table:number-columns-repeated="7"/>
        </table:table-row>
        <table:table-row table:style-name="ro1">
          <table:table-cell office:value-type="float" office:value="4.00696948274" calcext:value-type="float">
            <text:p>4.0069694827</text:p>
          </table:table-cell>
          <table:table-cell office:value-type="float" office:value="54.98" calcext:value-type="float">
            <text:p>54.98</text:p>
          </table:table-cell>
          <table:table-cell table:number-columns-repeated="7"/>
        </table:table-row>
        <table:table-row table:style-name="ro1">
          <table:table-cell office:value-type="float" office:value="4.00423748942" calcext:value-type="float">
            <text:p>4.0042374894</text:p>
          </table:table-cell>
          <table:table-cell office:value-type="float" office:value="54.83" calcext:value-type="float">
            <text:p>54.83</text:p>
          </table:table-cell>
          <table:table-cell table:number-columns-repeated="7"/>
        </table:table-row>
        <table:table-row table:style-name="ro1">
          <table:table-cell office:value-type="float" office:value="3.99064932588" calcext:value-type="float">
            <text:p>3.9906493259</text:p>
          </table:table-cell>
          <table:table-cell office:value-type="float" office:value="54.09" calcext:value-type="float">
            <text:p>54.09</text:p>
          </table:table-cell>
          <table:table-cell table:number-columns-repeated="7"/>
        </table:table-row>
        <table:table-row table:style-name="ro1">
          <table:table-cell office:value-type="float" office:value="4.00896821148" calcext:value-type="float">
            <text:p>4.0089682115</text:p>
          </table:table-cell>
          <table:table-cell office:value-type="float" office:value="55.09" calcext:value-type="float">
            <text:p>55.09</text:p>
          </table:table-cell>
          <table:table-cell table:number-columns-repeated="7"/>
        </table:table-row>
        <table:table-row table:style-name="ro1">
          <table:table-cell office:value-type="float" office:value="4.00624168067" calcext:value-type="float">
            <text:p>4.0062416807</text:p>
          </table:table-cell>
          <table:table-cell office:value-type="float" office:value="54.94" calcext:value-type="float">
            <text:p>54.94</text:p>
          </table:table-cell>
          <table:table-cell table:number-columns-repeated="7"/>
        </table:table-row>
        <table:table-row table:style-name="ro1">
          <table:table-cell office:value-type="float" office:value="3.99101901165" calcext:value-type="float">
            <text:p>3.9910190117</text:p>
          </table:table-cell>
          <table:table-cell office:value-type="float" office:value="54.11" calcext:value-type="float">
            <text:p>54.11</text:p>
          </table:table-cell>
          <table:table-cell table:number-columns-repeated="7"/>
        </table:table-row>
        <table:table-row table:style-name="ro1">
          <table:table-cell office:value-type="float" office:value="3.99397158808" calcext:value-type="float">
            <text:p>3.9939715881</text:p>
          </table:table-cell>
          <table:table-cell office:value-type="float" office:value="54.27" calcext:value-type="float">
            <text:p>54.27</text:p>
          </table:table-cell>
          <table:table-cell table:number-columns-repeated="7"/>
        </table:table-row>
        <table:table-row table:style-name="ro1">
          <table:table-cell office:value-type="float" office:value="4.01457959375" calcext:value-type="float">
            <text:p>4.0145795938</text:p>
          </table:table-cell>
          <table:table-cell office:value-type="float" office:value="55.4" calcext:value-type="float">
            <text:p>55.4</text:p>
          </table:table-cell>
          <table:table-cell table:number-columns-repeated="7"/>
        </table:table-row>
        <table:table-row table:style-name="ro1">
          <table:table-cell office:value-type="float" office:value="4.02606572147" calcext:value-type="float">
            <text:p>4.0260657215</text:p>
          </table:table-cell>
          <table:table-cell office:value-type="float" office:value="56.04" calcext:value-type="float">
            <text:p>56.04</text:p>
          </table:table-cell>
          <table:table-cell table:number-columns-repeated="7"/>
        </table:table-row>
        <table:table-row table:style-name="ro1">
          <table:table-cell office:value-type="float" office:value="4.04076796132" calcext:value-type="float">
            <text:p>4.0407679613</text:p>
          </table:table-cell>
          <table:table-cell office:value-type="float" office:value="56.87" calcext:value-type="float">
            <text:p>56.87</text:p>
          </table:table-cell>
          <table:table-cell table:number-columns-repeated="7"/>
        </table:table-row>
        <table:table-row table:style-name="ro1">
          <table:table-cell office:value-type="float" office:value="4.04830062372" calcext:value-type="float">
            <text:p>4.0483006237</text:p>
          </table:table-cell>
          <table:table-cell office:value-type="float" office:value="57.3" calcext:value-type="float">
            <text:p>57.3</text:p>
          </table:table-cell>
          <table:table-cell table:number-columns-repeated="7"/>
        </table:table-row>
        <table:table-row table:style-name="ro1">
          <table:table-cell office:value-type="float" office:value="4.05108905355" calcext:value-type="float">
            <text:p>4.0510890536</text:p>
          </table:table-cell>
          <table:table-cell office:value-type="float" office:value="57.46" calcext:value-type="float">
            <text:p>57.46</text:p>
          </table:table-cell>
          <table:table-cell table:number-columns-repeated="7"/>
        </table:table-row>
        <table:table-row table:style-name="ro1">
          <table:table-cell office:value-type="float" office:value="4.04059210622" calcext:value-type="float">
            <text:p>4.0405921062</text:p>
          </table:table-cell>
          <table:table-cell office:value-type="float" office:value="56.86" calcext:value-type="float">
            <text:p>56.86</text:p>
          </table:table-cell>
          <table:table-cell table:number-columns-repeated="7"/>
        </table:table-row>
        <table:table-row table:style-name="ro1">
          <table:table-cell office:value-type="float" office:value="4.06388535474" calcext:value-type="float">
            <text:p>4.0638853547</text:p>
          </table:table-cell>
          <table:table-cell office:value-type="float" office:value="58.2" calcext:value-type="float">
            <text:p>58.2</text:p>
          </table:table-cell>
          <table:table-cell table:number-columns-repeated="7"/>
        </table:table-row>
        <table:table-row table:style-name="ro1">
          <table:table-cell office:value-type="float" office:value="4.06388535474" calcext:value-type="float">
            <text:p>4.0638853547</text:p>
          </table:table-cell>
          <table:table-cell office:value-type="float" office:value="58.2" calcext:value-type="float">
            <text:p>58.2</text:p>
          </table:table-cell>
          <table:table-cell table:number-columns-repeated="7"/>
        </table:table-row>
        <table:table-row table:style-name="ro1">
          <table:table-cell office:value-type="float" office:value="4.0821032758" calcext:value-type="float">
            <text:p>4.0821032758</text:p>
          </table:table-cell>
          <table:table-cell office:value-type="float" office:value="59.27" calcext:value-type="float">
            <text:p>59.27</text:p>
          </table:table-cell>
          <table:table-cell table:number-columns-repeated="7"/>
        </table:table-row>
        <table:table-row table:style-name="ro1">
          <table:table-cell office:value-type="float" office:value="4.07278038431" calcext:value-type="float">
            <text:p>4.0727803843</text:p>
          </table:table-cell>
          <table:table-cell office:value-type="float" office:value="58.72" calcext:value-type="float">
            <text:p>58.72</text:p>
          </table:table-cell>
          <table:table-cell table:number-columns-repeated="7"/>
        </table:table-row>
        <table:table-row table:style-name="ro1">
          <table:table-cell office:value-type="float" office:value="4.08916450218" calcext:value-type="float">
            <text:p>4.0891645022</text:p>
          </table:table-cell>
          <table:table-cell office:value-type="float" office:value="59.69" calcext:value-type="float">
            <text:p>59.69</text:p>
          </table:table-cell>
          <table:table-cell table:number-columns-repeated="7"/>
        </table:table-row>
        <table:table-row table:style-name="ro1">
          <table:table-cell office:value-type="float" office:value="4.0868162958" calcext:value-type="float">
            <text:p>4.0868162958</text:p>
          </table:table-cell>
          <table:table-cell office:value-type="float" office:value="59.55" calcext:value-type="float">
            <text:p>59.55</text:p>
          </table:table-cell>
          <table:table-cell table:number-columns-repeated="7"/>
        </table:table-row>
        <table:table-row table:style-name="ro1">
          <table:table-cell office:value-type="float" office:value="4.09717388923" calcext:value-type="float">
            <text:p>4.0971738892</text:p>
          </table:table-cell>
          <table:table-cell office:value-type="float" office:value="60.17" calcext:value-type="float">
            <text:p>60.17</text:p>
          </table:table-cell>
          <table:table-cell table:number-columns-repeated="7"/>
        </table:table-row>
        <table:table-row table:style-name="ro1">
          <table:table-cell office:value-type="float" office:value="4.09833658349" calcext:value-type="float">
            <text:p>4.0983365835</text:p>
          </table:table-cell>
          <table:table-cell office:value-type="float" office:value="60.24" calcext:value-type="float">
            <text:p>60.24</text:p>
          </table:table-cell>
          <table:table-cell table:number-columns-repeated="7"/>
        </table:table-row>
        <table:table-row table:style-name="ro1">
          <table:table-cell office:value-type="float" office:value="4.08429422637" calcext:value-type="float">
            <text:p>4.0842942264</text:p>
          </table:table-cell>
          <table:table-cell office:value-type="float" office:value="59.4" calcext:value-type="float">
            <text:p>59.4</text:p>
          </table:table-cell>
          <table:table-cell table:number-columns-repeated="7"/>
        </table:table-row>
        <table:table-row table:style-name="ro1">
          <table:table-cell office:value-type="float" office:value="4.07889245766" calcext:value-type="float">
            <text:p>4.0788924577</text:p>
          </table:table-cell>
          <table:table-cell office:value-type="float" office:value="59.08" calcext:value-type="float">
            <text:p>59.08</text:p>
          </table:table-cell>
          <table:table-cell table:number-columns-repeated="7"/>
        </table:table-row>
        <table:table-row table:style-name="ro1">
          <table:table-cell office:value-type="float" office:value="4.0517849478" calcext:value-type="float">
            <text:p>4.0517849478</text:p>
          </table:table-cell>
          <table:table-cell office:value-type="float" office:value="57.5" calcext:value-type="float">
            <text:p>57.5</text:p>
          </table:table-cell>
          <table:table-cell table:number-columns-repeated="7"/>
        </table:table-row>
        <table:table-row table:style-name="ro1">
          <table:table-cell office:value-type="float" office:value="4.04567939024" calcext:value-type="float">
            <text:p>4.0456793902</text:p>
          </table:table-cell>
          <table:table-cell office:value-type="float" office:value="57.15" calcext:value-type="float">
            <text:p>57.15</text:p>
          </table:table-cell>
          <table:table-cell table:number-columns-repeated="7"/>
        </table:table-row>
        <table:table-row table:style-name="ro1">
          <table:table-cell office:value-type="float" office:value="4.03671544939" calcext:value-type="float">
            <text:p>4.0367154494</text:p>
          </table:table-cell>
          <table:table-cell office:value-type="float" office:value="56.64" calcext:value-type="float">
            <text:p>56.64</text:p>
          </table:table-cell>
          <table:table-cell table:number-columns-repeated="7"/>
        </table:table-row>
        <table:table-row table:style-name="ro1">
          <table:table-cell office:value-type="float" office:value="4.03759782834" calcext:value-type="float">
            <text:p>4.0375978283</text:p>
          </table:table-cell>
          <table:table-cell office:value-type="float" office:value="56.69" calcext:value-type="float">
            <text:p>56.69</text:p>
          </table:table-cell>
          <table:table-cell table:number-columns-repeated="7"/>
        </table:table-row>
        <table:table-row table:style-name="ro1">
          <table:table-cell office:value-type="float" office:value="4.0118683404" calcext:value-type="float">
            <text:p>4.0118683404</text:p>
          </table:table-cell>
          <table:table-cell office:value-type="float" office:value="55.25" calcext:value-type="float">
            <text:p>55.25</text:p>
          </table:table-cell>
          <table:table-cell table:number-columns-repeated="7"/>
        </table:table-row>
        <table:table-row table:style-name="ro1">
          <table:table-cell office:value-type="float" office:value="4.0324691585" calcext:value-type="float">
            <text:p>4.0324691585</text:p>
          </table:table-cell>
          <table:table-cell office:value-type="float" office:value="56.4" calcext:value-type="float">
            <text:p>56.4</text:p>
          </table:table-cell>
          <table:table-cell table:number-columns-repeated="7"/>
        </table:table-row>
        <table:table-row table:style-name="ro1">
          <table:table-cell office:value-type="float" office:value="4.05195884573" calcext:value-type="float">
            <text:p>4.0519588457</text:p>
          </table:table-cell>
          <table:table-cell office:value-type="float" office:value="57.51" calcext:value-type="float">
            <text:p>57.51</text:p>
          </table:table-cell>
          <table:table-cell table:number-columns-repeated="7"/>
        </table:table-row>
        <table:table-row table:style-name="ro1">
          <table:table-cell office:value-type="float" office:value="4.04987007212" calcext:value-type="float">
            <text:p>4.0498700721</text:p>
          </table:table-cell>
          <table:table-cell office:value-type="float" office:value="57.39" calcext:value-type="float">
            <text:p>57.39</text:p>
          </table:table-cell>
          <table:table-cell table:number-columns-repeated="7"/>
        </table:table-row>
        <table:table-row table:style-name="ro1">
          <table:table-cell office:value-type="float" office:value="4.03988837643" calcext:value-type="float">
            <text:p>4.0398883764</text:p>
          </table:table-cell>
          <table:table-cell office:value-type="float" office:value="56.82" calcext:value-type="float">
            <text:p>56.82</text:p>
          </table:table-cell>
          <table:table-cell table:number-columns-repeated="7"/>
        </table:table-row>
        <table:table-row table:style-name="ro1">
          <table:table-cell office:value-type="float" office:value="4.03033923225" calcext:value-type="float">
            <text:p>4.0303392323</text:p>
          </table:table-cell>
          <table:table-cell office:value-type="float" office:value="56.28" calcext:value-type="float">
            <text:p>56.28</text:p>
          </table:table-cell>
          <table:table-cell table:number-columns-repeated="7"/>
        </table:table-row>
        <table:table-row table:style-name="ro1">
          <table:table-cell office:value-type="float" office:value="4.01150628391" calcext:value-type="float">
            <text:p>4.0115062839</text:p>
          </table:table-cell>
          <table:table-cell office:value-type="float" office:value="55.23" calcext:value-type="float">
            <text:p>55.23</text:p>
          </table:table-cell>
          <table:table-cell table:number-columns-repeated="7"/>
        </table:table-row>
        <table:table-row table:style-name="ro1">
          <table:table-cell office:value-type="float" office:value="4.00405509087" calcext:value-type="float">
            <text:p>4.0040550909</text:p>
          </table:table-cell>
          <table:table-cell office:value-type="float" office:value="54.82" calcext:value-type="float">
            <text:p>54.82</text:p>
          </table:table-cell>
          <table:table-cell table:number-columns-repeated="7"/>
        </table:table-row>
        <table:table-row table:style-name="ro1">
          <table:table-cell office:value-type="float" office:value="4.01223026585" calcext:value-type="float">
            <text:p>4.0122302659</text:p>
          </table:table-cell>
          <table:table-cell office:value-type="float" office:value="55.27" calcext:value-type="float">
            <text:p>55.27</text:p>
          </table:table-cell>
          <table:table-cell table:number-columns-repeated="7"/>
        </table:table-row>
        <table:table-row table:style-name="ro1">
          <table:table-cell office:value-type="float" office:value="3.99636415386" calcext:value-type="float">
            <text:p>3.9963641539</text:p>
          </table:table-cell>
          <table:table-cell office:value-type="float" office:value="54.4" calcext:value-type="float">
            <text:p>54.4</text:p>
          </table:table-cell>
          <table:table-cell table:number-columns-repeated="7"/>
        </table:table-row>
        <table:table-row table:style-name="ro1">
          <table:table-cell office:value-type="float" office:value="4.01890236706" calcext:value-type="float">
            <text:p>4.0189023671</text:p>
          </table:table-cell>
          <table:table-cell office:value-type="float" office:value="55.64" calcext:value-type="float">
            <text:p>55.64</text:p>
          </table:table-cell>
          <table:table-cell table:number-columns-repeated="7"/>
        </table:table-row>
        <table:table-row table:style-name="ro1">
          <table:table-cell office:value-type="float" office:value="3.96878133925" calcext:value-type="float">
            <text:p>3.9687813393</text:p>
          </table:table-cell>
          <table:table-cell office:value-type="float" office:value="52.92" calcext:value-type="float">
            <text:p>52.92</text:p>
          </table:table-cell>
          <table:table-cell table:number-columns-repeated="7"/>
        </table:table-row>
        <table:table-row table:style-name="ro1">
          <table:table-cell office:value-type="float" office:value="3.96347628702" calcext:value-type="float">
            <text:p>3.963476287</text:p>
          </table:table-cell>
          <table:table-cell office:value-type="float" office:value="52.64" calcext:value-type="float">
            <text:p>52.64</text:p>
          </table:table-cell>
          <table:table-cell table:number-columns-repeated="7"/>
        </table:table-row>
        <table:table-row table:style-name="ro1">
          <table:table-cell office:value-type="float" office:value="3.93456696986" calcext:value-type="float">
            <text:p>3.9345669699</text:p>
          </table:table-cell>
          <table:table-cell office:value-type="float" office:value="51.14" calcext:value-type="float">
            <text:p>51.14</text:p>
          </table:table-cell>
          <table:table-cell table:number-columns-repeated="7"/>
        </table:table-row>
        <table:table-row table:style-name="ro1">
          <table:table-cell office:value-type="float" office:value="3.94739014927" calcext:value-type="float">
            <text:p>3.9473901493</text:p>
          </table:table-cell>
          <table:table-cell office:value-type="float" office:value="51.8" calcext:value-type="float">
            <text:p>51.8</text:p>
          </table:table-cell>
          <table:table-cell table:number-columns-repeated="7"/>
        </table:table-row>
        <table:table-row table:style-name="ro1">
          <table:table-cell office:value-type="float" office:value="3.97104634588" calcext:value-type="float">
            <text:p>3.9710463459</text:p>
          </table:table-cell>
          <table:table-cell office:value-type="float" office:value="53.04" calcext:value-type="float">
            <text:p>53.04</text:p>
          </table:table-cell>
          <table:table-cell table:number-columns-repeated="7"/>
        </table:table-row>
        <table:table-row table:style-name="ro1">
          <table:table-cell office:value-type="float" office:value="4.02015966403" calcext:value-type="float">
            <text:p>4.020159664</text:p>
          </table:table-cell>
          <table:table-cell office:value-type="float" office:value="55.71" calcext:value-type="float">
            <text:p>55.71</text:p>
          </table:table-cell>
          <table:table-cell table:number-columns-repeated="7"/>
        </table:table-row>
        <table:table-row table:style-name="ro1">
          <table:table-cell office:value-type="float" office:value="4.02302756347" calcext:value-type="float">
            <text:p>4.0230275635</text:p>
          </table:table-cell>
          <table:table-cell office:value-type="float" office:value="55.87" calcext:value-type="float">
            <text:p>55.87</text:p>
          </table:table-cell>
          <table:table-cell table:number-columns-repeated="7"/>
        </table:table-row>
        <table:table-row table:style-name="ro1">
          <table:table-cell office:value-type="float" office:value="4.02266952552" calcext:value-type="float">
            <text:p>4.0226695255</text:p>
          </table:table-cell>
          <table:table-cell office:value-type="float" office:value="55.85" calcext:value-type="float">
            <text:p>55.85</text:p>
          </table:table-cell>
          <table:table-cell table:number-columns-repeated="7"/>
        </table:table-row>
        <table:table-row table:style-name="ro1">
          <table:table-cell office:value-type="float" office:value="4.02249045845" calcext:value-type="float">
            <text:p>4.0224904585</text:p>
          </table:table-cell>
          <table:table-cell office:value-type="float" office:value="55.84" calcext:value-type="float">
            <text:p>55.84</text:p>
          </table:table-cell>
          <table:table-cell table:number-columns-repeated="7"/>
        </table:table-row>
        <table:table-row table:style-name="ro1">
          <table:table-cell office:value-type="float" office:value="3.98080252082" calcext:value-type="float">
            <text:p>3.9808025208</text:p>
          </table:table-cell>
          <table:table-cell office:value-type="float" office:value="53.56" calcext:value-type="float">
            <text:p>53.56</text:p>
          </table:table-cell>
          <table:table-cell table:number-columns-repeated="7"/>
        </table:table-row>
        <table:table-row table:style-name="ro1">
          <table:table-cell office:value-type="float" office:value="4.02820475972" calcext:value-type="float">
            <text:p>4.0282047597</text:p>
          </table:table-cell>
          <table:table-cell office:value-type="float" office:value="56.16" calcext:value-type="float">
            <text:p>56.16</text:p>
          </table:table-cell>
          <table:table-cell table:number-columns-repeated="7"/>
        </table:table-row>
        <table:table-row table:style-name="ro1">
          <table:table-cell office:value-type="float" office:value="4.03140476245" calcext:value-type="float">
            <text:p>4.0314047625</text:p>
          </table:table-cell>
          <table:table-cell office:value-type="float" office:value="56.34" calcext:value-type="float">
            <text:p>56.34</text:p>
          </table:table-cell>
          <table:table-cell table:number-columns-repeated="7"/>
        </table:table-row>
        <table:table-row table:style-name="ro1">
          <table:table-cell office:value-type="float" office:value="3.99911771228" calcext:value-type="float">
            <text:p>3.9991177123</text:p>
          </table:table-cell>
          <table:table-cell office:value-type="float" office:value="54.55" calcext:value-type="float">
            <text:p>54.55</text:p>
          </table:table-cell>
          <table:table-cell table:number-columns-repeated="7"/>
        </table:table-row>
        <table:table-row table:style-name="ro1">
          <table:table-cell office:value-type="float" office:value="3.96594284742" calcext:value-type="float">
            <text:p>3.9659428474</text:p>
          </table:table-cell>
          <table:table-cell office:value-type="float" office:value="52.77" calcext:value-type="float">
            <text:p>52.77</text:p>
          </table:table-cell>
          <table:table-cell table:number-columns-repeated="7"/>
        </table:table-row>
        <table:table-row table:style-name="ro1">
          <table:table-cell office:value-type="float" office:value="3.99249638958" calcext:value-type="float">
            <text:p>3.9924963896</text:p>
          </table:table-cell>
          <table:table-cell office:value-type="float" office:value="54.19" calcext:value-type="float">
            <text:p>54.19</text:p>
          </table:table-cell>
          <table:table-cell table:number-columns-repeated="7"/>
        </table:table-row>
        <table:table-row table:style-name="ro1">
          <table:table-cell office:value-type="float" office:value="3.96783607025" calcext:value-type="float">
            <text:p>3.9678360703</text:p>
          </table:table-cell>
          <table:table-cell office:value-type="float" office:value="52.87" calcext:value-type="float">
            <text:p>52.87</text:p>
          </table:table-cell>
          <table:table-cell table:number-columns-repeated="7"/>
        </table:table-row>
        <table:table-row table:style-name="ro1">
          <table:table-cell office:value-type="float" office:value="3.93241369508" calcext:value-type="float">
            <text:p>3.9324136951</text:p>
          </table:table-cell>
          <table:table-cell office:value-type="float" office:value="51.03" calcext:value-type="float">
            <text:p>51.03</text:p>
          </table:table-cell>
          <table:table-cell table:number-columns-repeated="7"/>
        </table:table-row>
        <table:table-row table:style-name="ro1">
          <table:table-cell office:value-type="float" office:value="3.93162953507" calcext:value-type="float">
            <text:p>3.9316295351</text:p>
          </table:table-cell>
          <table:table-cell office:value-type="float" office:value="50.99" calcext:value-type="float">
            <text:p>50.99</text:p>
          </table:table-cell>
          <table:table-cell table:number-columns-repeated="7"/>
        </table:table-row>
        <table:table-row table:style-name="ro1">
          <table:table-cell office:value-type="float" office:value="3.89528368142" calcext:value-type="float">
            <text:p>3.8952836814</text:p>
          </table:table-cell>
          <table:table-cell office:value-type="float" office:value="49.17" calcext:value-type="float">
            <text:p>49.17</text:p>
          </table:table-cell>
          <table:table-cell table:number-columns-repeated="7"/>
        </table:table-row>
        <table:table-row table:style-name="ro1">
          <table:table-cell office:value-type="float" office:value="3.91800507711" calcext:value-type="float">
            <text:p>3.9180050771</text:p>
          </table:table-cell>
          <table:table-cell office:value-type="float" office:value="50.3" calcext:value-type="float">
            <text:p>50.3</text:p>
          </table:table-cell>
          <table:table-cell table:number-columns-repeated="7"/>
        </table:table-row>
        <table:table-row table:style-name="ro1">
          <table:table-cell office:value-type="float" office:value="3.8938590348" calcext:value-type="float">
            <text:p>3.8938590348</text:p>
          </table:table-cell>
          <table:table-cell office:value-type="float" office:value="49.1" calcext:value-type="float">
            <text:p>49.1</text:p>
          </table:table-cell>
          <table:table-cell table:number-columns-repeated="7"/>
        </table:table-row>
        <table:table-row table:style-name="ro1">
          <table:table-cell office:value-type="float" office:value="3.92828997789" calcext:value-type="float">
            <text:p>3.9282899779</text:p>
          </table:table-cell>
          <table:table-cell office:value-type="float" office:value="50.82" calcext:value-type="float">
            <text:p>50.82</text:p>
          </table:table-cell>
          <table:table-cell table:number-columns-repeated="7"/>
        </table:table-row>
        <table:table-row table:style-name="ro1">
          <table:table-cell office:value-type="float" office:value="3.90035520056" calcext:value-type="float">
            <text:p>3.9003552006</text:p>
          </table:table-cell>
          <table:table-cell office:value-type="float" office:value="49.42" calcext:value-type="float">
            <text:p>49.42</text:p>
          </table:table-cell>
          <table:table-cell table:number-columns-repeated="7"/>
        </table:table-row>
        <table:table-row table:style-name="ro1">
          <table:table-cell office:value-type="float" office:value="3.92710864285" calcext:value-type="float">
            <text:p>3.9271086429</text:p>
          </table:table-cell>
          <table:table-cell office:value-type="float" office:value="50.76" calcext:value-type="float">
            <text:p>50.76</text:p>
          </table:table-cell>
          <table:table-cell table:number-columns-repeated="7"/>
        </table:table-row>
        <table:table-row table:style-name="ro1">
          <table:table-cell office:value-type="float" office:value="3.96991448384" calcext:value-type="float">
            <text:p>3.9699144838</text:p>
          </table:table-cell>
          <table:table-cell office:value-type="float" office:value="52.98" calcext:value-type="float">
            <text:p>52.98</text:p>
          </table:table-cell>
          <table:table-cell table:number-columns-repeated="7"/>
        </table:table-row>
        <table:table-row table:style-name="ro1">
          <table:table-cell office:value-type="float" office:value="3.95718755738" calcext:value-type="float">
            <text:p>3.9571875574</text:p>
          </table:table-cell>
          <table:table-cell office:value-type="float" office:value="52.31" calcext:value-type="float">
            <text:p>52.31</text:p>
          </table:table-cell>
          <table:table-cell table:number-columns-repeated="7"/>
        </table:table-row>
        <table:table-row table:style-name="ro1">
          <table:table-cell office:value-type="float" office:value="3.96802519554" calcext:value-type="float">
            <text:p>3.9680251955</text:p>
          </table:table-cell>
          <table:table-cell office:value-type="float" office:value="52.88" calcext:value-type="float">
            <text:p>52.88</text:p>
          </table:table-cell>
          <table:table-cell table:number-columns-repeated="7"/>
        </table:table-row>
        <table:table-row table:style-name="ro1">
          <table:table-cell office:value-type="float" office:value="3.95527404742" calcext:value-type="float">
            <text:p>3.9552740474</text:p>
          </table:table-cell>
          <table:table-cell office:value-type="float" office:value="52.21" calcext:value-type="float">
            <text:p>52.21</text:p>
          </table:table-cell>
          <table:table-cell table:number-columns-repeated="7"/>
        </table:table-row>
        <table:table-row table:style-name="ro1">
          <table:table-cell office:value-type="float" office:value="3.93613008077" calcext:value-type="float">
            <text:p>3.9361300808</text:p>
          </table:table-cell>
          <table:table-cell office:value-type="float" office:value="51.22" calcext:value-type="float">
            <text:p>51.22</text:p>
          </table:table-cell>
          <table:table-cell table:number-columns-repeated="7"/>
        </table:table-row>
        <table:table-row table:style-name="ro1">
          <table:table-cell office:value-type="float" office:value="3.94739014927" calcext:value-type="float">
            <text:p>3.9473901493</text:p>
          </table:table-cell>
          <table:table-cell office:value-type="float" office:value="51.8" calcext:value-type="float">
            <text:p>51.8</text:p>
          </table:table-cell>
          <table:table-cell table:number-columns-repeated="7"/>
        </table:table-row>
        <table:table-row table:style-name="ro1">
          <table:table-cell office:value-type="float" office:value="3.93632529795" calcext:value-type="float">
            <text:p>3.936325298</text:p>
          </table:table-cell>
          <table:table-cell office:value-type="float" office:value="51.23" calcext:value-type="float">
            <text:p>51.23</text:p>
          </table:table-cell>
          <table:table-cell table:number-columns-repeated="7"/>
        </table:table-row>
        <table:table-row table:style-name="ro1">
          <table:table-cell office:value-type="float" office:value="3.93064846955" calcext:value-type="float">
            <text:p>3.9306484696</text:p>
          </table:table-cell>
          <table:table-cell office:value-type="float" office:value="50.94" calcext:value-type="float">
            <text:p>50.94</text:p>
          </table:table-cell>
          <table:table-cell table:number-columns-repeated="7"/>
        </table:table-row>
        <table:table-row table:style-name="ro1">
          <table:table-cell office:value-type="float" office:value="3.93866493637" calcext:value-type="float">
            <text:p>3.9386649364</text:p>
          </table:table-cell>
          <table:table-cell office:value-type="float" office:value="51.35" calcext:value-type="float">
            <text:p>51.35</text:p>
          </table:table-cell>
          <table:table-cell table:number-columns-repeated="7"/>
        </table:table-row>
        <table:table-row table:style-name="ro1">
          <table:table-cell office:value-type="float" office:value="3.91899861916" calcext:value-type="float">
            <text:p>3.9189986192</text:p>
          </table:table-cell>
          <table:table-cell office:value-type="float" office:value="50.35" calcext:value-type="float">
            <text:p>50.35</text:p>
          </table:table-cell>
          <table:table-cell table:number-columns-repeated="7"/>
        </table:table-row>
        <table:table-row table:style-name="ro1">
          <table:table-cell office:value-type="float" office:value="3.91879998971" calcext:value-type="float">
            <text:p>3.9187999897</text:p>
          </table:table-cell>
          <table:table-cell office:value-type="float" office:value="50.34" calcext:value-type="float">
            <text:p>50.34</text:p>
          </table:table-cell>
          <table:table-cell table:number-columns-repeated="7"/>
        </table:table-row>
        <table:table-row table:style-name="ro1">
          <table:table-cell office:value-type="float" office:value="3.90841650983" calcext:value-type="float">
            <text:p>3.9084165098</text:p>
          </table:table-cell>
          <table:table-cell office:value-type="float" office:value="49.82" calcext:value-type="float">
            <text:p>49.82</text:p>
          </table:table-cell>
          <table:table-cell table:number-columns-repeated="7"/>
        </table:table-row>
        <table:table-row table:style-name="ro1">
          <table:table-cell office:value-type="float" office:value="3.92474177784" calcext:value-type="float">
            <text:p>3.9247417778</text:p>
          </table:table-cell>
          <table:table-cell office:value-type="float" office:value="50.64" calcext:value-type="float">
            <text:p>50.64</text:p>
          </table:table-cell>
          <table:table-cell table:number-columns-repeated="7"/>
        </table:table-row>
        <table:table-row table:style-name="ro1">
          <table:table-cell office:value-type="float" office:value="3.94989665786" calcext:value-type="float">
            <text:p>3.9498966579</text:p>
          </table:table-cell>
          <table:table-cell office:value-type="float" office:value="51.93" calcext:value-type="float">
            <text:p>51.93</text:p>
          </table:table-cell>
          <table:table-cell table:number-columns-repeated="7"/>
        </table:table-row>
        <table:table-row table:style-name="ro1">
          <table:table-cell office:value-type="float" office:value="4.00131511291" calcext:value-type="float">
            <text:p>4.0013151129</text:p>
          </table:table-cell>
          <table:table-cell office:value-type="float" office:value="54.67" calcext:value-type="float">
            <text:p>54.67</text:p>
          </table:table-cell>
          <table:table-cell table:number-columns-repeated="7"/>
        </table:table-row>
        <table:table-row table:style-name="ro1">
          <table:table-cell office:value-type="float" office:value="3.98583093257" calcext:value-type="float">
            <text:p>3.9858309326</text:p>
          </table:table-cell>
          <table:table-cell office:value-type="float" office:value="53.83" calcext:value-type="float">
            <text:p>53.83</text:p>
          </table:table-cell>
          <table:table-cell table:number-columns-repeated="7"/>
        </table:table-row>
        <table:table-row table:style-name="ro1">
          <table:table-cell office:value-type="float" office:value="3.98953944786" calcext:value-type="float">
            <text:p>3.9895394479</text:p>
          </table:table-cell>
          <table:table-cell office:value-type="float" office:value="54.03" calcext:value-type="float">
            <text:p>54.03</text:p>
          </table:table-cell>
          <table:table-cell table:number-columns-repeated="7"/>
        </table:table-row>
        <table:table-row table:style-name="ro1">
          <table:table-cell office:value-type="float" office:value="3.98229505841" calcext:value-type="float">
            <text:p>3.9822950584</text:p>
          </table:table-cell>
          <table:table-cell office:value-type="float" office:value="53.64" calcext:value-type="float">
            <text:p>53.64</text:p>
          </table:table-cell>
          <table:table-cell table:number-columns-repeated="7"/>
        </table:table-row>
        <table:table-row table:style-name="ro1">
          <table:table-cell office:value-type="float" office:value="3.97574869631" calcext:value-type="float">
            <text:p>3.9757486963</text:p>
          </table:table-cell>
          <table:table-cell office:value-type="float" office:value="53.29" calcext:value-type="float">
            <text:p>53.29</text:p>
          </table:table-cell>
          <table:table-cell table:number-columns-repeated="7"/>
        </table:table-row>
        <table:table-row table:style-name="ro1">
          <table:table-cell office:value-type="float" office:value="3.97311810479" calcext:value-type="float">
            <text:p>3.9731181048</text:p>
          </table:table-cell>
          <table:table-cell office:value-type="float" office:value="53.15" calcext:value-type="float">
            <text:p>53.15</text:p>
          </table:table-cell>
          <table:table-cell table:number-columns-repeated="7"/>
        </table:table-row>
        <table:table-row table:style-name="ro1">
          <table:table-cell office:value-type="float" office:value="3.92691161792" calcext:value-type="float">
            <text:p>3.9269116179</text:p>
          </table:table-cell>
          <table:table-cell office:value-type="float" office:value="50.75" calcext:value-type="float">
            <text:p>50.75</text:p>
          </table:table-cell>
          <table:table-cell table:number-columns-repeated="7"/>
        </table:table-row>
        <table:table-row table:style-name="ro1">
          <table:table-cell office:value-type="float" office:value="3.91422058897" calcext:value-type="float">
            <text:p>3.914220589</text:p>
          </table:table-cell>
          <table:table-cell office:value-type="float" office:value="50.11" calcext:value-type="float">
            <text:p>50.11</text:p>
          </table:table-cell>
          <table:table-cell table:number-columns-repeated="7"/>
        </table:table-row>
        <table:table-row table:style-name="ro1">
          <table:table-cell office:value-type="float" office:value="3.92632031013" calcext:value-type="float">
            <text:p>3.9263203101</text:p>
          </table:table-cell>
          <table:table-cell office:value-type="float" office:value="50.72" calcext:value-type="float">
            <text:p>50.72</text:p>
          </table:table-cell>
          <table:table-cell table:number-columns-repeated="7"/>
        </table:table-row>
        <table:table-row table:style-name="ro1">
          <table:table-cell office:value-type="float" office:value="3.91002100276" calcext:value-type="float">
            <text:p>3.9100210028</text:p>
          </table:table-cell>
          <table:table-cell office:value-type="float" office:value="49.9" calcext:value-type="float">
            <text:p>49.9</text:p>
          </table:table-cell>
          <table:table-cell table:number-columns-repeated="7"/>
        </table:table-row>
        <table:table-row table:style-name="ro1">
          <table:table-cell office:value-type="float" office:value="3.91919720918" calcext:value-type="float">
            <text:p>3.9191972092</text:p>
          </table:table-cell>
          <table:table-cell office:value-type="float" office:value="50.36" calcext:value-type="float">
            <text:p>50.36</text:p>
          </table:table-cell>
          <table:table-cell table:number-columns-repeated="7"/>
        </table:table-row>
        <table:table-row table:style-name="ro1">
          <table:table-cell office:value-type="float" office:value="3.88998187455" calcext:value-type="float">
            <text:p>3.8899818746</text:p>
          </table:table-cell>
          <table:table-cell office:value-type="float" office:value="48.91" calcext:value-type="float">
            <text:p>48.91</text:p>
          </table:table-cell>
          <table:table-cell table:number-columns-repeated="7"/>
        </table:table-row>
        <table:table-row table:style-name="ro1">
          <table:table-cell office:value-type="float" office:value="3.88691030461" calcext:value-type="float">
            <text:p>3.8869103046</text:p>
          </table:table-cell>
          <table:table-cell office:value-type="float" office:value="48.76" calcext:value-type="float">
            <text:p>48.76</text:p>
          </table:table-cell>
          <table:table-cell table:number-columns-repeated="7"/>
        </table:table-row>
        <table:table-row table:style-name="ro1">
          <table:table-cell office:value-type="float" office:value="3.87224213542" calcext:value-type="float">
            <text:p>3.8722421354</text:p>
          </table:table-cell>
          <table:table-cell office:value-type="float" office:value="48.05" calcext:value-type="float">
            <text:p>48.05</text:p>
          </table:table-cell>
          <table:table-cell table:number-columns-repeated="7"/>
        </table:table-row>
        <table:table-row table:style-name="ro1">
          <table:table-cell office:value-type="float" office:value="3.87887978683" calcext:value-type="float">
            <text:p>3.8788797868</text:p>
          </table:table-cell>
          <table:table-cell office:value-type="float" office:value="48.37" calcext:value-type="float">
            <text:p>48.37</text:p>
          </table:table-cell>
          <table:table-cell table:number-columns-repeated="7"/>
        </table:table-row>
        <table:table-row table:style-name="ro1">
          <table:table-cell office:value-type="float" office:value="3.84481425573" calcext:value-type="float">
            <text:p>3.8448142557</text:p>
          </table:table-cell>
          <table:table-cell office:value-type="float" office:value="46.75" calcext:value-type="float">
            <text:p>46.75</text:p>
          </table:table-cell>
          <table:table-cell table:number-columns-repeated="7"/>
        </table:table-row>
        <table:table-row table:style-name="ro1">
          <table:table-cell office:value-type="float" office:value="3.81946902382" calcext:value-type="float">
            <text:p>3.8194690238</text:p>
          </table:table-cell>
          <table:table-cell office:value-type="float" office:value="45.58" calcext:value-type="float">
            <text:p>45.58</text:p>
          </table:table-cell>
          <table:table-cell table:number-columns-repeated="7"/>
        </table:table-row>
        <table:table-row table:style-name="ro1">
          <table:table-cell office:value-type="float" office:value="3.8220982979" calcext:value-type="float">
            <text:p>3.8220982979</text:p>
          </table:table-cell>
          <table:table-cell office:value-type="float" office:value="45.7" calcext:value-type="float">
            <text:p>45.7</text:p>
          </table:table-cell>
          <table:table-cell table:number-columns-repeated="7"/>
        </table:table-row>
        <table:table-row table:style-name="ro1">
          <table:table-cell office:value-type="float" office:value="3.85735560409" calcext:value-type="float">
            <text:p>3.8573556041</text:p>
          </table:table-cell>
          <table:table-cell office:value-type="float" office:value="47.34" calcext:value-type="float">
            <text:p>47.34</text:p>
          </table:table-cell>
          <table:table-cell table:number-columns-repeated="7"/>
        </table:table-row>
        <table:table-row table:style-name="ro1">
          <table:table-cell office:value-type="float" office:value="3.8478044331" calcext:value-type="float">
            <text:p>3.8478044331</text:p>
          </table:table-cell>
          <table:table-cell office:value-type="float" office:value="46.89" calcext:value-type="float">
            <text:p>46.89</text:p>
          </table:table-cell>
          <table:table-cell table:number-columns-repeated="7"/>
        </table:table-row>
        <table:table-row table:style-name="ro1">
          <table:table-cell office:value-type="float" office:value="3.87535902106" calcext:value-type="float">
            <text:p>3.8753590211</text:p>
          </table:table-cell>
          <table:table-cell office:value-type="float" office:value="48.2" calcext:value-type="float">
            <text:p>48.2</text:p>
          </table:table-cell>
          <table:table-cell table:number-columns-repeated="7"/>
        </table:table-row>
        <table:table-row table:style-name="ro1">
          <table:table-cell office:value-type="float" office:value="3.88465180863" calcext:value-type="float">
            <text:p>3.8846518086</text:p>
          </table:table-cell>
          <table:table-cell office:value-type="float" office:value="48.65" calcext:value-type="float">
            <text:p>48.65</text:p>
          </table:table-cell>
          <table:table-cell table:number-columns-repeated="7"/>
        </table:table-row>
        <table:table-row table:style-name="ro1">
          <table:table-cell office:value-type="float" office:value="3.8987351111" calcext:value-type="float">
            <text:p>3.8987351111</text:p>
          </table:table-cell>
          <table:table-cell office:value-type="float" office:value="49.34" calcext:value-type="float">
            <text:p>49.34</text:p>
          </table:table-cell>
          <table:table-cell table:number-columns-repeated="7"/>
        </table:table-row>
        <table:table-row table:style-name="ro1">
          <table:table-cell office:value-type="float" office:value="3.88424062442" calcext:value-type="float">
            <text:p>3.8842406244</text:p>
          </table:table-cell>
          <table:table-cell office:value-type="float" office:value="48.63" calcext:value-type="float">
            <text:p>48.63</text:p>
          </table:table-cell>
          <table:table-cell table:number-columns-repeated="7"/>
        </table:table-row>
        <table:table-row table:style-name="ro1">
          <table:table-cell office:value-type="float" office:value="3.89365534807" calcext:value-type="float">
            <text:p>3.8936553481</text:p>
          </table:table-cell>
          <table:table-cell office:value-type="float" office:value="49.09" calcext:value-type="float">
            <text:p>49.09</text:p>
          </table:table-cell>
          <table:table-cell table:number-columns-repeated="7"/>
        </table:table-row>
        <table:table-row table:style-name="ro1">
          <table:table-cell office:value-type="float" office:value="3.8823882003" calcext:value-type="float">
            <text:p>3.8823882003</text:p>
          </table:table-cell>
          <table:table-cell office:value-type="float" office:value="48.54" calcext:value-type="float">
            <text:p>48.54</text:p>
          </table:table-cell>
          <table:table-cell table:number-columns-repeated="7"/>
        </table:table-row>
      </table:table>
      <table:table table:name="Sheet2" table:style-name="ta1">
        <table:shapes>
          <draw:frame draw:z-index="0" draw:style-name="gr1" draw:text-style-name="P1" svg:width="25.7882in" svg:height="14.2217in" svg:x="0.0004in" svg:y="0.0004in">
            <draw:object draw:notify-on-update-of-ranges="Sheet1.A1:Sheet1.A1 Sheet1.A2:Sheet1.A1012 Sheet1.B1:Sheet1.B1 Sheet1.B2:Sheet1.B10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00:16:19.347634701</dc:date>
    <meta:generator>LibreOffice/4.2.8.2$Linux_X86_64 LibreOffice_project/420m0$Build-2</meta:generator>
    <meta:document-statistic meta:table-count="2" meta:cell-count="20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5.503cm" svg:height="36.124cm" xlink:href=".." xlink:type="simple" chart:class="chart:line" chart:style-name="ch1">
        <chart:legend chart:legend-position="end" svg:x="60.461cm" svg:y="17.302cm" style:legend-expansion="high" chart:style-name="ch2"/>
        <chart:plot-area chart:style-name="ch3" table:cell-range-address="Sheet1.A1:Sheet1.B1012" chart:data-source-has-labels="row" svg:x="1.31cm" svg:y="0.722cm" svg:width="57.841cm" svg:height="34.68cm">
          <chartooo:coordinate-region svg:x="2.143cm" svg:y="1.027cm" svg:width="56.792cm" svg:height="32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2" chart:label-cell-address="Sheet1.A1:Sheet1.A1" chart:class="chart:line">
            <chart:data-point chart:repeated="1011"/>
          </chart:series>
          <chart:series chart:style-name="ch7" chart:values-cell-range-address="Sheet1.B2:Sheet1.B1012" chart:label-cell-address="Sheet1.B1:Sheet1.B1" chart:class="chart:line">
            <chart:data-point chart:repeated="10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Normalized</text:p>
                <draw:g>
                  <svg:desc>Sheet1.A1:Sheet1.A1</svg:desc>
                </draw:g>
              </table:table-cell>
              <table:table-cell office:value-type="string">
                <text:p>Pri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3047673655">
                <text:p>4.23047673655</text:p>
                <draw:g>
                  <svg:desc>Sheet1.A2:Sheet1.A1012</svg:desc>
                </draw:g>
              </table:table-cell>
              <table:table-cell office:value-type="float" office:value="68.75">
                <text:p>68.75</text:p>
                <draw:g>
                  <svg:desc>Sheet1.B2:Sheet1.B10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3076760333">
                <text:p>4.23076760333</text:p>
              </table:table-cell>
              <table:table-cell office:value-type="float" office:value="68.77">
                <text:p>68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356994381">
                <text:p>4.2356994381</text:p>
              </table:table-cell>
              <table:table-cell office:value-type="float" office:value="69.11">
                <text:p>69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2829253473">
                <text:p>4.2282925347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3120374494">
                <text:p>4.23120374494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20990290286">
                <text:p>4.20990290286</text:p>
              </table:table-cell>
              <table:table-cell office:value-type="float" office:value="67.35">
                <text:p>67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079708223">
                <text:p>4.2079708223</text:p>
              </table:table-cell>
              <table:table-cell office:value-type="float" office:value="67.22">
                <text:p>67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1788874831">
                <text:p>4.21788874831</text:p>
              </table:table-cell>
              <table:table-cell office:value-type="float" office:value="67.89">
                <text:p>67.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2974919923">
                <text:p>4.2297491992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22083035949">
                <text:p>4.22083035949</text:p>
              </table:table-cell>
              <table:table-cell office:value-type="float" office:value="68.09">
                <text:p>68.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20319896713">
                <text:p>4.20319896713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9644978516">
                <text:p>4.19644978516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0856570631">
                <text:p>4.20856570631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20020495292">
                <text:p>4.20020495292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21803603456">
                <text:p>4.21803603456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1390379728">
                <text:p>4.21390379728</text:p>
              </table:table-cell>
              <table:table-cell office:value-type="float" office:value="67.62">
                <text:p>67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1950770518">
                <text:p>4.219507705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20767324753">
                <text:p>4.20767324753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21034823798">
                <text:p>4.21034823798</text:p>
              </table:table-cell>
              <table:table-cell office:value-type="float" office:value="67.38">
                <text:p>67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22464156317">
                <text:p>4.22464156317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272716056">
                <text:p>4.2272716056</text:p>
              </table:table-cell>
              <table:table-cell office:value-type="float" office:value="68.53">
                <text:p>68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757873031">
                <text:p>4.23757873031</text:p>
              </table:table-cell>
              <table:table-cell office:value-type="float" office:value="69.24">
                <text:p>69.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4420031777">
                <text:p>4.24420031777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5206030821">
                <text:p>4.2520603082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4348270023">
                <text:p>4.24348270023</text:p>
              </table:table-cell>
              <table:table-cell office:value-type="float" office:value="69.65">
                <text:p>69.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23887771295">
                <text:p>4.23887771295</text:p>
              </table:table-cell>
              <table:table-cell office:value-type="float" office:value="69.33">
                <text:p>69.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3858919593">
                <text:p>4.23858919593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24420031777">
                <text:p>4.24420031777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26267987704">
                <text:p>4.2626798770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2483523747">
                <text:p>4.2483523747</text:p>
              </table:table-cell>
              <table:table-cell office:value-type="float" office:value="69.99">
                <text:p>69.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25206030821">
                <text:p>4.25206030821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4906650742">
                <text:p>4.24906650742</text:p>
              </table:table-cell>
              <table:table-cell office:value-type="float" office:value="70.04">
                <text:p>70.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25149075103">
                <text:p>4.25149075103</text:p>
              </table:table-cell>
              <table:table-cell office:value-type="float" office:value="70.21">
                <text:p>7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2384449062">
                <text:p>4.2384449062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23047673655">
                <text:p>4.2304767365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22464156317">
                <text:p>4.22464156317</text:p>
              </table:table-cell>
              <table:table-cell office:value-type="float" office:value="68.35">
                <text:p>68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033127142">
                <text:p>4.23033127142</text:p>
              </table:table-cell>
              <table:table-cell office:value-type="float" office:value="68.74">
                <text:p>68.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187721406">
                <text:p>4.2187721406</text:p>
              </table:table-cell>
              <table:table-cell office:value-type="float" office:value="67.95">
                <text:p>67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0916023665">
                <text:p>4.2091602366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8874523764">
                <text:p>4.18874523764</text:p>
              </table:table-cell>
              <table:table-cell office:value-type="float" office:value="65.94">
                <text:p>65.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8631584076">
                <text:p>4.18631584076</text:p>
              </table:table-cell>
              <table:table-cell office:value-type="float" office:value="65.78">
                <text:p>65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0826830854">
                <text:p>4.20826830854</text:p>
              </table:table-cell>
              <table:table-cell office:value-type="float" office:value="67.24">
                <text:p>67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8920009323">
                <text:p>4.18920009323</text:p>
              </table:table-cell>
              <table:table-cell office:value-type="float" office:value="65.97">
                <text:p>65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19041203097">
                <text:p>4.19041203097</text:p>
              </table:table-cell>
              <table:table-cell office:value-type="float" office:value="66.05">
                <text:p>66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6713023195">
                <text:p>4.16713023195</text:p>
              </table:table-cell>
              <table:table-cell office:value-type="float" office:value="64.53">
                <text:p>64.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6945203471">
                <text:p>4.16945203471</text:p>
              </table:table-cell>
              <table:table-cell office:value-type="float" office:value="64.68">
                <text:p>64.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17207691076">
                <text:p>4.17207691076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4851704111">
                <text:p>4.14851704111</text:p>
              </table:table-cell>
              <table:table-cell office:value-type="float" office:value="63.34">
                <text:p>63.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5653658248">
                <text:p>4.15653658248</text:p>
              </table:table-cell>
              <table:table-cell office:value-type="float" office:value="63.85">
                <text:p>63.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17300169505">
                <text:p>4.17300169505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18707566148">
                <text:p>4.18707566148</text:p>
              </table:table-cell>
              <table:table-cell office:value-type="float" office:value="65.83">
                <text:p>65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18311827428">
                <text:p>4.18311827428</text:p>
              </table:table-cell>
              <table:table-cell office:value-type="float" office:value="65.57">
                <text:p>65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19795354484">
                <text:p>4.19795354484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20289996878">
                <text:p>4.20289996878</text:p>
              </table:table-cell>
              <table:table-cell office:value-type="float" office:value="66.88">
                <text:p>66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1212759788">
                <text:p>4.21212759788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19795354484">
                <text:p>4.19795354484</text:p>
              </table:table-cell>
              <table:table-cell office:value-type="float" office:value="66.55">
                <text:p>66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1846422002">
                <text:p>4.1846422002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9268046294">
                <text:p>4.1926804629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19479303352">
                <text:p>4.19479303352</text:p>
              </table:table-cell>
              <table:table-cell office:value-type="float" office:value="66.34">
                <text:p>66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9268046294">
                <text:p>4.19268046294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20095429728">
                <text:p>4.20095429728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18585967106">
                <text:p>4.1858596710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19765297375">
                <text:p>4.19765297375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1138658265">
                <text:p>4.21138658265</text:p>
              </table:table-cell>
              <table:table-cell office:value-type="float" office:value="67.45">
                <text:p>67.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21168305464">
                <text:p>4.21168305464</text:p>
              </table:table-cell>
              <table:table-cell office:value-type="float" office:value="67.47">
                <text:p>67.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1973523123">
                <text:p>4.1973523123</text:p>
              </table:table-cell>
              <table:table-cell office:value-type="float" office:value="66.51">
                <text:p>66.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782260462">
                <text:p>4.1782260462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8859357313">
                <text:p>4.18859357313</text:p>
              </table:table-cell>
              <table:table-cell office:value-type="float" office:value="65.93">
                <text:p>65.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9569705648">
                <text:p>4.19569705648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9509446532">
                <text:p>4.19509446532</text:p>
              </table:table-cell>
              <table:table-cell office:value-type="float" office:value="66.36">
                <text:p>66.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17592454921">
                <text:p>4.17592454921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788388852">
                <text:p>4.1788388852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19222718802">
                <text:p>4.19222718802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8783490531">
                <text:p>4.18783490531</text:p>
              </table:table-cell>
              <table:table-cell office:value-type="float" office:value="65.88">
                <text:p>65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9975507663">
                <text:p>4.19975507663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0394607214">
                <text:p>4.20394607214</text:p>
              </table:table-cell>
              <table:table-cell office:value-type="float" office:value="66.95">
                <text:p>66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20095429728">
                <text:p>4.20095429728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0334843279">
                <text:p>4.20334843279</text:p>
              </table:table-cell>
              <table:table-cell office:value-type="float" office:value="66.91">
                <text:p>66.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19554644273">
                <text:p>4.19554644273</text:p>
              </table:table-cell>
              <table:table-cell office:value-type="float" office:value="66.39">
                <text:p>66.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19870457755">
                <text:p>4.19870457755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20782204598">
                <text:p>4.20782204598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21286806441">
                <text:p>4.21286806441</text:p>
              </table:table-cell>
              <table:table-cell office:value-type="float" office:value="67.55">
                <text:p>67.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22668774921">
                <text:p>4.22668774921</text:p>
              </table:table-cell>
              <table:table-cell office:value-type="float" office:value="68.49">
                <text:p>68.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23280130537">
                <text:p>4.23280130537</text:p>
              </table:table-cell>
              <table:table-cell office:value-type="float" office:value="68.91">
                <text:p>68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23294641166">
                <text:p>4.23294641166</text:p>
              </table:table-cell>
              <table:table-cell office:value-type="float" office:value="68.92">
                <text:p>68.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22259118167">
                <text:p>4.22259118167</text:p>
              </table:table-cell>
              <table:table-cell office:value-type="float" office:value="68.21">
                <text:p>68.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22303090318">
                <text:p>4.22303090318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2184777632">
                <text:p>4.2184777632</text:p>
              </table:table-cell>
              <table:table-cell office:value-type="float" office:value="67.93">
                <text:p>67.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2090116372">
                <text:p>4.2090116372</text:p>
              </table:table-cell>
              <table:table-cell office:value-type="float" office:value="67.29">
                <text:p>67.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19116874686">
                <text:p>4.19116874686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18585967106">
                <text:p>4.18585967106</text:p>
              </table:table-cell>
              <table:table-cell office:value-type="float" office:value="65.75">
                <text:p>65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8205014264">
                <text:p>4.1820501426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8768310265">
                <text:p>4.18768310265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17053370058">
                <text:p>4.17053370058</text:p>
              </table:table-cell>
              <table:table-cell office:value-type="float" office:value="64.75">
                <text:p>64.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17807277775">
                <text:p>4.17807277775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9343546487">
                <text:p>4.19343546487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19132002135">
                <text:p>4.19132002135</text:p>
              </table:table-cell>
              <table:table-cell office:value-type="float" office:value="66.11">
                <text:p>66.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19207605072">
                <text:p>4.19207605072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18052225846">
                <text:p>4.1805222584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17238526722">
                <text:p>4.17238526722</text:p>
              </table:table-cell>
              <table:table-cell office:value-type="float" office:value="64.87">
                <text:p>64.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17745946893">
                <text:p>4.1774594689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17115127046">
                <text:p>4.17115127046</text:p>
              </table:table-cell>
              <table:table-cell office:value-type="float" office:value="64.79">
                <text:p>64.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.15088241318">
                <text:p>4.15088241318</text:p>
              </table:table-cell>
              <table:table-cell office:value-type="float" office:value="63.49">
                <text:p>63.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.14154616371">
                <text:p>4.1415461637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13804241749">
                <text:p>4.13804241749</text:p>
              </table:table-cell>
              <table:table-cell office:value-type="float" office:value="62.68">
                <text:p>62.6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15387054154">
                <text:p>4.15387054154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5575319035">
                <text:p>4.15575319035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5903932115">
                <text:p>4.15903932115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4234076049">
                <text:p>4.14234076049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4756932346">
                <text:p>4.14756932346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3356527538">
                <text:p>4.1335652753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12697308171">
                <text:p>4.12697308171</text:p>
              </table:table-cell>
              <table:table-cell office:value-type="float" office:value="61.99">
                <text:p>61.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14011429647">
                <text:p>4.14011429647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12890700657">
                <text:p>4.12890700657</text:p>
              </table:table-cell>
              <table:table-cell office:value-type="float" office:value="62.11">
                <text:p>62.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1854925092">
                <text:p>4.11854925092</text:p>
              </table:table-cell>
              <table:table-cell office:value-type="float" office:value="61.47">
                <text:p>61.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12293201907">
                <text:p>4.12293201907</text:p>
              </table:table-cell>
              <table:table-cell office:value-type="float" office:value="61.74">
                <text:p>61.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2098649317">
                <text:p>4.12098649317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3676527811">
                <text:p>4.1367652781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3676527811">
                <text:p>4.13676527811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510399059">
                <text:p>4.151039905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1510399059">
                <text:p>4.151039905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448792356">
                <text:p>4.1448792356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5590991788">
                <text:p>4.15590991788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3756368134">
                <text:p>4.13756368134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493061203">
                <text:p>4.1493061203</text:p>
              </table:table-cell>
              <table:table-cell office:value-type="float" office:value="63.39">
                <text:p>63.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510399059">
                <text:p>4.151039905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13019421512">
                <text:p>4.13019421512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3372551895">
                <text:p>4.13372551895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13196142579">
                <text:p>4.1319614257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13612609624">
                <text:p>4.13612609624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242269367">
                <text:p>4.1242269367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11267551891">
                <text:p>4.11267551891</text:p>
              </table:table-cell>
              <table:table-cell office:value-type="float" office:value="61.11">
                <text:p>61.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11414718952">
                <text:p>4.11414718952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10693167773">
                <text:p>4.10693167773</text:p>
              </table:table-cell>
              <table:table-cell office:value-type="float" office:value="60.76">
                <text:p>60.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9584343835">
                <text:p>4.09584343835</text:p>
              </table:table-cell>
              <table:table-cell office:value-type="float" office:value="60.09">
                <text:p>60.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09933210373">
                <text:p>4.0993321037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0098910494">
                <text:p>4.10098910494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10231273187">
                <text:p>4.10231273187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0996637237">
                <text:p>4.0996637237</text:p>
              </table:table-cell>
              <table:table-cell office:value-type="float" office:value="60.32">
                <text:p>60.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9767235231">
                <text:p>4.09767235231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10132017596">
                <text:p>4.10132017596</text:p>
              </table:table-cell>
              <table:table-cell office:value-type="float" office:value="60.42">
                <text:p>60.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1267551891">
                <text:p>4.11267551891</text:p>
              </table:table-cell>
              <table:table-cell office:value-type="float" office:value="61.11">
                <text:p>61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1204995197">
                <text:p>4.1204995197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11887455997">
                <text:p>4.11887455997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14313472639">
                <text:p>4.143134726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14234076049">
                <text:p>4.14234076049</text:p>
              </table:table-cell>
              <table:table-cell office:value-type="float" office:value="62.95">
                <text:p>62.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13003340463">
                <text:p>4.13003340463</text:p>
              </table:table-cell>
              <table:table-cell office:value-type="float" office:value="62.18">
                <text:p>62.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12260802749">
                <text:p>4.12260802749</text:p>
              </table:table-cell>
              <table:table-cell office:value-type="float" office:value="61.72">
                <text:p>61.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11757268834">
                <text:p>4.11757268834</text:p>
              </table:table-cell>
              <table:table-cell office:value-type="float" office:value="61.41">
                <text:p>61.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10544934195">
                <text:p>4.10544934195</text:p>
              </table:table-cell>
              <table:table-cell office:value-type="float" office:value="60.67">
                <text:p>60.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08648038717">
                <text:p>4.08648038717</text:p>
              </table:table-cell>
              <table:table-cell office:value-type="float" office:value="59.53">
                <text:p>59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618059159">
                <text:p>4.07618059159</text:p>
              </table:table-cell>
              <table:table-cell office:value-type="float" office:value="58.92">
                <text:p>58.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915072074">
                <text:p>4.0915072074</text:p>
              </table:table-cell>
              <table:table-cell office:value-type="float" office:value="59.83">
                <text:p>59.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7584109066">
                <text:p>4.0758410906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278038431">
                <text:p>4.07278038431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6078777869">
                <text:p>4.06078777869</text:p>
              </table:table-cell>
              <table:table-cell office:value-type="float" office:value="58.02">
                <text:p>58.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6371351867">
                <text:p>4.06371351867</text:p>
              </table:table-cell>
              <table:table-cell office:value-type="float" office:value="58.19">
                <text:p>58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06491575153">
                <text:p>4.06491575153</text:p>
              </table:table-cell>
              <table:table-cell office:value-type="float" office:value="58.26">
                <text:p>58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08597631255">
                <text:p>4.0859763125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0868162958">
                <text:p>4.0868162958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8024563784">
                <text:p>4.08024563784</text:p>
              </table:table-cell>
              <table:table-cell office:value-type="float" office:value="59.16">
                <text:p>59.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691976798">
                <text:p>4.0691976798</text:p>
              </table:table-cell>
              <table:table-cell office:value-type="float" office:value="58.51">
                <text:p>58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5108905355">
                <text:p>4.05108905355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5785345364">
                <text:p>4.05785345364</text:p>
              </table:table-cell>
              <table:table-cell office:value-type="float" office:value="57.85">
                <text:p>57.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6354165307">
                <text:p>4.06354165307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5733473659">
                <text:p>4.05733473659</text:p>
              </table:table-cell>
              <table:table-cell office:value-type="float" office:value="57.82">
                <text:p>57.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3600898521">
                <text:p>4.0360089852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1746351789">
                <text:p>4.01746351789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5220479506">
                <text:p>3.95220479506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95642259272">
                <text:p>3.95642259272</text:p>
              </table:table-cell>
              <table:table-cell office:value-type="float" office:value="52.27">
                <text:p>52.2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86618846908">
                <text:p>3.86618846908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1999117508">
                <text:p>3.91999117508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2493923069">
                <text:p>3.9249392306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6366623858">
                <text:p>3.96366623858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6651119071">
                <text:p>3.9665111907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9880576917">
                <text:p>3.9880576917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8024224441">
                <text:p>3.98024224441</text:p>
              </table:table-cell>
              <table:table-cell office:value-type="float" office:value="53.53">
                <text:p>53.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99452422694">
                <text:p>3.99452422694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95909741281">
                <text:p>3.95909741281</text:p>
              </table:table-cell>
              <table:table-cell office:value-type="float" office:value="52.41">
                <text:p>52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4739014927">
                <text:p>3.9473901492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94642443215">
                <text:p>3.94642443215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97029191355">
                <text:p>3.97029191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96972571556">
                <text:p>3.96972571556</text:p>
              </table:table-cell>
              <table:table-cell office:value-type="float" office:value="52.97">
                <text:p>52.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95412418145">
                <text:p>3.95412418145</text:p>
              </table:table-cell>
              <table:table-cell office:value-type="float" office:value="52.15">
                <text:p>52.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96119404943">
                <text:p>3.96119404943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9083418585">
                <text:p>3.99083418585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99930101354">
                <text:p>3.99930101354</text:p>
              </table:table-cell>
              <table:table-cell office:value-type="float" office:value="54.56">
                <text:p>54.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02087741034">
                <text:p>4.02087741034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04777692641">
                <text:p>4.04777692641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1908207772">
                <text:p>4.01908207772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99434004792">
                <text:p>3.99434004792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02338547328">
                <text:p>4.02338547328</text:p>
              </table:table-cell>
              <table:table-cell office:value-type="float" office:value="55.89">
                <text:p>55.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04129534113">
                <text:p>4.0412953411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00914971616">
                <text:p>4.0091497161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01277290853">
                <text:p>4.0127729085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00241200516">
                <text:p>4.00241200516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0165631847">
                <text:p>4.0165631847</text:p>
              </table:table-cell>
              <table:table-cell office:value-type="float" office:value="55.51">
                <text:p>55.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01908207772">
                <text:p>4.01908207772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0333552906">
                <text:p>4.0333552906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03211448569">
                <text:p>4.03211448569</text:p>
              </table:table-cell>
              <table:table-cell office:value-type="float" office:value="56.38">
                <text:p>56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01818320126">
                <text:p>4.0181832012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076967555">
                <text:p>4.0076967555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6195537418">
                <text:p>3.96195537418</text:p>
              </table:table-cell>
              <table:table-cell office:value-type="float" office:value="52.56">
                <text:p>52.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96366623858">
                <text:p>3.96366623858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97085779115">
                <text:p>3.97085779115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7311810479">
                <text:p>3.97311810479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96157478426">
                <text:p>3.9615747842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96575332785">
                <text:p>3.96575332785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94352167249">
                <text:p>3.94352167249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1202300543">
                <text:p>3.912023005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402100809">
                <text:p>3.9140210080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1402100809">
                <text:p>3.9140210080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94158180767">
                <text:p>3.9415818076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92018956809">
                <text:p>3.92018956809</text:p>
              </table:table-cell>
              <table:table-cell office:value-type="float" office:value="50.41">
                <text:p>50.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96651119071">
                <text:p>3.9665111907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719885866">
                <text:p>3.9719885866</text:p>
              </table:table-cell>
              <table:table-cell office:value-type="float" office:value="53.09">
                <text:p>53.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8898404656">
                <text:p>3.988984046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99636415386">
                <text:p>3.9963641538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97255350517">
                <text:p>3.9725535051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9636415386">
                <text:p>3.9963641538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99415583497">
                <text:p>3.99415583497</text:p>
              </table:table-cell>
              <table:table-cell office:value-type="float" office:value="54.28">
                <text:p>54.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7349432752">
                <text:p>3.97349432752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00003388275">
                <text:p>4.0000338827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02535169074">
                <text:p>4.025351690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01367665915">
                <text:p>4.01367665915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03406363134">
                <text:p>4.03406363134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06216566386">
                <text:p>4.0621656638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06988109004">
                <text:p>4.0698810900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5300159869">
                <text:p>4.05300159869</text:p>
              </table:table-cell>
              <table:table-cell office:value-type="float" office:value="57.57">
                <text:p>57.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03388659318">
                <text:p>4.03388659318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4830062372">
                <text:p>4.04830062372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06044301055">
                <text:p>4.060443010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06731588983">
                <text:p>4.0673158898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06216566386">
                <text:p>4.0621656638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03918415104">
                <text:p>4.03918415104</text:p>
              </table:table-cell>
              <table:table-cell office:value-type="float" office:value="56.78">
                <text:p>56.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03777421073">
                <text:p>4.03777421073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05456369221">
                <text:p>4.05456369221</text:p>
              </table:table-cell>
              <table:table-cell office:value-type="float" office:value="57.66">
                <text:p>57.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05004430333">
                <text:p>4.05004430333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05491049298">
                <text:p>4.05491049298</text:p>
              </table:table-cell>
              <table:table-cell office:value-type="float" office:value="57.68">
                <text:p>57.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02802668118">
                <text:p>4.02802668118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02535169074">
                <text:p>4.0253516907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1818320126">
                <text:p>4.0181832012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00914971616">
                <text:p>4.0091497161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99470837205">
                <text:p>3.99470837205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976500914">
                <text:p>3.9976500914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9360299242">
                <text:p>3.99360299242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0951262671">
                <text:p>4.00951262671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0094921462">
                <text:p>4.00094921462</text:p>
              </table:table-cell>
              <table:table-cell office:value-type="float" office:value="54.65">
                <text:p>54.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02856082168">
                <text:p>4.02856082168</text:p>
              </table:table-cell>
              <table:table-cell office:value-type="float" office:value="56.18">
                <text:p>56.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05021850418">
                <text:p>4.05021850418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04357744517">
                <text:p>4.04357744517</text:p>
              </table:table-cell>
              <table:table-cell office:value-type="float" office:value="57.03">
                <text:p>57.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06354165307">
                <text:p>4.06354165307</text:p>
              </table:table-cell>
              <table:table-cell office:value-type="float" office:value="58.18">
                <text:p>58.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07295066953">
                <text:p>4.07295066953</text:p>
              </table:table-cell>
              <table:table-cell office:value-type="float" office:value="58.73">
                <text:p>58.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05560373391">
                <text:p>4.05560373391</text:p>
              </table:table-cell>
              <table:table-cell office:value-type="float" office:value="57.72">
                <text:p>57.7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03459455782">
                <text:p>4.03459455782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05021850418">
                <text:p>4.05021850418</text:p>
              </table:table-cell>
              <table:table-cell office:value-type="float" office:value="57.41">
                <text:p>57.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03459455782">
                <text:p>4.03459455782</text:p>
              </table:table-cell>
              <table:table-cell office:value-type="float" office:value="56.52">
                <text:p>56.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03636227968">
                <text:p>4.03636227968</text:p>
              </table:table-cell>
              <table:table-cell office:value-type="float" office:value="56.62">
                <text:p>56.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02087741034">
                <text:p>4.02087741034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01728351609">
                <text:p>4.01728351609</text:p>
              </table:table-cell>
              <table:table-cell office:value-type="float" office:value="55.55">
                <text:p>55.5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0154817138">
                <text:p>4.0154817138</text:p>
              </table:table-cell>
              <table:table-cell office:value-type="float" office:value="55.45">
                <text:p>55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9820070167">
                <text:p>3.9982007016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02998380306">
                <text:p>4.02998380306</text:p>
              </table:table-cell>
              <table:table-cell office:value-type="float" office:value="56.26">
                <text:p>56.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02213222811">
                <text:p>4.02213222811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03424063815">
                <text:p>4.034240638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03865565636">
                <text:p>4.03865565636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04129534113">
                <text:p>4.0412953411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455043968">
                <text:p>4.0455043968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01908207772">
                <text:p>4.01908207772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02499448409">
                <text:p>4.02499448409</text:p>
              </table:table-cell>
              <table:table-cell office:value-type="float" office:value="55.98">
                <text:p>55.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04357744517">
                <text:p>4.04357744517</text:p>
              </table:table-cell>
              <table:table-cell office:value-type="float" office:value="57.03">
                <text:p>57.0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6731588983">
                <text:p>4.0673158898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06731588983">
                <text:p>4.0673158898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5369616374">
                <text:p>4.05369616374</text:p>
              </table:table-cell>
              <table:table-cell office:value-type="float" office:value="57.61">
                <text:p>57.6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0561233494">
                <text:p>4.0561233494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06474409245">
                <text:p>4.0647440924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07584109066">
                <text:p>4.0758410906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08092154189">
                <text:p>4.08092154189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7923092441">
                <text:p>4.07923092441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06388535474">
                <text:p>4.0638853547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07804578925">
                <text:p>4.07804578925</text:p>
              </table:table-cell>
              <table:table-cell office:value-type="float" office:value="59.03">
                <text:p>59.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09016919081">
                <text:p>4.09016919081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10758978897">
                <text:p>4.1075897889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0972566426">
                <text:p>4.10972566426</text:p>
              </table:table-cell>
              <table:table-cell office:value-type="float" office:value="60.93">
                <text:p>60.9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1740983515">
                <text:p>4.117409835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193623252">
                <text:p>4.1193623252</text:p>
              </table:table-cell>
              <table:table-cell office:value-type="float" office:value="61.52">
                <text:p>61.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12066187054">
                <text:p>4.120661870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12794051165">
                <text:p>4.12794051165</text:p>
              </table:table-cell>
              <table:table-cell office:value-type="float" office:value="62.05">
                <text:p>62.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12761813899">
                <text:p>4.12761813899</text:p>
              </table:table-cell>
              <table:table-cell office:value-type="float" office:value="62.03">
                <text:p>62.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12487376726">
                <text:p>4.12487376726</text:p>
              </table:table-cell>
              <table:table-cell office:value-type="float" office:value="61.86">
                <text:p>61.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2987256828">
                <text:p>4.12987256828</text:p>
              </table:table-cell>
              <table:table-cell office:value-type="float" office:value="62.17">
                <text:p>62.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15135481694">
                <text:p>4.15135481694</text:p>
              </table:table-cell>
              <table:table-cell office:value-type="float" office:value="63.52">
                <text:p>63.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15245622528">
                <text:p>4.15245622528</text:p>
              </table:table-cell>
              <table:table-cell office:value-type="float" office:value="63.59">
                <text:p>63.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16215896181">
                <text:p>4.16215896181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16184743532">
                <text:p>4.16184743532</text:p>
              </table:table-cell>
              <table:table-cell office:value-type="float" office:value="64.19">
                <text:p>64.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17361774312">
                <text:p>4.17361774312</text:p>
              </table:table-cell>
              <table:table-cell office:value-type="float" office:value="64.95">
                <text:p>64.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17099691374">
                <text:p>4.17099691374</text:p>
              </table:table-cell>
              <table:table-cell office:value-type="float" office:value="64.78">
                <text:p>64.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16697525326">
                <text:p>4.16697525326</text:p>
              </table:table-cell>
              <table:table-cell office:value-type="float" office:value="64.52">
                <text:p>64.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14392806241">
                <text:p>4.14392806241</text:p>
              </table:table-cell>
              <table:table-cell office:value-type="float" office:value="63.05">
                <text:p>63.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16929741546">
                <text:p>4.16929741546</text:p>
              </table:table-cell>
              <table:table-cell office:value-type="float" office:value="64.67">
                <text:p>64.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15903932115">
                <text:p>4.15903932115</text:p>
              </table:table-cell>
              <table:table-cell office:value-type="float" office:value="64.01">
                <text:p>64.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16480302587">
                <text:p>4.16480302587</text:p>
              </table:table-cell>
              <table:table-cell office:value-type="float" office:value="64.38">
                <text:p>64.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17454110422">
                <text:p>4.17454110422</text:p>
              </table:table-cell>
              <table:table-cell office:value-type="float" office:value="65.01">
                <text:p>65.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17623172169">
                <text:p>4.17623172169</text:p>
              </table:table-cell>
              <table:table-cell office:value-type="float" office:value="65.12">
                <text:p>65.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17377169585">
                <text:p>4.17377169585</text:p>
              </table:table-cell>
              <table:table-cell office:value-type="float" office:value="64.96">
                <text:p>64.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7223110088">
                <text:p>4.17223110088</text:p>
              </table:table-cell>
              <table:table-cell office:value-type="float" office:value="64.86">
                <text:p>64.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17269352863">
                <text:p>4.17269352863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16278172378">
                <text:p>4.16278172378</text:p>
              </table:table-cell>
              <table:table-cell office:value-type="float" office:value="64.25">
                <text:p>64.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1743872699">
                <text:p>4.17438726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1703792485">
                <text:p>4.1703792485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18570756824">
                <text:p>4.18570756824</text:p>
              </table:table-cell>
              <table:table-cell office:value-type="float" office:value="65.74">
                <text:p>65.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20095429728">
                <text:p>4.20095429728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8889687916">
                <text:p>4.18889687916</text:p>
              </table:table-cell>
              <table:table-cell office:value-type="float" office:value="65.95">
                <text:p>65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15919553454">
                <text:p>4.15919553454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17607814725">
                <text:p>4.17607814725</text:p>
              </table:table-cell>
              <table:table-cell office:value-type="float" office:value="65.11">
                <text:p>65.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18768310265">
                <text:p>4.18768310265</text:p>
              </table:table-cell>
              <table:table-cell office:value-type="float" office:value="65.87">
                <text:p>65.8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8418526622">
                <text:p>4.18418526622</text:p>
              </table:table-cell>
              <table:table-cell office:value-type="float" office:value="65.64">
                <text:p>65.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18036934157">
                <text:p>4.18036934157</text:p>
              </table:table-cell>
              <table:table-cell office:value-type="float" office:value="65.39">
                <text:p>65.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0916023665">
                <text:p>4.20916023665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20618404398">
                <text:p>4.2061840439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19900483277">
                <text:p>4.19900483277</text:p>
              </table:table-cell>
              <table:table-cell office:value-type="float" office:value="66.62">
                <text:p>66.6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19915492657">
                <text:p>4.19915492657</text:p>
              </table:table-cell>
              <table:table-cell office:value-type="float" office:value="66.63">
                <text:p>66.6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19945504662">
                <text:p>4.19945504662</text:p>
              </table:table-cell>
              <table:table-cell office:value-type="float" office:value="66.65">
                <text:p>66.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9192489056">
                <text:p>4.19192489056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18722755637">
                <text:p>4.18722755637</text:p>
              </table:table-cell>
              <table:table-cell office:value-type="float" office:value="65.84">
                <text:p>65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17207691076">
                <text:p>4.17207691076</text:p>
              </table:table-cell>
              <table:table-cell office:value-type="float" office:value="64.85">
                <text:p>64.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17269352863">
                <text:p>4.17269352863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18631584076">
                <text:p>4.18631584076</text:p>
              </table:table-cell>
              <table:table-cell office:value-type="float" office:value="65.78">
                <text:p>65.7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17300169505">
                <text:p>4.17300169505</text:p>
              </table:table-cell>
              <table:table-cell office:value-type="float" office:value="64.91">
                <text:p>64.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16122409106">
                <text:p>4.16122409106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15731936138">
                <text:p>4.1573193613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15166962884">
                <text:p>4.15166962884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6355963124">
                <text:p>4.16355963124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4977926911">
                <text:p>4.14977926911</text:p>
              </table:table-cell>
              <table:table-cell office:value-type="float" office:value="63.42">
                <text:p>63.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13756368134">
                <text:p>4.13756368134</text:p>
              </table:table-cell>
              <table:table-cell office:value-type="float" office:value="62.65">
                <text:p>62.6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13836144764">
                <text:p>4.1383614476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12681175236">
                <text:p>4.12681175236</text:p>
              </table:table-cell>
              <table:table-cell office:value-type="float" office:value="61.98">
                <text:p>61.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10791868225">
                <text:p>4.10791868225</text:p>
              </table:table-cell>
              <table:table-cell office:value-type="float" office:value="60.82">
                <text:p>60.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09982949245">
                <text:p>4.09982949245</text:p>
              </table:table-cell>
              <table:table-cell office:value-type="float" office:value="60.33">
                <text:p>60.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.12713438505">
                <text:p>4.127134385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11169320056">
                <text:p>4.11169320056</text:p>
              </table:table-cell>
              <table:table-cell office:value-type="float" office:value="61.05">
                <text:p>61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1136554656">
                <text:p>4.11136554656</text:p>
              </table:table-cell>
              <table:table-cell office:value-type="float" office:value="61.03">
                <text:p>61.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.12374153907">
                <text:p>4.12374153907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.12713438505">
                <text:p>4.127134385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12163542246">
                <text:p>4.12163542246</text:p>
              </table:table-cell>
              <table:table-cell office:value-type="float" office:value="61.66">
                <text:p>61.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.1204995197">
                <text:p>4.1204995197</text:p>
              </table:table-cell>
              <table:table-cell office:value-type="float" office:value="61.59">
                <text:p>61.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10445989596">
                <text:p>4.10445989596</text:p>
              </table:table-cell>
              <table:table-cell office:value-type="float" office:value="60.61">
                <text:p>60.6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.11185698731">
                <text:p>4.11185698731</text:p>
              </table:table-cell>
              <table:table-cell office:value-type="float" office:value="61.06">
                <text:p>61.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10988977356">
                <text:p>4.10988977356</text:p>
              </table:table-cell>
              <table:table-cell office:value-type="float" office:value="60.94">
                <text:p>60.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.11480057079">
                <text:p>4.11480057079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10775424913">
                <text:p>4.10775424913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0923317472">
                <text:p>4.10923317472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11903717481">
                <text:p>4.1190371748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11480057079">
                <text:p>4.11480057079</text:p>
              </table:table-cell>
              <table:table-cell office:value-type="float" office:value="61.24">
                <text:p>61.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09334406189">
                <text:p>4.09334406189</text:p>
              </table:table-cell>
              <table:table-cell office:value-type="float" office:value="59.94">
                <text:p>59.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09999523373">
                <text:p>4.09999523373</text:p>
              </table:table-cell>
              <table:table-cell office:value-type="float" office:value="60.34">
                <text:p>60.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08412586203">
                <text:p>4.08412586203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.07584109066">
                <text:p>4.07584109066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.07380166099">
                <text:p>4.07380166099</text:p>
              </table:table-cell>
              <table:table-cell office:value-type="float" office:value="58.78">
                <text:p>58.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06988109004">
                <text:p>4.06988109004</text:p>
              </table:table-cell>
              <table:table-cell office:value-type="float" office:value="58.55">
                <text:p>58.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03689198747">
                <text:p>4.03689198747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01530135488">
                <text:p>4.01530135488</text:p>
              </table:table-cell>
              <table:table-cell office:value-type="float" office:value="55.44">
                <text:p>55.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00951262671">
                <text:p>4.00951262671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97687397775">
                <text:p>3.97687397775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98229505841">
                <text:p>3.98229505841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0198005976">
                <text:p>4.0198005976</text:p>
              </table:table-cell>
              <table:table-cell office:value-type="float" office:value="55.69">
                <text:p>55.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9231183666">
                <text:p>3.99231183666</text:p>
              </table:table-cell>
              <table:table-cell office:value-type="float" office:value="54.18">
                <text:p>54.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98694493195">
                <text:p>3.98694493195</text:p>
              </table:table-cell>
              <table:table-cell office:value-type="float" office:value="53.89">
                <text:p>53.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97612393083">
                <text:p>3.97612393083</text:p>
              </table:table-cell>
              <table:table-cell office:value-type="float" office:value="53.31">
                <text:p>53.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98341300151">
                <text:p>3.98341300151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9673173336">
                <text:p>3.99673173336</text:p>
              </table:table-cell>
              <table:table-cell office:value-type="float" office:value="54.42">
                <text:p>54.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98657373669">
                <text:p>3.98657373669</text:p>
              </table:table-cell>
              <table:table-cell office:value-type="float" office:value="53.87">
                <text:p>53.8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97029191355">
                <text:p>3.97029191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98154906808">
                <text:p>3.98154906808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6271611974">
                <text:p>3.96271611974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9625259876">
                <text:p>3.9625259876</text:p>
              </table:table-cell>
              <table:table-cell office:value-type="float" office:value="52.59">
                <text:p>52.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9458445539">
                <text:p>3.9458445539</text:p>
              </table:table-cell>
              <table:table-cell office:value-type="float" office:value="51.72">
                <text:p>51.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97574869631">
                <text:p>3.97574869631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98248146908">
                <text:p>3.98248146908</text:p>
              </table:table-cell>
              <table:table-cell office:value-type="float" office:value="53.65">
                <text:p>53.6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97556102623">
                <text:p>3.97556102623</text:p>
              </table:table-cell>
              <table:table-cell office:value-type="float" office:value="53.28">
                <text:p>53.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9562858928">
                <text:p>3.99562858928</text:p>
              </table:table-cell>
              <table:table-cell office:value-type="float" office:value="54.36">
                <text:p>54.3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00460218672">
                <text:p>4.00460218672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00003388275">
                <text:p>4.0000338827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01259206035">
                <text:p>4.01259206035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01512096343">
                <text:p>4.01512096343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0324691585">
                <text:p>4.032469158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03175968703">
                <text:p>4.03175968703</text:p>
              </table:table-cell>
              <table:table-cell office:value-type="float" office:value="56.36">
                <text:p>56.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00204650808">
                <text:p>4.00204650808</text:p>
              </table:table-cell>
              <table:table-cell office:value-type="float" office:value="54.71">
                <text:p>54.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00003388275">
                <text:p>4.0000338827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70480575">
                <text:p>3.970480575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7029191355">
                <text:p>3.97029191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5661388876">
                <text:p>3.95661388876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4989665786">
                <text:p>3.94989665786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7818520768">
                <text:p>3.97818520768</text:p>
              </table:table-cell>
              <table:table-cell office:value-type="float" office:value="53.42">
                <text:p>53.4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8638808738">
                <text:p>3.98638808738</text:p>
              </table:table-cell>
              <table:table-cell office:value-type="float" office:value="53.86">
                <text:p>53.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0733318523">
                <text:p>4.007333185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1096295328">
                <text:p>4.01096295328</text:p>
              </table:table-cell>
              <table:table-cell office:value-type="float" office:value="55.2">
                <text:p>5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1746351789">
                <text:p>4.01746351789</text:p>
              </table:table-cell>
              <table:table-cell office:value-type="float" office:value="55.56">
                <text:p>55.5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9985071579">
                <text:p>3.99985071579</text:p>
              </table:table-cell>
              <table:table-cell office:value-type="float" office:value="54.59">
                <text:p>54.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6556377236">
                <text:p>3.96556377236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6271611974">
                <text:p>3.96271611974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96176509732">
                <text:p>3.96176509732</text:p>
              </table:table-cell>
              <table:table-cell office:value-type="float" office:value="52.55">
                <text:p>52.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98061579689">
                <text:p>3.98061579689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96366623858">
                <text:p>3.96366623858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97123486506">
                <text:p>3.97123486506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98322676443">
                <text:p>3.98322676443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99636415386">
                <text:p>3.9963641538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97349432752">
                <text:p>3.97349432752</text:p>
              </table:table-cell>
              <table:table-cell office:value-type="float" office:value="53.17">
                <text:p>53.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95584848497">
                <text:p>3.95584848497</text:p>
              </table:table-cell>
              <table:table-cell office:value-type="float" office:value="52.24">
                <text:p>52.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4835493468">
                <text:p>3.94835493468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4526433921">
                <text:p>3.94526433921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97255350517">
                <text:p>3.97255350517</text:p>
              </table:table-cell>
              <table:table-cell office:value-type="float" office:value="53.12">
                <text:p>53.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01908207772">
                <text:p>4.01908207772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0333552906">
                <text:p>4.0333552906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00914971616">
                <text:p>4.0091497161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01602259545">
                <text:p>4.01602259545</text:p>
              </table:table-cell>
              <table:table-cell office:value-type="float" office:value="55.48">
                <text:p>55.4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00003388275">
                <text:p>4.00003388275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03193710209">
                <text:p>4.03193710209</text:p>
              </table:table-cell>
              <table:table-cell office:value-type="float" office:value="56.37">
                <text:p>56.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04952151861">
                <text:p>4.04952151861</text:p>
              </table:table-cell>
              <table:table-cell office:value-type="float" office:value="57.37">
                <text:p>57.3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03689198747">
                <text:p>4.03689198747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05992563535">
                <text:p>4.05992563535</text:p>
              </table:table-cell>
              <table:table-cell office:value-type="float" office:value="57.97">
                <text:p>57.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05750767217">
                <text:p>4.05750767217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06560209336">
                <text:p>4.06560209336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0614769586">
                <text:p>4.0614769586</text:p>
              </table:table-cell>
              <table:table-cell office:value-type="float" office:value="58.06">
                <text:p>58.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04515431803">
                <text:p>4.04515431803</text:p>
              </table:table-cell>
              <table:table-cell office:value-type="float" office:value="57.12">
                <text:p>57.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04725295469">
                <text:p>4.04725295469</text:p>
              </table:table-cell>
              <table:table-cell office:value-type="float" office:value="57.24">
                <text:p>57.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06645935873">
                <text:p>4.06645935873</text:p>
              </table:table-cell>
              <table:table-cell office:value-type="float" office:value="58.35">
                <text:p>58.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06336975792">
                <text:p>4.06336975792</text:p>
              </table:table-cell>
              <table:table-cell office:value-type="float" office:value="58.17">
                <text:p>58.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06560209336">
                <text:p>4.06560209336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06044301055">
                <text:p>4.060443010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06817168792">
                <text:p>4.06817168792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05195884573">
                <text:p>4.05195884573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05039267469">
                <text:p>4.05039267469</text:p>
              </table:table-cell>
              <table:table-cell office:value-type="float" office:value="57.42">
                <text:p>57.4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04620418689">
                <text:p>4.04620418689</text:p>
              </table:table-cell>
              <table:table-cell office:value-type="float" office:value="57.18">
                <text:p>57.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05004430333">
                <text:p>4.05004430333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03069453515">
                <text:p>4.0306945351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02838280654">
                <text:p>4.02838280654</text:p>
              </table:table-cell>
              <table:table-cell office:value-type="float" office:value="56.17">
                <text:p>56.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02802668118">
                <text:p>4.02802668118</text:p>
              </table:table-cell>
              <table:table-cell office:value-type="float" office:value="56.15">
                <text:p>56.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0294504223">
                <text:p>4.0294504223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0118683404">
                <text:p>4.011868340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02284856052">
                <text:p>4.02284856052</text:p>
              </table:table-cell>
              <table:table-cell office:value-type="float" office:value="55.86">
                <text:p>55.8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04830062372">
                <text:p>4.04830062372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04882404692">
                <text:p>4.04882404692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06680205922">
                <text:p>4.06680205922</text:p>
              </table:table-cell>
              <table:table-cell office:value-type="float" office:value="58.37">
                <text:p>58.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07702884001">
                <text:p>4.07702884001</text:p>
              </table:table-cell>
              <table:table-cell office:value-type="float" office:value="58.97">
                <text:p>58.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0841181943">
                <text:p>4.10841181943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11365687325">
                <text:p>4.11365687325</text:p>
              </table:table-cell>
              <table:table-cell office:value-type="float" office:value="61.17">
                <text:p>61.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10627313309">
                <text:p>4.10627313309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10627313309">
                <text:p>4.10627313309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0231273187">
                <text:p>4.10231273187</text:p>
              </table:table-cell>
              <table:table-cell office:value-type="float" office:value="60.48">
                <text:p>60.4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10511963539">
                <text:p>4.10511963539</text:p>
              </table:table-cell>
              <table:table-cell office:value-type="float" office:value="60.65">
                <text:p>60.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10082352832">
                <text:p>4.10082352832</text:p>
              </table:table-cell>
              <table:table-cell office:value-type="float" office:value="60.39">
                <text:p>60.3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10726078749">
                <text:p>4.10726078749</text:p>
              </table:table-cell>
              <table:table-cell office:value-type="float" office:value="60.78">
                <text:p>60.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08429422637">
                <text:p>4.084294226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08429422637">
                <text:p>4.084294226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07787636951">
                <text:p>4.07787636951</text:p>
              </table:table-cell>
              <table:table-cell office:value-type="float" office:value="59.02">
                <text:p>59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06302587896">
                <text:p>4.06302587896</text:p>
              </table:table-cell>
              <table:table-cell office:value-type="float" office:value="58.15">
                <text:p>58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06902675424">
                <text:p>4.0690267542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06302587896">
                <text:p>4.06302587896</text:p>
              </table:table-cell>
              <table:table-cell office:value-type="float" office:value="58.15">
                <text:p>58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05265413517">
                <text:p>4.05265413517</text:p>
              </table:table-cell>
              <table:table-cell office:value-type="float" office:value="57.55">
                <text:p>57.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04742764243">
                <text:p>4.04742764243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05126307252">
                <text:p>4.05126307252</text:p>
              </table:table-cell>
              <table:table-cell office:value-type="float" office:value="57.47">
                <text:p>57.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06457240389">
                <text:p>4.06457240389</text:p>
              </table:table-cell>
              <table:table-cell office:value-type="float" office:value="58.24">
                <text:p>58.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06044301055">
                <text:p>4.0604430105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04882404692">
                <text:p>4.04882404692</text:p>
              </table:table-cell>
              <table:table-cell office:value-type="float" office:value="57.33">
                <text:p>57.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06474409245">
                <text:p>4.0647440924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07005186965">
                <text:p>4.07005186965</text:p>
              </table:table-cell>
              <table:table-cell office:value-type="float" office:value="58.56">
                <text:p>58.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07175806355">
                <text:p>4.07175806355</text:p>
              </table:table-cell>
              <table:table-cell office:value-type="float" office:value="58.66">
                <text:p>58.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08429422637">
                <text:p>4.084294226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07312092577">
                <text:p>4.07312092577</text:p>
              </table:table-cell>
              <table:table-cell office:value-type="float" office:value="58.74">
                <text:p>58.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05698877568">
                <text:p>4.05698877568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0561233494">
                <text:p>4.0561233494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03424063815">
                <text:p>4.034240638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02784857093">
                <text:p>4.0278485709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03795056203">
                <text:p>4.03795056203</text:p>
              </table:table-cell>
              <table:table-cell office:value-type="float" office:value="56.71">
                <text:p>56.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03051689948">
                <text:p>4.03051689948</text:p>
              </table:table-cell>
              <table:table-cell office:value-type="float" office:value="56.29">
                <text:p>56.2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02784857093">
                <text:p>4.0278485709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03653888013">
                <text:p>4.03653888013</text:p>
              </table:table-cell>
              <table:table-cell office:value-type="float" office:value="56.63">
                <text:p>56.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02606572147">
                <text:p>4.02606572147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05056681488">
                <text:p>4.05056681488</text:p>
              </table:table-cell>
              <table:table-cell office:value-type="float" office:value="57.43">
                <text:p>57.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06543055206">
                <text:p>4.06543055206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04934719629">
                <text:p>4.04934719629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03300093198">
                <text:p>4.03300093198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03104971185">
                <text:p>4.03104971185</text:p>
              </table:table-cell>
              <table:table-cell office:value-type="float" office:value="56.32">
                <text:p>56.3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02553024622">
                <text:p>4.02553024622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03300093198">
                <text:p>4.03300093198</text:p>
              </table:table-cell>
              <table:table-cell office:value-type="float" office:value="56.43">
                <text:p>56.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0076967555">
                <text:p>4.0076967555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99138856081">
                <text:p>3.99138856081</text:p>
              </table:table-cell>
              <table:table-cell office:value-type="float" office:value="54.13">
                <text:p>54.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0120493195">
                <text:p>4.0120493195</text:p>
              </table:table-cell>
              <table:table-cell office:value-type="float" office:value="55.26">
                <text:p>55.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00951262671">
                <text:p>4.00951262671</text:p>
              </table:table-cell>
              <table:table-cell office:value-type="float" office:value="55.12">
                <text:p>55.1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01295372401">
                <text:p>4.01295372401</text:p>
              </table:table-cell>
              <table:table-cell office:value-type="float" office:value="55.31">
                <text:p>55.3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03406363134">
                <text:p>4.03406363134</text:p>
              </table:table-cell>
              <table:table-cell office:value-type="float" office:value="56.49">
                <text:p>56.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01908207772">
                <text:p>4.01908207772</text:p>
              </table:table-cell>
              <table:table-cell office:value-type="float" office:value="55.65">
                <text:p>55.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0914971616">
                <text:p>4.0091497161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01638302075">
                <text:p>4.01638302075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0324691585">
                <text:p>4.032469158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03424063815">
                <text:p>4.034240638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04497923268">
                <text:p>4.04497923268</text:p>
              </table:table-cell>
              <table:table-cell office:value-type="float" office:value="57.11">
                <text:p>57.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0333552906">
                <text:p>4.0333552906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03600898521">
                <text:p>4.0360089852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.03900801718">
                <text:p>4.03900801718</text:p>
              </table:table-cell>
              <table:table-cell office:value-type="float" office:value="56.77">
                <text:p>56.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.04934719629">
                <text:p>4.04934719629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.06009812349">
                <text:p>4.06009812349</text:p>
              </table:table-cell>
              <table:table-cell office:value-type="float" office:value="57.98">
                <text:p>57.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06543055206">
                <text:p>4.06543055206</text:p>
              </table:table-cell>
              <table:table-cell office:value-type="float" office:value="58.29">
                <text:p>58.2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06560209336">
                <text:p>4.06560209336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.06216566386">
                <text:p>4.06216566386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.06817168792">
                <text:p>4.06817168792</text:p>
              </table:table-cell>
              <table:table-cell office:value-type="float" office:value="58.45">
                <text:p>58.4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.06800058688">
                <text:p>4.06800058688</text:p>
              </table:table-cell>
              <table:table-cell office:value-type="float" office:value="58.44">
                <text:p>58.4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082609306">
                <text:p>4.082609306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.08882938153">
                <text:p>4.08882938153</text:p>
              </table:table-cell>
              <table:table-cell office:value-type="float" office:value="59.67">
                <text:p>59.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09717388923">
                <text:p>4.09717388923</text:p>
              </table:table-cell>
              <table:table-cell office:value-type="float" office:value="60.17">
                <text:p>60.1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.08966697267">
                <text:p>4.08966697267</text:p>
              </table:table-cell>
              <table:table-cell office:value-type="float" office:value="59.72">
                <text:p>59.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08949951056">
                <text:p>4.08949951056</text:p>
              </table:table-cell>
              <table:table-cell office:value-type="float" office:value="59.71">
                <text:p>59.7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0868162958">
                <text:p>4.0868162958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08916450218">
                <text:p>4.08916450218</text:p>
              </table:table-cell>
              <table:table-cell office:value-type="float" office:value="59.69">
                <text:p>59.6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.11529032674">
                <text:p>4.11529032674</text:p>
              </table:table-cell>
              <table:table-cell office:value-type="float" office:value="61.27">
                <text:p>61.2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12584322928">
                <text:p>4.12584322928</text:p>
              </table:table-cell>
              <table:table-cell office:value-type="float" office:value="61.92">
                <text:p>61.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116106054">
                <text:p>4.116106054</text:p>
              </table:table-cell>
              <table:table-cell office:value-type="float" office:value="61.32">
                <text:p>61.3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10676708222">
                <text:p>4.10676708222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0928434361">
                <text:p>4.0928434361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09850257237">
                <text:p>4.0985025723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10247806212">
                <text:p>4.10247806212</text:p>
              </table:table-cell>
              <table:table-cell office:value-type="float" office:value="60.49">
                <text:p>60.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09933210373">
                <text:p>4.0993321037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.10676708222">
                <text:p>4.10676708222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10297388892">
                <text:p>4.10297388892</text:p>
              </table:table-cell>
              <table:table-cell office:value-type="float" office:value="60.52">
                <text:p>60.5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.10330430359">
                <text:p>4.10330430359</text:p>
              </table:table-cell>
              <table:table-cell office:value-type="float" office:value="60.54">
                <text:p>60.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11103778516">
                <text:p>4.11103778516</text:p>
              </table:table-cell>
              <table:table-cell office:value-type="float" office:value="61.01">
                <text:p>61.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10742530176">
                <text:p>4.10742530176</text:p>
              </table:table-cell>
              <table:table-cell office:value-type="float" office:value="60.79">
                <text:p>60.7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.10676708222">
                <text:p>4.10676708222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.10346947">
                <text:p>4.10346947</text:p>
              </table:table-cell>
              <table:table-cell office:value-type="float" office:value="60.55">
                <text:p>60.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10775424913">
                <text:p>4.10775424913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0928434361">
                <text:p>4.0928434361</text:p>
              </table:table-cell>
              <table:table-cell office:value-type="float" office:value="59.91">
                <text:p>59.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.07567129696">
                <text:p>4.07567129696</text:p>
              </table:table-cell>
              <table:table-cell office:value-type="float" office:value="58.89">
                <text:p>58.8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.08311508027">
                <text:p>4.08311508027</text:p>
              </table:table-cell>
              <table:table-cell office:value-type="float" office:value="59.33">
                <text:p>59.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06182137052">
                <text:p>4.06182137052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7226935457">
                <text:p>4.07226935457</text:p>
              </table:table-cell>
              <table:table-cell office:value-type="float" office:value="58.69">
                <text:p>58.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07855387632">
                <text:p>4.07855387632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06731588983">
                <text:p>4.0673158898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.06319783323">
                <text:p>4.06319783323</text:p>
              </table:table-cell>
              <table:table-cell office:value-type="float" office:value="58.16">
                <text:p>58.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.05681575033">
                <text:p>4.05681575033</text:p>
              </table:table-cell>
              <table:table-cell office:value-type="float" office:value="57.79">
                <text:p>57.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.04637905793">
                <text:p>4.04637905793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04672870828">
                <text:p>4.04672870828</text:p>
              </table:table-cell>
              <table:table-cell office:value-type="float" office:value="57.21">
                <text:p>57.2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.04777692641">
                <text:p>4.04777692641</text:p>
              </table:table-cell>
              <table:table-cell office:value-type="float" office:value="57.27">
                <text:p>57.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04270032907">
                <text:p>4.04270032907</text:p>
              </table:table-cell>
              <table:table-cell office:value-type="float" office:value="56.98">
                <text:p>56.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03777421073">
                <text:p>4.03777421073</text:p>
              </table:table-cell>
              <table:table-cell office:value-type="float" office:value="56.7">
                <text:p>56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.0333552906">
                <text:p>4.0333552906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02713581253">
                <text:p>4.02713581253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.00405509087">
                <text:p>4.00405509087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00423748942">
                <text:p>4.00423748942</text:p>
              </table:table-cell>
              <table:table-cell office:value-type="float" office:value="54.83">
                <text:p>54.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.01512096343">
                <text:p>4.01512096343</text:p>
              </table:table-cell>
              <table:table-cell office:value-type="float" office:value="55.43">
                <text:p>55.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.01259206035">
                <text:p>4.01259206035</text:p>
              </table:table-cell>
              <table:table-cell office:value-type="float" office:value="55.29">
                <text:p>55.2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.02213222811">
                <text:p>4.02213222811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.02767042895">
                <text:p>4.02767042895</text:p>
              </table:table-cell>
              <table:table-cell office:value-type="float" office:value="56.13">
                <text:p>56.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.02784857093">
                <text:p>4.0278485709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0214153822">
                <text:p>4.0214153822</text:p>
              </table:table-cell>
              <table:table-cell office:value-type="float" office:value="55.78">
                <text:p>55.7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.01277290853">
                <text:p>4.01277290853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.00551334852">
                <text:p>4.00551334852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03689198747">
                <text:p>4.03689198747</text:p>
              </table:table-cell>
              <table:table-cell office:value-type="float" office:value="56.65">
                <text:p>56.6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.05317528518">
                <text:p>4.05317528518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.04567939024">
                <text:p>4.0456793902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05230655088">
                <text:p>4.05230655088</text:p>
              </table:table-cell>
              <table:table-cell office:value-type="float" office:value="57.53">
                <text:p>57.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.04340208348">
                <text:p>4.04340208348</text:p>
              </table:table-cell>
              <table:table-cell office:value-type="float" office:value="57.02">
                <text:p>57.0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02784857093">
                <text:p>4.02784857093</text:p>
              </table:table-cell>
              <table:table-cell office:value-type="float" office:value="56.14">
                <text:p>56.1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.02624414952">
                <text:p>4.02624414952</text:p>
              </table:table-cell>
              <table:table-cell office:value-type="float" office:value="56.05">
                <text:p>56.0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01872262409">
                <text:p>4.01872262409</text:p>
              </table:table-cell>
              <table:table-cell office:value-type="float" office:value="55.63">
                <text:p>55.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02105676645">
                <text:p>4.02105676645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.0100567457">
                <text:p>4.0100567457</text:p>
              </table:table-cell>
              <table:table-cell office:value-type="float" office:value="55.15">
                <text:p>55.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0478448551">
                <text:p>4.00478448551</text:p>
              </table:table-cell>
              <table:table-cell office:value-type="float" office:value="54.86">
                <text:p>54.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99746648725">
                <text:p>3.99746648725</text:p>
              </table:table-cell>
              <table:table-cell office:value-type="float" office:value="54.46">
                <text:p>54.4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99378730723">
                <text:p>3.99378730723</text:p>
              </table:table-cell>
              <table:table-cell office:value-type="float" office:value="54.26">
                <text:p>54.2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98471569082">
                <text:p>3.98471569082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994842812">
                <text:p>3.999484281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0058775809">
                <text:p>4.0058775809</text:p>
              </table:table-cell>
              <table:table-cell office:value-type="float" office:value="54.92">
                <text:p>54.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.00914971616">
                <text:p>4.0091497161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.00369019395">
                <text:p>4.0036901939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98434366701">
                <text:p>3.9843436670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99728284938">
                <text:p>3.99728284938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9796816539">
                <text:p>3.9796816539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99046443173">
                <text:p>3.99046443173</text:p>
              </table:table-cell>
              <table:table-cell office:value-type="float" office:value="54.08">
                <text:p>54.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9880576917">
                <text:p>3.9880576917</text:p>
              </table:table-cell>
              <table:table-cell office:value-type="float" office:value="53.95">
                <text:p>53.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00241200516">
                <text:p>4.00241200516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00751498689">
                <text:p>4.00751498689</text:p>
              </table:table-cell>
              <table:table-cell office:value-type="float" office:value="55.01">
                <text:p>55.0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99175797345">
                <text:p>3.99175797345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98397150474">
                <text:p>3.98397150474</text:p>
              </table:table-cell>
              <table:table-cell office:value-type="float" office:value="53.73">
                <text:p>53.7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95028171755">
                <text:p>3.95028171755</text:p>
              </table:table-cell>
              <table:table-cell office:value-type="float" office:value="51.95">
                <text:p>51.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6783607025">
                <text:p>3.96783607025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94777617513">
                <text:p>3.94777617513</text:p>
              </table:table-cell>
              <table:table-cell office:value-type="float" office:value="51.82">
                <text:p>51.8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95201265364">
                <text:p>3.95201265364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96518455354">
                <text:p>3.96518455354</text:p>
              </table:table-cell>
              <table:table-cell office:value-type="float" office:value="52.73">
                <text:p>52.7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97330623385">
                <text:p>3.97330623385</text:p>
              </table:table-cell>
              <table:table-cell office:value-type="float" office:value="53.16">
                <text:p>53.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98322676443">
                <text:p>3.98322676443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98471569082">
                <text:p>3.98471569082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9862024036">
                <text:p>3.9862024036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97217692825">
                <text:p>3.9721769282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98434366701">
                <text:p>3.9843436670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99728284938">
                <text:p>3.99728284938</text:p>
              </table:table-cell>
              <table:table-cell office:value-type="float" office:value="54.45">
                <text:p>54.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98990954409">
                <text:p>3.98990954409</text:p>
              </table:table-cell>
              <table:table-cell office:value-type="float" office:value="54.05">
                <text:p>54.0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99175797345">
                <text:p>3.99175797345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99397158808">
                <text:p>3.99397158808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01078177745">
                <text:p>4.01078177745</text:p>
              </table:table-cell>
              <table:table-cell office:value-type="float" office:value="55.19">
                <text:p>55.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.00186370943">
                <text:p>4.00186370943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99360299242">
                <text:p>3.99360299242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98731598946">
                <text:p>3.98731598946</text:p>
              </table:table-cell>
              <table:table-cell office:value-type="float" office:value="53.91">
                <text:p>53.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97593633117">
                <text:p>3.97593633117</text:p>
              </table:table-cell>
              <table:table-cell office:value-type="float" office:value="53.3">
                <text:p>53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97986855232">
                <text:p>3.97986855232</text:p>
              </table:table-cell>
              <table:table-cell office:value-type="float" office:value="53.51">
                <text:p>53.5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98434366701">
                <text:p>3.9843436670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98285418619">
                <text:p>3.98285418619</text:p>
              </table:table-cell>
              <table:table-cell office:value-type="float" office:value="53.67">
                <text:p>53.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98972451309">
                <text:p>3.98972451309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9994842812">
                <text:p>3.9994842812</text:p>
              </table:table-cell>
              <table:table-cell office:value-type="float" office:value="54.57">
                <text:p>54.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00860510327">
                <text:p>4.00860510327</text:p>
              </table:table-cell>
              <table:table-cell office:value-type="float" office:value="55.07">
                <text:p>55.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.01385731131">
                <text:p>4.01385731131</text:p>
              </table:table-cell>
              <table:table-cell office:value-type="float" office:value="55.36">
                <text:p>55.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.0111440963">
                <text:p>4.0111440963</text:p>
              </table:table-cell>
              <table:table-cell office:value-type="float" office:value="55.21">
                <text:p>55.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01349597436">
                <text:p>4.01349597436</text:p>
              </table:table-cell>
              <table:table-cell office:value-type="float" office:value="55.34">
                <text:p>55.3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01367665915">
                <text:p>4.01367665915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00369019395">
                <text:p>4.00369019395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97912074896">
                <text:p>3.97912074896</text:p>
              </table:table-cell>
              <table:table-cell office:value-type="float" office:value="53.47">
                <text:p>53.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95986033484">
                <text:p>3.95986033484</text:p>
              </table:table-cell>
              <table:table-cell office:value-type="float" office:value="52.45">
                <text:p>52.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96556377236">
                <text:p>3.96556377236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96764690918">
                <text:p>3.96764690918</text:p>
              </table:table-cell>
              <table:table-cell office:value-type="float" office:value="52.86">
                <text:p>52.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94623117676">
                <text:p>3.94623117676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94816205204">
                <text:p>3.94816205204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92316074984">
                <text:p>3.92316074984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91581580367">
                <text:p>3.91581580367</text:p>
              </table:table-cell>
              <table:table-cell office:value-type="float" office:value="50.19">
                <text:p>50.1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88567903009">
                <text:p>3.88567903009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87598123408">
                <text:p>3.87598123408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90015283286">
                <text:p>3.90015283286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87867302575">
                <text:p>3.87867302575</text:p>
              </table:table-cell>
              <table:table-cell office:value-type="float" office:value="48.36">
                <text:p>48.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87432113824">
                <text:p>3.87432113824</text:p>
              </table:table-cell>
              <table:table-cell office:value-type="float" office:value="48.15">
                <text:p>48.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8784662219">
                <text:p>3.8784662219</text:p>
              </table:table-cell>
              <table:table-cell office:value-type="float" office:value="48.35">
                <text:p>48.3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84993481311">
                <text:p>3.84993481311</text:p>
              </table:table-cell>
              <table:table-cell office:value-type="float" office:value="46.99">
                <text:p>46.9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85714434392">
                <text:p>3.85714434392</text:p>
              </table:table-cell>
              <table:table-cell office:value-type="float" office:value="47.33">
                <text:p>47.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83276332444">
                <text:p>3.83276332444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80932560719">
                <text:p>3.80932560719</text:p>
              </table:table-cell>
              <table:table-cell office:value-type="float" office:value="45.12">
                <text:p>45.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82864139649">
                <text:p>3.828641396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83276332444">
                <text:p>3.83276332444</text:p>
              </table:table-cell>
              <table:table-cell office:value-type="float" office:value="46.19">
                <text:p>46.1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84460032911">
                <text:p>3.84460032911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83945231259">
                <text:p>3.83945231259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83708391876">
                <text:p>3.83708391876</text:p>
              </table:table-cell>
              <table:table-cell office:value-type="float" office:value="46.39">
                <text:p>46.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8872478908">
                <text:p>3.78872478908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78350758319">
                <text:p>3.78350758319</text:p>
              </table:table-cell>
              <table:table-cell office:value-type="float" office:value="43.97">
                <text:p>43.9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80577320559">
                <text:p>3.80577320559</text:p>
              </table:table-cell>
              <table:table-cell office:value-type="float" office:value="44.96">
                <text:p>44.9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9301421885">
                <text:p>3.79301421885</text:p>
              </table:table-cell>
              <table:table-cell office:value-type="float" office:value="44.39">
                <text:p>44.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8827219799">
                <text:p>3.78827219799</text:p>
              </table:table-cell>
              <table:table-cell office:value-type="float" office:value="44.18">
                <text:p>44.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9548918917">
                <text:p>3.79548918917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82384731452">
                <text:p>3.82384731452</text:p>
              </table:table-cell>
              <table:table-cell office:value-type="float" office:value="45.78">
                <text:p>45.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79997350162">
                <text:p>3.79997350162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8245024079">
                <text:p>3.8245024079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8312466954">
                <text:p>3.8312466954</text:p>
              </table:table-cell>
              <table:table-cell office:value-type="float" office:value="46.12">
                <text:p>46.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4095655699">
                <text:p>3.84095655699</text:p>
              </table:table-cell>
              <table:table-cell office:value-type="float" office:value="46.57">
                <text:p>46.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84267292729">
                <text:p>3.84267292729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84031215787">
                <text:p>3.84031215787</text:p>
              </table:table-cell>
              <table:table-cell office:value-type="float" office:value="46.54">
                <text:p>46.5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6556013102">
                <text:p>3.86556013102</text:p>
              </table:table-cell>
              <table:table-cell office:value-type="float" office:value="47.73">
                <text:p>47.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6765305769">
                <text:p>3.86765305769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85988725101">
                <text:p>3.85988725101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87411343235">
                <text:p>3.87411343235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88135759112">
                <text:p>3.88135759112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766030602">
                <text:p>3.8766030602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86241250487">
                <text:p>3.86241250487</text:p>
              </table:table-cell>
              <table:table-cell office:value-type="float" office:value="47.58">
                <text:p>47.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85693303911">
                <text:p>3.85693303911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87598123408">
                <text:p>3.87598123408</text:p>
              </table:table-cell>
              <table:table-cell office:value-type="float" office:value="48.23">
                <text:p>48.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86009793256">
                <text:p>3.86009793256</text:p>
              </table:table-cell>
              <table:table-cell office:value-type="float" office:value="47.47">
                <text:p>47.4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86178178899">
                <text:p>3.86178178899</text:p>
              </table:table-cell>
              <table:table-cell office:value-type="float" office:value="47.55">
                <text:p>47.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3773040085">
                <text:p>3.83773040085</text:p>
              </table:table-cell>
              <table:table-cell office:value-type="float" office:value="46.42">
                <text:p>46.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4117126446">
                <text:p>3.84117126446</text:p>
              </table:table-cell>
              <table:table-cell office:value-type="float" office:value="46.58">
                <text:p>46.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87328217711">
                <text:p>3.87328217711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903907053">
                <text:p>3.890390705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90015283286">
                <text:p>3.90015283286</text:p>
              </table:table-cell>
              <table:table-cell office:value-type="float" office:value="49.41">
                <text:p>49.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90499839049">
                <text:p>3.90499839049</text:p>
              </table:table-cell>
              <table:table-cell office:value-type="float" office:value="49.65">
                <text:p>49.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9060049331">
                <text:p>3.9060049331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91122268526">
                <text:p>3.91122268526</text:p>
              </table:table-cell>
              <table:table-cell office:value-type="float" office:value="49.96">
                <text:p>49.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92335851509">
                <text:p>3.92335851509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9259259106">
                <text:p>3.9259259106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9045954896">
                <text:p>3.9045954896</text:p>
              </table:table-cell>
              <table:table-cell office:value-type="float" office:value="49.63">
                <text:p>49.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90116426209">
                <text:p>3.90116426209</text:p>
              </table:table-cell>
              <table:table-cell office:value-type="float" office:value="49.46">
                <text:p>49.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92038792176">
                <text:p>3.92038792176</text:p>
              </table:table-cell>
              <table:table-cell office:value-type="float" office:value="50.42">
                <text:p>50.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9347624924">
                <text:p>3.9347624924</text:p>
              </table:table-cell>
              <table:table-cell office:value-type="float" office:value="51.15">
                <text:p>51.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92335851509">
                <text:p>3.92335851509</text:p>
              </table:table-cell>
              <table:table-cell office:value-type="float" office:value="50.57">
                <text:p>50.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9650319377">
                <text:p>3.89650319377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89569035081">
                <text:p>3.89569035081</text:p>
              </table:table-cell>
              <table:table-cell office:value-type="float" office:value="49.19">
                <text:p>49.1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9304403883">
                <text:p>3.89304403883</text:p>
              </table:table-cell>
              <table:table-cell office:value-type="float" office:value="49.06">
                <text:p>49.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90197266957">
                <text:p>3.90197266957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92118094321">
                <text:p>3.92118094321</text:p>
              </table:table-cell>
              <table:table-cell office:value-type="float" office:value="50.46">
                <text:p>50.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92137910035">
                <text:p>3.92137910035</text:p>
              </table:table-cell>
              <table:table-cell office:value-type="float" office:value="50.47">
                <text:p>50.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92217133648">
                <text:p>3.92217133648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93378449721">
                <text:p>3.9337844972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96802519554">
                <text:p>3.96802519554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970480575">
                <text:p>3.970480575</text:p>
              </table:table-cell>
              <table:table-cell office:value-type="float" office:value="53.01">
                <text:p>53.0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96745771232">
                <text:p>3.96745771232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95871573342">
                <text:p>3.95871573342</text:p>
              </table:table-cell>
              <table:table-cell office:value-type="float" office:value="52.39">
                <text:p>52.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95489090566">
                <text:p>3.95489090566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96707921118">
                <text:p>3.96707921118</text:p>
              </table:table-cell>
              <table:table-cell office:value-type="float" office:value="52.83">
                <text:p>52.8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96043214464">
                <text:p>3.96043214464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97480999353">
                <text:p>3.97480999353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.0011321805">
                <text:p>4.0011321805</text:p>
              </table:table-cell>
              <table:table-cell office:value-type="float" office:value="54.66">
                <text:p>54.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9862024036">
                <text:p>3.9862024036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97029191355">
                <text:p>3.970291913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97799799435">
                <text:p>3.97799799435</text:p>
              </table:table-cell>
              <table:table-cell office:value-type="float" office:value="53.41">
                <text:p>53.4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97687397775">
                <text:p>3.97687397775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97085779115">
                <text:p>3.97085779115</text:p>
              </table:table-cell>
              <table:table-cell office:value-type="float" office:value="53.03">
                <text:p>53.0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96594284742">
                <text:p>3.96594284742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96119404943">
                <text:p>3.96119404943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9374958014">
                <text:p>3.9374958014</text:p>
              </table:table-cell>
              <table:table-cell office:value-type="float" office:value="51.29">
                <text:p>51.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9504741918">
                <text:p>3.9504741918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94951144984">
                <text:p>3.94951144984</text:p>
              </table:table-cell>
              <table:table-cell office:value-type="float" office:value="51.91">
                <text:p>51.9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93788566495">
                <text:p>3.93788566495</text:p>
              </table:table-cell>
              <table:table-cell office:value-type="float" office:value="51.31">
                <text:p>51.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94545778151">
                <text:p>3.94545778151</text:p>
              </table:table-cell>
              <table:table-cell office:value-type="float" office:value="51.7">
                <text:p>51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93378449721">
                <text:p>3.93378449721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93515342282">
                <text:p>3.93515342282</text:p>
              </table:table-cell>
              <table:table-cell office:value-type="float" office:value="51.17">
                <text:p>51.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94138761406">
                <text:p>3.94138761406</text:p>
              </table:table-cell>
              <table:table-cell office:value-type="float" office:value="51.49">
                <text:p>51.4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4931879017">
                <text:p>3.94931879017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5201265364">
                <text:p>3.95201265364</text:p>
              </table:table-cell>
              <table:table-cell office:value-type="float" office:value="52.04">
                <text:p>52.0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97387040875">
                <text:p>3.97387040875</text:p>
              </table:table-cell>
              <table:table-cell office:value-type="float" office:value="53.19">
                <text:p>53.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8434366701">
                <text:p>3.9843436670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9820070167">
                <text:p>3.99820070167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9249638958">
                <text:p>3.99249638958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8879884423">
                <text:p>3.98879884423</text:p>
              </table:table-cell>
              <table:table-cell office:value-type="float" office:value="53.99">
                <text:p>53.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.00387265906">
                <text:p>4.00387265906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0118683404">
                <text:p>4.011868340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99175797345">
                <text:p>3.99175797345</text:p>
              </table:table-cell>
              <table:table-cell office:value-type="float" office:value="54.15">
                <text:p>54.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8098920989">
                <text:p>3.98098920989</text:p>
              </table:table-cell>
              <table:table-cell office:value-type="float" office:value="53.57">
                <text:p>53.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6745771232">
                <text:p>3.96745771232</text:p>
              </table:table-cell>
              <table:table-cell office:value-type="float" office:value="52.85">
                <text:p>52.8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8898404656">
                <text:p>3.988984046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97123486506">
                <text:p>3.97123486506</text:p>
              </table:table-cell>
              <table:table-cell office:value-type="float" office:value="53.05">
                <text:p>53.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9691591968">
                <text:p>3.9691591968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96461545555">
                <text:p>3.96461545555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96632177884">
                <text:p>3.96632177884</text:p>
              </table:table-cell>
              <table:table-cell office:value-type="float" office:value="52.79">
                <text:p>52.7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97424634861">
                <text:p>3.97424634861</text:p>
              </table:table-cell>
              <table:table-cell office:value-type="float" office:value="53.21">
                <text:p>53.2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6309627561">
                <text:p>3.96309627561</text:p>
              </table:table-cell>
              <table:table-cell office:value-type="float" office:value="52.62">
                <text:p>52.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95374059878">
                <text:p>3.95374059878</text:p>
              </table:table-cell>
              <table:table-cell office:value-type="float" office:value="52.13">
                <text:p>52.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94255221046">
                <text:p>3.94255221046</text:p>
              </table:table-cell>
              <table:table-cell office:value-type="float" office:value="51.55">
                <text:p>51.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93182563272">
                <text:p>3.931825632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93905434448">
                <text:p>3.93905434448</text:p>
              </table:table-cell>
              <table:table-cell office:value-type="float" office:value="51.37">
                <text:p>51.3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92276510196">
                <text:p>3.92276510196</text:p>
              </table:table-cell>
              <table:table-cell office:value-type="float" office:value="50.54">
                <text:p>50.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93358878334">
                <text:p>3.93358878334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95603989084">
                <text:p>3.95603989084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97142334871">
                <text:p>3.97142334871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94603788402">
                <text:p>3.94603788402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94022165979">
                <text:p>3.94022165979</text:p>
              </table:table-cell>
              <table:table-cell office:value-type="float" office:value="51.43">
                <text:p>51.4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448773423">
                <text:p>3.9448773423</text:p>
              </table:table-cell>
              <table:table-cell office:value-type="float" office:value="51.67">
                <text:p>51.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93358878334">
                <text:p>3.93358878334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91342202634">
                <text:p>3.91342202634</text:p>
              </table:table-cell>
              <table:table-cell office:value-type="float" office:value="50.07">
                <text:p>50.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92296294547">
                <text:p>3.92296294547</text:p>
              </table:table-cell>
              <table:table-cell office:value-type="float" office:value="50.55">
                <text:p>50.5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92789635458">
                <text:p>3.92789635458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93730081261">
                <text:p>3.93730081261</text:p>
              </table:table-cell>
              <table:table-cell office:value-type="float" office:value="51.28">
                <text:p>51.2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9128226856">
                <text:p>3.9128226856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89650319377">
                <text:p>3.89650319377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89365534807">
                <text:p>3.89365534807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90075981315">
                <text:p>3.90075981315</text:p>
              </table:table-cell>
              <table:table-cell office:value-type="float" office:value="49.44">
                <text:p>49.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9092190781">
                <text:p>3.909219078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91002100276">
                <text:p>3.9100210027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90821576709">
                <text:p>3.90821576709</text:p>
              </table:table-cell>
              <table:table-cell office:value-type="float" office:value="49.81">
                <text:p>49.8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8879352099">
                <text:p>3.8879352099</text:p>
              </table:table-cell>
              <table:table-cell office:value-type="float" office:value="48.81">
                <text:p>48.8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8903907053">
                <text:p>3.890390705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88670519744">
                <text:p>3.88670519744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89446984618">
                <text:p>3.89446984618</text:p>
              </table:table-cell>
              <table:table-cell office:value-type="float" office:value="49.13">
                <text:p>49.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8903907053">
                <text:p>3.8903907053</text:p>
              </table:table-cell>
              <table:table-cell office:value-type="float" office:value="48.93">
                <text:p>48.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90278042406">
                <text:p>3.90278042406</text:p>
              </table:table-cell>
              <table:table-cell office:value-type="float" office:value="49.54">
                <text:p>49.5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92157721823">
                <text:p>3.92157721823</text:p>
              </table:table-cell>
              <table:table-cell office:value-type="float" office:value="50.48">
                <text:p>50.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91022138348">
                <text:p>3.91022138348</text:p>
              </table:table-cell>
              <table:table-cell office:value-type="float" office:value="49.91">
                <text:p>49.9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91422058897">
                <text:p>3.91422058897</text:p>
              </table:table-cell>
              <table:table-cell office:value-type="float" office:value="50.11">
                <text:p>50.1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9128226856">
                <text:p>3.9128226856</text:p>
              </table:table-cell>
              <table:table-cell office:value-type="float" office:value="50.04">
                <text:p>50.0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91481909273">
                <text:p>3.91481909273</text:p>
              </table:table-cell>
              <table:table-cell office:value-type="float" office:value="50.14">
                <text:p>50.1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91681152216">
                <text:p>3.91681152216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89345161984">
                <text:p>3.89345161984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89711239269">
                <text:p>3.89711239269</text:p>
              </table:table-cell>
              <table:table-cell office:value-type="float" office:value="49.26">
                <text:p>49.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90881787448">
                <text:p>3.90881787448</text:p>
              </table:table-cell>
              <table:table-cell office:value-type="float" office:value="49.84">
                <text:p>49.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89650319377">
                <text:p>3.89650319377</text:p>
              </table:table-cell>
              <table:table-cell office:value-type="float" office:value="49.23">
                <text:p>49.2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89751831923">
                <text:p>3.89751831923</text:p>
              </table:table-cell>
              <table:table-cell office:value-type="float" office:value="49.28">
                <text:p>49.2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87411343235">
                <text:p>3.87411343235</text:p>
              </table:table-cell>
              <table:table-cell office:value-type="float" office:value="48.14">
                <text:p>48.1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87784555363">
                <text:p>3.87784555363</text:p>
              </table:table-cell>
              <table:table-cell office:value-type="float" office:value="48.32">
                <text:p>48.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8766030602">
                <text:p>3.8766030602</text:p>
              </table:table-cell>
              <table:table-cell office:value-type="float" office:value="48.26">
                <text:p>48.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87908650518">
                <text:p>3.87908650518</text:p>
              </table:table-cell>
              <table:table-cell office:value-type="float" office:value="48.38">
                <text:p>48.3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88691030461">
                <text:p>3.88691030461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8823882003">
                <text:p>3.8823882003</text:p>
              </table:table-cell>
              <table:table-cell office:value-type="float" office:value="48.54">
                <text:p>48.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87161759079">
                <text:p>3.87161759079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86072971104">
                <text:p>3.86072971104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85756681963">
                <text:p>3.85756681963</text:p>
              </table:table-cell>
              <table:table-cell office:value-type="float" office:value="47.35">
                <text:p>47.3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87494399719">
                <text:p>3.87494399719</text:p>
              </table:table-cell>
              <table:table-cell office:value-type="float" office:value="48.18">
                <text:p>48.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85397007398">
                <text:p>3.85397007398</text:p>
              </table:table-cell>
              <table:table-cell office:value-type="float" office:value="47.18">
                <text:p>47.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84052700372">
                <text:p>3.84052700372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84224411082">
                <text:p>3.84224411082</text:p>
              </table:table-cell>
              <table:table-cell office:value-type="float" office:value="46.63">
                <text:p>46.6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84395827451">
                <text:p>3.84395827451</text:p>
              </table:table-cell>
              <table:table-cell office:value-type="float" office:value="46.71">
                <text:p>46.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83406146396">
                <text:p>3.83406146396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83016197895">
                <text:p>3.83016197895</text:p>
              </table:table-cell>
              <table:table-cell office:value-type="float" office:value="46.07">
                <text:p>46.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83859172734">
                <text:p>3.83859172734</text:p>
              </table:table-cell>
              <table:table-cell office:value-type="float" office:value="46.46">
                <text:p>46.4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80866049243">
                <text:p>3.80866049243</text:p>
              </table:table-cell>
              <table:table-cell office:value-type="float" office:value="45.09">
                <text:p>45.0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8245024079">
                <text:p>3.8245024079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81859106064">
                <text:p>3.81859106064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84310155996">
                <text:p>3.84310155996</text:p>
              </table:table-cell>
              <table:table-cell office:value-type="float" office:value="46.67">
                <text:p>46.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85036034504">
                <text:p>3.85036034504</text:p>
              </table:table-cell>
              <table:table-cell office:value-type="float" office:value="47.01">
                <text:p>47.0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84009726586">
                <text:p>3.84009726586</text:p>
              </table:table-cell>
              <table:table-cell office:value-type="float" office:value="46.53">
                <text:p>46.5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85524099133">
                <text:p>3.85524099133</text:p>
              </table:table-cell>
              <table:table-cell office:value-type="float" office:value="47.24">
                <text:p>47.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85057304311">
                <text:p>3.85057304311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84631046206">
                <text:p>3.84631046206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85099830359">
                <text:p>3.85099830359</text:p>
              </table:table-cell>
              <table:table-cell office:value-type="float" office:value="47.04">
                <text:p>47.0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83751495325">
                <text:p>3.83751495325</text:p>
              </table:table-cell>
              <table:table-cell office:value-type="float" office:value="46.41">
                <text:p>46.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81573234511">
                <text:p>3.81573234511</text:p>
              </table:table-cell>
              <table:table-cell office:value-type="float" office:value="45.41">
                <text:p>45.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82319179172">
                <text:p>3.82319179172</text:p>
              </table:table-cell>
              <table:table-cell office:value-type="float" office:value="45.75">
                <text:p>45.7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83168025275">
                <text:p>3.83168025275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8342776568">
                <text:p>3.8342776568</text:p>
              </table:table-cell>
              <table:table-cell office:value-type="float" office:value="46.26">
                <text:p>46.2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82885876417">
                <text:p>3.82885876417</text:p>
              </table:table-cell>
              <table:table-cell office:value-type="float" office:value="46.01">
                <text:p>46.0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81859106064">
                <text:p>3.81859106064</text:p>
              </table:table-cell>
              <table:table-cell office:value-type="float" office:value="45.54">
                <text:p>45.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81727266888">
                <text:p>3.81727266888</text:p>
              </table:table-cell>
              <table:table-cell office:value-type="float" office:value="45.48">
                <text:p>45.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84052700372">
                <text:p>3.84052700372</text:p>
              </table:table-cell>
              <table:table-cell office:value-type="float" office:value="46.55">
                <text:p>46.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83037901639">
                <text:p>3.83037901639</text:p>
              </table:table-cell>
              <table:table-cell office:value-type="float" office:value="46.08">
                <text:p>46.0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81617267977">
                <text:p>3.81617267977</text:p>
              </table:table-cell>
              <table:table-cell office:value-type="float" office:value="45.43">
                <text:p>45.4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8253751987">
                <text:p>3.8253751987</text:p>
              </table:table-cell>
              <table:table-cell office:value-type="float" office:value="45.85">
                <text:p>45.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80732893431">
                <text:p>3.80732893431</text:p>
              </table:table-cell>
              <table:table-cell office:value-type="float" office:value="45.03">
                <text:p>45.0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79053310784">
                <text:p>3.79053310784</text:p>
              </table:table-cell>
              <table:table-cell office:value-type="float" office:value="44.28">
                <text:p>44.2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79593852641">
                <text:p>3.79593852641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80064441744">
                <text:p>3.80064441744</text:p>
              </table:table-cell>
              <table:table-cell office:value-type="float" office:value="44.73">
                <text:p>44.7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79233816248">
                <text:p>3.79233816248</text:p>
              </table:table-cell>
              <table:table-cell office:value-type="float" office:value="44.36">
                <text:p>44.3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77963381738">
                <text:p>3.7796338173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78418963392">
                <text:p>3.7841896339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80599560078">
                <text:p>3.80599560078</text:p>
              </table:table-cell>
              <table:table-cell office:value-type="float" office:value="44.97">
                <text:p>44.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81485109368">
                <text:p>3.81485109368</text:p>
              </table:table-cell>
              <table:table-cell office:value-type="float" office:value="45.37">
                <text:p>45.3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82820651934">
                <text:p>3.82820651934</text:p>
              </table:table-cell>
              <table:table-cell office:value-type="float" office:value="45.98">
                <text:p>45.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83470990233">
                <text:p>3.83470990233</text:p>
              </table:table-cell>
              <table:table-cell office:value-type="float" office:value="46.28">
                <text:p>46.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84929617552">
                <text:p>3.84929617552</text:p>
              </table:table-cell>
              <table:table-cell office:value-type="float" office:value="46.96">
                <text:p>46.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85121086603">
                <text:p>3.85121086603</text:p>
              </table:table-cell>
              <table:table-cell office:value-type="float" office:value="47.05">
                <text:p>47.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84481425573">
                <text:p>3.84481425573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88135759112">
                <text:p>3.88135759112</text:p>
              </table:table-cell>
              <table:table-cell office:value-type="float" office:value="48.49">
                <text:p>48.4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88321192357">
                <text:p>3.88321192357</text:p>
              </table:table-cell>
              <table:table-cell office:value-type="float" office:value="48.58">
                <text:p>48.5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89365534807">
                <text:p>3.89365534807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89284018601">
                <text:p>3.89284018601</text:p>
              </table:table-cell>
              <table:table-cell office:value-type="float" office:value="49.05">
                <text:p>49.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92137910035">
                <text:p>3.92137910035</text:p>
              </table:table-cell>
              <table:table-cell office:value-type="float" office:value="50.47">
                <text:p>50.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9160150267">
                <text:p>3.916015026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90941961956">
                <text:p>3.90941961956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92888012249">
                <text:p>3.92888012249</text:p>
              </table:table-cell>
              <table:table-cell office:value-type="float" office:value="50.85">
                <text:p>50.8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91879998971">
                <text:p>3.91879998971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90962012081">
                <text:p>3.90962012081</text:p>
              </table:table-cell>
              <table:table-cell office:value-type="float" office:value="49.88">
                <text:p>49.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9092190781">
                <text:p>3.9092190781</text:p>
              </table:table-cell>
              <table:table-cell office:value-type="float" office:value="49.86">
                <text:p>49.8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92217133648">
                <text:p>3.92217133648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91800507711">
                <text:p>3.9180050771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89345161984">
                <text:p>3.89345161984</text:p>
              </table:table-cell>
              <table:table-cell office:value-type="float" office:value="49.08">
                <text:p>49.0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90941961956">
                <text:p>3.90941961956</text:p>
              </table:table-cell>
              <table:table-cell office:value-type="float" office:value="49.87">
                <text:p>49.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92710864285">
                <text:p>3.92710864285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92493923069">
                <text:p>3.92493923069</text:p>
              </table:table-cell>
              <table:table-cell office:value-type="float" office:value="50.65">
                <text:p>50.6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91621421005">
                <text:p>3.91621421005</text:p>
              </table:table-cell>
              <table:table-cell office:value-type="float" office:value="50.21">
                <text:p>50.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91681152216">
                <text:p>3.91681152216</text:p>
              </table:table-cell>
              <table:table-cell office:value-type="float" office:value="50.24">
                <text:p>50.2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91202300543">
                <text:p>3.9120230054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91302250576">
                <text:p>3.91302250576</text:p>
              </table:table-cell>
              <table:table-cell office:value-type="float" office:value="50.05">
                <text:p>50.0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92236929748">
                <text:p>3.92236929748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91780625018">
                <text:p>3.91780625018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94313400045">
                <text:p>3.94313400045</text:p>
              </table:table-cell>
              <table:table-cell office:value-type="float" office:value="51.58">
                <text:p>51.5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95220479506">
                <text:p>3.95220479506</text:p>
              </table:table-cell>
              <table:table-cell office:value-type="float" office:value="52.05">
                <text:p>52.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95795193732">
                <text:p>3.95795193732</text:p>
              </table:table-cell>
              <table:table-cell office:value-type="float" office:value="52.35">
                <text:p>52.3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9640460335">
                <text:p>3.9640460335</text:p>
              </table:table-cell>
              <table:table-cell office:value-type="float" office:value="52.67">
                <text:p>52.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9510513924">
                <text:p>3.9510513924</text:p>
              </table:table-cell>
              <table:table-cell office:value-type="float" office:value="51.99">
                <text:p>51.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94565118641">
                <text:p>3.94565118641</text:p>
              </table:table-cell>
              <table:table-cell office:value-type="float" office:value="51.71">
                <text:p>51.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96157478426">
                <text:p>3.96157478426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9625259876">
                <text:p>3.9625259876</text:p>
              </table:table-cell>
              <table:table-cell office:value-type="float" office:value="52.59">
                <text:p>52.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96897028587">
                <text:p>3.96897028587</text:p>
              </table:table-cell>
              <table:table-cell office:value-type="float" office:value="52.93">
                <text:p>52.9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96119404943">
                <text:p>3.96119404943</text:p>
              </table:table-cell>
              <table:table-cell office:value-type="float" office:value="52.52">
                <text:p>52.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96366623858">
                <text:p>3.96366623858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95143600778">
                <text:p>3.95143600778</text:p>
              </table:table-cell>
              <table:table-cell office:value-type="float" office:value="52.01">
                <text:p>52.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93358878334">
                <text:p>3.93358878334</text:p>
              </table:table-cell>
              <table:table-cell office:value-type="float" office:value="51.09">
                <text:p>51.0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92828997789">
                <text:p>3.92828997789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94235820522">
                <text:p>3.94235820522</text:p>
              </table:table-cell>
              <table:table-cell office:value-type="float" office:value="51.54">
                <text:p>51.5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93691072094">
                <text:p>3.93691072094</text:p>
              </table:table-cell>
              <table:table-cell office:value-type="float" office:value="51.26">
                <text:p>51.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94352167249">
                <text:p>3.94352167249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92927335883">
                <text:p>3.92927335883</text:p>
              </table:table-cell>
              <table:table-cell office:value-type="float" office:value="50.87">
                <text:p>50.8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93769075218">
                <text:p>3.93769075218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93025577369">
                <text:p>3.93025577369</text:p>
              </table:table-cell>
              <table:table-cell office:value-type="float" office:value="50.92">
                <text:p>50.9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91162292541">
                <text:p>3.91162292541</text:p>
              </table:table-cell>
              <table:table-cell office:value-type="float" office:value="49.98">
                <text:p>49.9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9182038645">
                <text:p>3.9182038645</text:p>
              </table:table-cell>
              <table:table-cell office:value-type="float" office:value="50.31">
                <text:p>50.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9259259106">
                <text:p>3.9259259106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92236929748">
                <text:p>3.92236929748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9160150267">
                <text:p>3.916015026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94739014927">
                <text:p>3.9473901492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96821428508">
                <text:p>3.96821428508</text:p>
              </table:table-cell>
              <table:table-cell office:value-type="float" office:value="52.89">
                <text:p>52.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97443426555">
                <text:p>3.97443426555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98415760319">
                <text:p>3.98415760319</text:p>
              </table:table-cell>
              <table:table-cell office:value-type="float" office:value="53.74">
                <text:p>53.7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97855952923">
                <text:p>3.97855952923</text:p>
              </table:table-cell>
              <table:table-cell office:value-type="float" office:value="53.44">
                <text:p>53.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97499780459">
                <text:p>3.97499780459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96707921118">
                <text:p>3.96707921118</text:p>
              </table:table-cell>
              <table:table-cell office:value-type="float" office:value="52.83">
                <text:p>52.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98471569082">
                <text:p>3.98471569082</text:p>
              </table:table-cell>
              <table:table-cell office:value-type="float" office:value="53.77">
                <text:p>53.7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97405839635">
                <text:p>3.97405839635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96575332785">
                <text:p>3.96575332785</text:p>
              </table:table-cell>
              <table:table-cell office:value-type="float" office:value="52.76">
                <text:p>52.7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96840333886">
                <text:p>3.96840333886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9504741918">
                <text:p>3.9504741918</text:p>
              </table:table-cell>
              <table:table-cell office:value-type="float" office:value="51.96">
                <text:p>51.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95124371858">
                <text:p>3.951243718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94603788402">
                <text:p>3.94603788402</text:p>
              </table:table-cell>
              <table:table-cell office:value-type="float" office:value="51.73">
                <text:p>51.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94526433921">
                <text:p>3.94526433921</text:p>
              </table:table-cell>
              <table:table-cell office:value-type="float" office:value="51.69">
                <text:p>51.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94816205204">
                <text:p>3.94816205204</text:p>
              </table:table-cell>
              <table:table-cell office:value-type="float" office:value="51.84">
                <text:p>51.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94390919429">
                <text:p>3.94390919429</text:p>
              </table:table-cell>
              <table:table-cell office:value-type="float" office:value="51.62">
                <text:p>51.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96043214464">
                <text:p>3.96043214464</text:p>
              </table:table-cell>
              <table:table-cell office:value-type="float" office:value="52.48">
                <text:p>52.4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96347628702">
                <text:p>3.96347628702</text:p>
              </table:table-cell>
              <table:table-cell office:value-type="float" office:value="52.64">
                <text:p>52.6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95756982038">
                <text:p>3.95756982038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95527404742">
                <text:p>3.95527404742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97462214718">
                <text:p>3.97462214718</text:p>
              </table:table-cell>
              <table:table-cell office:value-type="float" office:value="53.23">
                <text:p>53.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97687397775">
                <text:p>3.97687397775</text:p>
              </table:table-cell>
              <table:table-cell office:value-type="float" office:value="53.35">
                <text:p>53.3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99434004792">
                <text:p>3.99434004792</text:p>
              </table:table-cell>
              <table:table-cell office:value-type="float" office:value="54.29">
                <text:p>54.2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9980171986">
                <text:p>3.9980171986</text:p>
              </table:table-cell>
              <table:table-cell office:value-type="float" office:value="54.49">
                <text:p>54.4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9397158808">
                <text:p>3.99397158808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9919426286">
                <text:p>3.9919426286</text:p>
              </table:table-cell>
              <table:table-cell office:value-type="float" office:value="54.16">
                <text:p>54.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0167433162">
                <text:p>4.0167433162</text:p>
              </table:table-cell>
              <table:table-cell office:value-type="float" office:value="55.52">
                <text:p>55.5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.02677924273">
                <text:p>4.02677924273</text:p>
              </table:table-cell>
              <table:table-cell office:value-type="float" office:value="56.08">
                <text:p>56.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0333552906">
                <text:p>4.0333552906</text:p>
              </table:table-cell>
              <table:table-cell office:value-type="float" office:value="56.45">
                <text:p>56.4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.02410090883">
                <text:p>4.02410090883</text:p>
              </table:table-cell>
              <table:table-cell office:value-type="float" office:value="55.93">
                <text:p>55.9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03229183782">
                <text:p>4.03229183782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03140476245">
                <text:p>4.03140476245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.02820475972">
                <text:p>4.02820475972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0192617561">
                <text:p>4.0192617561</text:p>
              </table:table-cell>
              <table:table-cell office:value-type="float" office:value="55.66">
                <text:p>55.6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.01439907205">
                <text:p>4.01439907205</text:p>
              </table:table-cell>
              <table:table-cell office:value-type="float" office:value="55.39">
                <text:p>55.3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99507656056">
                <text:p>3.99507656056</text:p>
              </table:table-cell>
              <table:table-cell office:value-type="float" office:value="54.33">
                <text:p>54.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9965479605">
                <text:p>3.9965479605</text:p>
              </table:table-cell>
              <table:table-cell office:value-type="float" office:value="54.41">
                <text:p>54.4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.00824186317">
                <text:p>4.00824186317</text:p>
              </table:table-cell>
              <table:table-cell office:value-type="float" office:value="55.05">
                <text:p>55.0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00076621526">
                <text:p>4.00076621526</text:p>
              </table:table-cell>
              <table:table-cell office:value-type="float" office:value="54.64">
                <text:p>54.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.00696948274">
                <text:p>4.00696948274</text:p>
              </table:table-cell>
              <table:table-cell office:value-type="float" office:value="54.98">
                <text:p>54.9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.00423748942">
                <text:p>4.00423748942</text:p>
              </table:table-cell>
              <table:table-cell office:value-type="float" office:value="54.83">
                <text:p>54.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99064932588">
                <text:p>3.99064932588</text:p>
              </table:table-cell>
              <table:table-cell office:value-type="float" office:value="54.09">
                <text:p>54.0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.00896821148">
                <text:p>4.00896821148</text:p>
              </table:table-cell>
              <table:table-cell office:value-type="float" office:value="55.09">
                <text:p>55.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.00624168067">
                <text:p>4.00624168067</text:p>
              </table:table-cell>
              <table:table-cell office:value-type="float" office:value="54.94">
                <text:p>54.9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99101901165">
                <text:p>3.99101901165</text:p>
              </table:table-cell>
              <table:table-cell office:value-type="float" office:value="54.11">
                <text:p>54.1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99397158808">
                <text:p>3.99397158808</text:p>
              </table:table-cell>
              <table:table-cell office:value-type="float" office:value="54.27">
                <text:p>54.2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.01457959375">
                <text:p>4.01457959375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02606572147">
                <text:p>4.02606572147</text:p>
              </table:table-cell>
              <table:table-cell office:value-type="float" office:value="56.04">
                <text:p>56.0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04076796132">
                <text:p>4.04076796132</text:p>
              </table:table-cell>
              <table:table-cell office:value-type="float" office:value="56.87">
                <text:p>56.8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.04830062372">
                <text:p>4.04830062372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.05108905355">
                <text:p>4.05108905355</text:p>
              </table:table-cell>
              <table:table-cell office:value-type="float" office:value="57.46">
                <text:p>57.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.04059210622">
                <text:p>4.04059210622</text:p>
              </table:table-cell>
              <table:table-cell office:value-type="float" office:value="56.86">
                <text:p>56.8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06388535474">
                <text:p>4.0638853547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.06388535474">
                <text:p>4.06388535474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.0821032758">
                <text:p>4.0821032758</text:p>
              </table:table-cell>
              <table:table-cell office:value-type="float" office:value="59.27">
                <text:p>59.2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07278038431">
                <text:p>4.07278038431</text:p>
              </table:table-cell>
              <table:table-cell office:value-type="float" office:value="58.72">
                <text:p>58.7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.08916450218">
                <text:p>4.08916450218</text:p>
              </table:table-cell>
              <table:table-cell office:value-type="float" office:value="59.69">
                <text:p>59.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.0868162958">
                <text:p>4.0868162958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09717388923">
                <text:p>4.09717388923</text:p>
              </table:table-cell>
              <table:table-cell office:value-type="float" office:value="60.17">
                <text:p>60.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.09833658349">
                <text:p>4.09833658349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.08429422637">
                <text:p>4.08429422637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.07889245766">
                <text:p>4.07889245766</text:p>
              </table:table-cell>
              <table:table-cell office:value-type="float" office:value="59.08">
                <text:p>59.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.0517849478">
                <text:p>4.0517849478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.04567939024">
                <text:p>4.04567939024</text:p>
              </table:table-cell>
              <table:table-cell office:value-type="float" office:value="57.15">
                <text:p>57.1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.03671544939">
                <text:p>4.03671544939</text:p>
              </table:table-cell>
              <table:table-cell office:value-type="float" office:value="56.64">
                <text:p>56.6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.03759782834">
                <text:p>4.03759782834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.0118683404">
                <text:p>4.0118683404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.0324691585">
                <text:p>4.032469158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05195884573">
                <text:p>4.05195884573</text:p>
              </table:table-cell>
              <table:table-cell office:value-type="float" office:value="57.51">
                <text:p>57.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04987007212">
                <text:p>4.04987007212</text:p>
              </table:table-cell>
              <table:table-cell office:value-type="float" office:value="57.39">
                <text:p>57.3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.03988837643">
                <text:p>4.03988837643</text:p>
              </table:table-cell>
              <table:table-cell office:value-type="float" office:value="56.82">
                <text:p>56.8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03033923225">
                <text:p>4.03033923225</text:p>
              </table:table-cell>
              <table:table-cell office:value-type="float" office:value="56.28">
                <text:p>56.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.01150628391">
                <text:p>4.01150628391</text:p>
              </table:table-cell>
              <table:table-cell office:value-type="float" office:value="55.23">
                <text:p>55.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.00405509087">
                <text:p>4.00405509087</text:p>
              </table:table-cell>
              <table:table-cell office:value-type="float" office:value="54.82">
                <text:p>54.8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01223026585">
                <text:p>4.01223026585</text:p>
              </table:table-cell>
              <table:table-cell office:value-type="float" office:value="55.27">
                <text:p>55.2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99636415386">
                <text:p>3.99636415386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.01890236706">
                <text:p>4.01890236706</text:p>
              </table:table-cell>
              <table:table-cell office:value-type="float" office:value="55.64">
                <text:p>55.6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96878133925">
                <text:p>3.96878133925</text:p>
              </table:table-cell>
              <table:table-cell office:value-type="float" office:value="52.92">
                <text:p>52.9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96347628702">
                <text:p>3.96347628702</text:p>
              </table:table-cell>
              <table:table-cell office:value-type="float" office:value="52.64">
                <text:p>52.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93456696986">
                <text:p>3.93456696986</text:p>
              </table:table-cell>
              <table:table-cell office:value-type="float" office:value="51.14">
                <text:p>51.1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94739014927">
                <text:p>3.9473901492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97104634588">
                <text:p>3.97104634588</text:p>
              </table:table-cell>
              <table:table-cell office:value-type="float" office:value="53.04">
                <text:p>53.0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.02015966403">
                <text:p>4.02015966403</text:p>
              </table:table-cell>
              <table:table-cell office:value-type="float" office:value="55.71">
                <text:p>55.7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.02302756347">
                <text:p>4.02302756347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.02266952552">
                <text:p>4.02266952552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.02249045845">
                <text:p>4.02249045845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98080252082">
                <text:p>3.98080252082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.02820475972">
                <text:p>4.02820475972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.03140476245">
                <text:p>4.03140476245</text:p>
              </table:table-cell>
              <table:table-cell office:value-type="float" office:value="56.34">
                <text:p>56.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99911771228">
                <text:p>3.99911771228</text:p>
              </table:table-cell>
              <table:table-cell office:value-type="float" office:value="54.55">
                <text:p>54.5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96594284742">
                <text:p>3.96594284742</text:p>
              </table:table-cell>
              <table:table-cell office:value-type="float" office:value="52.77">
                <text:p>52.7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99249638958">
                <text:p>3.99249638958</text:p>
              </table:table-cell>
              <table:table-cell office:value-type="float" office:value="54.19">
                <text:p>54.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96783607025">
                <text:p>3.96783607025</text:p>
              </table:table-cell>
              <table:table-cell office:value-type="float" office:value="52.87">
                <text:p>52.8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93241369508">
                <text:p>3.93241369508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93162953507">
                <text:p>3.93162953507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9528368142">
                <text:p>3.89528368142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91800507711">
                <text:p>3.9180050771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8938590348">
                <text:p>3.893859034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92828997789">
                <text:p>3.92828997789</text:p>
              </table:table-cell>
              <table:table-cell office:value-type="float" office:value="50.82">
                <text:p>50.8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90035520056">
                <text:p>3.90035520056</text:p>
              </table:table-cell>
              <table:table-cell office:value-type="float" office:value="49.42">
                <text:p>49.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92710864285">
                <text:p>3.92710864285</text:p>
              </table:table-cell>
              <table:table-cell office:value-type="float" office:value="50.76">
                <text:p>50.7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96991448384">
                <text:p>3.96991448384</text:p>
              </table:table-cell>
              <table:table-cell office:value-type="float" office:value="52.98">
                <text:p>52.9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95718755738">
                <text:p>3.95718755738</text:p>
              </table:table-cell>
              <table:table-cell office:value-type="float" office:value="52.31">
                <text:p>52.3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96802519554">
                <text:p>3.96802519554</text:p>
              </table:table-cell>
              <table:table-cell office:value-type="float" office:value="52.88">
                <text:p>52.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95527404742">
                <text:p>3.95527404742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93613008077">
                <text:p>3.93613008077</text:p>
              </table:table-cell>
              <table:table-cell office:value-type="float" office:value="51.22">
                <text:p>51.2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94739014927">
                <text:p>3.9473901492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3632529795">
                <text:p>3.93632529795</text:p>
              </table:table-cell>
              <table:table-cell office:value-type="float" office:value="51.23">
                <text:p>51.2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93064846955">
                <text:p>3.93064846955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93866493637">
                <text:p>3.93866493637</text:p>
              </table:table-cell>
              <table:table-cell office:value-type="float" office:value="51.35">
                <text:p>51.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91899861916">
                <text:p>3.91899861916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1879998971">
                <text:p>3.91879998971</text:p>
              </table:table-cell>
              <table:table-cell office:value-type="float" office:value="50.34">
                <text:p>50.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90841650983">
                <text:p>3.90841650983</text:p>
              </table:table-cell>
              <table:table-cell office:value-type="float" office:value="49.82">
                <text:p>49.8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92474177784">
                <text:p>3.92474177784</text:p>
              </table:table-cell>
              <table:table-cell office:value-type="float" office:value="50.64">
                <text:p>50.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94989665786">
                <text:p>3.94989665786</text:p>
              </table:table-cell>
              <table:table-cell office:value-type="float" office:value="51.93">
                <text:p>51.9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.00131511291">
                <text:p>4.00131511291</text:p>
              </table:table-cell>
              <table:table-cell office:value-type="float" office:value="54.67">
                <text:p>54.6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98583093257">
                <text:p>3.98583093257</text:p>
              </table:table-cell>
              <table:table-cell office:value-type="float" office:value="53.83">
                <text:p>53.8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8953944786">
                <text:p>3.98953944786</text:p>
              </table:table-cell>
              <table:table-cell office:value-type="float" office:value="54.03">
                <text:p>54.0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98229505841">
                <text:p>3.98229505841</text:p>
              </table:table-cell>
              <table:table-cell office:value-type="float" office:value="53.64">
                <text:p>53.6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97574869631">
                <text:p>3.97574869631</text:p>
              </table:table-cell>
              <table:table-cell office:value-type="float" office:value="53.29">
                <text:p>53.2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97311810479">
                <text:p>3.97311810479</text:p>
              </table:table-cell>
              <table:table-cell office:value-type="float" office:value="53.15">
                <text:p>53.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92691161792">
                <text:p>3.92691161792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91422058897">
                <text:p>3.91422058897</text:p>
              </table:table-cell>
              <table:table-cell office:value-type="float" office:value="50.11">
                <text:p>50.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92632031013">
                <text:p>3.92632031013</text:p>
              </table:table-cell>
              <table:table-cell office:value-type="float" office:value="50.72">
                <text:p>50.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1002100276">
                <text:p>3.91002100276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1919720918">
                <text:p>3.91919720918</text:p>
              </table:table-cell>
              <table:table-cell office:value-type="float" office:value="50.36">
                <text:p>50.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88998187455">
                <text:p>3.88998187455</text:p>
              </table:table-cell>
              <table:table-cell office:value-type="float" office:value="48.91">
                <text:p>48.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88691030461">
                <text:p>3.88691030461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7224213542">
                <text:p>3.87224213542</text:p>
              </table:table-cell>
              <table:table-cell office:value-type="float" office:value="48.05">
                <text:p>48.0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87887978683">
                <text:p>3.87887978683</text:p>
              </table:table-cell>
              <table:table-cell office:value-type="float" office:value="48.37">
                <text:p>48.3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84481425573">
                <text:p>3.84481425573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81946902382">
                <text:p>3.81946902382</text:p>
              </table:table-cell>
              <table:table-cell office:value-type="float" office:value="45.58">
                <text:p>45.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8220982979">
                <text:p>3.8220982979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85735560409">
                <text:p>3.85735560409</text:p>
              </table:table-cell>
              <table:table-cell office:value-type="float" office:value="47.34">
                <text:p>47.3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8478044331">
                <text:p>3.8478044331</text:p>
              </table:table-cell>
              <table:table-cell office:value-type="float" office:value="46.89">
                <text:p>46.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7535902106">
                <text:p>3.87535902106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88465180863">
                <text:p>3.88465180863</text:p>
              </table:table-cell>
              <table:table-cell office:value-type="float" office:value="48.65">
                <text:p>48.6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8987351111">
                <text:p>3.8987351111</text:p>
              </table:table-cell>
              <table:table-cell office:value-type="float" office:value="49.34">
                <text:p>49.3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88424062442">
                <text:p>3.88424062442</text:p>
              </table:table-cell>
              <table:table-cell office:value-type="float" office:value="48.63">
                <text:p>48.6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89365534807">
                <text:p>3.89365534807</text:p>
              </table:table-cell>
              <table:table-cell office:value-type="float" office:value="49.09">
                <text:p>49.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8823882003">
                <text:p>3.8823882003</text:p>
              </table:table-cell>
              <table:table-cell office:value-type="float" office:value="48.54">
                <text:p>48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